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3" style:family="table">
      <style:table-properties style:width="17cm" table:align="left"/>
    </style:style>
    <style:style style:name="Tableau3.A" style:family="table-column">
      <style:table-column-properties style:column-width="2.408cm"/>
    </style:style>
    <style:style style:name="Tableau3.B" style:family="table-column">
      <style:table-column-properties style:column-width="2.739cm"/>
    </style:style>
    <style:style style:name="Tableau3.C" style:family="table-column">
      <style:table-column-properties style:column-width="5.004cm"/>
    </style:style>
    <style:style style:name="Tableau3.D" style:family="table-column">
      <style:table-column-properties style:column-width="6.849cm"/>
    </style:style>
    <style:style style:name="Tableau3.A1" style:family="table-cell">
      <style:table-cell-properties style:vertical-align="middle" fo:padding="0.049cm" fo:border-left="0.05pt solid #000000" fo:border-right="none" fo:border-top="0.05pt solid #000000" fo:border-bottom="0.05pt solid #000000"/>
    </style:style>
    <style:style style:name="Tableau3.D1" style:family="table-cell">
      <style:table-cell-properties style:vertical-align="middle" fo:padding="0.049cm" fo:border="0.05pt solid #000000"/>
    </style:style>
    <style:style style:name="Tableau3.A2" style:family="table-cell">
      <style:table-cell-properties style:vertical-align="middle" fo:padding="0.049cm" fo:border-left="0.05pt solid #000000" fo:border-right="none" fo:border-top="none" fo:border-bottom="0.05pt solid #000000"/>
    </style:style>
    <style:style style:name="Tableau3.D2" style:family="table-cell">
      <style:table-cell-properties style:vertical-align="middle" fo:padding="0.049cm" fo:border-left="0.05pt solid #000000" fo:border-right="0.05pt solid #000000" fo:border-top="none" fo:border-bottom="0.05pt solid #000000"/>
    </style:style>
    <style:style style:name="Tableau1" style:family="table">
      <style:table-properties style:width="17cm" table:align="left"/>
    </style:style>
    <style:style style:name="Tableau1.A" style:family="table-column">
      <style:table-column-properties style:column-width="2.408cm"/>
    </style:style>
    <style:style style:name="Tableau1.B" style:family="table-column">
      <style:table-column-properties style:column-width="2.739cm"/>
    </style:style>
    <style:style style:name="Tableau1.C" style:family="table-column">
      <style:table-column-properties style:column-width="5.004cm"/>
    </style:style>
    <style:style style:name="Tableau1.D" style:family="table-column">
      <style:table-column-properties style:column-width="6.849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3.856cm"/>
    </style:style>
    <style:style style:name="Tableau2.B" style:family="table-column">
      <style:table-column-properties style:column-width="3.538cm"/>
    </style:style>
    <style:style style:name="Tableau2.C" style:family="table-column">
      <style:table-column-properties style:column-width="9.606cm"/>
    </style:style>
    <style:style style:name="Tableau2.A1" style:family="table-cell">
      <style:table-cell-properties style:vertical-align="middle" fo:padding="0.049cm" fo:border="0.05pt solid #000000"/>
    </style:style>
    <style:style style:name="Tableau4" style:family="table">
      <style:table-properties style:width="14.536cm" table:align="left"/>
    </style:style>
    <style:style style:name="Tableau4.A" style:family="table-column">
      <style:table-column-properties style:column-width="3.808cm"/>
    </style:style>
    <style:style style:name="Tableau4.B" style:family="table-column">
      <style:table-column-properties style:column-width="5.953cm"/>
    </style:style>
    <style:style style:name="Tableau4.C" style:family="table-column">
      <style:table-column-properties style:column-width="4.775cm"/>
    </style:style>
    <style:style style:name="Tableau4.A1" style:family="table-cell">
      <style:table-cell-properties style:vertical-align="middle" fo:padding="0.049cm" fo:border-left="0.05pt solid #000000" fo:border-right="none" fo:border-top="0.05pt solid #000000" fo:border-bottom="0.05pt solid #000000"/>
    </style:style>
    <style:style style:name="Tableau4.C1" style:family="table-cell">
      <style:table-cell-properties style:vertical-align="middle" fo:padding="0.049cm" fo:border="0.05pt solid #000000"/>
    </style:style>
    <style:style style:name="Tableau4.A2" style:family="table-cell">
      <style:table-cell-properties style:vertical-align="middle" fo:padding="0.049cm" fo:border-left="0.05pt solid #000000" fo:border-right="none" fo:border-top="none" fo:border-bottom="0.05pt solid #000000"/>
    </style:style>
    <style:style style:name="Tableau4.C2" style:family="table-cell">
      <style:table-cell-properties style:vertical-align="middle" fo:padding="0.049cm" fo:border-left="0.05pt solid #000000" fo:border-right="0.05pt solid #000000" fo:border-top="none" fo:border-bottom="0.05pt solid #000000"/>
    </style:style>
    <style:style style:name="Tableau5" style:family="table">
      <style:table-properties style:width="15.72cm" table:align="left"/>
    </style:style>
    <style:style style:name="Tableau5.A" style:family="table-column">
      <style:table-column-properties style:column-width="3.739cm"/>
    </style:style>
    <style:style style:name="Tableau5.B" style:family="table-column">
      <style:table-column-properties style:column-width="5.454cm"/>
    </style:style>
    <style:style style:name="Tableau5.C" style:family="table-column">
      <style:table-column-properties style:column-width="6.526cm"/>
    </style:style>
    <style:style style:name="Tableau5.A1" style:family="table-cell">
      <style:table-cell-properties style:vertical-align="middle" fo:padding="0.049cm" fo:border-left="0.05pt solid #000000" fo:border-right="none" fo:border-top="0.05pt solid #000000" fo:border-bottom="0.05pt solid #000000"/>
    </style:style>
    <style:style style:name="Tableau5.C1" style:family="table-cell">
      <style:table-cell-properties style:vertical-align="middle" fo:padding="0.049cm" fo:border="0.05pt solid #000000"/>
    </style:style>
    <style:style style:name="Tableau5.A2" style:family="table-cell">
      <style:table-cell-properties style:vertical-align="middle" fo:padding="0.049cm" fo:border-left="0.05pt solid #000000" fo:border-right="none" fo:border-top="none" fo:border-bottom="0.05pt solid #000000"/>
    </style:style>
    <style:style style:name="Tableau5.C2" style:family="table-cell">
      <style:table-cell-properties style:vertical-align="middle" fo:padding="0.049cm" fo:border-left="0.05pt solid #000000" fo:border-right="0.05pt solid #000000" fo:border-top="none" fo:border-bottom="0.05pt solid #000000"/>
    </style:style>
    <style:style style:name="Tableau6" style:family="table">
      <style:table-properties style:width="15.783cm" table:align="left"/>
    </style:style>
    <style:style style:name="Tableau6.A" style:family="table-column">
      <style:table-column-properties style:column-width="3.563cm"/>
    </style:style>
    <style:style style:name="Tableau6.B" style:family="table-column">
      <style:table-column-properties style:column-width="8.722cm"/>
    </style:style>
    <style:style style:name="Tableau6.C" style:family="table-column">
      <style:table-column-properties style:column-width="3.498cm"/>
    </style:style>
    <style:style style:name="Tableau6.A1" style:family="table-cell">
      <style:table-cell-properties style:vertical-align="middle" fo:padding="0.049cm" fo:border-left="0.05pt solid #000000" fo:border-right="none" fo:border-top="0.05pt solid #000000" fo:border-bottom="0.05pt solid #000000"/>
    </style:style>
    <style:style style:name="Tableau6.C1" style:family="table-cell">
      <style:table-cell-properties style:vertical-align="middle" fo:padding="0.049cm" fo:border="0.05pt solid #000000"/>
    </style:style>
    <style:style style:name="Tableau6.A2" style:family="table-cell">
      <style:table-cell-properties style:vertical-align="middle" fo:padding="0.049cm" fo:border-left="0.05pt solid #000000" fo:border-right="none" fo:border-top="none" fo:border-bottom="0.05pt solid #000000"/>
    </style:style>
    <style:style style:name="Tableau6.C2" style:family="table-cell">
      <style:table-cell-properties style:vertical-align="middle" fo:padding="0.049cm" fo:border-left="0.05pt solid #000000" fo:border-right="0.05pt solid #000000" fo:border-top="none" fo:border-bottom="0.05pt solid #000000"/>
    </style:style>
    <style:style style:name="Tableau7" style:family="table">
      <style:table-properties style:width="13.088cm" table:align="left"/>
    </style:style>
    <style:style style:name="Tableau7.A" style:family="table-column">
      <style:table-column-properties style:column-width="2.133cm"/>
    </style:style>
    <style:style style:name="Tableau7.B" style:family="table-column">
      <style:table-column-properties style:column-width="2.642cm"/>
    </style:style>
    <style:style style:name="Tableau7.C" style:family="table-column">
      <style:table-column-properties style:column-width="8.313cm"/>
    </style:style>
    <style:style style:name="Tableau7.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2.26cm"/>
    </style:style>
    <style:style style:name="Tableau8.B" style:family="table-column">
      <style:table-column-properties style:column-width="1.526cm"/>
    </style:style>
    <style:style style:name="Tableau8.C" style:family="table-column">
      <style:table-column-properties style:column-width="1.871cm"/>
    </style:style>
    <style:style style:name="Tableau8.D" style:family="table-column">
      <style:table-column-properties style:column-width="4.717cm"/>
    </style:style>
    <style:style style:name="Tableau8.E" style:family="table-column">
      <style:table-column-properties style:column-width="3.141cm"/>
    </style:style>
    <style:style style:name="Tableau8.F" style:family="table-column">
      <style:table-column-properties style:column-width="1.173cm"/>
    </style:style>
    <style:style style:name="Tableau8.G" style:family="table-column">
      <style:table-column-properties style:column-width="2.312cm"/>
    </style:style>
    <style:style style:name="Tableau8.A1" style:family="table-cell">
      <style:table-cell-properties style:vertical-align="middle" fo:padding="0.049cm" fo:border-left="0.05pt solid #000000" fo:border-right="none" fo:border-top="0.05pt solid #000000" fo:border-bottom="0.05pt solid #000000"/>
    </style:style>
    <style:style style:name="Tableau8.G1" style:family="table-cell">
      <style:table-cell-properties style:vertical-align="middle" fo:padding="0.049cm" fo:border="0.05pt solid #000000"/>
    </style:style>
    <style:style style:name="Tableau8.A2" style:family="table-cell">
      <style:table-cell-properties style:vertical-align="middle" fo:padding="0.049cm" fo:border-left="0.05pt solid #000000" fo:border-right="none" fo:border-top="none" fo:border-bottom="0.05pt solid #000000"/>
    </style:style>
    <style:style style:name="Tableau8.G2" style:family="table-cell">
      <style:table-cell-properties style:vertical-align="middle" fo:padding="0.049cm" fo:border-left="0.05pt solid #000000" fo:border-right="0.05pt solid #000000" fo:border-top="none" fo:border-bottom="0.05pt solid #000000"/>
    </style:style>
    <style:style style:name="Tableau9" style:family="table">
      <style:table-properties style:width="5.235cm" table:align="left"/>
    </style:style>
    <style:style style:name="Tableau9.A" style:family="table-column">
      <style:table-column-properties style:column-width="1.42cm"/>
    </style:style>
    <style:style style:name="Tableau9.B" style:family="table-column">
      <style:table-column-properties style:column-width="3.815cm"/>
    </style:style>
    <style:style style:name="Tableau9.A1" style:family="table-cell">
      <style:table-cell-properties style:vertical-align="middle" fo:padding="0.049cm" fo:border="none"/>
    </style:style>
    <style:style style:name="Tableau10" style:family="table">
      <style:table-properties style:width="8.28cm" table:align="left"/>
    </style:style>
    <style:style style:name="Tableau10.A" style:family="table-column">
      <style:table-column-properties style:column-width="1.718cm"/>
    </style:style>
    <style:style style:name="Tableau10.B" style:family="table-column">
      <style:table-column-properties style:column-width="1.057cm"/>
    </style:style>
    <style:style style:name="Tableau10.C" style:family="table-column">
      <style:table-column-properties style:column-width="2.932cm"/>
    </style:style>
    <style:style style:name="Tableau10.D" style:family="table-column">
      <style:table-column-properties style:column-width="2.574cm"/>
    </style:style>
    <style:style style:name="Tableau10.A1" style:family="table-cell">
      <style:table-cell-properties style:vertical-align="middle" fo:padding="0.049cm" fo:border-left="0.05pt solid #000000" fo:border-right="none" fo:border-top="0.05pt solid #000000" fo:border-bottom="0.05pt solid #000000"/>
    </style:style>
    <style:style style:name="Tableau10.D1" style:family="table-cell">
      <style:table-cell-properties style:vertical-align="middle" fo:padding="0.049cm" fo:border="0.05pt solid #000000"/>
    </style:style>
    <style:style style:name="Tableau10.A2" style:family="table-cell">
      <style:table-cell-properties style:vertical-align="middle" fo:padding="0.049cm" fo:border-left="0.05pt solid #000000" fo:border-right="none" fo:border-top="none" fo:border-bottom="0.05pt solid #000000"/>
    </style:style>
    <style:style style:name="Tableau10.D2" style:family="table-cell">
      <style:table-cell-properties style:vertical-align="middle" fo:padding="0.049cm" fo:border-left="0.05pt solid #000000" fo:border-right="0.05pt solid #000000" fo:border-top="none" fo:border-bottom="0.05pt solid #000000"/>
    </style:style>
    <style:style style:name="Tableau11" style:family="table">
      <style:table-properties style:width="8.057cm" table:align="left"/>
    </style:style>
    <style:style style:name="Tableau11.A" style:family="table-column">
      <style:table-column-properties style:column-width="1.411cm"/>
    </style:style>
    <style:style style:name="Tableau11.B" style:family="table-column">
      <style:table-column-properties style:column-width="2.09cm"/>
    </style:style>
    <style:style style:name="Tableau11.C" style:family="table-column">
      <style:table-column-properties style:column-width="4.556cm"/>
    </style:style>
    <style:style style:name="Tableau11.A1" style:family="table-cell">
      <style:table-cell-properties style:vertical-align="middle" fo:padding="0.049cm" fo:border-left="0.05pt solid #000000" fo:border-right="none" fo:border-top="0.05pt solid #000000" fo:border-bottom="0.05pt solid #000000"/>
    </style:style>
    <style:style style:name="Tableau11.C1" style:family="table-cell">
      <style:table-cell-properties style:vertical-align="middle" fo:padding="0.049cm" fo:border="0.05pt solid #000000"/>
    </style:style>
    <style:style style:name="Tableau11.A2" style:family="table-cell">
      <style:table-cell-properties style:vertical-align="middle" fo:padding="0.049cm" fo:border-left="0.05pt solid #000000" fo:border-right="none" fo:border-top="none" fo:border-bottom="0.05pt solid #000000"/>
    </style:style>
    <style:style style:name="Tableau11.C2" style:family="table-cell">
      <style:table-cell-properties style:vertical-align="middle" fo:padding="0.049cm" fo:border-left="0.05pt solid #000000" fo:border-right="0.05pt solid #000000" fo:border-top="none" fo:border-bottom="0.05pt solid #000000"/>
    </style:style>
    <style:style style:name="Tableau12" style:family="table">
      <style:table-properties style:width="9.511cm" table:align="left"/>
    </style:style>
    <style:style style:name="Tableau12.A" style:family="table-column">
      <style:table-column-properties style:column-width="2.258cm"/>
    </style:style>
    <style:style style:name="Tableau12.B" style:family="table-column">
      <style:table-column-properties style:column-width="2.09cm"/>
    </style:style>
    <style:style style:name="Tableau12.C" style:family="table-column">
      <style:table-column-properties style:column-width="1.08cm"/>
    </style:style>
    <style:style style:name="Tableau12.D" style:family="table-column">
      <style:table-column-properties style:column-width="4.083cm"/>
    </style:style>
    <style:style style:name="Tableau12.A1" style:family="table-cell">
      <style:table-cell-properties style:vertical-align="middle" fo:padding="0.049cm" fo:border="none"/>
    </style:style>
    <style:style style:name="Tableau13" style:family="table">
      <style:table-properties style:width="8.269cm" table:align="left"/>
    </style:style>
    <style:style style:name="Tableau13.A" style:family="table-column">
      <style:table-column-properties style:column-width="2.258cm"/>
    </style:style>
    <style:style style:name="Tableau13.B" style:family="table-column">
      <style:table-column-properties style:column-width="2.09cm"/>
    </style:style>
    <style:style style:name="Tableau13.C" style:family="table-column">
      <style:table-column-properties style:column-width="3.921cm"/>
    </style:style>
    <style:style style:name="Tableau13.A1" style:family="table-cell">
      <style:table-cell-properties style:vertical-align="middle" fo:padding="0.049cm" fo:border="none"/>
    </style:style>
    <style:style style:name="Tableau14" style:family="table">
      <style:table-properties style:width="7.784cm" table:align="left"/>
    </style:style>
    <style:style style:name="Tableau14.A" style:family="table-column">
      <style:table-column-properties style:column-width="1.295cm"/>
    </style:style>
    <style:style style:name="Tableau14.B" style:family="table-column">
      <style:table-column-properties style:column-width="0.891cm"/>
    </style:style>
    <style:style style:name="Tableau14.C" style:family="table-column">
      <style:table-column-properties style:column-width="1.173cm"/>
    </style:style>
    <style:style style:name="Tableau14.D" style:family="table-column">
      <style:table-column-properties style:column-width="1.961cm"/>
    </style:style>
    <style:style style:name="Tableau14.E" style:family="table-column">
      <style:table-column-properties style:column-width="2.464cm"/>
    </style:style>
    <style:style style:name="Tableau14.A1" style:family="table-cell">
      <style:table-cell-properties style:vertical-align="middle" fo:padding="0.049cm" fo:border="none"/>
    </style:style>
    <style:style style:name="Tableau15" style:family="table">
      <style:table-properties style:width="15.429cm" table:align="left"/>
    </style:style>
    <style:style style:name="Tableau15.A" style:family="table-column">
      <style:table-column-properties style:column-width="3.866cm"/>
    </style:style>
    <style:style style:name="Tableau15.B" style:family="table-column">
      <style:table-column-properties style:column-width="7.807cm"/>
    </style:style>
    <style:style style:name="Tableau15.C" style:family="table-column">
      <style:table-column-properties style:column-width="3.755cm"/>
    </style:style>
    <style:style style:name="Tableau15.A1" style:family="table-cell">
      <style:table-cell-properties style:vertical-align="middle" fo:padding="0.049cm" fo:border="none"/>
    </style:style>
    <style:style style:name="Tableau18" style:family="table">
      <style:table-properties style:width="12.451cm" table:align="left"/>
    </style:style>
    <style:style style:name="Tableau18.A" style:family="table-column">
      <style:table-column-properties style:column-width="5.48cm"/>
    </style:style>
    <style:style style:name="Tableau18.B" style:family="table-column">
      <style:table-column-properties style:column-width="4.509cm"/>
    </style:style>
    <style:style style:name="Tableau18.C" style:family="table-column">
      <style:table-column-properties style:column-width="2.462cm"/>
    </style:style>
    <style:style style:name="Tableau18.A1" style:family="table-cell">
      <style:table-cell-properties style:vertical-align="middle" fo:padding="0.049cm" fo:border="none"/>
    </style:style>
    <style:style style:name="Tableau19" style:family="table">
      <style:table-properties style:width="14.453cm" table:align="left"/>
    </style:style>
    <style:style style:name="Tableau19.A" style:family="table-column">
      <style:table-column-properties style:column-width="3.524cm"/>
    </style:style>
    <style:style style:name="Tableau19.B" style:family="table-column">
      <style:table-column-properties style:column-width="6.283cm"/>
    </style:style>
    <style:style style:name="Tableau19.C" style:family="table-column">
      <style:table-column-properties style:column-width="4.646cm"/>
    </style:style>
    <style:style style:name="Tableau19.A1" style:family="table-cell">
      <style:table-cell-properties style:vertical-align="middle" fo:padding="0.049cm" fo:border="none"/>
    </style:style>
    <style:style style:name="Tableau17" style:family="table">
      <style:table-properties style:width="14.45cm" table:align="left"/>
    </style:style>
    <style:style style:name="Tableau17.A" style:family="table-column">
      <style:table-column-properties style:column-width="4.327cm"/>
    </style:style>
    <style:style style:name="Tableau17.B" style:family="table-column">
      <style:table-column-properties style:column-width="5.521cm"/>
    </style:style>
    <style:style style:name="Tableau17.C" style:family="table-column">
      <style:table-column-properties style:column-width="4.602cm"/>
    </style:style>
    <style:style style:name="Tableau17.A1" style:family="table-cell">
      <style:table-cell-properties style:vertical-align="middle" fo:padding="0.049cm" fo:border="none"/>
    </style:style>
    <style:style style:name="Tableau16" style:family="table">
      <style:table-properties style:width="8.818cm" table:align="left"/>
    </style:style>
    <style:style style:name="Tableau16.A" style:family="table-column">
      <style:table-column-properties style:column-width="5.265cm"/>
    </style:style>
    <style:style style:name="Tableau16.B" style:family="table-column">
      <style:table-column-properties style:column-width="3.552cm"/>
    </style:style>
    <style:style style:name="Tableau16.A1" style:family="table-cell">
      <style:table-cell-properties style:vertical-align="middle" fo:padding="0.049cm" fo:border-left="0.05pt solid #000000" fo:border-right="none" fo:border-top="0.05pt solid #000000" fo:border-bottom="0.05pt solid #000000"/>
    </style:style>
    <style:style style:name="Tableau16.B1" style:family="table-cell">
      <style:table-cell-properties style:vertical-align="middle" fo:padding="0.049cm" fo:border="0.05pt solid #000000"/>
    </style:style>
    <style:style style:name="Tableau16.A2" style:family="table-cell">
      <style:table-cell-properties style:vertical-align="middle" fo:padding="0.049cm" fo:border-left="0.05pt solid #000000" fo:border-right="none" fo:border-top="none" fo:border-bottom="0.05pt solid #000000"/>
    </style:style>
    <style:style style:name="Tableau16.B2" style:family="table-cell">
      <style:table-cell-properties style:vertical-align="middle" fo:padding="0.049cm" fo:border-left="0.05pt solid #000000" fo:border-right="0.05pt solid #000000" fo:border-top="none" fo:border-bottom="0.05pt solid #000000"/>
    </style:style>
    <style:style style:name="Tableau22" style:family="table">
      <style:table-properties style:width="17cm" table:align="left"/>
    </style:style>
    <style:style style:name="Tableau22.A" style:family="table-column">
      <style:table-column-properties style:column-width="2.309cm"/>
    </style:style>
    <style:style style:name="Tableau22.B" style:family="table-column">
      <style:table-column-properties style:column-width="3.117cm"/>
    </style:style>
    <style:style style:name="Tableau22.C" style:family="table-column">
      <style:table-column-properties style:column-width="5.632cm"/>
    </style:style>
    <style:style style:name="Tableau22.D" style:family="table-column">
      <style:table-column-properties style:column-width="5.943cm"/>
    </style:style>
    <style:style style:name="Tableau22.A1" style:family="table-cell">
      <style:table-cell-properties style:vertical-align="middle" fo:padding="0.049cm" fo:border="0.05pt solid #000000"/>
    </style:style>
    <style:style style:name="Tableau20" style:family="table">
      <style:table-properties style:width="13.584cm" table:align="left"/>
    </style:style>
    <style:style style:name="Tableau20.A" style:family="table-column">
      <style:table-column-properties style:column-width="2.752cm"/>
    </style:style>
    <style:style style:name="Tableau20.B" style:family="table-column">
      <style:table-column-properties style:column-width="1.48cm"/>
    </style:style>
    <style:style style:name="Tableau20.C" style:family="table-column">
      <style:table-column-properties style:column-width="2.29cm"/>
    </style:style>
    <style:style style:name="Tableau20.D" style:family="table-column">
      <style:table-column-properties style:column-width="7.063cm"/>
    </style:style>
    <style:style style:name="Tableau20.A1" style:family="table-cell">
      <style:table-cell-properties style:vertical-align="middle" fo:padding="0.049cm" fo:border="none"/>
    </style:style>
    <style:style style:name="Tableau21" style:family="table">
      <style:table-properties style:width="11.051cm" table:align="left"/>
    </style:style>
    <style:style style:name="Tableau21.A" style:family="table-column">
      <style:table-column-properties style:column-width="2.611cm"/>
    </style:style>
    <style:style style:name="Tableau21.B" style:family="table-column">
      <style:table-column-properties style:column-width="1.288cm"/>
    </style:style>
    <style:style style:name="Tableau21.C" style:family="table-column">
      <style:table-column-properties style:column-width="1.88cm"/>
    </style:style>
    <style:style style:name="Tableau21.D" style:family="table-column">
      <style:table-column-properties style:column-width="5.272cm"/>
    </style:style>
    <style:style style:name="Tableau21.A1" style:family="table-cell">
      <style:table-cell-properties style:vertical-align="middle" fo:padding="0.049cm" fo:border="none"/>
    </style:style>
    <style:style style:name="P1" style:family="paragraph" style:parent-style-name="Text_20_body">
      <style:text-properties fo:font-style="italic" style:font-style-asian="italic" style:font-style-complex="italic"/>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Contents_20_4">
      <style:paragraph-properties>
        <style:tab-stops>
          <style:tab-stop style:position="15.499cm" style:type="right" style:leader-style="dotted" style:leader-text="."/>
        </style:tab-stops>
      </style:paragraph-properties>
    </style:style>
    <style:style style:name="P6" style:family="paragraph" style:parent-style-name="Heading_20_1">
      <style:paragraph-properties fo:line-height="100%"/>
    </style:style>
    <style:style style:name="P7" style:family="paragraph" style:parent-style-name="Par_20_défaut">
      <style:paragraph-properties fo:margin-top="0cm" fo:margin-bottom="0cm" style:contextual-spacing="false" fo:line-height="100%" fo:text-align="left" style:justify-single-word="false"/>
    </style:style>
    <style:style style:name="P8" style:family="paragraph" style:parent-style-name="Par_20_défaut">
      <style:paragraph-properties fo:margin-top="0cm" fo:margin-bottom="0cm" style:contextual-spacing="false" fo:line-height="100%" fo:text-align="left" style:justify-single-word="false"/>
      <style:text-properties officeooo:paragraph-rsid="000cb294"/>
    </style:style>
    <style:style style:name="P9" style:family="paragraph" style:parent-style-name="Par_20_défaut">
      <style:paragraph-properties fo:margin-top="0cm" fo:margin-bottom="0cm" style:contextual-spacing="false" fo:line-height="100%" fo:text-align="left" style:justify-single-word="false"/>
      <style:text-properties style:font-name="Liberation Serif" fo:font-size="12pt" fo:font-style="normal" fo:font-weight="bold" officeooo:paragraph-rsid="000cb294" style:font-size-asian="12pt" style:font-style-asian="normal" style:font-weight-asian="bold"/>
    </style:style>
    <style:style style:name="P10" style:family="paragraph" style:parent-style-name="Par_20_défaut">
      <style:paragraph-properties fo:margin-top="0cm" fo:margin-bottom="0cm" style:contextual-spacing="false" fo:line-height="100%" fo:text-align="left" style:justify-single-word="false"/>
      <style:text-properties style:font-name="Liberation Serif" officeooo:paragraph-rsid="000cb294"/>
    </style:style>
    <style:style style:name="P11" style:family="paragraph" style:parent-style-name="Par_20_défaut">
      <style:paragraph-properties fo:margin-top="0.42cm" fo:margin-bottom="0.349cm" style:contextual-spacing="false" fo:line-height="100%" fo:text-align="left" style:justify-single-word="false"/>
      <style:text-properties style:font-name="Liberation Serif"/>
    </style:style>
    <style:style style:name="P12" style:family="paragraph" style:parent-style-name="Par_20_défaut">
      <style:paragraph-properties fo:margin-top="0cm" fo:margin-bottom="0cm" style:contextual-spacing="false" fo:line-height="100%" fo:text-align="left" style:justify-single-word="false"/>
      <style:text-properties style:font-name="Liberation Serif"/>
    </style:style>
    <style:style style:name="P13" style:family="paragraph" style:parent-style-name="Par_20_défaut">
      <style:paragraph-properties fo:line-height="100%" fo:text-align="left" style:justify-single-word="false"/>
      <style:text-properties style:font-name="Liberation Serif"/>
    </style:style>
    <style:style style:name="P14" style:family="paragraph" style:parent-style-name="Par_20_défaut">
      <style:paragraph-properties fo:line-height="100%" fo:text-align="left" style:justify-single-word="false"/>
      <style:text-properties fo:color="#000000" loext:opacity="100%" style:font-name="Liberation Serif" fo:font-size="12pt" fo:font-style="normal" fo:font-weight="normal" style:font-size-asian="12pt" style:font-style-asian="normal" style:font-weight-asian="normal" style:font-weight-complex="normal"/>
    </style:style>
    <style:style style:name="P15" style:family="paragraph" style:parent-style-name="Par_20_défaut">
      <style:paragraph-properties fo:margin-top="0.42cm" fo:margin-bottom="0.349cm" style:contextual-spacing="false" fo:line-height="100%" fo:text-align="left" style:justify-single-word="false"/>
    </style:style>
    <style:style style:name="P16" style:family="paragraph" style:parent-style-name="Par_20_défaut">
      <style:paragraph-properties fo:margin-top="0cm" fo:margin-bottom="0cm" style:contextual-spacing="false" fo:line-height="100%" fo:text-align="left" style:justify-single-word="false"/>
      <style:text-properties fo:font-weight="normal" style:font-weight-asian="normal" style:font-weight-complex="normal"/>
    </style:style>
    <style:style style:name="P17" style:family="paragraph" style:parent-style-name="Standard">
      <style:paragraph-properties fo:line-height="100%"/>
    </style:style>
    <style:style style:name="P18" style:family="paragraph" style:parent-style-name="Text_20_body">
      <style:text-properties officeooo:paragraph-rsid="000b9600"/>
    </style:style>
    <style:style style:name="P19" style:family="paragraph" style:parent-style-name="Horizontal_20_Line">
      <style:paragraph-properties fo:margin-top="0cm" fo:margin-bottom="0.247cm" style:contextual-spacing="false" fo:line-height="115%"/>
    </style:style>
    <style:style style:name="P20" style:family="paragraph" style:parent-style-name="Heading_20_2" style:list-style-name="L1"/>
    <style:style style:name="P21" style:family="paragraph" style:parent-style-name="Heading_20_2" style:list-style-name="L1">
      <style:paragraph-properties fo:keep-with-next="always"/>
    </style:style>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2"/>
    <style:style style:name="P24" style:family="paragraph" style:parent-style-name="Heading_20_3">
      <style:paragraph-properties fo:margin-top="0cm" fo:margin-bottom="0.247cm" style:contextual-spacing="false" fo:line-height="115%"/>
    </style:style>
    <style:style style:name="P25" style:family="paragraph" style:parent-style-name="Heading_20_4">
      <style:paragraph-properties fo:margin-top="0cm" fo:margin-bottom="0.247cm" style:contextual-spacing="false" fo:line-height="115%"/>
    </style:style>
    <style:style style:name="P26" style:family="paragraph" style:parent-style-name="Preformatted_20_Text">
      <style:paragraph-properties fo:margin-left="0cm" fo:margin-right="0cm" fo:margin-top="0cm" fo:margin-bottom="0.247cm" style:contextual-spacing="false" fo:line-height="115%" fo:text-indent="0cm" style:auto-text-indent="false"/>
    </style:style>
    <style:style style:name="P27" style:family="paragraph" style:parent-style-name="Preformatted_20_Text">
      <style:paragraph-properties fo:margin-left="0cm" fo:margin-right="0cm" fo:margin-top="0cm" fo:margin-bottom="0.499cm" style:contextual-spacing="false" fo:line-height="115%" fo:text-indent="0cm" style:auto-text-indent="false"/>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7">
      <style:paragraph-properties fo:margin-top="0cm" fo:margin-bottom="0cm" style:contextual-spacing="false"/>
    </style:style>
    <style:style style:name="P34" style:family="paragraph" style:parent-style-name="Text_20_body" style:list-style-name="L7"/>
    <style:style style:name="P35" style:family="paragraph" style:parent-style-name="Text_20_body" style:list-style-name="L8">
      <style:paragraph-properties fo:margin-top="0cm" fo:margin-bottom="0cm" style:contextual-spacing="false"/>
    </style:style>
    <style:style style:name="P36" style:family="paragraph" style:parent-style-name="Text_20_body" style:list-style-name="L8"/>
    <style:style style:name="P37" style:family="paragraph" style:parent-style-name="Text_20_body" style:list-style-name="L9">
      <style:paragraph-properties fo:margin-top="0cm" fo:margin-bottom="0cm" style:contextual-spacing="false"/>
    </style:style>
    <style:style style:name="P38" style:family="paragraph" style:parent-style-name="Text_20_body" style:list-style-name="L9"/>
    <style:style style:name="P39" style:family="paragraph" style:parent-style-name="Text_20_body" style:list-style-name="L10">
      <style:paragraph-properties fo:margin-top="0cm" fo:margin-bottom="0cm" style:contextual-spacing="false"/>
    </style:style>
    <style:style style:name="P40" style:family="paragraph" style:parent-style-name="Text_20_body" style:list-style-name="L10"/>
    <style:style style:name="P41" style:family="paragraph" style:parent-style-name="Heading_20_2">
      <style:text-properties officeooo:rsid="000b9600" officeooo:paragraph-rsid="000b9600"/>
    </style:style>
    <style:style style:name="P42" style:family="paragraph" style:parent-style-name="Text_20_body">
      <style:text-properties officeooo:rsid="000b9600"/>
    </style:style>
    <style:style style:name="P43" style:family="paragraph" style:parent-style-name="Heading_20_3">
      <style:paragraph-properties fo:margin-top="0cm" fo:margin-bottom="0.247cm" style:contextual-spacing="false" fo:line-height="115%"/>
      <style:text-properties officeooo:rsid="000b9600"/>
    </style:style>
    <style:style style:name="P44" style:family="paragraph" style:parent-style-name="Text_20_body" style:list-style-name="L11">
      <style:text-properties officeooo:rsid="000b9600"/>
    </style:style>
    <style:style style:name="P45" style:family="paragraph" style:parent-style-name="Text_20_body" style:list-style-name="L11">
      <style:paragraph-properties fo:margin-top="0cm" fo:margin-bottom="0cm" style:contextual-spacing="false"/>
      <style:text-properties officeooo:rsid="000b9600"/>
    </style:style>
    <style:style style:name="P46" style:family="paragraph" style:parent-style-name="Text_20_body" style:list-style-name="L12">
      <style:paragraph-properties fo:margin-top="0cm" fo:margin-bottom="0cm" style:contextual-spacing="false"/>
      <style:text-properties officeooo:rsid="000b9600"/>
    </style:style>
    <style:style style:name="P47" style:family="paragraph" style:parent-style-name="Text_20_body" style:list-style-name="L12">
      <style:text-properties officeooo:rsid="000b9600"/>
    </style:style>
    <style:style style:name="P48" style:family="paragraph" style:parent-style-name="Text_20_body" style:list-style-name="L13">
      <style:paragraph-properties fo:margin-top="0cm" fo:margin-bottom="0cm" style:contextual-spacing="false"/>
      <style:text-properties officeooo:rsid="000b9600"/>
    </style:style>
    <style:style style:name="P49" style:family="paragraph" style:parent-style-name="Text_20_body" style:list-style-name="L13">
      <style:text-properties officeooo:rsid="000b9600"/>
    </style:style>
    <style:style style:name="P50" style:family="paragraph" style:parent-style-name="Text_20_body">
      <style:text-properties officeooo:rsid="000b9600" officeooo:paragraph-rsid="000b9600"/>
    </style:style>
    <style:style style:name="P51" style:family="paragraph" style:parent-style-name="Table_20_Contents">
      <style:paragraph-properties fo:margin-left="0cm" fo:margin-right="0cm" fo:margin-top="0cm" fo:margin-bottom="0cm" style:contextual-spacing="false" fo:line-height="114%" fo:text-indent="0cm" style:auto-text-indent="false"/>
    </style:style>
    <style:style style:name="P52" style:family="paragraph" style:parent-style-name="Table_20_Contents">
      <style:paragraph-properties fo:margin-left="0cm" fo:margin-right="0cm" fo:margin-top="0cm" fo:margin-bottom="0.247cm" style:contextual-spacing="false" fo:line-height="114%" fo:text-indent="0cm" style:auto-text-indent="false"/>
    </style:style>
    <style:style style:name="P5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54" style:family="paragraph" style:parent-style-name="Heading_20_3">
      <style:text-properties officeooo:rsid="000b9600" officeooo:paragraph-rsid="000b9600"/>
    </style:style>
    <style:style style:name="P55" style:family="paragraph" style:parent-style-name="Heading_20_4">
      <style:paragraph-properties fo:margin-top="0cm" fo:margin-bottom="0.247cm" style:contextual-spacing="false" fo:line-height="115%"/>
      <style:text-properties officeooo:rsid="000b9600"/>
    </style:style>
    <style:style style:name="P56" style:family="paragraph" style:parent-style-name="Text_20_body" style:list-style-name="L14">
      <style:text-properties officeooo:rsid="000b9600"/>
    </style:style>
    <style:style style:name="P57" style:family="paragraph" style:parent-style-name="Text_20_body" style:list-style-name="L15">
      <style:text-properties officeooo:rsid="000b9600"/>
    </style:style>
    <style:style style:name="P58" style:family="paragraph" style:parent-style-name="Text_20_body" style:list-style-name="L16">
      <style:text-properties officeooo:rsid="000b9600"/>
    </style:style>
    <style:style style:name="P59" style:family="paragraph" style:parent-style-name="Horizontal_20_Line">
      <style:paragraph-properties fo:margin-top="0cm" fo:margin-bottom="0.247cm" style:contextual-spacing="false" fo:line-height="115%"/>
      <style:text-properties officeooo:rsid="000b9600"/>
    </style:style>
    <style:style style:name="P60" style:family="paragraph" style:parent-style-name="Text_20_body" style:list-style-name="L17">
      <style:text-properties officeooo:rsid="000b9600"/>
    </style:style>
    <style:style style:name="P61" style:family="paragraph" style:parent-style-name="Title">
      <style:text-properties officeooo:rsid="0004f432" officeooo:paragraph-rsid="0023e174"/>
    </style:style>
    <style:style style:name="P62" style:family="paragraph" style:parent-style-name="Heading_20_1">
      <style:text-properties officeooo:rsid="0004f432" officeooo:paragraph-rsid="0004f432"/>
    </style:style>
    <style:style style:name="P63" style:family="paragraph" style:parent-style-name="Text_20_body">
      <style:text-properties officeooo:rsid="0004f432" officeooo:paragraph-rsid="0004f432"/>
    </style:style>
    <style:style style:name="P64" style:family="paragraph" style:parent-style-name="Text_20_body">
      <style:paragraph-properties fo:margin-top="0cm" fo:margin-bottom="0.499cm" style:contextual-spacing="false"/>
      <style:text-properties officeooo:rsid="002bc137" officeooo:paragraph-rsid="0004f432"/>
    </style:style>
    <style:style style:name="P65" style:family="paragraph" style:parent-style-name="Heading_20_2">
      <style:paragraph-properties fo:margin-top="0cm" fo:margin-bottom="0.247cm" style:contextual-spacing="false" fo:line-height="115%"/>
    </style:style>
    <style:style style:name="P66" style:family="paragraph" style:parent-style-name="Text_20_body" style:list-style-name="L18">
      <style:paragraph-properties fo:margin-top="0cm" fo:margin-bottom="0cm" style:contextual-spacing="false"/>
    </style:style>
    <style:style style:name="P67" style:family="paragraph" style:parent-style-name="Text_20_body" style:list-style-name="L18"/>
    <style:style style:name="P68" style:family="paragraph" style:parent-style-name="Text_20_body" style:list-style-name="L19">
      <style:paragraph-properties fo:margin-top="0cm" fo:margin-bottom="0cm" style:contextual-spacing="false"/>
    </style:style>
    <style:style style:name="P69" style:family="paragraph" style:parent-style-name="Text_20_body" style:list-style-name="L19"/>
    <style:style style:name="P70" style:family="paragraph" style:parent-style-name="Text_20_body" style:list-style-name="L20">
      <style:paragraph-properties fo:margin-top="0cm" fo:margin-bottom="0cm" style:contextual-spacing="false"/>
    </style:style>
    <style:style style:name="P71" style:family="paragraph" style:parent-style-name="Text_20_body" style:list-style-name="L20"/>
    <style:style style:name="P72" style:family="paragraph" style:parent-style-name="Text_20_body" style:list-style-name="L21">
      <style:paragraph-properties fo:margin-top="0cm" fo:margin-bottom="0cm" style:contextual-spacing="false"/>
    </style:style>
    <style:style style:name="P73" style:family="paragraph" style:parent-style-name="Text_20_body" style:list-style-name="L21"/>
    <style:style style:name="P74" style:family="paragraph" style:parent-style-name="Text_20_body" style:list-style-name="L22">
      <style:paragraph-properties fo:margin-top="0cm" fo:margin-bottom="0cm" style:contextual-spacing="false"/>
    </style:style>
    <style:style style:name="P75" style:family="paragraph" style:parent-style-name="Text_20_body" style:list-style-name="L22"/>
    <style:style style:name="P76" style:family="paragraph" style:parent-style-name="Text_20_body" style:list-style-name="L23">
      <style:paragraph-properties fo:margin-top="0cm" fo:margin-bottom="0cm" style:contextual-spacing="false"/>
    </style:style>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4">
      <style:paragraph-properties fo:margin-top="0cm" fo:margin-bottom="0cm" style:contextual-spacing="false"/>
    </style:style>
    <style:style style:name="P80" style:family="paragraph" style:parent-style-name="Preformatted_20_Text">
      <style:paragraph-properties fo:margin-top="0cm" fo:margin-bottom="0.247cm" style:contextual-spacing="false" fo:line-height="115%"/>
    </style:style>
    <style:style style:name="P81" style:family="paragraph" style:parent-style-name="Title">
      <style:paragraph-properties fo:break-before="page"/>
    </style:style>
    <style:style style:name="P82" style:family="paragraph" style:parent-style-name="Text_20_body" style:list-style-name="L25"/>
    <style:style style:name="P83" style:family="paragraph" style:parent-style-name="Text_20_body" style:list-style-name="L25">
      <style:paragraph-properties fo:margin-top="0cm" fo:margin-bottom="0cm" style:contextual-spacing="false"/>
    </style:style>
    <style:style style:name="P84" style:family="paragraph" style:parent-style-name="Text_20_body">
      <style:paragraph-properties fo:margin-top="0cm" fo:margin-bottom="0cm" style:contextual-spacing="false"/>
      <style:text-properties officeooo:paragraph-rsid="00108925"/>
    </style:style>
    <style:style style:name="P85" style:family="paragraph" style:parent-style-name="Text_20_body">
      <style:paragraph-properties fo:margin-top="0cm" fo:margin-bottom="0cm" style:contextual-spacing="false"/>
      <style:text-properties officeooo:paragraph-rsid="0007279d"/>
    </style:style>
    <style:style style:name="P86" style:family="paragraph" style:parent-style-name="Heading_20_1">
      <style:paragraph-properties fo:break-before="page"/>
    </style:style>
    <style:style style:name="P87" style:family="paragraph" style:parent-style-name="Heading_20_3">
      <style:text-properties officeooo:paragraph-rsid="00065f1c"/>
    </style:style>
    <style:style style:name="P88" style:family="paragraph" style:parent-style-name="Text_20_body" style:list-style-name="L26">
      <style:paragraph-properties fo:margin-top="0cm" fo:margin-bottom="0cm" style:contextual-spacing="false"/>
    </style:style>
    <style:style style:name="P89" style:family="paragraph" style:parent-style-name="Text_20_body" style:list-style-name="L26">
      <style:paragraph-properties fo:margin-top="0cm" fo:margin-bottom="0cm" style:contextual-spacing="false"/>
      <style:text-properties officeooo:paragraph-rsid="0005fbe6"/>
    </style:style>
    <style:style style:name="P90" style:family="paragraph" style:parent-style-name="Text_20_body">
      <style:paragraph-properties fo:margin-top="0cm" fo:margin-bottom="0cm" style:contextual-spacing="false"/>
      <style:text-properties officeooo:paragraph-rsid="0005fbe6"/>
    </style:style>
    <style:style style:name="P91" style:family="paragraph" style:parent-style-name="Heading_20_1">
      <style:text-properties officeooo:paragraph-rsid="00065f1c"/>
    </style:style>
    <style:style style:name="P92" style:family="paragraph" style:parent-style-name="Heading_20_3">
      <style:text-properties officeooo:paragraph-rsid="000a7645"/>
    </style:style>
    <style:style style:name="P93" style:family="paragraph" style:parent-style-name="Text_20_body" style:list-style-name="L27">
      <style:paragraph-properties fo:margin-top="0cm" fo:margin-bottom="0cm" style:contextual-spacing="false"/>
    </style:style>
    <style:style style:name="P94" style:family="paragraph" style:parent-style-name="Text_20_body">
      <style:paragraph-properties fo:margin-top="0cm" fo:margin-bottom="0cm" style:contextual-spacing="false"/>
    </style:style>
    <style:style style:name="P95" style:family="paragraph" style:parent-style-name="Heading_20_3">
      <style:paragraph-properties fo:margin-top="0cm" fo:margin-bottom="0cm" style:contextual-spacing="false" fo:break-before="page"/>
    </style:style>
    <style:style style:name="P96" style:family="paragraph" style:parent-style-name="Text_20_body" style:list-style-name="L28"/>
    <style:style style:name="P97" style:family="paragraph" style:parent-style-name="Text_20_body" style:list-style-name="L28">
      <style:paragraph-properties fo:margin-top="0cm" fo:margin-bottom="0cm" style:contextual-spacing="false"/>
    </style:style>
    <style:style style:name="P98" style:family="paragraph" style:parent-style-name="Text_20_body" style:list-style-name="L29"/>
    <style:style style:name="P99" style:family="paragraph" style:parent-style-name="Text_20_body" style:list-style-name="L29">
      <style:paragraph-properties fo:margin-top="0cm" fo:margin-bottom="0cm" style:contextual-spacing="false"/>
    </style:style>
    <style:style style:name="P100" style:family="paragraph" style:parent-style-name="Preformatted_20_Text">
      <style:paragraph-properties fo:margin-top="0cm" fo:margin-bottom="0.499cm" style:contextual-spacing="false" fo:line-height="115%"/>
    </style:style>
    <style:style style:name="P101" style:family="paragraph" style:parent-style-name="Text_20_body" style:list-style-name="L30">
      <style:paragraph-properties fo:margin-top="0cm" fo:margin-bottom="0cm" style:contextual-spacing="false"/>
    </style:style>
    <style:style style:name="P102" style:family="paragraph" style:parent-style-name="Text_20_body" style:list-style-name="L30"/>
    <style:style style:name="P103" style:family="paragraph" style:parent-style-name="Text_20_body" style:list-style-name="L31"/>
    <style:style style:name="P104" style:family="paragraph" style:parent-style-name="Text_20_body" style:list-style-name="L31">
      <style:paragraph-properties fo:margin-top="0cm" fo:margin-bottom="0cm" style:contextual-spacing="false"/>
    </style:style>
    <style:style style:name="P105" style:family="paragraph" style:parent-style-name="Text_20_body" style:list-style-name="L32">
      <style:paragraph-properties fo:margin-top="0cm" fo:margin-bottom="0cm" style:contextual-spacing="false"/>
    </style:style>
    <style:style style:name="P106" style:family="paragraph" style:parent-style-name="Text_20_body" style:list-style-name="L32"/>
    <style:style style:name="P107" style:family="paragraph" style:parent-style-name="Text_20_body" style:list-style-name="L33"/>
    <style:style style:name="P108" style:family="paragraph" style:parent-style-name="Text_20_body" style:list-style-name="L33">
      <style:paragraph-properties fo:margin-top="0cm" fo:margin-bottom="0cm" style:contextual-spacing="false"/>
    </style:style>
    <style:style style:name="P109" style:family="paragraph" style:parent-style-name="Text_20_body" style:list-style-name="L34">
      <style:paragraph-properties fo:margin-top="0cm" fo:margin-bottom="0cm" style:contextual-spacing="false"/>
    </style:style>
    <style:style style:name="P110" style:family="paragraph" style:parent-style-name="Text_20_body" style:list-style-name="L34"/>
    <style:style style:name="P111" style:family="paragraph" style:parent-style-name="Text_20_body" style:list-style-name="L35">
      <style:paragraph-properties fo:margin-top="0cm" fo:margin-bottom="0cm" style:contextual-spacing="false"/>
    </style:style>
    <style:style style:name="P112" style:family="paragraph" style:parent-style-name="Text_20_body" style:list-style-name="L35"/>
    <style:style style:name="P113" style:family="paragraph" style:parent-style-name="Text_20_body" style:list-style-name="L36">
      <style:paragraph-properties fo:margin-top="0cm" fo:margin-bottom="0cm" style:contextual-spacing="false"/>
    </style:style>
    <style:style style:name="P114" style:family="paragraph" style:parent-style-name="Text_20_body" style:list-style-name="L36"/>
    <style:style style:name="P115" style:family="paragraph" style:parent-style-name="Text_20_body" style:list-style-name="L37">
      <style:paragraph-properties fo:margin-top="0cm" fo:margin-bottom="0cm" style:contextual-spacing="false"/>
    </style:style>
    <style:style style:name="P116" style:family="paragraph" style:parent-style-name="Text_20_body" style:list-style-name="L37"/>
    <style:style style:name="P117" style:family="paragraph" style:parent-style-name="Text_20_body" style:list-style-name="L38">
      <style:paragraph-properties fo:margin-top="0cm" fo:margin-bottom="0cm" style:contextual-spacing="false"/>
    </style:style>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39">
      <style:paragraph-properties fo:margin-top="0cm" fo:margin-bottom="0cm" style:contextual-spacing="false"/>
    </style:style>
    <style:style style:name="P121" style:family="paragraph" style:parent-style-name="Text_20_body" style:list-style-name="L40">
      <style:paragraph-properties fo:margin-top="0cm" fo:margin-bottom="0cm" style:contextual-spacing="false"/>
    </style:style>
    <style:style style:name="P122" style:family="paragraph" style:parent-style-name="Text_20_body" style:list-style-name="L40"/>
    <style:style style:name="P123" style:family="paragraph" style:parent-style-name="Text_20_body" style:list-style-name="L41">
      <style:paragraph-properties fo:margin-top="0cm" fo:margin-bottom="0cm" style:contextual-spacing="false"/>
    </style:style>
    <style:style style:name="P124" style:family="paragraph" style:parent-style-name="Text_20_body" style:list-style-name="L41"/>
    <style:style style:name="P125" style:family="paragraph" style:parent-style-name="Text_20_body" style:list-style-name="L42">
      <style:paragraph-properties fo:margin-top="0cm" fo:margin-bottom="0cm" style:contextual-spacing="false"/>
    </style:style>
    <style:style style:name="P126" style:family="paragraph" style:parent-style-name="Text_20_body" style:list-style-name="L42"/>
    <style:style style:name="P127" style:family="paragraph" style:parent-style-name="Text_20_body" style:list-style-name="L43">
      <style:paragraph-properties fo:margin-top="0cm" fo:margin-bottom="0cm" style:contextual-spacing="false"/>
    </style:style>
    <style:style style:name="P128" style:family="paragraph" style:parent-style-name="Text_20_body" style:list-style-name="L43"/>
    <style:style style:name="P129" style:family="paragraph" style:parent-style-name="Text_20_body" style:list-style-name="L43">
      <style:paragraph-properties fo:break-before="page"/>
    </style:style>
    <style:style style:name="P130" style:family="paragraph" style:parent-style-name="Heading_20_1" style:list-style-name=""/>
    <style:style style:name="P131" style:family="paragraph" style:parent-style-name="Text_20_body" style:list-style-name="L44">
      <style:paragraph-properties fo:margin-top="0cm" fo:margin-bottom="0cm" style:contextual-spacing="false"/>
    </style:style>
    <style:style style:name="P132" style:family="paragraph" style:parent-style-name="Text_20_body" style:list-style-name="L44"/>
    <style:style style:name="P133" style:family="paragraph" style:parent-style-name="Text_20_body" style:list-style-name="L45"/>
    <style:style style:name="P134" style:family="paragraph" style:parent-style-name="Text_20_body" style:list-style-name="L45">
      <style:paragraph-properties fo:margin-top="0cm" fo:margin-bottom="0cm" style:contextual-spacing="false"/>
    </style:style>
    <style:style style:name="P135" style:family="paragraph" style:parent-style-name="Text_20_body" style:list-style-name="L46">
      <style:paragraph-properties fo:margin-top="0cm" fo:margin-bottom="0cm" style:contextual-spacing="false"/>
    </style:style>
    <style:style style:name="P136" style:family="paragraph" style:parent-style-name="Text_20_body" style:list-style-name="L46"/>
    <style:style style:name="P137" style:family="paragraph" style:parent-style-name="Text_20_body" style:list-style-name="L47">
      <style:paragraph-properties fo:margin-top="0cm" fo:margin-bottom="0cm" style:contextual-spacing="false"/>
    </style:style>
    <style:style style:name="P138" style:family="paragraph" style:parent-style-name="Text_20_body" style:list-style-name="L47"/>
    <style:style style:name="P139" style:family="paragraph" style:parent-style-name="Text_20_body" style:list-style-name="L48"/>
    <style:style style:name="P140" style:family="paragraph" style:parent-style-name="Text_20_body" style:list-style-name="L48">
      <style:paragraph-properties fo:margin-top="0cm" fo:margin-bottom="0cm" style:contextual-spacing="false"/>
    </style:style>
    <style:style style:name="P141" style:family="paragraph" style:parent-style-name="Heading_20_3">
      <style:text-properties style:font-name="Liberation Sans" fo:font-size="10pt" fo:font-weight="normal" style:font-size-asian="10pt" style:font-weight-asian="normal"/>
    </style:style>
    <style:style style:name="P142" style:family="paragraph" style:parent-style-name="Text_20_body" style:list-style-name="L49">
      <style:paragraph-properties fo:margin-top="0cm" fo:margin-bottom="0cm" style:contextual-spacing="false"/>
      <style:text-properties style:font-name="Liberation Sans" fo:font-size="10pt" style:font-size-asian="10pt"/>
    </style:style>
    <style:style style:name="P143" style:family="paragraph" style:parent-style-name="Text_20_body" style:list-style-name="L49">
      <style:text-properties style:font-name="Liberation Sans" fo:font-size="10pt" style:font-size-asian="10pt"/>
    </style:style>
    <style:style style:name="P144" style:family="paragraph" style:parent-style-name="Text_20_body" style:list-style-name="L50">
      <style:paragraph-properties fo:margin-top="0cm" fo:margin-bottom="0cm" style:contextual-spacing="false"/>
      <style:text-properties style:font-name="Liberation Sans" fo:font-size="10pt" style:font-size-asian="10pt"/>
    </style:style>
    <style:style style:name="P145" style:family="paragraph" style:parent-style-name="Text_20_body" style:list-style-name="L50">
      <style:text-properties style:font-name="Liberation Sans" fo:font-size="10pt" style:font-size-asian="10pt"/>
    </style:style>
    <style:style style:name="P146" style:family="paragraph" style:parent-style-name="Text_20_body" style:list-style-name="L51">
      <style:paragraph-properties fo:margin-top="0cm" fo:margin-bottom="0cm" style:contextual-spacing="false"/>
      <style:text-properties style:font-name="Liberation Sans" fo:font-size="10pt" style:font-size-asian="10pt"/>
    </style:style>
    <style:style style:name="P147" style:family="paragraph" style:parent-style-name="Text_20_body" style:list-style-name="L51">
      <style:text-properties style:font-name="Liberation Sans" fo:font-size="10pt" style:font-size-asian="10pt"/>
    </style:style>
    <style:style style:name="P148" style:family="paragraph" style:parent-style-name="Text_20_body" style:list-style-name="L52">
      <style:paragraph-properties fo:margin-top="0cm" fo:margin-bottom="0cm" style:contextual-spacing="false"/>
      <style:text-properties style:font-name="Liberation Sans" fo:font-size="10pt" style:font-size-asian="10pt"/>
    </style:style>
    <style:style style:name="P149" style:family="paragraph" style:parent-style-name="Text_20_body" style:list-style-name="L52">
      <style:text-properties style:font-name="Liberation Sans" fo:font-size="10pt" style:font-size-asian="10pt"/>
    </style:style>
    <style:style style:name="P150" style:family="paragraph" style:parent-style-name="Text_20_body" style:list-style-name="L53">
      <style:paragraph-properties fo:margin-top="0cm" fo:margin-bottom="0cm" style:contextual-spacing="false"/>
      <style:text-properties style:font-name="Liberation Sans" fo:font-size="10pt" style:font-size-asian="10pt"/>
    </style:style>
    <style:style style:name="P151" style:family="paragraph" style:parent-style-name="Text_20_body" style:list-style-name="L53">
      <style:text-properties style:font-name="Liberation Sans" fo:font-size="10pt" style:font-size-asian="10pt"/>
    </style:style>
    <style:style style:name="P152" style:family="paragraph" style:parent-style-name="Text_20_body" style:list-style-name="L54">
      <style:paragraph-properties fo:margin-top="0cm" fo:margin-bottom="0cm" style:contextual-spacing="false"/>
      <style:text-properties style:font-name="Liberation Sans" fo:font-size="10pt" style:font-size-asian="10pt"/>
    </style:style>
    <style:style style:name="P153" style:family="paragraph" style:parent-style-name="Quotations" style:list-style-name="L54">
      <style:text-properties style:font-name="Liberation Sans" fo:font-size="10pt" style:font-size-asian="10pt"/>
    </style:style>
    <style:style style:name="P154" style:family="paragraph" style:parent-style-name="Text_20_body" style:list-style-name="L55">
      <style:paragraph-properties fo:margin-top="0cm" fo:margin-bottom="0cm" style:contextual-spacing="false"/>
      <style:text-properties style:font-name="Liberation Sans" fo:font-size="10pt" style:font-size-asian="10pt"/>
    </style:style>
    <style:style style:name="P155" style:family="paragraph" style:parent-style-name="Text_20_body" style:list-style-name="L55">
      <style:text-properties style:font-name="Liberation Sans" fo:font-size="10pt" style:font-size-asian="10pt"/>
    </style:style>
    <style:style style:name="P156" style:family="paragraph" style:parent-style-name="Heading_20_2">
      <style:text-properties style:font-name="Liberation Sans" fo:font-size="10pt" fo:font-weight="normal" style:font-size-asian="10pt" style:font-weight-asian="normal"/>
    </style:style>
    <style:style style:name="P157" style:family="paragraph" style:parent-style-name="Preformatted_20_Text">
      <style:paragraph-properties fo:margin-left="0cm" fo:margin-right="0cm" fo:text-indent="0cm" style:auto-text-indent="false"/>
      <style:text-properties style:font-name="Liberation Sans"/>
    </style:style>
    <style:style style:name="P158" style:family="paragraph" style:parent-style-name="Preformatted_20_Text">
      <style:text-properties style:font-name="Liberation Sans"/>
    </style:style>
    <style:style style:name="P159" style:family="paragraph" style:parent-style-name="Preformatted_20_Text">
      <style:paragraph-properties fo:margin-top="0cm" fo:margin-bottom="0.499cm" style:contextual-spacing="false"/>
      <style:text-properties style:font-name="Liberation Sans"/>
    </style:style>
    <style:style style:name="P160" style:family="paragraph" style:parent-style-name="Text_20_body" style:list-style-name="L56">
      <style:text-properties style:font-name="Liberation Sans" fo:font-size="10pt" style:font-size-asian="10pt"/>
    </style:style>
    <style:style style:name="P161" style:family="paragraph" style:parent-style-name="Preformatted_20_Text" style:list-style-name="L57">
      <style:paragraph-properties fo:margin-left="0cm" fo:margin-right="0cm" fo:text-indent="0cm" style:auto-text-indent="false"/>
      <style:text-properties style:font-name="Liberation Sans"/>
    </style:style>
    <style:style style:name="P162" style:family="paragraph" style:parent-style-name="Preformatted_20_Text" style:list-style-name="L57">
      <style:paragraph-properties fo:margin-top="0cm" fo:margin-bottom="0.499cm" style:contextual-spacing="false"/>
      <style:text-properties style:font-name="Liberation Sans"/>
    </style:style>
    <style:style style:name="P163" style:family="paragraph" style:parent-style-name="Text_20_body" style:list-style-name="L57">
      <style:text-properties style:font-name="Liberation Sans" fo:font-size="10pt" style:font-size-asian="10pt"/>
    </style:style>
    <style:style style:name="P164" style:family="paragraph" style:parent-style-name="Preformatted_20_Text" style:list-style-name="L58">
      <style:paragraph-properties fo:margin-left="0cm" fo:margin-right="0cm" fo:text-indent="0cm" style:auto-text-indent="false"/>
      <style:text-properties style:font-name="Liberation Sans"/>
    </style:style>
    <style:style style:name="P165" style:family="paragraph" style:parent-style-name="Preformatted_20_Text" style:list-style-name="L58">
      <style:paragraph-properties fo:margin-top="0cm" fo:margin-bottom="0.499cm" style:contextual-spacing="false"/>
      <style:text-properties style:font-name="Liberation Sans"/>
    </style:style>
    <style:style style:name="P166" style:family="paragraph" style:parent-style-name="Text_20_body" style:list-style-name="L58">
      <style:text-properties style:font-name="Liberation Sans" fo:font-size="10pt" style:font-size-asian="10pt"/>
    </style:style>
    <style:style style:name="P167" style:family="paragraph" style:parent-style-name="Preformatted_20_Text" style:list-style-name="L59">
      <style:paragraph-properties fo:margin-left="0cm" fo:margin-right="0cm" fo:text-indent="0cm" style:auto-text-indent="false"/>
      <style:text-properties style:font-name="Liberation Sans"/>
    </style:style>
    <style:style style:name="P168" style:family="paragraph" style:parent-style-name="Preformatted_20_Text" style:list-style-name="L59">
      <style:paragraph-properties fo:margin-top="0cm" fo:margin-bottom="0.499cm" style:contextual-spacing="false"/>
      <style:text-properties style:font-name="Liberation Sans"/>
    </style:style>
    <style:style style:name="P169" style:family="paragraph" style:parent-style-name="Text_20_body" style:list-style-name="L60">
      <style:text-properties style:font-name="Liberation Sans" fo:font-size="10pt" style:font-size-asian="10pt"/>
    </style:style>
    <style:style style:name="P170" style:family="paragraph" style:parent-style-name="Text_20_body" style:list-style-name="L60">
      <style:paragraph-properties fo:margin-top="0cm" fo:margin-bottom="0cm" style:contextual-spacing="false"/>
      <style:text-properties style:font-name="Liberation Sans" fo:font-size="10pt" style:font-size-asian="10pt"/>
    </style:style>
    <style:style style:name="P171" style:family="paragraph" style:parent-style-name="Standard">
      <style:paragraph-properties style:writing-mode="lr-tb"/>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172" style:family="paragraph" style:parent-style-name="Text_20_body" style:list-style-name="L61">
      <style:paragraph-properties fo:margin-top="0cm" fo:margin-bottom="0cm" style:contextual-spacing="false"/>
    </style:style>
    <style:style style:name="P173" style:family="paragraph" style:parent-style-name="Text_20_body" style:list-style-name="L61"/>
    <style:style style:name="P174" style:family="paragraph" style:parent-style-name="Text_20_body" style:list-style-name="L62">
      <style:paragraph-properties fo:margin-top="0cm" fo:margin-bottom="0cm" style:contextual-spacing="false"/>
    </style:style>
    <style:style style:name="P175" style:family="paragraph" style:parent-style-name="Text_20_body" style:list-style-name="L62"/>
    <style:style style:name="P176" style:family="paragraph" style:parent-style-name="Text_20_body" style:list-style-name="L63">
      <style:paragraph-properties fo:margin-top="0cm" fo:margin-bottom="0cm" style:contextual-spacing="false"/>
    </style:style>
    <style:style style:name="P177" style:family="paragraph" style:parent-style-name="Text_20_body" style:list-style-name="L63"/>
    <style:style style:name="P178" style:family="paragraph" style:parent-style-name="Text_20_body" style:list-style-name="L64">
      <style:paragraph-properties fo:margin-top="0cm" fo:margin-bottom="0cm" style:contextual-spacing="false"/>
    </style:style>
    <style:style style:name="P179" style:family="paragraph" style:parent-style-name="Text_20_body" style:list-style-name="L64"/>
    <style:style style:name="P180" style:family="paragraph" style:parent-style-name="Text_20_body" style:list-style-name="L65"/>
    <style:style style:name="P181" style:family="paragraph" style:parent-style-name="Text_20_body" style:list-style-name="L65">
      <style:paragraph-properties fo:margin-top="0cm" fo:margin-bottom="0cm" style:contextual-spacing="false"/>
    </style:style>
    <style:style style:name="P182" style:family="paragraph" style:parent-style-name="Text_20_body" style:list-style-name="L66"/>
    <style:style style:name="P183" style:family="paragraph" style:parent-style-name="Preformatted_20_Text" style:list-style-name="L66">
      <style:paragraph-properties fo:margin-left="0cm" fo:margin-right="0cm" fo:margin-top="0cm" fo:margin-bottom="0.247cm" style:contextual-spacing="false" fo:line-height="115%" fo:text-indent="0cm" style:auto-text-indent="false"/>
    </style:style>
    <style:style style:name="P184" style:family="paragraph" style:parent-style-name="Preformatted_20_Text" style:list-style-name="L66">
      <style:paragraph-properties fo:margin-top="0cm" fo:margin-bottom="0.499cm" style:contextual-spacing="false" fo:line-height="115%"/>
    </style:style>
    <style:style style:name="P185" style:family="paragraph" style:parent-style-name="Text_20_body" style:list-style-name="L66">
      <style:paragraph-properties fo:margin-top="0cm" fo:margin-bottom="0cm" style:contextual-spacing="false"/>
    </style:style>
    <style:style style:name="P186" style:family="paragraph" style:parent-style-name="Text_20_body" style:list-style-name="L67"/>
    <style:style style:name="P187" style:family="paragraph" style:parent-style-name="Text_20_body" style:list-style-name="L67">
      <style:paragraph-properties fo:margin-top="0cm" fo:margin-bottom="0cm" style:contextual-spacing="false"/>
    </style:style>
    <style:style style:name="P188" style:family="paragraph" style:parent-style-name="Text_20_body" style:list-style-name="L68"/>
    <style:style style:name="P189" style:family="paragraph" style:parent-style-name="Preformatted_20_Text" style:list-style-name="L68">
      <style:paragraph-properties fo:margin-left="0cm" fo:margin-right="0cm" fo:margin-top="0cm" fo:margin-bottom="0.499cm" style:contextual-spacing="false" fo:line-height="115%" fo:text-indent="0cm" style:auto-text-indent="false"/>
    </style:style>
    <style:style style:name="P190" style:family="paragraph" style:parent-style-name="Heading_20_2">
      <style:text-properties officeooo:rsid="001c34d5" officeooo:paragraph-rsid="001c34d5"/>
    </style:style>
    <style:style style:name="P191" style:family="paragraph" style:parent-style-name="Heading_20_3">
      <style:paragraph-properties fo:margin-top="0cm" fo:margin-bottom="0.247cm" style:contextual-spacing="false" fo:line-height="115%"/>
      <style:text-properties officeooo:rsid="001c34d5"/>
    </style:style>
    <style:style style:name="P192" style:family="paragraph" style:parent-style-name="Text_20_body" style:list-style-name="L69">
      <style:paragraph-properties fo:margin-top="0cm" fo:margin-bottom="0cm" style:contextual-spacing="false"/>
      <style:text-properties officeooo:rsid="001c34d5"/>
    </style:style>
    <style:style style:name="P193" style:family="paragraph" style:parent-style-name="Text_20_body" style:list-style-name="L69">
      <style:text-properties officeooo:rsid="001c34d5"/>
    </style:style>
    <style:style style:name="P194" style:family="paragraph" style:parent-style-name="Heading_20_4">
      <style:paragraph-properties fo:margin-top="0cm" fo:margin-bottom="0.247cm" style:contextual-spacing="false" fo:line-height="115%"/>
      <style:text-properties officeooo:rsid="001c34d5"/>
    </style:style>
    <style:style style:name="P195" style:family="paragraph" style:parent-style-name="Text_20_body" style:list-style-name="L70">
      <style:paragraph-properties fo:margin-top="0cm" fo:margin-bottom="0cm" style:contextual-spacing="false"/>
      <style:text-properties officeooo:rsid="001c34d5"/>
    </style:style>
    <style:style style:name="P196" style:family="paragraph" style:parent-style-name="Text_20_body" style:list-style-name="L70">
      <style:text-properties officeooo:rsid="001c34d5"/>
    </style:style>
    <style:style style:name="P197" style:family="paragraph" style:parent-style-name="Text_20_body" style:list-style-name="L71">
      <style:paragraph-properties fo:margin-top="0cm" fo:margin-bottom="0cm" style:contextual-spacing="false"/>
      <style:text-properties officeooo:rsid="001c34d5"/>
    </style:style>
    <style:style style:name="P198" style:family="paragraph" style:parent-style-name="Text_20_body" style:list-style-name="L71">
      <style:text-properties officeooo:rsid="001c34d5"/>
    </style:style>
    <style:style style:name="P199" style:family="paragraph" style:parent-style-name="Text_20_body" style:list-style-name="L72">
      <style:paragraph-properties fo:margin-top="0cm" fo:margin-bottom="0cm" style:contextual-spacing="false"/>
      <style:text-properties officeooo:rsid="001c34d5"/>
    </style:style>
    <style:style style:name="P200" style:family="paragraph" style:parent-style-name="Text_20_body" style:list-style-name="L72">
      <style:text-properties officeooo:rsid="001c34d5"/>
    </style:style>
    <style:style style:name="P201" style:family="paragraph" style:parent-style-name="Text_20_body" style:list-style-name="L73">
      <style:paragraph-properties fo:margin-top="0cm" fo:margin-bottom="0cm" style:contextual-spacing="false"/>
      <style:text-properties officeooo:rsid="001c34d5"/>
    </style:style>
    <style:style style:name="P202" style:family="paragraph" style:parent-style-name="Text_20_body" style:list-style-name="L73">
      <style:text-properties officeooo:rsid="001c34d5"/>
    </style:style>
    <style:style style:name="P203" style:family="paragraph" style:parent-style-name="Text_20_body" style:list-style-name="L74">
      <style:paragraph-properties fo:margin-top="0cm" fo:margin-bottom="0cm" style:contextual-spacing="false"/>
      <style:text-properties officeooo:rsid="001c34d5"/>
    </style:style>
    <style:style style:name="P204" style:family="paragraph" style:parent-style-name="Text_20_body" style:list-style-name="L74">
      <style:text-properties officeooo:rsid="001c34d5"/>
    </style:style>
    <style:style style:name="P205" style:family="paragraph" style:parent-style-name="Text_20_body" style:list-style-name="L75">
      <style:paragraph-properties fo:margin-top="0cm" fo:margin-bottom="0cm" style:contextual-spacing="false"/>
      <style:text-properties officeooo:rsid="001c34d5"/>
    </style:style>
    <style:style style:name="P206" style:family="paragraph" style:parent-style-name="Text_20_body" style:list-style-name="L75">
      <style:text-properties officeooo:rsid="001c34d5"/>
    </style:style>
    <style:style style:name="P207" style:family="paragraph" style:parent-style-name="Text_20_body" style:list-style-name="L76">
      <style:paragraph-properties fo:margin-top="0cm" fo:margin-bottom="0cm" style:contextual-spacing="false"/>
      <style:text-properties officeooo:rsid="001c34d5"/>
    </style:style>
    <style:style style:name="P208" style:family="paragraph" style:parent-style-name="Text_20_body" style:list-style-name="L76">
      <style:text-properties officeooo:rsid="001c34d5"/>
    </style:style>
    <style:style style:name="P209" style:family="paragraph" style:parent-style-name="Text_20_body" style:list-style-name="L77">
      <style:paragraph-properties fo:margin-top="0cm" fo:margin-bottom="0cm" style:contextual-spacing="false"/>
      <style:text-properties officeooo:rsid="001c34d5"/>
    </style:style>
    <style:style style:name="P210" style:family="paragraph" style:parent-style-name="Text_20_body" style:list-style-name="L77">
      <style:text-properties officeooo:rsid="001c34d5"/>
    </style:style>
    <style:style style:name="P211" style:family="paragraph" style:parent-style-name="Text_20_body" style:list-style-name="L78">
      <style:text-properties officeooo:rsid="001c34d5"/>
    </style:style>
    <style:style style:name="P212" style:family="paragraph" style:parent-style-name="Preformatted_20_Text" style:list-style-name="L79">
      <style:paragraph-properties fo:margin-left="0cm" fo:margin-right="0cm" fo:margin-top="0cm" fo:margin-bottom="0.247cm" style:contextual-spacing="false" fo:line-height="115%" fo:text-indent="0cm" style:auto-text-indent="false"/>
      <style:text-properties officeooo:rsid="001c34d5"/>
    </style:style>
    <style:style style:name="P213" style:family="paragraph" style:parent-style-name="Preformatted_20_Text" style:list-style-name="L79">
      <style:paragraph-properties fo:margin-top="0cm" fo:margin-bottom="0.247cm" style:contextual-spacing="false" fo:line-height="115%"/>
      <style:text-properties officeooo:rsid="001c34d5"/>
    </style:style>
    <style:style style:name="P214" style:family="paragraph" style:parent-style-name="Preformatted_20_Text" style:list-style-name="L79">
      <style:paragraph-properties fo:margin-top="0cm" fo:margin-bottom="0.499cm" style:contextual-spacing="false" fo:line-height="115%"/>
      <style:text-properties officeooo:rsid="001c34d5"/>
    </style:style>
    <style:style style:name="P215" style:family="paragraph" style:parent-style-name="Text_20_body" style:list-style-name="L79">
      <style:text-properties officeooo:rsid="001c34d5"/>
    </style:style>
    <style:style style:name="P216" style:family="paragraph" style:parent-style-name="Text_20_body" style:list-style-name="L79">
      <style:paragraph-properties fo:margin-top="0cm" fo:margin-bottom="0cm" style:contextual-spacing="false"/>
      <style:text-properties officeooo:rsid="001c34d5"/>
    </style:style>
    <style:style style:name="P217" style:family="paragraph" style:parent-style-name="Preformatted_20_Text">
      <style:paragraph-properties fo:margin-left="0cm" fo:margin-right="0cm" fo:margin-top="0cm" fo:margin-bottom="0.247cm" style:contextual-spacing="false" fo:line-height="115%" fo:text-indent="0cm" style:auto-text-indent="false"/>
      <style:text-properties officeooo:rsid="001c34d5"/>
    </style:style>
    <style:style style:name="P218" style:family="paragraph" style:parent-style-name="Preformatted_20_Text">
      <style:paragraph-properties fo:margin-top="0cm" fo:margin-bottom="0.247cm" style:contextual-spacing="false" fo:line-height="115%"/>
      <style:text-properties officeooo:rsid="001c34d5"/>
    </style:style>
    <style:style style:name="P219" style:family="paragraph" style:parent-style-name="Preformatted_20_Text">
      <style:paragraph-properties fo:margin-top="0cm" fo:margin-bottom="0.499cm" style:contextual-spacing="false" fo:line-height="115%"/>
      <style:text-properties officeooo:rsid="001c34d5"/>
    </style:style>
    <style:style style:name="P220" style:family="paragraph" style:parent-style-name="Text_20_body" style:list-style-name="L80">
      <style:paragraph-properties fo:margin-top="0cm" fo:margin-bottom="0cm" style:contextual-spacing="false"/>
      <style:text-properties officeooo:rsid="001c34d5"/>
    </style:style>
    <style:style style:name="P221" style:family="paragraph" style:parent-style-name="Text_20_body" style:list-style-name="L80">
      <style:text-properties officeooo:rsid="001c34d5"/>
    </style:style>
    <style:style style:name="P222" style:family="paragraph" style:parent-style-name="Text_20_body" style:list-style-name="L81">
      <style:text-properties officeooo:rsid="001c34d5"/>
    </style:style>
    <style:style style:name="P223" style:family="paragraph" style:parent-style-name="Text_20_body" style:list-style-name="L81">
      <style:paragraph-properties fo:margin-top="0cm" fo:margin-bottom="0cm" style:contextual-spacing="false"/>
      <style:text-properties officeooo:rsid="001c34d5"/>
    </style:style>
    <style:style style:name="P224" style:family="paragraph" style:parent-style-name="Heading_20_2">
      <style:text-properties officeooo:rsid="001de043" officeooo:paragraph-rsid="001de043"/>
    </style:style>
    <style:style style:name="P225" style:family="paragraph" style:parent-style-name="Heading_20_3">
      <style:paragraph-properties fo:margin-top="0cm" fo:margin-bottom="0.247cm" style:contextual-spacing="false" fo:line-height="115%"/>
      <style:text-properties officeooo:rsid="001de043"/>
    </style:style>
    <style:style style:name="P226" style:family="paragraph" style:parent-style-name="Text_20_body">
      <style:text-properties officeooo:rsid="001de043"/>
    </style:style>
    <style:style style:name="P227" style:family="paragraph" style:parent-style-name="Text_20_body" style:list-style-name="L82">
      <style:paragraph-properties fo:margin-top="0cm" fo:margin-bottom="0cm" style:contextual-spacing="false"/>
      <style:text-properties officeooo:rsid="001de043"/>
    </style:style>
    <style:style style:name="P228" style:family="paragraph" style:parent-style-name="Text_20_body" style:list-style-name="L82">
      <style:text-properties officeooo:rsid="001de043"/>
    </style:style>
    <style:style style:name="P229" style:family="paragraph" style:parent-style-name="Heading_20_4">
      <style:paragraph-properties fo:margin-top="0cm" fo:margin-bottom="0.247cm" style:contextual-spacing="false" fo:line-height="115%"/>
      <style:text-properties officeooo:rsid="001de043"/>
    </style:style>
    <style:style style:name="P230" style:family="paragraph" style:parent-style-name="Text_20_body" style:list-style-name="L83">
      <style:paragraph-properties fo:margin-top="0cm" fo:margin-bottom="0cm" style:contextual-spacing="false"/>
      <style:text-properties officeooo:rsid="001de043"/>
    </style:style>
    <style:style style:name="P231" style:family="paragraph" style:parent-style-name="Text_20_body" style:list-style-name="L83">
      <style:text-properties officeooo:rsid="001de043"/>
    </style:style>
    <style:style style:name="P232" style:family="paragraph" style:parent-style-name="Preformatted_20_Text">
      <style:paragraph-properties fo:margin-left="0cm" fo:margin-right="0cm" fo:margin-top="0cm" fo:margin-bottom="0.247cm" style:contextual-spacing="false" fo:line-height="115%" fo:text-indent="0cm" style:auto-text-indent="false"/>
      <style:text-properties officeooo:rsid="001de043"/>
    </style:style>
    <style:style style:name="P233" style:family="paragraph" style:parent-style-name="Preformatted_20_Text">
      <style:paragraph-properties fo:margin-top="0cm" fo:margin-bottom="0.247cm" style:contextual-spacing="false" fo:line-height="115%"/>
      <style:text-properties officeooo:rsid="001de043"/>
    </style:style>
    <style:style style:name="P234" style:family="paragraph" style:parent-style-name="Preformatted_20_Text">
      <style:paragraph-properties fo:margin-top="0cm" fo:margin-bottom="0.499cm" style:contextual-spacing="false" fo:line-height="115%"/>
      <style:text-properties officeooo:rsid="001de043"/>
    </style:style>
    <style:style style:name="P235" style:family="paragraph" style:parent-style-name="Text_20_body" style:list-style-name="L84">
      <style:paragraph-properties fo:margin-top="0cm" fo:margin-bottom="0cm" style:contextual-spacing="false"/>
      <style:text-properties officeooo:rsid="001de043"/>
    </style:style>
    <style:style style:name="P236" style:family="paragraph" style:parent-style-name="Text_20_body" style:list-style-name="L84">
      <style:text-properties officeooo:rsid="001de043"/>
    </style:style>
    <style:style style:name="P237" style:family="paragraph" style:parent-style-name="Text_20_body" style:list-style-name="L85">
      <style:paragraph-properties fo:margin-top="0cm" fo:margin-bottom="0cm" style:contextual-spacing="false"/>
      <style:text-properties officeooo:rsid="001de043"/>
    </style:style>
    <style:style style:name="P238" style:family="paragraph" style:parent-style-name="Text_20_body" style:list-style-name="L85">
      <style:text-properties officeooo:rsid="001de043"/>
    </style:style>
    <style:style style:name="P239" style:family="paragraph" style:parent-style-name="Text_20_body" style:list-style-name="L86">
      <style:paragraph-properties fo:margin-top="0cm" fo:margin-bottom="0cm" style:contextual-spacing="false"/>
      <style:text-properties officeooo:rsid="001de043"/>
    </style:style>
    <style:style style:name="P240" style:family="paragraph" style:parent-style-name="Text_20_body" style:list-style-name="L86">
      <style:text-properties officeooo:rsid="001de043"/>
    </style:style>
    <style:style style:name="P241" style:family="paragraph" style:parent-style-name="Text_20_body" style:list-style-name="L87">
      <style:paragraph-properties fo:margin-top="0cm" fo:margin-bottom="0cm" style:contextual-spacing="false"/>
      <style:text-properties officeooo:rsid="001de043"/>
    </style:style>
    <style:style style:name="P242" style:family="paragraph" style:parent-style-name="Text_20_body" style:list-style-name="L87">
      <style:text-properties officeooo:rsid="001de043"/>
    </style:style>
    <style:style style:name="P243" style:family="paragraph" style:parent-style-name="Text_20_body" style:list-style-name="L88">
      <style:paragraph-properties fo:margin-top="0cm" fo:margin-bottom="0cm" style:contextual-spacing="false"/>
      <style:text-properties officeooo:rsid="001de043"/>
    </style:style>
    <style:style style:name="P244" style:family="paragraph" style:parent-style-name="Text_20_body" style:list-style-name="L88">
      <style:text-properties officeooo:rsid="001de043"/>
    </style:style>
    <style:style style:name="P245" style:family="paragraph" style:parent-style-name="Text_20_body" style:list-style-name="L89">
      <style:paragraph-properties fo:margin-top="0cm" fo:margin-bottom="0cm" style:contextual-spacing="false"/>
      <style:text-properties officeooo:rsid="001de043"/>
    </style:style>
    <style:style style:name="P246" style:family="paragraph" style:parent-style-name="Text_20_body" style:list-style-name="L89">
      <style:text-properties officeooo:rsid="001de043"/>
    </style:style>
    <style:style style:name="P247" style:family="paragraph" style:parent-style-name="Text_20_body" style:list-style-name="L90">
      <style:paragraph-properties fo:margin-top="0cm" fo:margin-bottom="0cm" style:contextual-spacing="false"/>
      <style:text-properties officeooo:rsid="001de043"/>
    </style:style>
    <style:style style:name="P248" style:family="paragraph" style:parent-style-name="Text_20_body" style:list-style-name="L90">
      <style:text-properties officeooo:rsid="001de043"/>
    </style:style>
    <style:style style:name="P249" style:family="paragraph" style:parent-style-name="Text_20_body" style:list-style-name="L91">
      <style:paragraph-properties fo:margin-top="0cm" fo:margin-bottom="0cm" style:contextual-spacing="false"/>
      <style:text-properties officeooo:rsid="001de043"/>
    </style:style>
    <style:style style:name="P250" style:family="paragraph" style:parent-style-name="Text_20_body" style:list-style-name="L91">
      <style:text-properties officeooo:rsid="001de043"/>
    </style:style>
    <style:style style:name="P251" style:family="paragraph" style:parent-style-name="Text_20_body" style:list-style-name="L92">
      <style:text-properties officeooo:rsid="001de043"/>
    </style:style>
    <style:style style:name="P252" style:family="paragraph" style:parent-style-name="Text_20_body" style:list-style-name="L93">
      <style:text-properties officeooo:rsid="001de043"/>
    </style:style>
    <style:style style:name="P253" style:family="paragraph" style:parent-style-name="Text_20_body" style:list-style-name="L94">
      <style:paragraph-properties fo:margin-top="0cm" fo:margin-bottom="0cm" style:contextual-spacing="false"/>
      <style:text-properties officeooo:rsid="001de043"/>
    </style:style>
    <style:style style:name="P254" style:family="paragraph" style:parent-style-name="Text_20_body" style:list-style-name="L94">
      <style:text-properties officeooo:rsid="001de043"/>
    </style:style>
    <style:style style:name="P255" style:family="paragraph" style:parent-style-name="Text_20_body" style:list-style-name="L95">
      <style:text-properties officeooo:rsid="001de043"/>
    </style:style>
    <style:style style:name="P256" style:family="paragraph" style:parent-style-name="Text_20_body" style:list-style-name="L95">
      <style:paragraph-properties fo:margin-top="0cm" fo:margin-bottom="0cm" style:contextual-spacing="false"/>
      <style:text-properties officeooo:rsid="001de043"/>
    </style:style>
    <style:style style:name="P257" style:family="paragraph" style:parent-style-name="Text_20_body" style:list-style-name="L96">
      <style:paragraph-properties fo:margin-top="0cm" fo:margin-bottom="0cm" style:contextual-spacing="false"/>
      <style:text-properties officeooo:rsid="001de043"/>
    </style:style>
    <style:style style:name="P258" style:family="paragraph" style:parent-style-name="Text_20_body" style:list-style-name="L96">
      <style:text-properties officeooo:rsid="001de043"/>
    </style:style>
    <style:style style:name="P259" style:family="paragraph" style:parent-style-name="Text_20_body" style:list-style-name="L97">
      <style:paragraph-properties fo:margin-top="0cm" fo:margin-bottom="0cm" style:contextual-spacing="false"/>
      <style:text-properties officeooo:rsid="001de043"/>
    </style:style>
    <style:style style:name="P260" style:family="paragraph" style:parent-style-name="Text_20_body" style:list-style-name="L97">
      <style:text-properties officeooo:rsid="001de043"/>
    </style:style>
    <style:style style:name="P261" style:family="paragraph" style:parent-style-name="Preformatted_20_Text" style:list-style-name="L98">
      <style:paragraph-properties fo:margin-left="0cm" fo:margin-right="0cm" fo:margin-top="0cm" fo:margin-bottom="0.247cm" style:contextual-spacing="false" fo:line-height="115%" fo:text-indent="0cm" style:auto-text-indent="false"/>
      <style:text-properties officeooo:rsid="001de043"/>
    </style:style>
    <style:style style:name="P262" style:family="paragraph" style:parent-style-name="Preformatted_20_Text" style:list-style-name="L98">
      <style:paragraph-properties fo:margin-top="0cm" fo:margin-bottom="0.499cm" style:contextual-spacing="false" fo:line-height="115%"/>
      <style:text-properties officeooo:rsid="001de043"/>
    </style:style>
    <style:style style:name="P263" style:family="paragraph" style:parent-style-name="Text_20_body" style:list-style-name="L99">
      <style:paragraph-properties fo:margin-top="0cm" fo:margin-bottom="0cm" style:contextual-spacing="false"/>
      <style:text-properties officeooo:rsid="001de043"/>
    </style:style>
    <style:style style:name="P264" style:family="paragraph" style:parent-style-name="Text_20_body" style:list-style-name="L99">
      <style:text-properties officeooo:rsid="001de043"/>
    </style:style>
    <style:style style:name="P265" style:family="paragraph" style:parent-style-name="Preformatted_20_Text" style:list-style-name="L100">
      <style:paragraph-properties fo:margin-left="0cm" fo:margin-right="0cm" fo:margin-top="0cm" fo:margin-bottom="0.247cm" style:contextual-spacing="false" fo:line-height="115%" fo:text-indent="0cm" style:auto-text-indent="false"/>
      <style:text-properties officeooo:rsid="001de043"/>
    </style:style>
    <style:style style:name="P266" style:family="paragraph" style:parent-style-name="Preformatted_20_Text" style:list-style-name="L100">
      <style:paragraph-properties fo:margin-top="0cm" fo:margin-bottom="0.499cm" style:contextual-spacing="false" fo:line-height="115%"/>
      <style:text-properties officeooo:rsid="001de043"/>
    </style:style>
    <style:style style:name="P267" style:family="paragraph" style:parent-style-name="Text_20_body" style:list-style-name="L101">
      <style:paragraph-properties fo:margin-top="0cm" fo:margin-bottom="0cm" style:contextual-spacing="false"/>
      <style:text-properties officeooo:rsid="001de043"/>
    </style:style>
    <style:style style:name="P268" style:family="paragraph" style:parent-style-name="Text_20_body" style:list-style-name="L101">
      <style:text-properties officeooo:rsid="001de043"/>
    </style:style>
    <style:style style:name="P269" style:family="paragraph" style:parent-style-name="Preformatted_20_Text" style:list-style-name="L102">
      <style:paragraph-properties fo:margin-left="0cm" fo:margin-right="0cm" fo:margin-top="0cm" fo:margin-bottom="0.247cm" style:contextual-spacing="false" fo:line-height="115%" fo:text-indent="0cm" style:auto-text-indent="false"/>
      <style:text-properties officeooo:rsid="001de043"/>
    </style:style>
    <style:style style:name="P270" style:family="paragraph" style:parent-style-name="Preformatted_20_Text" style:list-style-name="L102">
      <style:paragraph-properties fo:margin-top="0cm" fo:margin-bottom="0.499cm" style:contextual-spacing="false" fo:line-height="115%"/>
      <style:text-properties officeooo:rsid="001de043"/>
    </style:style>
    <style:style style:name="P271" style:family="paragraph" style:parent-style-name="Text_20_body" style:list-style-name="L103">
      <style:paragraph-properties fo:margin-top="0cm" fo:margin-bottom="0cm" style:contextual-spacing="false"/>
      <style:text-properties officeooo:rsid="001de043"/>
    </style:style>
    <style:style style:name="P272" style:family="paragraph" style:parent-style-name="Text_20_body" style:list-style-name="L103">
      <style:text-properties officeooo:rsid="001de043"/>
    </style:style>
    <style:style style:name="P273" style:family="paragraph" style:parent-style-name="Preformatted_20_Text" style:list-style-name="L104">
      <style:paragraph-properties fo:margin-left="0cm" fo:margin-right="0cm" fo:margin-top="0cm" fo:margin-bottom="0.247cm" style:contextual-spacing="false" fo:line-height="115%" fo:text-indent="0cm" style:auto-text-indent="false"/>
      <style:text-properties officeooo:rsid="001de043"/>
    </style:style>
    <style:style style:name="P274" style:family="paragraph" style:parent-style-name="Preformatted_20_Text" style:list-style-name="L104">
      <style:paragraph-properties fo:margin-top="0cm" fo:margin-bottom="0.247cm" style:contextual-spacing="false" fo:line-height="115%"/>
      <style:text-properties officeooo:rsid="001de043"/>
    </style:style>
    <style:style style:name="P275" style:family="paragraph" style:parent-style-name="Preformatted_20_Text" style:list-style-name="L104">
      <style:paragraph-properties fo:margin-top="0cm" fo:margin-bottom="0.499cm" style:contextual-spacing="false" fo:line-height="115%"/>
      <style:text-properties officeooo:rsid="001de043"/>
    </style:style>
    <style:style style:name="P276" style:family="paragraph" style:parent-style-name="Text_20_body" style:list-style-name="L105">
      <style:paragraph-properties fo:margin-top="0cm" fo:margin-bottom="0cm" style:contextual-spacing="false"/>
      <style:text-properties officeooo:rsid="001de043"/>
    </style:style>
    <style:style style:name="P277" style:family="paragraph" style:parent-style-name="Text_20_body" style:list-style-name="L105">
      <style:text-properties officeooo:rsid="001de043"/>
    </style:style>
    <style:style style:name="P278" style:family="paragraph" style:parent-style-name="Text_20_body" style:list-style-name="L106">
      <style:paragraph-properties fo:margin-top="0cm" fo:margin-bottom="0cm" style:contextual-spacing="false"/>
      <style:text-properties officeooo:rsid="001de043"/>
    </style:style>
    <style:style style:name="P279" style:family="paragraph" style:parent-style-name="Text_20_body" style:list-style-name="L106">
      <style:text-properties officeooo:rsid="001de043"/>
    </style:style>
    <style:style style:name="P280" style:family="paragraph" style:parent-style-name="Text_20_body" style:list-style-name="L107">
      <style:paragraph-properties fo:margin-top="0cm" fo:margin-bottom="0cm" style:contextual-spacing="false"/>
    </style:style>
    <style:style style:name="P281" style:family="paragraph" style:parent-style-name="Text_20_body" style:list-style-name="L107"/>
    <style:style style:name="P282" style:family="paragraph" style:parent-style-name="Text_20_body" style:list-style-name="L108">
      <style:paragraph-properties fo:margin-top="0cm" fo:margin-bottom="0cm" style:contextual-spacing="false"/>
    </style:style>
    <style:style style:name="P283" style:family="paragraph" style:parent-style-name="Text_20_body" style:list-style-name="L108"/>
    <style:style style:name="P284" style:family="paragraph" style:parent-style-name="Preformatted_20_Text" style:list-style-name="L109">
      <style:paragraph-properties fo:margin-left="0cm" fo:margin-right="0cm" fo:margin-top="0cm" fo:margin-bottom="0.247cm" style:contextual-spacing="false" fo:line-height="115%" fo:text-indent="0cm" style:auto-text-indent="false"/>
    </style:style>
    <style:style style:name="P285" style:family="paragraph" style:parent-style-name="Preformatted_20_Text" style:list-style-name="L109">
      <style:paragraph-properties fo:margin-top="0cm" fo:margin-bottom="0.499cm" style:contextual-spacing="false" fo:line-height="115%"/>
    </style:style>
    <style:style style:name="P286" style:family="paragraph" style:parent-style-name="Text_20_body" style:list-style-name="L110">
      <style:paragraph-properties fo:margin-top="0cm" fo:margin-bottom="0cm" style:contextual-spacing="false"/>
    </style:style>
    <style:style style:name="P287" style:family="paragraph" style:parent-style-name="Text_20_body" style:list-style-name="L110"/>
    <style:style style:name="P288" style:family="paragraph" style:parent-style-name="Preformatted_20_Text" style:list-style-name="L111">
      <style:paragraph-properties fo:margin-left="0cm" fo:margin-right="0cm" fo:margin-top="0cm" fo:margin-bottom="0.247cm" style:contextual-spacing="false" fo:line-height="115%" fo:text-indent="0cm" style:auto-text-indent="false"/>
    </style:style>
    <style:style style:name="P289" style:family="paragraph" style:parent-style-name="Preformatted_20_Text" style:list-style-name="L111">
      <style:paragraph-properties fo:margin-top="0cm" fo:margin-bottom="0.499cm" style:contextual-spacing="false" fo:line-height="115%"/>
    </style:style>
    <style:style style:name="P290" style:family="paragraph" style:parent-style-name="Text_20_body" style:list-style-name="L112">
      <style:paragraph-properties fo:margin-top="0cm" fo:margin-bottom="0cm" style:contextual-spacing="false"/>
    </style:style>
    <style:style style:name="P291" style:family="paragraph" style:parent-style-name="Text_20_body" style:list-style-name="L112"/>
    <style:style style:name="P292" style:family="paragraph" style:parent-style-name="Preformatted_20_Text" style:list-style-name="L113">
      <style:paragraph-properties fo:margin-left="0cm" fo:margin-right="0cm" fo:margin-top="0cm" fo:margin-bottom="0.247cm" style:contextual-spacing="false" fo:line-height="115%" fo:text-indent="0cm" style:auto-text-indent="false"/>
    </style:style>
    <style:style style:name="P293" style:family="paragraph" style:parent-style-name="Preformatted_20_Text" style:list-style-name="L113">
      <style:paragraph-properties fo:margin-top="0cm" fo:margin-bottom="0.499cm" style:contextual-spacing="false" fo:line-height="115%"/>
    </style:style>
    <style:style style:name="P294" style:family="paragraph" style:parent-style-name="Text_20_body" style:list-style-name="L114">
      <style:paragraph-properties fo:margin-top="0cm" fo:margin-bottom="0cm" style:contextual-spacing="false"/>
    </style:style>
    <style:style style:name="P295" style:family="paragraph" style:parent-style-name="Text_20_body" style:list-style-name="L114"/>
    <style:style style:name="P296" style:family="paragraph" style:parent-style-name="Preformatted_20_Text" style:list-style-name="L115">
      <style:paragraph-properties fo:margin-left="0cm" fo:margin-right="0cm" fo:margin-top="0cm" fo:margin-bottom="0.247cm" style:contextual-spacing="false" fo:line-height="115%" fo:text-indent="0cm" style:auto-text-indent="false"/>
    </style:style>
    <style:style style:name="P297" style:family="paragraph" style:parent-style-name="Preformatted_20_Text" style:list-style-name="L115">
      <style:paragraph-properties fo:margin-top="0cm" fo:margin-bottom="0.499cm" style:contextual-spacing="false" fo:line-height="115%"/>
    </style:style>
    <style:style style:name="P298" style:family="paragraph" style:parent-style-name="Text_20_body" style:list-style-name="L116">
      <style:paragraph-properties fo:margin-top="0cm" fo:margin-bottom="0cm" style:contextual-spacing="false"/>
    </style:style>
    <style:style style:name="P299" style:family="paragraph" style:parent-style-name="Text_20_body" style:list-style-name="L116"/>
    <style:style style:name="P300" style:family="paragraph" style:parent-style-name="Preformatted_20_Text" style:list-style-name="L117">
      <style:paragraph-properties fo:margin-left="0cm" fo:margin-right="0cm" fo:margin-top="0cm" fo:margin-bottom="0.247cm" style:contextual-spacing="false" fo:line-height="115%" fo:text-indent="0cm" style:auto-text-indent="false"/>
    </style:style>
    <style:style style:name="P301" style:family="paragraph" style:parent-style-name="Preformatted_20_Text" style:list-style-name="L117">
      <style:paragraph-properties fo:margin-top="0cm" fo:margin-bottom="0.247cm" style:contextual-spacing="false" fo:line-height="115%"/>
    </style:style>
    <style:style style:name="P302" style:family="paragraph" style:parent-style-name="Preformatted_20_Text" style:list-style-name="L117">
      <style:paragraph-properties fo:margin-top="0cm" fo:margin-bottom="0.499cm" style:contextual-spacing="false" fo:line-height="115%"/>
    </style:style>
    <style:style style:name="P303" style:family="paragraph" style:parent-style-name="Text_20_body" style:list-style-name="L118"/>
    <style:style style:name="P304" style:family="paragraph" style:parent-style-name="Text_20_body" style:list-style-name="L118">
      <style:paragraph-properties fo:margin-top="0cm" fo:margin-bottom="0cm" style:contextual-spacing="false"/>
    </style:style>
    <style:style style:name="P305" style:family="paragraph" style:parent-style-name="Preformatted_20_Text" style:list-style-name="L119">
      <style:paragraph-properties fo:margin-left="0cm" fo:margin-right="0cm" fo:margin-top="0cm" fo:margin-bottom="0.247cm" style:contextual-spacing="false" fo:line-height="115%" fo:text-indent="0cm" style:auto-text-indent="false"/>
    </style:style>
    <style:style style:name="P306" style:family="paragraph" style:parent-style-name="Preformatted_20_Text" style:list-style-name="L119">
      <style:paragraph-properties fo:margin-top="0cm" fo:margin-bottom="0.247cm" style:contextual-spacing="false" fo:line-height="115%"/>
    </style:style>
    <style:style style:name="P307" style:family="paragraph" style:parent-style-name="Preformatted_20_Text" style:list-style-name="L119">
      <style:paragraph-properties fo:margin-top="0cm" fo:margin-bottom="0.499cm" style:contextual-spacing="false" fo:line-height="115%"/>
    </style:style>
    <style:style style:name="P308" style:family="paragraph" style:parent-style-name="Text_20_body" style:list-style-name="L119"/>
    <style:style style:name="P309" style:family="paragraph" style:parent-style-name="Text_20_body" style:list-style-name="L120"/>
    <style:style style:name="P310" style:family="paragraph" style:parent-style-name="Text_20_body" style:list-style-name="L120">
      <style:paragraph-properties fo:margin-top="0cm" fo:margin-bottom="0cm" style:contextual-spacing="false"/>
    </style:style>
    <style:style style:name="P311" style:family="paragraph" style:parent-style-name="Text_20_body" style:list-style-name="L121">
      <style:paragraph-properties fo:margin-top="0cm" fo:margin-bottom="0cm" style:contextual-spacing="false"/>
    </style:style>
    <style:style style:name="P312" style:family="paragraph" style:parent-style-name="Text_20_body" style:list-style-name="L121"/>
    <style:style style:name="P313" style:family="paragraph" style:parent-style-name="Text_20_body" style:list-style-name="L122">
      <style:paragraph-properties fo:margin-top="0cm" fo:margin-bottom="0cm" style:contextual-spacing="false"/>
    </style:style>
    <style:style style:name="P314" style:family="paragraph" style:parent-style-name="Text_20_body" style:list-style-name="L122"/>
    <style:style style:name="P315" style:family="paragraph" style:parent-style-name="Text_20_body" style:list-style-name="L123"/>
    <style:style style:name="P316" style:family="paragraph" style:parent-style-name="Text_20_body" style:list-style-name="L124">
      <style:paragraph-properties fo:margin-top="0cm" fo:margin-bottom="0cm" style:contextual-spacing="false"/>
    </style:style>
    <style:style style:name="P317" style:family="paragraph" style:parent-style-name="Text_20_body" style:list-style-name="L124"/>
    <style:style style:name="P318" style:family="paragraph" style:parent-style-name="Text_20_body" style:list-style-name="L125">
      <style:paragraph-properties fo:margin-top="0cm" fo:margin-bottom="0cm" style:contextual-spacing="false"/>
    </style:style>
    <style:style style:name="P319" style:family="paragraph" style:parent-style-name="Text_20_body" style:list-style-name="L125"/>
    <style:style style:name="P320" style:family="paragraph" style:parent-style-name="Text_20_body" style:list-style-name="L126">
      <style:paragraph-properties fo:margin-top="0cm" fo:margin-bottom="0cm" style:contextual-spacing="false"/>
    </style:style>
    <style:style style:name="P321" style:family="paragraph" style:parent-style-name="Text_20_body" style:list-style-name="L126"/>
    <style:style style:name="P322" style:family="paragraph" style:parent-style-name="Preformatted_20_Text" style:list-style-name="L126">
      <style:paragraph-properties fo:margin-left="0cm" fo:margin-right="0cm" fo:margin-top="0cm" fo:margin-bottom="0.247cm" style:contextual-spacing="false" fo:line-height="115%" fo:text-indent="0cm" style:auto-text-indent="false"/>
    </style:style>
    <style:style style:name="P323" style:family="paragraph" style:parent-style-name="Preformatted_20_Text" style:list-style-name="L126">
      <style:paragraph-properties fo:margin-left="0cm" fo:margin-right="0cm" fo:margin-top="0cm" fo:margin-bottom="0.499cm" style:contextual-spacing="false" fo:line-height="115%" fo:text-indent="0cm" style:auto-text-indent="false"/>
    </style:style>
    <style:style style:name="P324" style:family="paragraph" style:parent-style-name="Text_20_body" style:list-style-name="L127">
      <style:paragraph-properties fo:margin-top="0cm" fo:margin-bottom="0cm" style:contextual-spacing="false"/>
    </style:style>
    <style:style style:name="P325" style:family="paragraph" style:parent-style-name="Text_20_body" style:list-style-name="L127"/>
    <style:style style:name="P326" style:family="paragraph" style:parent-style-name="Text_20_body" style:list-style-name="L128">
      <style:paragraph-properties fo:margin-top="0cm" fo:margin-bottom="0cm" style:contextual-spacing="false"/>
    </style:style>
    <style:style style:name="P327" style:family="paragraph" style:parent-style-name="Text_20_body" style:list-style-name="L128"/>
    <style:style style:name="P328" style:family="paragraph" style:parent-style-name="Text_20_body" style:list-style-name="L129">
      <style:paragraph-properties fo:margin-top="0cm" fo:margin-bottom="0cm" style:contextual-spacing="false"/>
    </style:style>
    <style:style style:name="P329" style:family="paragraph" style:parent-style-name="Text_20_body" style:list-style-name="L129"/>
    <style:style style:name="P330" style:family="paragraph" style:parent-style-name="Text_20_body" style:list-style-name="L130">
      <style:paragraph-properties fo:margin-top="0cm" fo:margin-bottom="0cm" style:contextual-spacing="false"/>
    </style:style>
    <style:style style:name="P331" style:family="paragraph" style:parent-style-name="Text_20_body" style:list-style-name="L130"/>
    <style:style style:name="P332" style:family="paragraph" style:parent-style-name="Heading_20_2">
      <style:paragraph-properties fo:margin-top="0cm" fo:margin-bottom="0.247cm" style:contextual-spacing="false" fo:line-height="115%"/>
      <style:text-properties officeooo:rsid="00219c5c"/>
    </style:style>
    <style:style style:name="P333" style:family="paragraph" style:parent-style-name="Heading_20_3">
      <style:paragraph-properties fo:margin-top="0cm" fo:margin-bottom="0.247cm" style:contextual-spacing="false" fo:line-height="115%"/>
      <style:text-properties officeooo:rsid="00219c5c"/>
    </style:style>
    <style:style style:name="P334" style:family="paragraph" style:parent-style-name="Text_20_body">
      <style:text-properties officeooo:rsid="00219c5c"/>
    </style:style>
    <style:style style:name="P335" style:family="paragraph" style:parent-style-name="Text_20_body" style:list-style-name="L131">
      <style:paragraph-properties fo:margin-top="0cm" fo:margin-bottom="0cm" style:contextual-spacing="false"/>
      <style:text-properties officeooo:rsid="00219c5c"/>
    </style:style>
    <style:style style:name="P336" style:family="paragraph" style:parent-style-name="Text_20_body" style:list-style-name="L131">
      <style:text-properties officeooo:rsid="00219c5c"/>
    </style:style>
    <style:style style:name="P337" style:family="paragraph" style:parent-style-name="Heading_20_4">
      <style:paragraph-properties fo:margin-top="0cm" fo:margin-bottom="0.247cm" style:contextual-spacing="false" fo:line-height="115%"/>
      <style:text-properties officeooo:rsid="00219c5c"/>
    </style:style>
    <style:style style:name="P338" style:family="paragraph" style:parent-style-name="Text_20_body" style:list-style-name="L132">
      <style:paragraph-properties fo:margin-top="0cm" fo:margin-bottom="0cm" style:contextual-spacing="false"/>
      <style:text-properties officeooo:rsid="00219c5c"/>
    </style:style>
    <style:style style:name="P339" style:family="paragraph" style:parent-style-name="Text_20_body" style:list-style-name="L132">
      <style:text-properties officeooo:rsid="00219c5c"/>
    </style:style>
    <style:style style:name="P340" style:family="paragraph" style:parent-style-name="Preformatted_20_Text" style:list-style-name="L132">
      <style:paragraph-properties fo:margin-left="0cm" fo:margin-right="0cm" fo:margin-top="0cm" fo:margin-bottom="0.247cm" style:contextual-spacing="false" fo:line-height="115%" fo:text-indent="0cm" style:auto-text-indent="false"/>
      <style:text-properties officeooo:rsid="00219c5c"/>
    </style:style>
    <style:style style:name="P341" style:family="paragraph" style:parent-style-name="Preformatted_20_Text" style:list-style-name="L132">
      <style:paragraph-properties fo:margin-left="0cm" fo:margin-right="0cm" fo:margin-top="0cm" fo:margin-bottom="0.499cm" style:contextual-spacing="false" fo:line-height="115%" fo:text-indent="0cm" style:auto-text-indent="false"/>
      <style:text-properties officeooo:rsid="00219c5c"/>
    </style:style>
    <style:style style:name="P342" style:family="paragraph" style:parent-style-name="Text_20_body" style:list-style-name="L133">
      <style:paragraph-properties fo:margin-top="0cm" fo:margin-bottom="0cm" style:contextual-spacing="false"/>
      <style:text-properties officeooo:rsid="00219c5c"/>
    </style:style>
    <style:style style:name="P343" style:family="paragraph" style:parent-style-name="Text_20_body" style:list-style-name="L133">
      <style:text-properties officeooo:rsid="00219c5c"/>
    </style:style>
    <style:style style:name="P344" style:family="paragraph" style:parent-style-name="Preformatted_20_Text" style:list-style-name="L133">
      <style:paragraph-properties fo:margin-left="0cm" fo:margin-right="0cm" fo:margin-top="0cm" fo:margin-bottom="0.247cm" style:contextual-spacing="false" fo:line-height="115%" fo:text-indent="0cm" style:auto-text-indent="false"/>
      <style:text-properties officeooo:rsid="00219c5c"/>
    </style:style>
    <style:style style:name="P345" style:family="paragraph" style:parent-style-name="Preformatted_20_Text" style:list-style-name="L133">
      <style:paragraph-properties fo:margin-left="0cm" fo:margin-right="0cm" fo:margin-top="0cm" fo:margin-bottom="0.499cm" style:contextual-spacing="false" fo:line-height="115%" fo:text-indent="0cm" style:auto-text-indent="false"/>
      <style:text-properties officeooo:rsid="00219c5c"/>
    </style:style>
    <style:style style:name="P346" style:family="paragraph" style:parent-style-name="Text_20_body" style:list-style-name="L134">
      <style:paragraph-properties fo:margin-top="0cm" fo:margin-bottom="0cm" style:contextual-spacing="false"/>
      <style:text-properties officeooo:rsid="00219c5c"/>
    </style:style>
    <style:style style:name="P347" style:family="paragraph" style:parent-style-name="Text_20_body" style:list-style-name="L134">
      <style:text-properties officeooo:rsid="00219c5c"/>
    </style:style>
    <style:style style:name="P348" style:family="paragraph" style:parent-style-name="Preformatted_20_Text" style:list-style-name="L134">
      <style:paragraph-properties fo:margin-left="0cm" fo:margin-right="0cm" fo:margin-top="0cm" fo:margin-bottom="0.247cm" style:contextual-spacing="false" fo:line-height="115%" fo:text-indent="0cm" style:auto-text-indent="false"/>
      <style:text-properties officeooo:rsid="00219c5c"/>
    </style:style>
    <style:style style:name="P349" style:family="paragraph" style:parent-style-name="Preformatted_20_Text" style:list-style-name="L134">
      <style:paragraph-properties fo:margin-left="0cm" fo:margin-right="0cm" fo:margin-top="0cm" fo:margin-bottom="0.499cm" style:contextual-spacing="false" fo:line-height="115%" fo:text-indent="0cm" style:auto-text-indent="false"/>
      <style:text-properties officeooo:rsid="00219c5c"/>
    </style:style>
    <style:style style:name="P350" style:family="paragraph" style:parent-style-name="Text_20_body" style:list-style-name="L135">
      <style:paragraph-properties fo:margin-top="0cm" fo:margin-bottom="0cm" style:contextual-spacing="false"/>
      <style:text-properties officeooo:rsid="00219c5c"/>
    </style:style>
    <style:style style:name="P351" style:family="paragraph" style:parent-style-name="Text_20_body" style:list-style-name="L135">
      <style:text-properties officeooo:rsid="00219c5c"/>
    </style:style>
    <style:style style:name="P352" style:family="paragraph" style:parent-style-name="Preformatted_20_Text" style:list-style-name="L135">
      <style:paragraph-properties fo:margin-left="0cm" fo:margin-right="0cm" fo:margin-top="0cm" fo:margin-bottom="0.247cm" style:contextual-spacing="false" fo:line-height="115%" fo:text-indent="0cm" style:auto-text-indent="false"/>
      <style:text-properties officeooo:rsid="00219c5c"/>
    </style:style>
    <style:style style:name="P353" style:family="paragraph" style:parent-style-name="Preformatted_20_Text" style:list-style-name="L135">
      <style:paragraph-properties fo:margin-left="0cm" fo:margin-right="0cm" fo:margin-top="0cm" fo:margin-bottom="0.499cm" style:contextual-spacing="false" fo:line-height="115%" fo:text-indent="0cm" style:auto-text-indent="false"/>
      <style:text-properties officeooo:rsid="00219c5c"/>
    </style:style>
    <style:style style:name="P354" style:family="paragraph" style:parent-style-name="Text_20_body" style:list-style-name="L136">
      <style:paragraph-properties fo:margin-top="0cm" fo:margin-bottom="0cm" style:contextual-spacing="false"/>
      <style:text-properties officeooo:rsid="00219c5c"/>
    </style:style>
    <style:style style:name="P355" style:family="paragraph" style:parent-style-name="Text_20_body" style:list-style-name="L136">
      <style:text-properties officeooo:rsid="00219c5c"/>
    </style:style>
    <style:style style:name="P356" style:family="paragraph" style:parent-style-name="Text_20_body" style:list-style-name="L137">
      <style:paragraph-properties fo:margin-top="0cm" fo:margin-bottom="0cm" style:contextual-spacing="false"/>
      <style:text-properties officeooo:rsid="00219c5c"/>
    </style:style>
    <style:style style:name="P357" style:family="paragraph" style:parent-style-name="Text_20_body" style:list-style-name="L137">
      <style:text-properties officeooo:rsid="00219c5c"/>
    </style:style>
    <style:style style:name="P358" style:family="paragraph" style:parent-style-name="Preformatted_20_Text">
      <style:paragraph-properties fo:margin-left="0cm" fo:margin-right="0cm" fo:margin-top="0cm" fo:margin-bottom="0.247cm" style:contextual-spacing="false" fo:line-height="115%" fo:text-indent="0cm" style:auto-text-indent="false"/>
      <style:text-properties officeooo:rsid="00219c5c"/>
    </style:style>
    <style:style style:name="P359" style:family="paragraph" style:parent-style-name="Preformatted_20_Text">
      <style:paragraph-properties fo:margin-top="0cm" fo:margin-bottom="0.247cm" style:contextual-spacing="false" fo:line-height="115%"/>
      <style:text-properties officeooo:rsid="00219c5c"/>
    </style:style>
    <style:style style:name="P360" style:family="paragraph" style:parent-style-name="Preformatted_20_Text">
      <style:paragraph-properties fo:margin-left="0cm" fo:margin-right="0cm" fo:margin-top="0cm" fo:margin-bottom="0.499cm" style:contextual-spacing="false" fo:line-height="115%" fo:text-indent="0cm" style:auto-text-indent="false"/>
      <style:text-properties officeooo:rsid="00219c5c"/>
    </style:style>
    <style:style style:name="P361" style:family="paragraph" style:parent-style-name="Text_20_body" style:list-style-name="L138">
      <style:text-properties officeooo:rsid="00219c5c"/>
    </style:style>
    <style:style style:name="P362" style:family="paragraph" style:parent-style-name="Preformatted_20_Text" style:list-style-name="L138">
      <style:paragraph-properties fo:margin-left="0cm" fo:margin-right="0cm" fo:margin-top="0cm" fo:margin-bottom="0.247cm" style:contextual-spacing="false" fo:line-height="115%" fo:text-indent="0cm" style:auto-text-indent="false"/>
      <style:text-properties officeooo:rsid="00219c5c"/>
    </style:style>
    <style:style style:name="P363" style:family="paragraph" style:parent-style-name="Preformatted_20_Text" style:list-style-name="L138">
      <style:paragraph-properties fo:margin-left="0cm" fo:margin-right="0cm" fo:margin-top="0cm" fo:margin-bottom="0.499cm" style:contextual-spacing="false" fo:line-height="115%" fo:text-indent="0cm" style:auto-text-indent="false"/>
      <style:text-properties officeooo:rsid="00219c5c"/>
    </style:style>
    <style:style style:name="P364" style:family="paragraph" style:parent-style-name="Text_20_body" style:list-style-name="L139">
      <style:paragraph-properties fo:margin-top="0cm" fo:margin-bottom="0cm" style:contextual-spacing="false"/>
      <style:text-properties officeooo:rsid="00219c5c"/>
    </style:style>
    <style:style style:name="P365" style:family="paragraph" style:parent-style-name="Text_20_body" style:list-style-name="L139">
      <style:text-properties officeooo:rsid="00219c5c"/>
    </style:style>
    <style:style style:name="P366" style:family="paragraph" style:parent-style-name="Text_20_body">
      <style:text-properties officeooo:rsid="00219c5c" officeooo:paragraph-rsid="00219c5c"/>
    </style:style>
    <style:style style:name="P367" style:family="paragraph" style:parent-style-name="Heading_20_1">
      <style:text-properties officeooo:rsid="00274058"/>
    </style:style>
    <style:style style:name="P368" style:family="paragraph" style:parent-style-name="Text_20_body" style:list-style-name="L140">
      <style:text-properties officeooo:rsid="0026f5f8" officeooo:paragraph-rsid="0026f5f8"/>
    </style:style>
    <style:style style:name="P369" style:family="paragraph" style:parent-style-name="Heading_20_1">
      <style:paragraph-properties fo:keep-with-next="always"/>
    </style:style>
    <style:style style:name="P37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371" style:family="paragraph" style:parent-style-name="Heading_20_1">
      <style:paragraph-properties fo:margin-left="0cm" fo:margin-right="0cm" fo:margin-top="0cm" fo:margin-bottom="0.247cm" style:contextual-spacing="false" fo:line-height="114%" fo:text-indent="0cm" style:auto-text-indent="false"/>
    </style:style>
    <style:style style:name="P372" style:family="paragraph" style:parent-style-name="Heading_20_2">
      <style:paragraph-properties fo:margin-left="0cm" fo:margin-right="0cm" fo:margin-top="0cm" fo:margin-bottom="0.247cm" style:contextual-spacing="false" fo:line-height="114%" fo:text-indent="0cm" style:auto-text-indent="false"/>
    </style:style>
    <style:style style:name="P373" style:family="paragraph" style:parent-style-name="Heading_20_3">
      <style:paragraph-properties fo:margin-left="0cm" fo:margin-right="0cm" fo:margin-top="0cm" fo:margin-bottom="0.247cm" style:contextual-spacing="false" fo:line-height="114%" fo:text-indent="0cm" style:auto-text-indent="false"/>
    </style:style>
    <style:style style:name="P374" style:family="paragraph" style:parent-style-name="Text_20_body">
      <style:paragraph-properties fo:margin-left="0cm" fo:margin-right="0cm" fo:margin-top="0cm" fo:margin-bottom="0.247cm" style:contextual-spacing="false" fo:line-height="114%" fo:text-indent="0cm" style:auto-text-indent="false"/>
    </style:style>
    <style:style style:name="P375" style:family="paragraph" style:parent-style-name="Text_20_body" style:list-style-name="L141">
      <style:paragraph-properties fo:margin-left="0cm" fo:margin-right="0cm" fo:margin-top="0cm" fo:margin-bottom="0.247cm" style:contextual-spacing="false" fo:line-height="114%" fo:text-indent="0cm" style:auto-text-indent="false" fo:padding="0cm" fo:border="none"/>
    </style:style>
    <style:style style:name="P376" style:family="paragraph" style:parent-style-name="Text_20_body" style:list-style-name="L14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7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378" style:family="paragraph" style:parent-style-name="Text_20_body" style:list-style-name="L142">
      <style:paragraph-properties fo:margin-left="0cm" fo:margin-right="0cm" fo:margin-top="0cm" fo:margin-bottom="0.247cm" style:contextual-spacing="false" fo:line-height="114%" fo:text-indent="0cm" style:auto-text-indent="false" fo:padding="0cm" fo:border="none"/>
    </style:style>
    <style:style style:name="P379" style:family="paragraph" style:parent-style-name="Text_20_body" style:list-style-name="L143">
      <style:paragraph-properties fo:margin-left="0cm" fo:margin-right="0cm" fo:margin-top="0cm" fo:margin-bottom="0.247cm" style:contextual-spacing="false" fo:line-height="114%" fo:text-indent="0cm" style:auto-text-indent="false" fo:padding="0cm" fo:border="none"/>
    </style:style>
    <style:style style:name="P380" style:family="paragraph" style:parent-style-name="Text_20_body" style:list-style-name="L14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81" style:family="paragraph" style:parent-style-name="Text_20_body" style:list-style-name="L144">
      <style:paragraph-properties fo:margin-left="0cm" fo:margin-right="0cm" fo:margin-top="0cm" fo:margin-bottom="0.247cm" style:contextual-spacing="false" fo:line-height="114%" fo:text-indent="0cm" style:auto-text-indent="false" fo:padding="0cm" fo:border="none"/>
    </style:style>
    <style:style style:name="P382" style:family="paragraph" style:parent-style-name="Text_20_body" style:list-style-name="L145">
      <style:paragraph-properties fo:margin-left="0cm" fo:margin-right="0cm" fo:margin-top="0cm" fo:margin-bottom="0.247cm" style:contextual-spacing="false" fo:line-height="114%" fo:text-indent="0cm" style:auto-text-indent="false" fo:padding="0cm" fo:border="none"/>
    </style:style>
    <style:style style:name="P383" style:family="paragraph" style:parent-style-name="Text_20_body" style:list-style-name="L146"/>
    <style:style style:name="P384" style:family="paragraph" style:parent-style-name="Text_20_body" style:list-style-name="L147"/>
    <style:style style:name="P385" style:family="paragraph" style:parent-style-name="Text_20_body" style:list-style-name="L148"/>
    <style:style style:name="P386" style:family="paragraph" style:parent-style-name="Preformatted_20_Text">
      <style:paragraph-properties fo:line-height="115%"/>
    </style:style>
    <style:style style:name="P387" style:family="paragraph" style:parent-style-name="Text_20_body">
      <style:text-properties officeooo:rsid="00274058" officeooo:paragraph-rsid="00274058"/>
    </style:style>
    <style:style style:name="T1" style:family="text">
      <style:text-properties fo:font-style="italic" style:font-style-asian="italic" style:font-style-complex="italic"/>
    </style:style>
    <style:style style:name="T2" style:family="text">
      <style:text-properties officeooo:rsid="000b9600"/>
    </style:style>
    <style:style style:name="T3" style:family="text">
      <style:text-properties fo:font-size="22pt" fo:font-weight="bold" officeooo:rsid="000cb294" style:font-size-asian="22pt" style:font-weight-asian="bold"/>
    </style:style>
    <style:style style:name="T4" style:family="text">
      <style:text-properties fo:font-size="22pt" fo:font-weight="bold" style:font-size-asian="22pt" style:font-weight-asian="bold"/>
    </style:style>
    <style:style style:name="T5" style:family="text">
      <style:text-properties fo:font-style="normal" fo:font-weight="normal" style:font-style-asian="normal" style:font-weight-asian="normal"/>
    </style:style>
    <style:style style:name="T6" style:family="text">
      <style:text-properties style:font-name="Liberation Serif" fo:font-size="12pt" fo:font-style="normal" fo:font-weight="normal" style:font-size-asian="12pt" style:font-style-asian="normal" style:font-weight-asian="normal"/>
    </style:style>
    <style:style style:name="T7" style:family="text">
      <style:text-properties fo:font-style="normal" fo:font-weight="bold" style:font-style-asian="normal" style:font-weight-asian="bold"/>
    </style:style>
    <style:style style:name="T8" style:family="text">
      <style:text-properties style:font-name="Liberation Serif" fo:font-size="12pt" fo:font-style="normal" fo:font-weight="bold" style:font-size-asian="12pt" style:font-style-asian="normal" style:font-weight-asian="bold"/>
    </style:style>
    <style:style style:name="T9" style:family="text">
      <style:text-properties fo:color="#ff0000" loext:opacity="100%" style:font-name="Liberation Serif" fo:font-size="12pt" fo:font-style="normal" fo:font-weight="bold" style:font-size-asian="12pt" style:font-style-asian="normal" style:font-weight-asian="bold"/>
    </style:style>
    <style:style style:name="T10" style:family="text">
      <style:text-properties fo:color="#000000" loext:opacity="100%" style:font-name="Liberation Serif" fo:font-size="12pt" fo:font-style="normal" fo:font-weight="bold" style:font-size-asian="12pt" style:font-style-asian="normal" style:font-weight-asian="bold"/>
    </style:style>
    <style:style style:name="T11" style:family="text">
      <style:text-properties fo:color="#000000" loext:opacity="100%" fo:font-size="12pt" fo:font-style="normal" fo:font-weight="bold" style:font-size-asian="12pt" style:font-style-asian="normal" style:font-weight-asian="bold"/>
    </style:style>
    <style:style style:name="T12" style:family="text">
      <style:text-properties fo:font-size="12pt" fo:font-style="normal" fo:font-weight="bold" style:font-size-asian="12pt" style:font-style-asian="normal" style:font-weight-asian="bold"/>
    </style:style>
    <style:style style:name="T13" style:family="text">
      <style:text-properties fo:color="#000000" loext:opacity="100%" fo:font-size="12pt" fo:font-style="normal" fo:font-weight="normal" style:font-size-asian="12pt" style:font-style-asian="normal" style:font-weight-asian="normal" style:font-weight-complex="normal"/>
    </style:style>
    <style:style style:name="T14" style:family="text">
      <style:text-properties fo:font-family="'Liberation Mono', 'Courier New', 'DejaVu Sans Mono', 'Lucida Sans Typewriter'" style:font-family-generic="roman" style:font-pitch="variable" fo:font-style="normal" fo:font-weight="bold" style:font-style-asian="normal" style:font-weight-asian="bold"/>
    </style:style>
    <style:style style:name="T15" style:family="text">
      <style:text-properties fo:color="#000000" loext:opacity="100%" fo:font-size="12pt" fo:font-style="normal" fo:font-weight="bold" style:font-name-asian="Tahoma" style:font-size-asian="12pt" style:font-style-asian="normal" style:font-weight-asian="bold" style:font-name-complex="Liberation Sans2" style:font-size-complex="12pt"/>
    </style:style>
    <style:style style:name="T16" style:family="text">
      <style:text-properties fo:font-size="12pt" fo:font-style="normal" fo:font-weight="normal" style:font-size-asian="12pt" style:font-style-asian="normal" style:font-weight-asian="normal" style:font-weight-complex="normal"/>
    </style:style>
    <style:style style:name="T17" style:family="text">
      <style:text-properties fo:color="#000000" loext:opacity="100%" fo:font-size="12pt" fo:font-style="normal" fo:font-weight="normal" style:font-name-asian="Tahoma" style:font-size-asian="12pt" style:font-style-asian="normal" style:font-weight-asian="normal" style:font-name-complex="Liberation Sans2" style:font-size-complex="12pt" style:font-weight-complex="normal"/>
    </style:style>
    <style:style style:name="T18" style:family="text">
      <style:text-properties fo:color="#000000" loext:opacity="100%" style:font-name="Liberation Serif" fo:font-size="12pt" fo:font-style="normal" fo:font-weight="normal" style:font-size-asian="12pt" style:font-style-asian="normal" style:font-weight-asian="normal" style:font-weight-complex="normal"/>
    </style:style>
    <style:style style:name="T19" style:family="text">
      <style:text-properties fo:color="#000000" loext:opacity="100%" style:font-name="Liberation Serif" fo:font-size="12pt" fo:font-style="normal" style:font-size-asian="12pt" style:font-style-asian="normal"/>
    </style:style>
    <style:style style:name="T20" style:family="text">
      <style:text-properties officeooo:rsid="000cb294"/>
    </style:style>
    <style:style style:name="T21" style:family="text">
      <style:text-properties fo:color="#008000" loext:opacity="100%" fo:background-color="transparent" loext:char-shading-value="0"/>
    </style:style>
    <style:style style:name="T22" style:family="text">
      <style:text-properties fo:color="#0000ff" loext:opacity="100%" fo:background-color="transparent" loext:char-shading-value="0"/>
    </style:style>
    <style:style style:name="T23" style:family="text">
      <style:text-properties fo:color="#000000" loext:opacity="100%" fo:background-color="transparent" loext:char-shading-value="0"/>
    </style:style>
    <style:style style:name="T24" style:family="text">
      <style:text-properties fo:color="#a31515" loext:opacity="100%" fo:background-color="transparent" loext:char-shading-value="0"/>
    </style:style>
    <style:style style:name="T25" style:family="text">
      <style:text-properties style:font-name="Google Sans Text"/>
    </style:style>
    <style:style style:name="T26" style:family="text">
      <style:text-properties style:font-name="Google Sans Text" fo:font-weight="bold"/>
    </style:style>
    <style:style style:name="T27" style:family="text">
      <style:text-properties fo:font-weight="bold"/>
    </style:style>
    <style:style style:name="T28" style:family="text">
      <style:text-properties officeooo:rsid="002d9463"/>
    </style:style>
    <style:style style:name="T29" style:family="text">
      <style:text-properties officeooo:rsid="0023e174"/>
    </style:style>
    <style:style style:name="T30" style:family="text">
      <style:text-properties officeooo:rsid="002556dc"/>
    </style:style>
    <style:style style:name="T31" style:family="text">
      <style:text-properties fo:font-style="italic" fo:font-weight="normal" officeooo:rsid="00065f1c" style:font-style-asian="italic" style:font-weight-asian="normal" style:font-style-complex="italic" style:font-weight-complex="normal"/>
    </style:style>
    <style:style style:name="T32" style:family="text">
      <style:text-properties fo:font-style="italic" fo:font-weight="normal" officeooo:rsid="0007279d" style:font-style-asian="italic" style:font-weight-asian="normal" style:font-style-complex="italic" style:font-weight-complex="normal"/>
    </style:style>
    <style:style style:name="T33" style:family="text">
      <style:text-properties fo:font-style="italic" fo:font-weight="bold" officeooo:rsid="00065f1c" style:font-style-asian="italic" style:font-weight-asian="bold" style:font-style-complex="italic" style:font-weight-complex="bold"/>
    </style:style>
    <style:style style:name="T34" style:family="text">
      <style:text-properties fo:font-style="italic" fo:font-weight="bold" officeooo:rsid="000a3cd8" style:font-style-asian="italic" style:font-weight-asian="bold" style:font-style-complex="italic" style:font-weight-complex="bold"/>
    </style:style>
    <style:style style:name="T35" style:family="text">
      <style:text-properties officeooo:rsid="000a3cd8"/>
    </style:style>
    <style:style style:name="T36" style:family="text">
      <style:text-properties officeooo:rsid="000a993d"/>
    </style:style>
    <style:style style:name="T37" style:family="text">
      <style:text-properties officeooo:rsid="00065f1c"/>
    </style:style>
    <style:style style:name="T38"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9" style:family="text">
      <style:text-properties officeooo:rsid="0026f5f8"/>
    </style:style>
    <style:style style:name="T40" style:family="text">
      <style:text-properties officeooo:rsid="00296ff6"/>
    </style:style>
    <style:style style:name="T41" style:family="text">
      <style:text-properties fo:font-family="'Google Sans', sans-serif"/>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ésentation par module</text:p>
      <text:p text:style-name="P1">Réalisé après téléversement réussit 19 févri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49592_2774384090" office:name="Table A des variables VPIV SP / SE / Arduino" text:style-name="Index_20_Link" text:visited-style-name="Index_20_Link">1 Table A des variables VPIV SP / SE / Arduino<text:tab/>6</text:a></text:p>
          <text:p text:style-name="P2"><text:a xlink:type="simple" xlink:href="#__RefHeading___Toc49594_2774384090" office:name="Relation entre le TYPE et le FORMAT_VALUE dans la table A par rapport au code." text:style-name="Index_20_Link" text:visited-style-name="Index_20_Link">2 Relation entre le TYPE et le FORMAT_VALUE dans la table A par rapport au code.<text:tab/>8</text:a></text:p>
          <text:p text:style-name="P3"><text:a xlink:type="simple" xlink:href="#__RefHeading___Toc49596_2774384090" office:name="Types dans la Table A vs Code" text:style-name="Index_20_Link" text:visited-style-name="Index_20_Link">1.1 Types dans la Table A vs Code<text:tab/>8</text:a></text:p>
          <text:p text:style-name="P3"><text:a xlink:type="simple" xlink:href="#__RefHeading___Toc49598_2774384090" office:name="FORMAT_VALUE : Sémantique vs Implémentation" text:style-name="Index_20_Link" text:visited-style-name="Index_20_Link">1.2 FORMAT_VALUE : Sémantique vs Implémentation<text:tab/>8</text:a></text:p>
          <text:p text:style-name="P4"><text:a xlink:type="simple" xlink:href="#__RefHeading___Toc49600_2774384090" office:name="Exemples Concrets ds le Code :" text:style-name="Index_20_Link" text:visited-style-name="Index_20_Link">Exemples Concrets ds le Code :<text:tab/>8</text:a></text:p>
          <text:p text:style-name="P5"><text:a xlink:type="simple" xlink:href="#__RefHeading___Toc49602_2774384090" office:name="a) Lrub:col (string dans la table A)" text:style-name="Index_20_Link" text:visited-style-name="Index_20_Link">a) Lrub:col (string dans la table A)<text:tab/>8</text:a></text:p>
          <text:p text:style-name="P5"><text:a xlink:type="simple" xlink:href="#__RefHeading___Toc49604_2774384090" office:name="b) Lrub:int (number dans la table A)" text:style-name="Index_20_Link" text:visited-style-name="Index_20_Link">b) Lrub:int (number dans la table A)<text:tab/>9</text:a></text:p>
          <text:p text:style-name="P5"><text:a xlink:type="simple" xlink:href="#__RefHeading___Toc49606_2774384090" office:name="c) Lrub:act (boolean dans la table A)" text:style-name="Index_20_Link" text:visited-style-name="Index_20_Link">c) Lrub:act (boolean dans la table A)<text:tab/>9</text:a></text:p>
          <text:p text:style-name="P3"><text:a xlink:type="simple" xlink:href="#__RefHeading___Toc49608_2774384090" office:name=" Règles pour Déterminer TYPE et FORMAT_VALUE" text:style-name="Index_20_Link" text:visited-style-name="Index_20_Link">1.3 <text:s/>Règles pour Déterminer TYPE et FORMAT_VALUE<text:tab/>9</text:a></text:p>
          <text:p text:style-name="P3"><text:a xlink:type="simple" xlink:href="#__RefHeading___Toc49610_2774384090" office:name="Corrections Suggérées pour votre Table A" text:style-name="Index_20_Link" text:visited-style-name="Index_20_Link">1.4 Corrections Suggérées pour votre Table A<text:tab/>9</text:a></text:p>
          <text:p text:style-name="P3"><text:a xlink:type="simple" xlink:href="#__RefHeading___Toc49612_2774384090" office:name=" Cas Particuliers" text:style-name="Index_20_Link" text:visited-style-name="Index_20_Link">1.5 <text:s/>Cas Particuliers<text:tab/>9</text:a></text:p>
          <text:p text:style-name="P4"><text:a xlink:type="simple" xlink:href="#__RefHeading___Toc49614_2774384090" office:name="a) Commandes Ponctuelles (ex: (init))" text:style-name="Index_20_Link" text:visited-style-name="Index_20_Link">2.1.1 a) Commandes Ponctuelles (ex: (init))<text:tab/>9</text:a></text:p>
          <text:p text:style-name="P4"><text:a xlink:type="simple" xlink:href="#__RefHeading___Toc49616_2774384090" office:name="b) Erreurs (ex: bad_rgb)" text:style-name="Index_20_Link" text:visited-style-name="Index_20_Link">b) Erreurs (ex: bad_rgb)<text:tab/>10</text:a></text:p>
          <text:p text:style-name="P3"><text:a xlink:type="simple" xlink:href="#__RefHeading___Toc49618_2774384090" office:name="Conclusion" text:style-name="Index_20_Link" text:visited-style-name="Index_20_Link">1.6 Conclusion<text:tab/>10</text:a></text:p>
          <text:p text:style-name="P3"><text:a xlink:type="simple" xlink:href="#__RefHeading___Toc49620_2774384090" office:name="1. Explication du fichier vpiv_utils.h" text:style-name="Index_20_Link" text:visited-style-name="Index_20_Link">1. Explication du fichier vpiv_utils.h<text:tab/>10</text:a></text:p>
          <text:p text:style-name="P4"><text:a xlink:type="simple" xlink:href="#__RefHeading___Toc49622_2774384090" office:name="Fonctions Principales :" text:style-name="Index_20_Link" text:visited-style-name="Index_20_Link">2.1.2 Fonctions Principales :<text:tab/>10</text:a></text:p>
          <text:p text:style-name="P4"><text:a xlink:type="simple" xlink:href="#__RefHeading___Toc49624_2774384090" office:name="Rôle dans l'architecture :" text:style-name="Index_20_Link" text:visited-style-name="Index_20_Link">Rôle dans l'architecture :<text:tab/>11</text:a></text:p>
          <text:p text:style-name="P2"><text:a xlink:type="simple" xlink:href="#__RefHeading___Toc48475_2774384090" office:name="Articulation concernant les erreurs" text:style-name="Index_20_Link" text:visited-style-name="Index_20_Link">3 Articulation concernant les erreurs<text:tab/>11</text:a></text:p>
          <text:p text:style-name="P3"><text:a xlink:type="simple" xlink:href="#__RefHeading___Toc97565_2774384090" office:name="Documentation Détaillée" text:style-name="Index_20_Link" text:visited-style-name="Index_20_Link">Documentation Détaillée<text:tab/>11</text:a></text:p>
          <text:p text:style-name="P4"><text:a xlink:type="simple" xlink:href="#__RefHeading___Toc97567_2774384090" office:name="1. Module CfgS (Configuration Système)" text:style-name="Index_20_Link" text:visited-style-name="Index_20_Link">3.1.1 1. Module CfgS (Configuration Système)<text:tab/>11</text:a></text:p>
          <text:p text:style-name="P4"><text:a xlink:type="simple" xlink:href="#__RefHeading___Toc97569_2774384090" office:name="2. Module Urg (Urgence)" text:style-name="Index_20_Link" text:visited-style-name="Index_20_Link">2. Module Urg (Urgence)<text:tab/>12</text:a></text:p>
          <text:p text:style-name="P4"><text:a xlink:type="simple" xlink:href="#__RefHeading___Toc97571_2774384090" office:name="3. Module COM (Communication)" text:style-name="Index_20_Link" text:visited-style-name="Index_20_Link">3. Module COM (Communication)<text:tab/>12</text:a></text:p>
          <text:p text:style-name="P3"><text:a xlink:type="simple" xlink:href="#__RefHeading___Toc97573_2774384090" office:name="Règles de Cohérence" text:style-name="Index_20_Link" text:visited-style-name="Index_20_Link">Règles de Cohérence<text:tab/>12</text:a></text:p>
          <text:p text:style-name="P4"><text:a xlink:type="simple" xlink:href="#__RefHeading___Toc97575_2774384090" office:name="1. CAT (Catégorie)" text:style-name="Index_20_Link" text:visited-style-name="Index_20_Link">3.1.2 1. CAT (Catégorie)<text:tab/>12</text:a></text:p>
          <text:p text:style-name="P4"><text:a xlink:type="simple" xlink:href="#__RefHeading___Toc97577_2774384090" office:name="2. Flux de Traitement des Urgences" text:style-name="Index_20_Link" text:visited-style-name="Index_20_Link">2. Flux de Traitement des Urgences<text:tab/>12</text:a></text:p>
          <text:p text:style-name="P4"><text:a xlink:type="simple" xlink:href="#__RefHeading___Toc97579_2774384090" office:name="3. COM vs Urg" text:style-name="Index_20_Link" text:visited-style-name="Index_20_Link">3. COM vs Urg<text:tab/>13</text:a></text:p>
          <text:p text:style-name="P3"><text:a xlink:type="simple" xlink:href="#__RefHeading___Toc97581_2774384090" office:name="Incohérences Résolues" text:style-name="Index_20_Link" text:visited-style-name="Index_20_Link">Incohérences Résolues<text:tab/>13</text:a></text:p>
          <text:p text:style-name="P3"><text:a xlink:type="simple" xlink:href="#__RefHeading___Toc97583_2774384090" office:name="Exemples d'Utilisation" text:style-name="Index_20_Link" text:visited-style-name="Index_20_Link">Exemples d'Utilisation<text:tab/>13</text:a></text:p>
          <text:p text:style-name="P4"><text:a xlink:type="simple" xlink:href="#__RefHeading___Toc97585_2774384090" office:name="1. Déclenchement d'une Urgence" text:style-name="Index_20_Link" text:visited-style-name="Index_20_Link">3.1.3 1. Déclenchement d'une Urgence<text:tab/>13</text:a></text:p>
          <text:p text:style-name="P4"><text:a xlink:type="simple" xlink:href="#__RefHeading___Toc97587_2774384090" office:name="2. Information via COM" text:style-name="Index_20_Link" text:visited-style-name="Index_20_Link">3.1.4 2. Information via COM<text:tab/>13</text:a></text:p>
          <text:p text:style-name="P2"><text:a xlink:type="simple" xlink:href="#__RefHeading___Toc49626_2774384090" office:name="Rappel" text:style-name="Index_20_Link" text:visited-style-name="Index_20_Link">4 Rappel<text:tab/>15</text:a></text:p>
          <text:p text:style-name="P3"><text:a xlink:type="simple" xlink:href="#__RefHeading___Toc49628_2774384090" office:name="Fonctionnement de l'Initialisation" text:style-name="Index_20_Link" text:visited-style-name="Index_20_Link">Fonctionnement de l'Initialisation<text:tab/>15</text:a></text:p>
          <text:p text:style-name="P3"><text:a xlink:type="simple" xlink:href="#__RefHeading___Toc49630_2774384090" office:name="-FICHIERS :" text:style-name="Index_20_Link" text:visited-style-name="Index_20_Link"><text:span text:style-name="T1">-FICHIERS :</text:span><text:tab/>15</text:a></text:p>
          <text:p text:style-name="P2"><text:a xlink:type="simple" xlink:href="#__RefHeading___Toc49632_2774384090" office:name="LRING -Cercle leds programmables" text:style-name="Index_20_Link" text:visited-style-name="Index_20_Link">5 LRING -Cercle leds programmables<text:tab/>16</text:a></text:p>
          <text:p text:style-name="P4"><text:a xlink:type="simple" xlink:href="#__RefHeading___Toc49634_2774384090" office:name="Extrait-Config.cpp / Cste" text:style-name="Index_20_Link" text:visited-style-name="Index_20_Link">5.1.1 Extrait-Config.cpp / Cste<text:tab/>16</text:a></text:p>
          <text:p text:style-name="P4"><text:a xlink:type="simple" xlink:href="#__RefHeading___Toc49636_2774384090" office:name="Fichier : src/actuators/lring.cpp" text:style-name="Index_20_Link" text:visited-style-name="Index_20_Link">5.1.2 Fichier : src/actuators/lring.cpp<text:tab/>16</text:a></text:p>
          <text:p text:style-name="P4"><text:a xlink:type="simple" xlink:href="#__RefHeading___Toc49638_2774384090" office:name=" FICHIER : src/communication/dispatch_Lring.cpp" text:style-name="Index_20_Link" text:visited-style-name="Index_20_Link">5.1.3 <text:s/>FICHIER : src/communication/dispatch_Lring.cpp<text:tab/>16</text:a></text:p>
          <text:p text:style-name="P2"><text:a xlink:type="simple" xlink:href="#__RefHeading___Toc49640_2774384090" office:name="Lrub -Ruban leds programmables" text:style-name="Index_20_Link" text:visited-style-name="Index_20_Link">6 Lrub -Ruban leds programmables<text:tab/>17</text:a></text:p>
          <text:p text:style-name="P4"><text:a xlink:type="simple" xlink:href="#__RefHeading___Toc49642_2774384090" office:name="Extrait-Config.cpp / Cste" text:style-name="Index_20_Link" text:visited-style-name="Index_20_Link">6.1.1 Extrait-Config.cpp / Cste<text:tab/>17</text:a></text:p>
          <text:p text:style-name="P4"><text:a xlink:type="simple" xlink:href="#__RefHeading___Toc49644_2774384090" office:name="FICHIER : src/actuators/lrub.cpp" text:style-name="Index_20_Link" text:visited-style-name="Index_20_Link">6.1.2 FICHIER : src/actuators/lrub.cpp<text:tab/>17</text:a></text:p>
          <text:p text:style-name="P4"><text:a xlink:type="simple" xlink:href="#__RefHeading___Toc49646_2774384090" office:name="FICHIER : src/communication/dispatch_Lrub.cpp" text:style-name="Index_20_Link" text:visited-style-name="Index_20_Link">6.1.3 FICHIER : src/communication/dispatch_Lrub.cpp<text:tab/>17</text:a></text:p>
          <text:p text:style-name="P4"><text:a xlink:type="simple" xlink:href="#__RefHeading___Toc49648_2774384090" office:name="Points Clés pour Lring vs Lrub :" text:style-name="Index_20_Link" text:visited-style-name="Index_20_Link">6.1.4 Points Clés pour Lring vs Lrub :<text:tab/>18</text:a></text:p>
          <text:p text:style-name="P2"><text:a xlink:type="simple" xlink:href="#__RefHeading___Toc49650_2774384090" office:name="fs – Capteur de force" text:style-name="Index_20_Link" text:visited-style-name="Index_20_Link"><text:soft-page-break/>7 fs – Capteur de force<text:tab/>18</text:a></text:p>
          <text:p text:style-name="P3"><text:a xlink:type="simple" xlink:href="#__RefHeading___Toc49652_2774384090" office:name="module FS avec son rôle dans le pilotage par laisse" text:style-name="Index_20_Link" text:visited-style-name="Index_20_Link">module FS avec son rôle dans le pilotage par laisse<text:tab/>18</text:a></text:p>
          <text:p text:style-name="P4"><text:a xlink:type="simple" xlink:href="#__RefHeading___Toc49654_2774384090" office:name="Module FS (Force Sensor) - Documentation technique" text:style-name="Index_20_Link" text:visited-style-name="Index_20_Link">7.1.1 Module FS (Force Sensor) - Documentation technique<text:tab/>18</text:a></text:p>
          <text:p text:style-name="P5"><text:a xlink:type="simple" xlink:href="#__RefHeading___Toc49656_2774384090" office:name="1. Rôle dans le système de pilotage par laisse" text:style-name="Index_20_Link" text:visited-style-name="Index_20_Link">1. Rôle dans le système de pilotage par laisse<text:tab/>18</text:a></text:p>
          <text:p text:style-name="P5"><text:a xlink:type="simple" xlink:href="#__RefHeading___Toc49658_2774384090" office:name="2. Fonctionnalités principales" text:style-name="Index_20_Link" text:visited-style-name="Index_20_Link">2. Fonctionnalités principales<text:tab/>18</text:a></text:p>
          <text:p text:style-name="P5"><text:a xlink:type="simple" xlink:href="#__RefHeading___Toc49660_2774384090" office:name="3. Flux de données avec ctrl_L" text:style-name="Index_20_Link" text:visited-style-name="Index_20_Link">3. Flux de données avec ctrl_L<text:tab/>19</text:a></text:p>
          <text:p text:style-name="P5"><text:a xlink:type="simple" xlink:href="#__RefHeading___Toc49662_2774384090" office:name="4. Paramètres clés et leur impact" text:style-name="Index_20_Link" text:visited-style-name="Index_20_Link">4. Paramètres clés et leur impact<text:tab/>19</text:a></text:p>
          <text:p text:style-name="P5"><text:a xlink:type="simple" xlink:href="#__RefHeading___Toc49664_2774384090" office:name="5. Commandes VPIV spécifiques" text:style-name="Index_20_Link" text:visited-style-name="Index_20_Link">5. Commandes VPIV spécifiques<text:tab/>19</text:a></text:p>
          <text:p text:style-name="P5"><text:a xlink:type="simple" xlink:href="#__RefHeading___Toc49666_2774384090" office:name="6. Intégration avec le système global" text:style-name="Index_20_Link" text:visited-style-name="Index_20_Link">6. Intégration avec le système global<text:tab/>19</text:a></text:p>
          <text:p text:style-name="P5"><text:a xlink:type="simple" xlink:href="#__RefHeading___Toc49668_2774384090" office:name="7. Exemple de flux complet" text:style-name="Index_20_Link" text:visited-style-name="Index_20_Link">7. Exemple de flux complet<text:tab/>19</text:a></text:p>
          <text:p text:style-name="P4"><text:a xlink:type="simple" xlink:href="#__RefHeading___Toc49670_2774384090" office:name="1. Clarification sur la tare (point 0) du capteur de force" text:style-name="Index_20_Link" text:visited-style-name="Index_20_Link">7.1.2 1. Clarification sur la tare (point 0) du capteur de force<text:tab/>20</text:a></text:p>
          <text:p text:style-name="P2"><text:a xlink:type="simple" xlink:href="#__RefHeading___Toc49672_2774384090" office:name="Ctrl_L module (inclus dans le dossier Control)" text:style-name="Index_20_Link" text:visited-style-name="Index_20_Link">8 Ctrl_L module (inclus dans le dossier Control)<text:tab/>20</text:a></text:p>
          <text:p text:style-name="P4"><text:a xlink:type="simple" xlink:href="#__RefHeading___Toc49674_2774384090" office:name="Système de pilotage par laisse - Documentation fonctionnelle" text:style-name="Index_20_Link" text:visited-style-name="Index_20_Link">8.1.1 Système de pilotage par laisse - Documentation fonctionnelle<text:tab/>20</text:a></text:p>
          <text:p text:style-name="P5"><text:a xlink:type="simple" xlink:href="#__RefHeading___Toc49676_2774384090" office:name="1. Rôle principal" text:style-name="Index_20_Link" text:visited-style-name="Index_20_Link">1. Rôle principal<text:tab/>20</text:a></text:p>
          <text:p text:style-name="P5"><text:a xlink:type="simple" xlink:href="#__RefHeading___Toc49678_2774384090" office:name="2. Fonctionnalités clés" text:style-name="Index_20_Link" text:visited-style-name="Index_20_Link">2. Fonctionnalités clés<text:tab/>20</text:a></text:p>
          <text:p text:style-name="P5"><text:a xlink:type="simple" xlink:href="#__RefHeading___Toc49680_2774384090" office:name="3. Paramètres dynamiques" text:style-name="Index_20_Link" text:visited-style-name="Index_20_Link">3. Paramètres dynamiques<text:tab/>20</text:a></text:p>
          <text:p text:style-name="P5"><text:a xlink:type="simple" xlink:href="#__RefHeading___Toc49682_2774384090" office:name="4. Flux de contrôle" text:style-name="Index_20_Link" text:visited-style-name="Index_20_Link">4. Flux de contrôle<text:tab/>21</text:a></text:p>
          <text:p text:style-name="P5"><text:a xlink:type="simple" xlink:href="#__RefHeading___Toc49684_2774384090" office:name="5. Intégration système" text:style-name="Index_20_Link" text:visited-style-name="Index_20_Link">5. Intégration système<text:tab/>21</text:a></text:p>
          <text:p text:style-name="P5"><text:a xlink:type="simple" xlink:href="#__RefHeading___Toc49686_2774384090" office:name="6. Conditions optimales" text:style-name="Index_20_Link" text:visited-style-name="Index_20_Link">6. Conditions optimales<text:tab/>21</text:a></text:p>
          <text:p text:style-name="P2"><text:a xlink:type="simple" xlink:href="#__RefHeading___Toc49688_2774384090" office:name="US Module Ultrason" text:style-name="Index_20_Link" text:visited-style-name="Index_20_Link">9 US Module Ultrason<text:tab/>22</text:a></text:p>
          <text:p text:style-name="P4"><text:a xlink:type="simple" xlink:href="#__RefHeading___Toc49690_2774384090" office:name="Caractéristiques principales" text:style-name="Index_20_Link" text:visited-style-name="Index_20_Link">9.1.1 Caractéristiques principales<text:tab/>22</text:a></text:p>
          <text:p text:style-name="P4"><text:a xlink:type="simple" xlink:href="#__RefHeading___Toc49692_2774384090" office:name="Fonctionnalités" text:style-name="Index_20_Link" text:visited-style-name="Index_20_Link">Fonctionnalités<text:tab/>22</text:a></text:p>
          <text:p text:style-name="P4"><text:a xlink:type="simple" xlink:href="#__RefHeading___Toc49694_2774384090" office:name="Messages VPIV émis" text:style-name="Index_20_Link" text:visited-style-name="Index_20_Link">Messages VPIV émis<text:tab/>22</text:a></text:p>
          <text:p text:style-name="P4"><text:a xlink:type="simple" xlink:href="#__RefHeading___Toc49696_2774384090" office:name="Configuration" text:style-name="Index_20_Link" text:visited-style-name="Index_20_Link">Configuration<text:tab/>22</text:a></text:p>
          <text:p text:style-name="P4"><text:a xlink:type="simple" xlink:href="#__RefHeading___Toc49698_2774384090" office:name="Exemples d'utilisation" text:style-name="Index_20_Link" text:visited-style-name="Index_20_Link">9.1.2 Exemples d'utilisation<text:tab/>23</text:a></text:p>
          <text:p text:style-name="P3"><text:a xlink:type="simple" xlink:href="#__RefHeading___Toc49700_2774384090" office:name="Tableau des propriétés du module US (Ultrason)" text:style-name="Index_20_Link" text:visited-style-name="Index_20_Link">Tableau des propriétés du module US (Ultrason)<text:tab/>23</text:a></text:p>
          <text:p text:style-name="P3"><text:a xlink:type="simple" xlink:href="#__RefHeading___Toc49702_2774384090" office:name="Explications détaillées" text:style-name="Index_20_Link" text:visited-style-name="Index_20_Link">Explications détaillées<text:tab/>24</text:a></text:p>
          <text:p text:style-name="P4"><text:a xlink:type="simple" xlink:href="#__RefHeading___Toc49704_2774384090" office:name="1. Propriétés de configuration (P1)" text:style-name="Index_20_Link" text:visited-style-name="Index_20_Link">9.1.3 1. Propriétés de configuration (P1)<text:tab/>24</text:a></text:p>
          <text:p text:style-name="P4"><text:a xlink:type="simple" xlink:href="#__RefHeading___Toc49706_2774384090" office:name="2. Propriétés d'état (A1)" text:style-name="Index_20_Link" text:visited-style-name="Index_20_Link">2. Propriétés d'état (A1)<text:tab/>24</text:a></text:p>
          <text:p text:style-name="P4"><text:a xlink:type="simple" xlink:href="#__RefHeading___Toc49708_2774384090" office:name="3. Valeurs spéciales" text:style-name="Index_20_Link" text:visited-style-name="Index_20_Link">3. Valeurs spéciales<text:tab/>24</text:a></text:p>
          <text:p text:style-name="P4"><text:a xlink:type="simple" xlink:href="#__RefHeading___Toc49710_2774384090" office:name="4. Correspondance avec le matériel" text:style-name="Index_20_Link" text:visited-style-name="Index_20_Link">9.1.4 4. Correspondance avec le matériel<text:tab/>24</text:a></text:p>
          <text:p text:style-name="P4"><text:a xlink:type="simple" xlink:href="#__RefHeading___Toc49712_2774384090" office:name="5. Comportement des alertes" text:style-name="Index_20_Link" text:visited-style-name="Index_20_Link">9.1.5 5. Comportement des alertes<text:tab/>24</text:a></text:p>
          <text:p text:style-name="P4"><text:a xlink:type="simple" xlink:href="#__RefHeading___Toc49714_2774384090" office:name="6. Modes de fonctionnement" text:style-name="Index_20_Link" text:visited-style-name="Index_20_Link">6. Modes de fonctionnement<text:tab/>25</text:a></text:p>
          <text:p text:style-name="P2"><text:a xlink:type="simple" xlink:href="#__RefHeading___Toc49716_2774384090" office:name="MvIR Module détection de mouvementi infrarouge" text:style-name="Index_20_Link" text:visited-style-name="Index_20_Link">10 MvIR Module détection de mouvementi infrarouge<text:tab/>26</text:a></text:p>
          <text:p text:style-name="P3"><text:a xlink:type="simple" xlink:href="#__RefHeading___Toc49718_2774384090" office:name="Documentation technique du module MvtIR" text:style-name="Index_20_Link" text:visited-style-name="Index_20_Link">Documentation technique du module MvtIR<text:tab/>26</text:a></text:p>
          <text:p text:style-name="P4"><text:a xlink:type="simple" xlink:href="#__RefHeading___Toc49720_2774384090" office:name="1. Fonctionnalités principales" text:style-name="Index_20_Link" text:visited-style-name="Index_20_Link">10.1.1 1. Fonctionnalités principales<text:tab/>26</text:a></text:p>
          <text:p text:style-name="P4"><text:a xlink:type="simple" xlink:href="#__RefHeading___Toc49722_2774384090" office:name="2. Modes de fonctionnement" text:style-name="Index_20_Link" text:visited-style-name="Index_20_Link">2. Modes de fonctionnement<text:tab/>26</text:a></text:p>
          <text:p text:style-name="P4"><text:a xlink:type="simple" xlink:href="#__RefHeading___Toc49724_2774384090" office:name="3. Comportement" text:style-name="Index_20_Link" text:visited-style-name="Index_20_Link">10.1.2 3. Comportement<text:tab/>26</text:a></text:p>
          <text:p text:style-name="P4"><text:a xlink:type="simple" xlink:href="#__RefHeading___Toc49726_2774384090" office:name="4. Messages VPIV" text:style-name="Index_20_Link" text:visited-style-name="Index_20_Link">4. Messages VPIV<text:tab/>26</text:a></text:p>
          <text:p text:style-name="P4"><text:a xlink:type="simple" xlink:href="#__RefHeading___Toc49728_2774384090" office:name="5. Configuration par défaut" text:style-name="Index_20_Link" text:visited-style-name="Index_20_Link">5. Configuration par défaut<text:tab/>26</text:a></text:p>
          <text:p text:style-name="P4"><text:a xlink:type="simple" xlink:href="#__RefHeading___Toc49730_2774384090" office:name="6. Brochage" text:style-name="Index_20_Link" text:visited-style-name="Index_20_Link">10.1.3 6. Brochage<text:tab/>26</text:a></text:p>
          <text:p text:style-name="P4"><text:a xlink:type="simple" xlink:href="#__RefHeading___Toc49732_2774384090" office:name="7. Exemple d'utilisation" text:style-name="Index_20_Link" text:visited-style-name="Index_20_Link">7. Exemple d'utilisation<text:tab/>27</text:a></text:p>
          <text:p text:style-name="P3"><text:a xlink:type="simple" xlink:href="#__RefHeading___Toc49734_2774384090" office:name="Vérification de cohérence" text:style-name="Index_20_Link" text:visited-style-name="Index_20_Link">Vérification de cohérence<text:tab/>27</text:a></text:p>
          <text:p text:style-name="P3"><text:a xlink:type="simple" xlink:href="#__RefHeading___Toc49736_2774384090" office:name="Détails des propriétés du module MvtIR" text:style-name="Index_20_Link" text:visited-style-name="Index_20_Link">Détails des propriétés du module MvtIR<text:tab/>27</text:a></text:p>
          <text:p text:style-name="P4"><text:a xlink:type="simple" xlink:href="#__RefHeading___Toc49738_2774384090" office:name="1. Propriété read (P1)" text:style-name="Index_20_Link" text:visited-style-name="Index_20_Link">11 1. Propriété read (P1)<text:tab/>27</text:a></text:p>
          <text:p text:style-name="P4"><text:a xlink:type="simple" xlink:href="#__RefHeading___Toc49740_2774384090" office:name="2. Propriété value (A1)" text:style-name="Index_20_Link" text:visited-style-name="Index_20_Link">2. Propriété value (A1)<text:tab/>28</text:a></text:p>
          <text:p text:style-name="P4"><text:a xlink:type="simple" xlink:href="#__RefHeading___Toc49742_2774384090" office:name="3. Propriété alert (A1)" text:style-name="Index_20_Link" text:visited-style-name="Index_20_Link">3. Propriété alert (A1)<text:tab/>28</text:a></text:p>
          <text:p text:style-name="P4"><text:a xlink:type="simple" xlink:href="#__RefHeading___Toc49744_2774384090" office:name="4. Propriété act (P1/A1)" text:style-name="Index_20_Link" text:visited-style-name="Index_20_Link">4. Propriété act (P1/A1)<text:tab/>28</text:a></text:p>
          <text:p text:style-name="P4"><text:a xlink:type="simple" xlink:href="#__RefHeading___Toc49746_2774384090" office:name="5. Propriété freq (P1/A1)" text:style-name="Index_20_Link" text:visited-style-name="Index_20_Link">5. Propriété freq (P1/A1)<text:tab/>28</text:a></text:p>
          <text:p text:style-name="P4"><text:a xlink:type="simple" xlink:href="#__RefHeading___Toc49748_2774384090" office:name="6. Propriété thd (P1/A1)" text:style-name="Index_20_Link" text:visited-style-name="Index_20_Link">6. Propriété thd (P1/A1)<text:tab/>28</text:a></text:p>
          <text:p text:style-name="P4"><text:a xlink:type="simple" xlink:href="#__RefHeading___Toc49750_2774384090" office:name="7. Propriété mode (P1/A1)" text:style-name="Index_20_Link" text:visited-style-name="Index_20_Link"><text:soft-page-break/>7. Propriété mode (P1/A1)<text:tab/>29</text:a></text:p>
          <text:p text:style-name="P3"><text:a xlink:type="simple" xlink:href="#__RefHeading___Toc49752_2774384090" office:name="Schéma de fonctionnement" text:style-name="Index_20_Link" text:visited-style-name="Index_20_Link">Schéma de fonctionnement<text:tab/>29</text:a></text:p>
          <text:p text:style-name="P3"><text:a xlink:type="simple" xlink:href="#__RefHeading___Toc49754_2774384090" office:name="Exemples concrets" text:style-name="Index_20_Link" text:visited-style-name="Index_20_Link">Exemples concrets<text:tab/>29</text:a></text:p>
          <text:p text:style-name="P3"><text:a xlink:type="simple" xlink:href="#__RefHeading___Toc49756_2774384090" office:name="Intégration système" text:style-name="Index_20_Link" text:visited-style-name="Index_20_Link">Intégration système<text:tab/>29</text:a></text:p>
          <text:p text:style-name="P2"><text:a xlink:type="simple" xlink:href="#__RefHeading___Toc49758_2774384090" office:name="Module Micros" text:style-name="Index_20_Link" text:visited-style-name="Index_20_Link">12 Module Micros<text:tab/>30</text:a></text:p>
          <text:p text:style-name="P3"><text:a xlink:type="simple" xlink:href="#__RefHeading___Toc49760_2774384090" office:name="Documentation technique du module Mic" text:style-name="Index_20_Link" text:visited-style-name="Index_20_Link">Documentation technique du module Mic<text:tab/>30</text:a></text:p>
          <text:p text:style-name="P4"><text:a xlink:type="simple" xlink:href="#__RefHeading___Toc49762_2774384090" office:name="Architecture" text:style-name="Index_20_Link" text:visited-style-name="Index_20_Link">12.1.1 Architecture<text:tab/>30</text:a></text:p>
          <text:p text:style-name="P4"><text:a xlink:type="simple" xlink:href="#__RefHeading___Toc49764_2774384090" office:name="2. Détails des propriétés" text:style-name="Index_20_Link" text:visited-style-name="Index_20_Link">2. Détails des propriétés<text:tab/>30</text:a></text:p>
          <text:p text:style-name="P5"><text:a xlink:type="simple" xlink:href="#__RefHeading___Toc49766_2774384090" office:name="Propriété read (P1)" text:style-name="Index_20_Link" text:visited-style-name="Index_20_Link">Propriété read (P1)<text:tab/>30</text:a></text:p>
          <text:p text:style-name="P5"><text:a xlink:type="simple" xlink:href="#__RefHeading___Toc49768_2774384090" office:name="Propriétés de valeurs (A1)" text:style-name="Index_20_Link" text:visited-style-name="Index_20_Link">Propriétés de valeurs (A1)<text:tab/>30</text:a></text:p>
          <text:p text:style-name="P5"><text:a xlink:type="simple" xlink:href="#__RefHeading___Toc49770_2774384090" office:name="Propriété alert (A1)" text:style-name="Index_20_Link" text:visited-style-name="Index_20_Link">Propriété alert (A1)<text:tab/>30</text:a></text:p>
          <text:p text:style-name="P5"><text:a xlink:type="simple" xlink:href="#__RefHeading___Toc49772_2774384090" office:name="Configuration (P1)" text:style-name="Index_20_Link" text:visited-style-name="Index_20_Link">Configuration (P1)<text:tab/>30</text:a></text:p>
          <text:p text:style-name="P4"><text:a xlink:type="simple" xlink:href="#__RefHeading___Toc49774_2774384090" office:name="3. Modes de fonctionnement" text:style-name="Index_20_Link" text:visited-style-name="Index_20_Link">3. Modes de fonctionnement<text:tab/>31</text:a></text:p>
          <text:p text:style-name="P4"><text:a xlink:type="simple" xlink:href="#__RefHeading___Toc49776_2774384090" office:name="4. Algorithmique" text:style-name="Index_20_Link" text:visited-style-name="Index_20_Link">12.1.2 4. Algorithmique<text:tab/>31</text:a></text:p>
          <text:p text:style-name="P4"><text:a xlink:type="simple" xlink:href="#__RefHeading___Toc49778_2774384090" office:name="5. Configuration par défaut" text:style-name="Index_20_Link" text:visited-style-name="Index_20_Link">5. Configuration par défaut<text:tab/>31</text:a></text:p>
          <text:p text:style-name="P4"><text:a xlink:type="simple" xlink:href="#__RefHeading___Toc49780_2774384090" office:name="6. Vérification de cohérence" text:style-name="Index_20_Link" text:visited-style-name="Index_20_Link">12.1.3 6. Vérification de cohérence<text:tab/>31</text:a></text:p>
          <text:p text:style-name="P3"><text:a xlink:type="simple" xlink:href="#__RefHeading___Toc49782_2774384090" office:name="Exemples d'utilisation" text:style-name="Index_20_Link" text:visited-style-name="Index_20_Link">Exemples d'utilisation<text:tab/>32</text:a></text:p>
          <text:p text:style-name="P2"><text:a xlink:type="simple" xlink:href="#__RefHeading___Toc49784_2774384090" office:name="Module Moteur" text:style-name="Index_20_Link" text:visited-style-name="Index_20_Link">13 Module Moteur<text:tab/>33</text:a></text:p>
          <text:p text:style-name="P3"><text:a xlink:type="simple" xlink:href="#__RefHeading___Toc49786_2774384090" office:name="module MTR" text:style-name="Index_20_Link" text:visited-style-name="Index_20_Link">module MTR<text:tab/>33</text:a></text:p>
          <text:p text:style-name="P4"><text:a xlink:type="simple" xlink:href="#__RefHeading___Toc49788_2774384090" office:name="1. Architecture du module" text:style-name="Index_20_Link" text:visited-style-name="Index_20_Link">13.1.1 1. Architecture du module<text:tab/>33</text:a></text:p>
          <text:p text:style-name="P4"><text:a xlink:type="simple" xlink:href="#__RefHeading___Toc49790_2774384090" office:name="2. Détails des propriétés" text:style-name="Index_20_Link" text:visited-style-name="Index_20_Link">2. Détails des propriétés<text:tab/>33</text:a></text:p>
          <text:p text:style-name="P5"><text:a xlink:type="simple" xlink:href="#__RefHeading___Toc49792_2774384090" office:name="Propriété act (P1/A1)" text:style-name="Index_20_Link" text:visited-style-name="Index_20_Link">Propriété act (P1/A1)<text:tab/>33</text:a></text:p>
          <text:p text:style-name="P5"><text:a xlink:type="simple" xlink:href="#__RefHeading___Toc49794_2774384090" office:name="Propriété mode (P1/A1)" text:style-name="Index_20_Link" text:visited-style-name="Index_20_Link">Propriété mode (P1/A1)<text:tab/>33</text:a></text:p>
          <text:p text:style-name="P5"><text:a xlink:type="simple" xlink:href="#__RefHeading___Toc49796_2774384090" office:name="Propriété cmd (P1)" text:style-name="Index_20_Link" text:visited-style-name="Index_20_Link">Propriété cmd (P1)<text:tab/>33</text:a></text:p>
          <text:p text:style-name="P5"><text:a xlink:type="simple" xlink:href="#__RefHeading___Toc49798_2774384090" office:name="Propriété targets (A1)" text:style-name="Index_20_Link" text:visited-style-name="Index_20_Link">Propriété targets (A1)<text:tab/>33</text:a></text:p>
          <text:p text:style-name="P5"><text:a xlink:type="simple" xlink:href="#__RefHeading___Toc49800_2774384090" office:name="Propriétés legacy (acc, spd, dir)" text:style-name="Index_20_Link" text:visited-style-name="Index_20_Link">Propriétés legacy (acc, spd, dir)<text:tab/>33</text:a></text:p>
          <text:p text:style-name="P5"><text:a xlink:type="simple" xlink:href="#__RefHeading___Toc49802_2774384090" office:name="Propriété kturn (P1/A1)" text:style-name="Index_20_Link" text:visited-style-name="Index_20_Link">Propriété kturn (P1/A1)<text:tab/>33</text:a></text:p>
          <text:p text:style-name="P5"><text:a xlink:type="simple" xlink:href="#__RefHeading___Toc49804_2774384090" office:name="Propriété scale (P1/A1)" text:style-name="Index_20_Link" text:visited-style-name="Index_20_Link">Propriété scale (P1/A1)<text:tab/>33</text:a></text:p>
          <text:p text:style-name="P5"><text:a xlink:type="simple" xlink:href="#__RefHeading___Toc49806_2774384090" office:name="Propriété read/state (P1/A1)" text:style-name="Index_20_Link" text:visited-style-name="Index_20_Link">Propriété read/state (P1/A1)<text:tab/>34</text:a></text:p>
          <text:p text:style-name="P4"><text:a xlink:type="simple" xlink:href="#__RefHeading___Toc49808_2774384090" office:name="3. Fonctionnement interne" text:style-name="Index_20_Link" text:visited-style-name="Index_20_Link">3. Fonctionnement interne<text:tab/>34</text:a></text:p>
          <text:p text:style-name="P4"><text:a xlink:type="simple" xlink:href="#__RefHeading___Toc49810_2774384090" office:name="4. Configuration par défaut" text:style-name="Index_20_Link" text:visited-style-name="Index_20_Link">4. Configuration par défaut<text:tab/>34</text:a></text:p>
          <text:p text:style-name="P4"><text:a xlink:type="simple" xlink:href="#__RefHeading___Toc49812_2774384090" office:name="5. Sécurité" text:style-name="Index_20_Link" text:visited-style-name="Index_20_Link">13.1.2 5. Sécurité<text:tab/>34</text:a></text:p>
          <text:p text:style-name="P4"><text:a xlink:type="simple" xlink:href="#__RefHeading___Toc49814_2774384090" office:name="6. Vérification de cohérence" text:style-name="Index_20_Link" text:visited-style-name="Index_20_Link">6. Vérification de cohérence<text:tab/>34</text:a></text:p>
          <text:p text:style-name="P2"><text:a xlink:type="simple" xlink:href="#__RefHeading___Toc49816_2774384090" office:name="module Odométrie" text:style-name="Index_20_Link" text:visited-style-name="Index_20_Link">14 module Odométrie<text:tab/>35</text:a></text:p>
          <text:p text:style-name="P3"><text:a xlink:type="simple" xlink:href="#__RefHeading___Toc49818_2774384090" office:name="module Odométrie" text:style-name="Index_20_Link" text:visited-style-name="Index_20_Link">module Odométrie<text:tab/>35</text:a></text:p>
          <text:p text:style-name="P4"><text:a xlink:type="simple" xlink:href="#__RefHeading___Toc49820_2774384090" office:name="1. Architecture générale" text:style-name="Index_20_Link" text:visited-style-name="Index_20_Link">14.1.1 1. Architecture générale<text:tab/>35</text:a></text:p>
          <text:p text:style-name="P4"><text:a xlink:type="simple" xlink:href="#__RefHeading___Toc49822_2774384090" office:name="2. Fonctionnalités principales" text:style-name="Index_20_Link" text:visited-style-name="Index_20_Link">2. Fonctionnalités principales<text:tab/>35</text:a></text:p>
          <text:p text:style-name="P5"><text:a xlink:type="simple" xlink:href="#__RefHeading___Toc49824_2774384090" office:name="Mesure de position" text:style-name="Index_20_Link" text:visited-style-name="Index_20_Link">Mesure de position<text:tab/>35</text:a></text:p>
          <text:p text:style-name="P5"><text:a xlink:type="simple" xlink:href="#__RefHeading___Toc49826_2774384090" office:name="Configuration matérielle" text:style-name="Index_20_Link" text:visited-style-name="Index_20_Link">Configuration matérielle<text:tab/>35</text:a></text:p>
          <text:p text:style-name="P4"><text:a xlink:type="simple" xlink:href="#__RefHeading___Toc49828_2774384090" office:name="3. Propriétés détaillées" text:style-name="Index_20_Link" text:visited-style-name="Index_20_Link">14.1.2 3. Propriétés détaillées<text:tab/>35</text:a></text:p>
          <text:p text:style-name="P5"><text:a xlink:type="simple" xlink:href="#__RefHeading___Toc49830_2774384090" office:name="Propriété act" text:style-name="Index_20_Link" text:visited-style-name="Index_20_Link">Propriété act<text:tab/>35</text:a></text:p>
          <text:p text:style-name="P5"><text:a xlink:type="simple" xlink:href="#__RefHeading___Toc49832_2774384090" office:name="Propriété read" text:style-name="Index_20_Link" text:visited-style-name="Index_20_Link">Propriété read<text:tab/>36</text:a></text:p>
          <text:p text:style-name="P5"><text:a xlink:type="simple" xlink:href="#__RefHeading___Toc49834_2774384090" office:name="Propriété pos" text:style-name="Index_20_Link" text:visited-style-name="Index_20_Link">Propriété pos<text:tab/>36</text:a></text:p>
          <text:p text:style-name="P5"><text:a xlink:type="simple" xlink:href="#__RefHeading___Toc49836_2774384090" office:name="Propriété freq" text:style-name="Index_20_Link" text:visited-style-name="Index_20_Link">Propriété freq<text:tab/>36</text:a></text:p>
          <text:p text:style-name="P5"><text:a xlink:type="simple" xlink:href="#__RefHeading___Toc49838_2774384090" office:name="Propriété report" text:style-name="Index_20_Link" text:visited-style-name="Index_20_Link">Propriété report<text:tab/>36</text:a></text:p>
          <text:p text:style-name="P5"><text:a xlink:type="simple" xlink:href="#__RefHeading___Toc49840_2774384090" office:name="Propriété coeff" text:style-name="Index_20_Link" text:visited-style-name="Index_20_Link">Propriété coeff<text:tab/>36</text:a></text:p>
          <text:p text:style-name="P5"><text:a xlink:type="simple" xlink:href="#__RefHeading___Toc49842_2774384090" office:name="Propriété geom" text:style-name="Index_20_Link" text:visited-style-name="Index_20_Link">Propriété geom<text:tab/>36</text:a></text:p>
          <text:p text:style-name="P5"><text:a xlink:type="simple" xlink:href="#__RefHeading___Toc49844_2774384090" office:name="Propriété mode" text:style-name="Index_20_Link" text:visited-style-name="Index_20_Link">Propriété mode<text:tab/>36</text:a></text:p>
          <text:p text:style-name="P4"><text:a xlink:type="simple" xlink:href="#__RefHeading___Toc49846_2774384090" office:name="4. Algorithme de calcul" text:style-name="Index_20_Link" text:visited-style-name="Index_20_Link">4. Algorithme de calcul<text:tab/>36</text:a></text:p>
          <text:p text:style-name="P4"><text:a xlink:type="simple" xlink:href="#__RefHeading___Toc49848_2774384090" office:name="5. Fusion de capteurs" text:style-name="Index_20_Link" text:visited-style-name="Index_20_Link">14.1.3 5. Fusion de capteurs<text:tab/>37</text:a></text:p>
          <text:p text:style-name="P4"><text:a xlink:type="simple" xlink:href="#__RefHeading___Toc49850_2774384090" office:name="6. Configuration par défaut" text:style-name="Index_20_Link" text:visited-style-name="Index_20_Link"><text:soft-page-break/>6. Configuration par défaut<text:tab/>37</text:a></text:p>
          <text:p text:style-name="P4"><text:a xlink:type="simple" xlink:href="#__RefHeading___Toc49852_2774384090" office:name="7. Vérification de cohérence" text:style-name="Index_20_Link" text:visited-style-name="Index_20_Link">14.1.4 7. Vérification de cohérence<text:tab/>37</text:a></text:p>
          <text:p text:style-name="P2"><text:a xlink:type="simple" xlink:href="#__RefHeading___Toc49854_2774384090" office:name="SRV Module Servo-moteur" text:style-name="Index_20_Link" text:visited-style-name="Index_20_Link">15 SRV Module Servo-moteur<text:tab/>38</text:a></text:p>
          <text:p text:style-name="P3"><text:a xlink:type="simple" xlink:href="#__RefHeading___Toc49856_2774384090" office:name="Documentation technique détaillée du module Srv" text:style-name="Index_20_Link" text:visited-style-name="Index_20_Link">Documentation technique détaillée du module Srv<text:tab/>38</text:a></text:p>
          <text:p text:style-name="P4"><text:a xlink:type="simple" xlink:href="#__RefHeading___Toc49858_2774384090" office:name="1. Architecture générale" text:style-name="Index_20_Link" text:visited-style-name="Index_20_Link">15.1.1 1. Architecture générale<text:tab/>38</text:a></text:p>
          <text:p text:style-name="P4"><text:a xlink:type="simple" xlink:href="#__RefHeading___Toc49860_2774384090" office:name="2. Configuration matérielle" text:style-name="Index_20_Link" text:visited-style-name="Index_20_Link">2. Configuration matérielle<text:tab/>38</text:a></text:p>
          <text:p text:style-name="P4"><text:a xlink:type="simple" xlink:href="#__RefHeading___Toc49862_2774384090" office:name="3. Propriétés détaillées" text:style-name="Index_20_Link" text:visited-style-name="Index_20_Link">15.1.2 3. Propriétés détaillées<text:tab/>38</text:a></text:p>
          <text:p text:style-name="P5"><text:a xlink:type="simple" xlink:href="#__RefHeading___Toc49864_2774384090" office:name="Propriété angle (P1/A1)" text:style-name="Index_20_Link" text:visited-style-name="Index_20_Link">Propriété angle (P1/A1)<text:tab/>38</text:a></text:p>
          <text:p text:style-name="P5"><text:a xlink:type="simple" xlink:href="#__RefHeading___Toc49866_2774384090" office:name="Propriété speed (P1/A1)" text:style-name="Index_20_Link" text:visited-style-name="Index_20_Link">Propriété speed (P1/A1)<text:tab/>38</text:a></text:p>
          <text:p text:style-name="P5"><text:a xlink:type="simple" xlink:href="#__RefHeading___Toc49868_2774384090" office:name="Propriété act (P1/A1)" text:style-name="Index_20_Link" text:visited-style-name="Index_20_Link">Propriété act (P1/A1)<text:tab/>39</text:a></text:p>
          <text:p text:style-name="P5"><text:a xlink:type="simple" xlink:href="#__RefHeading___Toc49870_2774384090" office:name="Propriété read (P1)" text:style-name="Index_20_Link" text:visited-style-name="Index_20_Link">Propriété read (P1)<text:tab/>39</text:a></text:p>
          <text:p text:style-name="P4"><text:a xlink:type="simple" xlink:href="#__RefHeading___Toc49872_2774384090" office:name="4. Mécanisme de contrôle" text:style-name="Index_20_Link" text:visited-style-name="Index_20_Link">4. Mécanisme de contrôle<text:tab/>40</text:a></text:p>
          <text:p text:style-name="P5"><text:a xlink:type="simple" xlink:href="#__RefHeading___Toc49874_2774384090" office:name="Initialisation" text:style-name="Index_20_Link" text:visited-style-name="Index_20_Link">Initialisation<text:tab/>40</text:a></text:p>
          <text:p text:style-name="P5"><text:a xlink:type="simple" xlink:href="#__RefHeading___Toc49876_2774384090" office:name="Boucle de contrôle" text:style-name="Index_20_Link" text:visited-style-name="Index_20_Link">Boucle de contrôle<text:tab/>40</text:a></text:p>
          <text:p text:style-name="P4"><text:a xlink:type="simple" xlink:href="#__RefHeading___Toc49878_2774384090" office:name="5. Système de coordonnées" text:style-name="Index_20_Link" text:visited-style-name="Index_20_Link">15.1.3 5. Système de coordonnées<text:tab/>40</text:a></text:p>
          <text:p text:style-name="P4"><text:a xlink:type="simple" xlink:href="#__RefHeading___Toc49880_2774384090" office:name="6. Configuration par défaut" text:style-name="Index_20_Link" text:visited-style-name="Index_20_Link">15.1.4 6. Configuration par défaut<text:tab/>40</text:a></text:p>
          <text:p text:style-name="P4"><text:a xlink:type="simple" xlink:href="#__RefHeading___Toc49882_2774384090" office:name="7. Intégration système" text:style-name="Index_20_Link" text:visited-style-name="Index_20_Link">15.1.5 7. Intégration système<text:tab/>40</text:a></text:p>
          <text:p text:style-name="P4"><text:a xlink:type="simple" xlink:href="#__RefHeading___Toc49884_2774384090" office:name="8. Utilisation avancée" text:style-name="Index_20_Link" text:visited-style-name="Index_20_Link">8. Utilisation avancée<text:tab/>41</text:a></text:p>
          <text:p text:style-name="P5"><text:a xlink:type="simple" xlink:href="#__RefHeading___Toc49886_2774384090" office:name="Mouvements coordonnés" text:style-name="Index_20_Link" text:visited-style-name="Index_20_Link">Mouvements coordonnés<text:tab/>41</text:a></text:p>
          <text:p text:style-name="P5"><text:a xlink:type="simple" xlink:href="#__RefHeading___Toc49888_2774384090" office:name="Configuration des vitesses" text:style-name="Index_20_Link" text:visited-style-name="Index_20_Link">Configuration des vitesses<text:tab/>41</text:a></text:p>
          <text:p text:style-name="P4"><text:a xlink:type="simple" xlink:href="#__RefHeading___Toc49890_2774384090" office:name="9. Gestion des erreurs" text:style-name="Index_20_Link" text:visited-style-name="Index_20_Link">15.1.6 9. Gestion des erreurs<text:tab/>41</text:a></text:p>
          <text:p text:style-name="P2"><text:a xlink:type="simple" xlink:href="#__RefHeading___Toc49892_2774384090" office:name="Mvt_save – Sécurité des déplacements (use US) Documentation technique détaillée du module SecMvt" text:style-name="Index_20_Link" text:visited-style-name="Index_20_Link">16 Mvt_save – Sécurité des déplacements (use US) Documentation technique détaillée du module SecMvt<text:tab/>41</text:a></text:p>
          <text:p text:style-name="P4"><text:a xlink:type="simple" xlink:href="#__RefHeading___Toc49894_2774384090" office:name="1. Architecture générale" text:style-name="Index_20_Link" text:visited-style-name="Index_20_Link">16.1.1 1. Architecture générale<text:tab/>41</text:a></text:p>
          <text:p text:style-name="P4"><text:a xlink:type="simple" xlink:href="#__RefHeading___Toc49896_2774384090" office:name="2. Fonctionnalités principales" text:style-name="Index_20_Link" text:visited-style-name="Index_20_Link">2. Fonctionnalités principales<text:tab/>41</text:a></text:p>
          <text:p text:style-name="P5"><text:a xlink:type="simple" xlink:href="#__RefHeading___Toc49898_2774384090" office:name="Propriété act (Activation)" text:style-name="Index_20_Link" text:visited-style-name="Index_20_Link">Propriété act (Activation)<text:tab/>41</text:a></text:p>
          <text:p text:style-name="P5"><text:a xlink:type="simple" xlink:href="#__RefHeading___Toc49900_2774384090" office:name="Propriété mode (Mode de fonctionnement)" text:style-name="Index_20_Link" text:visited-style-name="Index_20_Link">Propriété mode (Mode de fonctionnement)<text:tab/>42</text:a></text:p>
          <text:p text:style-name="P5"><text:a xlink:type="simple" xlink:href="#__RefHeading___Toc49902_2774384090" office:name="Propriété thd (Seuils de sécurité)" text:style-name="Index_20_Link" text:visited-style-name="Index_20_Link">Propriété thd (Seuils de sécurité)<text:tab/>42</text:a></text:p>
          <text:p text:style-name="P5"><text:a xlink:type="simple" xlink:href="#__RefHeading___Toc49904_2774384090" office:name="Propriété scale (Facteur de réduction)" text:style-name="Index_20_Link" text:visited-style-name="Index_20_Link">Propriété scale (Facteur de réduction)<text:tab/>42</text:a></text:p>
          <text:p text:style-name="P5"><text:a xlink:type="simple" xlink:href="#__RefHeading___Toc49906_2774384090" office:name="Propriété status (État courant)" text:style-name="Index_20_Link" text:visited-style-name="Index_20_Link">Propriété status (État courant)<text:tab/>43</text:a></text:p>
          <text:p text:style-name="P4"><text:a xlink:type="simple" xlink:href="#__RefHeading___Toc49908_2774384090" office:name="3. Algorithme de sécurité" text:style-name="Index_20_Link" text:visited-style-name="Index_20_Link">3. Algorithme de sécurité<text:tab/>43</text:a></text:p>
          <text:p text:style-name="P5"><text:a xlink:type="simple" xlink:href="#__RefHeading___Toc49910_2774384090" office:name="Processus de surveillance" text:style-name="Index_20_Link" text:visited-style-name="Index_20_Link">Processus de surveillance<text:tab/>43</text:a></text:p>
          <text:p text:style-name="P5"><text:a xlink:type="simple" xlink:href="#__RefHeading___Toc49912_2774384090" office:name="Actions selon le mode" text:style-name="Index_20_Link" text:visited-style-name="Index_20_Link">Actions selon le mode<text:tab/>44</text:a></text:p>
          <text:p text:style-name="P4"><text:a xlink:type="simple" xlink:href="#__RefHeading___Toc49914_2774384090" office:name="4. Configuration par défaut" text:style-name="Index_20_Link" text:visited-style-name="Index_20_Link">4. Configuration par défaut<text:tab/>44</text:a></text:p>
          <text:p text:style-name="P4"><text:a xlink:type="simple" xlink:href="#__RefHeading___Toc49916_2774384090" office:name="5. Intégration système" text:style-name="Index_20_Link" text:visited-style-name="Index_20_Link">16.1.2 5. Intégration système<text:tab/>44</text:a></text:p>
          <text:p text:style-name="P5"><text:a xlink:type="simple" xlink:href="#__RefHeading___Toc49918_2774384090" office:name="Avec les capteurs ultrasoniques" text:style-name="Index_20_Link" text:visited-style-name="Index_20_Link">Avec les capteurs ultrasoniques<text:tab/>44</text:a></text:p>
          <text:p text:style-name="P5"><text:a xlink:type="simple" xlink:href="#__RefHeading___Toc49920_2774384090" office:name="Avec le système moteur" text:style-name="Index_20_Link" text:visited-style-name="Index_20_Link">Avec le système moteur<text:tab/>44</text:a></text:p>
          <text:p text:style-name="P5"><text:a xlink:type="simple" xlink:href="#__RefHeading___Toc49922_2774384090" office:name="Avec le système d'urgence" text:style-name="Index_20_Link" text:visited-style-name="Index_20_Link">Avec le système d'urgence<text:tab/>44</text:a></text:p>
          <text:p text:style-name="P4"><text:a xlink:type="simple" xlink:href="#__RefHeading___Toc49924_2774384090" office:name="6. Messages VPIV émis" text:style-name="Index_20_Link" text:visited-style-name="Index_20_Link">6. Messages VPIV émis<text:tab/>44</text:a></text:p>
          <text:p text:style-name="P4"><text:a xlink:type="simple" xlink:href="#__RefHeading___Toc49926_2774384090" office:name="7. Utilisation avancée" text:style-name="Index_20_Link" text:visited-style-name="Index_20_Link">16.1.3 7. Utilisation avancée<text:tab/>45</text:a></text:p>
          <text:p text:style-name="P5"><text:a xlink:type="simple" xlink:href="#__RefHeading___Toc49928_2774384090" office:name="Configuration pour intérieur" text:style-name="Index_20_Link" text:visited-style-name="Index_20_Link">Configuration pour intérieur<text:tab/>45</text:a></text:p>
          <text:p text:style-name="P5"><text:a xlink:type="simple" xlink:href="#__RefHeading___Toc49930_2774384090" office:name="Configuration pour extérieur" text:style-name="Index_20_Link" text:visited-style-name="Index_20_Link">Configuration pour extérieur<text:tab/>45</text:a></text:p>
          <text:p text:style-name="P4"><text:a xlink:type="simple" xlink:href="#__RefHeading___Toc49932_2774384090" office:name="8. Gestion des erreurs" text:style-name="Index_20_Link" text:visited-style-name="Index_20_Link">16.1.4 8. Gestion des erreurs<text:tab/>45</text:a></text:p>
          <text:p text:style-name="P2"><text:a xlink:type="simple" xlink:href="#__RefHeading___Toc49934_2774384090" office:name="URG - Module Urgence" text:style-name="Index_20_Link" text:visited-style-name="Index_20_Link">17 URG - Module Urgence<text:tab/>46</text:a></text:p>
          <text:p text:style-name="P3"><text:a xlink:type="simple" xlink:href="#__RefHeading___Toc49936_2774384090" office:name="Documentation technique détaillée du module Urg" text:style-name="Index_20_Link" text:visited-style-name="Index_20_Link">Documentation technique détaillée du module Urg<text:tab/>46</text:a></text:p>
          <text:p text:style-name="P4"><text:a xlink:type="simple" xlink:href="#__RefHeading___Toc49938_2774384090" office:name="1. Architecture générale" text:style-name="Index_20_Link" text:visited-style-name="Index_20_Link">17.1.1 1. Architecture générale<text:tab/>46</text:a></text:p>
          <text:p text:style-name="P4"><text:a xlink:type="simple" xlink:href="#__RefHeading___Toc49940_2774384090" office:name="2. Fonctionnalités principales" text:style-name="Index_20_Link" text:visited-style-name="Index_20_Link">2. Fonctionnalités principales<text:tab/>46</text:a></text:p>
          <text:p text:style-name="P5"><text:a xlink:type="simple" xlink:href="#__RefHeading___Toc49942_2774384090" office:name="Propriété clear (Effacement d'urgence)" text:style-name="Index_20_Link" text:visited-style-name="Index_20_Link">Propriété clear (Effacement d'urgence)<text:tab/>46</text:a></text:p>
          <text:p text:style-name="P4"><text:a xlink:type="simple" xlink:href="#__RefHeading___Toc49944_2774384090" office:name="3. Types d'urgence supportés" text:style-name="Index_20_Link" text:visited-style-name="Index_20_Link">3. Types d'urgence supportés<text:tab/>46</text:a></text:p>
          <text:p text:style-name="P4"><text:a xlink:type="simple" xlink:href="#__RefHeading___Toc49946_2774384090" office:name="4. Processus de gestion des urgences" text:style-name="Index_20_Link" text:visited-style-name="Index_20_Link">17.1.2 4. Processus de gestion des urgences<text:tab/>46</text:a></text:p>
          <text:p text:style-name="P5"><text:a xlink:type="simple" xlink:href="#__RefHeading___Toc49948_2774384090" office:name="Déclenchement" text:style-name="Index_20_Link" text:visited-style-name="Index_20_Link"><text:soft-page-break/>Déclenchement<text:tab/>46</text:a></text:p>
          <text:p text:style-name="P5"><text:a xlink:type="simple" xlink:href="#__RefHeading___Toc49950_2774384090" office:name="Réinitialisation" text:style-name="Index_20_Link" text:visited-style-name="Index_20_Link">Réinitialisation<text:tab/>47</text:a></text:p>
          <text:p text:style-name="P4"><text:a xlink:type="simple" xlink:href="#__RefHeading___Toc49952_2774384090" office:name="5. Messages VPIV émis" text:style-name="Index_20_Link" text:visited-style-name="Index_20_Link">17.1.3 5. Messages VPIV émis<text:tab/>47</text:a></text:p>
          <text:p text:style-name="P4"><text:a xlink:type="simple" xlink:href="#__RefHeading___Toc49954_2774384090" office:name="6. Intégration système" text:style-name="Index_20_Link" text:visited-style-name="Index_20_Link">17.1.4 6. Intégration système<text:tab/>47</text:a></text:p>
          <text:p text:style-name="P5"><text:a xlink:type="simple" xlink:href="#__RefHeading___Toc49956_2774384090" office:name="Avec le système moteur" text:style-name="Index_20_Link" text:visited-style-name="Index_20_Link">Avec le système moteur<text:tab/>47</text:a></text:p>
          <text:p text:style-name="P5"><text:a xlink:type="simple" xlink:href="#__RefHeading___Toc49958_2774384090" office:name="Avec le système visuel" text:style-name="Index_20_Link" text:visited-style-name="Index_20_Link">Avec le système visuel<text:tab/>48</text:a></text:p>
          <text:p text:style-name="P5"><text:a xlink:type="simple" xlink:href="#__RefHeading___Toc49960_2774384090" office:name="Avec le reste du système" text:style-name="Index_20_Link" text:visited-style-name="Index_20_Link">Avec le reste du système<text:tab/>48</text:a></text:p>
          <text:p text:style-name="P4"><text:a xlink:type="simple" xlink:href="#__RefHeading___Toc49962_2774384090" office:name="7. Utilisation avancée" text:style-name="Index_20_Link" text:visited-style-name="Index_20_Link">7. Utilisation avancée<text:tab/>48</text:a></text:p>
          <text:p text:style-name="P5"><text:a xlink:type="simple" xlink:href="#__RefHeading___Toc49964_2774384090" office:name="Gestion des urgences" text:style-name="Index_20_Link" text:visited-style-name="Index_20_Link">Gestion des urgences<text:tab/>48</text:a></text:p>
          <text:p text:style-name="P5"><text:a xlink:type="simple" xlink:href="#__RefHeading___Toc49966_2774384090" office:name="Réinitialisation après urgence" text:style-name="Index_20_Link" text:visited-style-name="Index_20_Link">Réinitialisation après urgence<text:tab/>48</text:a></text:p>
          <text:p text:style-name="P4"><text:a xlink:type="simple" xlink:href="#__RefHeading___Toc49968_2774384090" office:name="8. Sécurité et protection" text:style-name="Index_20_Link" text:visited-style-name="Index_20_Link">17.1.5 8. Sécurité et protection<text:tab/>48</text:a></text:p>
          <text:p text:style-name="P2"><text:a xlink:type="simple" xlink:href="#__RefHeading___Toc49970_2774384090" office:name="Cfgs Module config Système → Modes de fonctionnement" text:style-name="Index_20_Link" text:visited-style-name="Index_20_Link">18 Cfgs Module config Système → Modes de fonctionnement<text:tab/>49</text:a></text:p>
          <text:p text:style-name="P3"><text:a xlink:type="simple" xlink:href="#__RefHeading___Toc49972_2774384090" office:name="Documentation technique détaillée du module CfgS" text:style-name="Index_20_Link" text:visited-style-name="Index_20_Link">Documentation technique détaillée du module CfgS<text:tab/>49</text:a></text:p>
          <text:p text:style-name="P4"><text:a xlink:type="simple" xlink:href="#__RefHeading___Toc49974_2774384090" office:name="1. Architecture générale" text:style-name="Index_20_Link" text:visited-style-name="Index_20_Link">18.1.1 1. Architecture générale<text:tab/>49</text:a></text:p>
          <text:p text:style-name="P4"><text:a xlink:type="simple" xlink:href="#__RefHeading___Toc49976_2774384090" office:name="2. Propriétés détaillées" text:style-name="Index_20_Link" text:visited-style-name="Index_20_Link">2. Propriétés détaillées<text:tab/>49</text:a></text:p>
          <text:p text:style-name="P5"><text:a xlink:type="simple" xlink:href="#__RefHeading___Toc49978_2774384090" office:name="Propriété modeRZ (Mode Global Robot)" text:style-name="Index_20_Link" text:visited-style-name="Index_20_Link">Propriété modeRZ (Mode Global Robot)<text:tab/>49</text:a></text:p>
          <text:p text:style-name="P5"><text:a xlink:type="simple" xlink:href="#__RefHeading___Toc49980_2774384090" office:name="Propriété typePtge (Type de Pilotage)" text:style-name="Index_20_Link" text:visited-style-name="Index_20_Link">Propriété typePtge (Type de Pilotage)<text:tab/>49</text:a></text:p>
          <text:p text:style-name="P5"><text:a xlink:type="simple" xlink:href="#__RefHeading___Toc49982_2774384090" office:name="Propriété emg (Gestion Urgence)" text:style-name="Index_20_Link" text:visited-style-name="Index_20_Link">Propriété emg (Gestion Urgence)<text:tab/>50</text:a></text:p>
          <text:p text:style-name="P5"><text:a xlink:type="simple" xlink:href="#__RefHeading___Toc49984_2774384090" office:name="Propriété reset (Reset Système)" text:style-name="Index_20_Link" text:visited-style-name="Index_20_Link">Propriété reset (Reset Système)<text:tab/>50</text:a></text:p>
          <text:p text:style-name="P4"><text:a xlink:type="simple" xlink:href="#__RefHeading___Toc49986_2774384090" office:name="3. Interactions avec d'autres modules" text:style-name="Index_20_Link" text:visited-style-name="Index_20_Link">3. Interactions avec d'autres modules<text:tab/>50</text:a></text:p>
          <text:p text:style-name="P5"><text:a xlink:type="simple" xlink:href="#__RefHeading___Toc49988_2774384090" office:name="Avec le module Urgence (Urg)" text:style-name="Index_20_Link" text:visited-style-name="Index_20_Link">Avec le module Urgence (Urg)<text:tab/>50</text:a></text:p>
          <text:p text:style-name="P5"><text:a xlink:type="simple" xlink:href="#__RefHeading___Toc49990_2774384090" office:name="Avec le contrôle laisse (Ctrl_L)" text:style-name="Index_20_Link" text:visited-style-name="Index_20_Link">Avec le contrôle laisse (Ctrl_L)<text:tab/>50</text:a></text:p>
          <text:p text:style-name="P4"><text:a xlink:type="simple" xlink:href="#__RefHeading___Toc49992_2774384090" office:name="4. Messages VPIV émis" text:style-name="Index_20_Link" text:visited-style-name="Index_20_Link">4. Messages VPIV émis<text:tab/>50</text:a></text:p>
          <text:p text:style-name="P4"><text:a xlink:type="simple" xlink:href="#__RefHeading___Toc49994_2774384090" office:name="5. Séquence typique de démarrage" text:style-name="Index_20_Link" text:visited-style-name="Index_20_Link">18.1.2 5. Séquence typique de démarrage<text:tab/>51</text:a></text:p>
          <text:p text:style-name="P4"><text:a xlink:type="simple" xlink:href="#__RefHeading___Toc49996_2774384090" office:name="6. Gestion des erreurs" text:style-name="Index_20_Link" text:visited-style-name="Index_20_Link">18.1.3 6. Gestion des erreurs<text:tab/>51</text:a></text:p>
          <text:p text:style-name="P4"><text:a xlink:type="simple" xlink:href="#__RefHeading___Toc49998_2774384090" office:name="7. Intégration système" text:style-name="Index_20_Link" text:visited-style-name="Index_20_Link">7. Intégration système<text:tab/>51</text:a></text:p>
          <text:p text:style-name="P2"><text:a xlink:type="simple" xlink:href="#__RefHeading___Toc97589_2774384090" office:name="Rappel" text:style-name="Index_20_Link" text:visited-style-name="Index_20_Link">19 Rappel<text:tab/>52</text:a></text:p>
          <text:p text:style-name="P2"><text:a xlink:type="simple" xlink:href="#__RefHeading___Toc97591_2774384090" office:name="Lecture de l’architecture" text:style-name="Index_20_Link" text:visited-style-name="Index_20_Link">20 Lecture de l’architecture<text:tab/>52</text:a></text:p>
          <text:p text:style-name="P3"><text:a xlink:type="simple" xlink:href="#__RefHeading___Toc97593_2774384090" office:name="🟢 Cycle normal en production" text:style-name="Index_20_Link" text:visited-style-name="Index_20_Link">🟢 Cycle normal en production<text:tab/>52</text:a></text:p>
          <text:p text:style-name="P4"><text:a xlink:type="simple" xlink:href="#__RefHeading___Toc97595_2774384090" office:name=" original_init.sh" text:style-name="Index_20_Link" text:visited-style-name="Index_20_Link">20.1.1 <text:s/>original_init.sh<text:tab/>52</text:a></text:p>
          <text:p text:style-name="P4"><text:a xlink:type="simple" xlink:href="#__RefHeading___Toc97597_2774384090" office:name=" courant_init.json" text:style-name="Index_20_Link" text:visited-style-name="Index_20_Link">20.1.2 <text:s/>courant_init.json<text:tab/>52</text:a></text:p>
          <text:p text:style-name="P4"><text:a xlink:type="simple" xlink:href="#__RefHeading___Toc97599_2774384090" office:name=" courant_init.sh" text:style-name="Index_20_Link" text:visited-style-name="Index_20_Link">20.1.3 <text:s/>courant_init.sh<text:tab/>52</text:a></text:p>
          <text:p text:style-name="P4"><text:a xlink:type="simple" xlink:href="#__RefHeading___Toc97601_2774384090" office:name=" check_config.sh" text:style-name="Index_20_Link" text:visited-style-name="Index_20_Link">20.1.4 <text:s/>check_config.sh<text:tab/>52</text:a></text:p>
          <text:p text:style-name="P4"><text:a xlink:type="simple" xlink:href="#__RefHeading___Toc97603_2774384090" office:name=" Managers modules" text:style-name="Index_20_Link" text:visited-style-name="Index_20_Link">20.1.5 <text:s/>Managers modules<text:tab/>53</text:a></text:p>
          <text:p text:style-name="P2"><text:a xlink:type="simple" xlink:href="#__RefHeading___Toc97605_2774384090" office:name="📘 Manuel de l'Architecture VPIV &amp; Flux FIFO" text:style-name="Index_20_Link" text:visited-style-name="Index_20_Link">21 📘 Manuel de l'Architecture VPIV &amp; Flux FIFO<text:tab/>53</text:a></text:p>
          <text:p text:style-name="P3"><text:a xlink:type="simple" xlink:href="#__RefHeading___Toc97607_2774384090" office:name="📄 Page 1 : Les Fondations (Le Rôle des FIFOs)" text:style-name="Index_20_Link" text:visited-style-name="Index_20_Link">📄 Page 1 : Les Fondations (Le Rôle des FIFOs)<text:tab/>53</text:a></text:p>
          <text:p text:style-name="P4"><text:a xlink:type="simple" xlink:href="#__RefHeading___Toc97609_2774384090" office:name="🏗️ La Triage des Flux" text:style-name="Index_20_Link" text:visited-style-name="Index_20_Link">21.1.1 🏗️ La Triage des Flux<text:tab/>53</text:a></text:p>
          <text:p text:style-name="P3"><text:a xlink:type="simple" xlink:href="#__RefHeading___Toc97611_2774384090" office:name="📄 Page 2 : Cycle de Vie d'une Commande (Le Flux)" text:style-name="Index_20_Link" text:visited-style-name="Index_20_Link">📄 Page 2 : Cycle de Vie d'une Commande (Le Flux)<text:tab/>54</text:a></text:p>
          <text:p text:style-name="P4"><text:a xlink:type="simple" xlink:href="#__RefHeading___Toc97613_2774384090" office:name="🔄 Tableau Synoptique des Échanges" text:style-name="Index_20_Link" text:visited-style-name="Index_20_Link">21.1.2 🔄 Tableau Synoptique des Échanges<text:tab/>54</text:a></text:p>
          <text:p text:style-name="P3"><text:a xlink:type="simple" xlink:href="#__RefHeading___Toc97615_2774384090" office:name="📄 Page 3 : Cas Pratique - Le Gyroscope (Exemple Complet)" text:style-name="Index_20_Link" text:visited-style-name="Index_20_Link">📄 Page 3 : Cas Pratique - Le Gyroscope (Exemple Complet)<text:tab/>54</text:a></text:p>
          <text:p text:style-name="P4"><text:a xlink:type="simple" xlink:href="#__RefHeading___Toc97617_2774384090" office:name="🟢 Phase A : L'ordre de mise en marche" text:style-name="Index_20_Link" text:visited-style-name="Index_20_Link">21.1.3 🟢 Phase A : L'ordre de mise en marche<text:tab/>54</text:a></text:p>
          <text:p text:style-name="P4"><text:a xlink:type="simple" xlink:href="#__RefHeading___Toc97619_2774384090" office:name="🟡 Phase B : La production de données" text:style-name="Index_20_Link" text:visited-style-name="Index_20_Link">🟡 Phase B : La production de données<text:tab/>55</text:a></text:p>
          <text:p text:style-name="P4"><text:a xlink:type="simple" xlink:href="#__RefHeading___Toc97621_2774384090" office:name="🔵 Phase C : L'expédition et l'ACK" text:style-name="Index_20_Link" text:visited-style-name="Index_20_Link">🔵 Phase C : L'expédition et l'ACK<text:tab/>55</text:a></text:p>
          <text:p text:style-name="P3"><text:a xlink:type="simple" xlink:href="#__RefHeading___Toc97623_2774384090" office:name="💡 Résumé des Commandes de Test" text:style-name="Index_20_Link" text:visited-style-name="Index_20_Link">💡 Résumé des Commandes de Test<text:tab/>55</text:a></text:p>
          <text:p text:style-name="P2"><text:a xlink:type="simple" xlink:href="#__RefHeading___Toc97625_2774384090" office:name="GYRO" text:style-name="Index_20_Link" text:visited-style-name="Index_20_Link">22 GYRO<text:tab/>56</text:a></text:p>
          <text:p text:style-name="P4"><text:a xlink:type="simple" xlink:href="#__RefHeading___Toc97627_2774384090" office:name="🎯 Rôle" text:style-name="Index_20_Link" text:visited-style-name="Index_20_Link">22.1.1 🎯 Rôle<text:tab/>56</text:a></text:p>
          <text:p text:style-name="P4"><text:a xlink:type="simple" xlink:href="#__RefHeading___Toc97629_2774384090" office:name="📦 Propriétés" text:style-name="Index_20_Link" text:visited-style-name="Index_20_Link">22.1.2 📦 Propriétés<text:tab/>56</text:a></text:p>
          <text:p text:style-name="P5"><text:a xlink:type="simple" xlink:href="#__RefHeading___Toc97631_2774384090" office:name="SP → SE" text:style-name="Index_20_Link" text:visited-style-name="Index_20_Link">SP → SE<text:tab/>56</text:a></text:p>
          <text:p text:style-name="P5"><text:a xlink:type="simple" xlink:href="#__RefHeading___Toc97633_2774384090" office:name="paraGyro contient :" text:style-name="Index_20_Link" text:visited-style-name="Index_20_Link">paraGyro contient :<text:tab/>56</text:a></text:p>
          <text:p text:style-name="P5"><text:a xlink:type="simple" xlink:href="#__RefHeading___Toc97635_2774384090" office:name="SE → SP" text:style-name="Index_20_Link" text:visited-style-name="Index_20_Link">SE → SP<text:tab/>56</text:a></text:p>
          <text:p text:style-name="P4"><text:a xlink:type="simple" xlink:href="#__RefHeading___Toc97637_2774384090" office:name="📏 Règles" text:style-name="Index_20_Link" text:visited-style-name="Index_20_Link"><text:soft-page-break/>22.1.3 📏 Règles<text:tab/>56</text:a></text:p>
          <text:p text:style-name="P4"><text:a xlink:type="simple" xlink:href="#__RefHeading___Toc97639_2774384090" office:name="🔌 Exemples VPIV" text:style-name="Index_20_Link" text:visited-style-name="Index_20_Link">22.1.4 🔌 Exemples VPIV<text:tab/>57</text:a></text:p>
        </text:index-body>
      </text:table-of-content>
      <text:p text:style-name="Text_20_body"/>
      <text:p text:style-name="Title"><text:span text:style-name="T2">A </text:span>Fonctionnement de la Table A – Rappel</text:p>
      <text:h text:style-name="P6" text:outline-level="1"><text:bookmark-start text:name="__RefHeading___Toc49592_2774384090"/><text:span text:style-name="T3">Table A des variables VPIV <text:s/>SP</text:span><text:span text:style-name="T4"> / SE / Arduino</text:span><text:bookmark-end text:name="__RefHeading___Toc49592_2774384090"/></text:h>
      <text:p text:style-name="P7" loext:marker-style-name="T5"><text:span text:style-name="T6">Cette table décrit toutes les variables manipulées par le système, qu’elles soient :<text:line-break/>- échangées entre SP, SE et Arduino,<text:line-break/>- internes à Node-RED,<text:line-break/>- purement locales à un sous-système.</text:span><text:span text:style-name="T6"/></text:p>
      <text:p text:style-name="P7" loext:marker-style-name="T7"><text:span text:style-name="T8">Elle sert de référence unique pour :<text:line-break/>- la construction des VPIV,<text:line-break/>- la validation des intents,<text:line-break/>- la cohérence STT / UI / logique métier,<text:line-break/>- la maintenabilité long terme.<text:line-break/><text:line-break/></text:span><text:span text:style-name="T9">Quand dans le champ propriété un nom entre parenthèse il ne s’agit pas d’une propriété, mais d’une commande ponctuelle (cf règle ci-dessous)</text:span></text:p>
      <text:p text:style-name="P7" loext:marker-style-name="T7"><text:span text:style-name="T9">La legende complète est dans le fichier synthèse RZ en annexe. </text:span><text:span text:style-name="T8"><text:line-break/></text:span><text:span text:style-name="T9">La version la plus récente toujours ici :</text:span></text:p>
      <text:p text:style-name="P8" loext:marker-style-name="T7"><text:span text:style-name="T9">REGLES : </text:span><text:span text:style-name="T8"><text:line-break/></text:span><text:span text:style-name="T10"> 🔹 Une propriété qui ne fait qu’un effet immédiat , CAT : V seule possible si retour ailleurs</text:span><text:span text:style-name="T8"><text:line-break/></text:span><text:span text:style-name="T10">exemple de commandes ponctuelles : (emg), (reset), (clear), (init), (reboot), (calibrate), on les notes comme des propriétés en les mettant entre parenthèses, mais ce sont plus des fonctions.</text:span></text:p>
      <text:p text:style-name="P9" loext:marker-style-name="T7"/>
      <text:p text:style-name="P10" loext:marker-style-name="T7"><text:span text:style-name="T11">A ne pas confondre avec une propriété potentiellement de type flux et dont on ne veux qu’une valeur. Dans ce cas on note la propriété normalement, mais on choisis une CAT V au lieux de CAT F.</text:span></text:p>
      <text:p text:style-name="P11" loext:marker-style-name="T7"><text:span text:style-name="T11"><text:s/>🔹 Un état durable = propriété -&gt; dans le module qui porte la responsabilité réelle <text:s/></text:span><text:span text:style-name="T11"/></text:p>
      <text:p text:style-name="P12" loext:marker-style-name="T7"><text:span text:style-name="T11"><text:s text:c="2"/>Types acceptés : boolean, <text:s/>number, string, </text:span><text:span text:style-name="T12"><text:line-break/></text:span><text:span text:style-name="T11">enum (interne seulement, string sur VPIV), object (sous conditions).</text:span><text:span text:style-name="T12"><text:line-break/></text:span></text:p>
      <text:p text:style-name="P12" loext:marker-style-name="T7"><text:span text:style-name="T11">La Table A accepte explicitement le TYPE object</text:span><text:span text:style-name="T12"><text:line-break/></text:span><text:span text:style-name="T11">Ce n’est pas une dérive, c’est un cas prévu pour :</text:span></text:p>
      <text:p text:style-name="P12" loext:marker-style-name="T7"><text:span text:style-name="T11">paramètres de calibration</text:span><text:span text:style-name="T12"><text:line-break/></text:span><text:span text:style-name="T11">constantes algorithmiques</text:span><text:span text:style-name="T12"><text:line-break/></text:span><text:span text:style-name="T11">blocs de configuration rarement modifiés</text:span><text:span text:style-name="T12"><text:line-break/></text:span><text:span text:style-name="T11">messages “paquet” cohérents (évite 12 VPIV atomiques)</text:span><text:span text:style-name="T12"><text:line-break/><text:line-break/></text:span><text:span text:style-name="T11">⚠️ Ce n’est pas contradictoire avec Node-RED, à condition de respecter les règles suivantes.</text:span></text:p>
      <text:p text:style-name="P12" loext:marker-style-name="T7"><text:soft-page-break/><text:span text:style-name="T11">Règles strictes quand TYPE = object</text:span><text:span text:style-name="T11"/></text:p>
      <text:p text:style-name="P11" loext:marker-style-name="T7"><text:span text:style-name="T11">🔹 Règle 1 —Le type objet peut être utilisé pour la configuration, pas du temps réel, exemple : paraM = calibration → INITIALE = ini, pas de flux continu</text:span><text:span text:style-name="T11"/></text:p>
      <text:p text:style-name="P11" loext:marker-style-name="T7"><text:span text:style-name="T11">🔹 Règle 2 — VPIV transporte une représentation sérialisée</text:span><text:span text:style-name="T12"><text:line-break/></text:span><text:span text:style-name="T13">Le VPIV n’interprète pas l’objet, il le transporte.</text:span><text:span text:style-name="T12"><text:line-break/></text:span><text:span text:style-name="T11">➡️ C’est Node-RED / SE qui désérialise, pas VPIV.</text:span></text:p>
      <text:p text:style-name="P11" loext:marker-style-name="T14"><text:span text:style-name="T15">FORMAT_VALUE = description sémantique<text:line-break/>VPIV VALUE = string sérialisée</text:span><text:span text:style-name="T12"><text:line-break/></text:span><text:span text:style-name="T13">exemple :</text:span><text:span text:style-name="T16"><text:line-break/></text:span><text:span text:style-name="T17"> $V:Gyro:paraM:*:{"frequence_Hz":20,"freqOdo_Hz":40,"seuilMesure_xyz":[10,10,5],"seuilAlerte_xy" :[30,35],"nbValPourMoy":8,"ajustMagnetic_deg10":-50}#</text:span><text:span text:style-name="T13"> </text:span></text:p>
      <text:p text:style-name="P13" loext:marker-style-name="T14"><text:span text:style-name="T11">🔹 Règle 3 — </text:span><text:span text:style-name="T15">le type ENUM ne signifie pas un enum dans le vpiv,</text:span><text:span text:style-name="T11"> </text:span><text:span text:style-name="T17">seulement que le string est normalisé et l’on fourni les valeurs alternatives possible (utile pour la cohérence )</text:span></text:p>
      <text:p text:style-name="P13" loext:marker-style-name="T14"><text:span text:style-name="T11">🔹 R</text:span><text:span text:style-name="T15">ègle 4 — Pas de float implicite<text:line-break/></text:span><text:span text:style-name="T11">Attention au multiplicateur éventuel pour éviter les float</text:span><text:span text:style-name="T12"><text:line-break/></text:span><text:span text:style-name="T11">👉 </text:span><text:span text:style-name="T13">C’est une règle d’or dans la Table A : les facteurs (x10, x100) doivent être documentés, jamais implicites</text:span></text:p>
      <text:p text:style-name="P14" loext:marker-style-name="T14"/>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Dans Table A</text:p>
            </table:table-cell>
            <table:table-cell table:style-name="Tableau3.A1" office:value-type="string">
              <text:p text:style-name="Table_20_Heading">Dans le Code</text:p>
            </table:table-cell>
            <table:table-cell table:style-name="Tableau3.A1" office:value-type="string">
              <text:p text:style-name="Table_20_Heading">Exemple VPIV</text:p>
            </table:table-cell>
            <table:table-cell table:style-name="Tableau3.D1" office:value-type="string">
              <text:p text:style-name="Table_20_Heading">Commentaire</text:p>
            </table:table-cell>
          </table:table-row>
        </table:table-header-rows>
        <table:table-row>
          <table:table-cell table:style-name="Tableau3.A2" office:value-type="string">
            <text:p text:style-name="Table_20_Contents"><text:span text:style-name="Source_20_Text">boolean</text:span></text:p>
          </table:table-cell>
          <table:table-cell table:style-name="Tableau3.A2" office:value-type="string">
            <text:p text:style-name="Table_20_Contents"><text:span text:style-name="Source_20_Text">bool</text:span>/<text:span text:style-name="Source_20_Text">int</text:span></text:p>
          </table:table-cell>
          <table:table-cell table:style-name="Tableau3.A2" office:value-type="string">
            <text:p text:style-name="Table_20_Contents"><text:span text:style-name="Source_20_Text">$V:Lrub:act:*:1#</text:span></text:p>
          </table:table-cell>
          <table:table-cell table:style-name="Tableau3.D2" office:value-type="string">
            <text:p text:style-name="Table_20_Contents">0/1 ou true/false en C++ → "1" ou "0" dans le VPIV</text:p>
          </table:table-cell>
        </table:table-row>
        <table:table-row>
          <table:table-cell table:style-name="Tableau3.A2" office:value-type="string">
            <text:p text:style-name="Table_20_Contents"><text:span text:style-name="Source_20_Text">number</text:span></text:p>
          </table:table-cell>
          <table:table-cell table:style-name="Tableau3.A2" office:value-type="string">
            <text:p text:style-name="Table_20_Contents"><text:span text:style-name="Source_20_Text">int</text:span>/<text:span text:style-name="Source_20_Text">uint8_t</text:span></text:p>
          </table:table-cell>
          <table:table-cell table:style-name="Tableau3.A2" office:value-type="string">
            <text:p text:style-name="Table_20_Contents"><text:span text:style-name="Source_20_Text">$V:Lrub:int:*:128#</text:span></text:p>
          </table:table-cell>
          <table:table-cell table:style-name="Tableau3.D2" office:value-type="string">
            <text:p text:style-name="Table_20_Contents">Entier 0-255 → pas de float</text:p>
          </table:table-cell>
        </table:table-row>
        <table:table-row>
          <table:table-cell table:style-name="Tableau3.A2" office:value-type="string">
            <text:p text:style-name="Table_20_Contents"><text:span text:style-name="Source_20_Text">string</text:span></text:p>
          </table:table-cell>
          <table:table-cell table:style-name="Tableau3.A2" office:value-type="string">
            <text:p text:style-name="Table_20_Contents"><text:span text:style-name="Source_20_Text">const char*</text:span></text:p>
          </table:table-cell>
          <table:table-cell table:style-name="Tableau3.A2" office:value-type="string">
            <text:p text:style-name="Table_20_Contents"><text:span text:style-name="Source_20_Text">$V:Lrub:col:*:255,0,0#</text:span></text:p>
          </table:table-cell>
          <table:table-cell table:style-name="Tableau3.D2" office:value-type="string">
            <text:p text:style-name="Table_20_Contents">Chaîne de caractères (ex: "R,G,B")</text:p>
          </table:table-cell>
        </table:table-row>
        <table:table-row>
          <table:table-cell table:style-name="Tableau3.A2" office:value-type="string">
            <text:p text:style-name="Table_20_Contents"><text:span text:style-name="Source_20_Text">enum</text:span></text:p>
          </table:table-cell>
          <table:table-cell table:style-name="Tableau3.A2" office:value-type="string">
            <text:p text:style-name="Table_20_Contents"><text:span text:style-name="Source_20_Text">int</text:span> + <text:span text:style-name="Source_20_Text">if/else</text:span></text:p>
          </table:table-cell>
          <table:table-cell table:style-name="Tableau3.A2" office:value-type="string">
            <text:p text:style-name="Table_20_Contents"><text:span text:style-name="Source_20_Text">$V:Lrub:mode:*:snapshot#</text:span></text:p>
          </table:table-cell>
          <table:table-cell table:style-name="Tableau3.D2" office:value-type="string">
            <text:p text:style-name="Table_20_Contents">Valeurs prédéfinies (ex: "snapshot", "stream")</text:p>
          </table:table-cell>
        </table:table-row>
        <table:table-row>
          <table:table-cell table:style-name="Tableau3.A2" office:value-type="string">
            <text:p text:style-name="Table_20_Contents"><text:span text:style-name="Source_20_Text">object</text:span></text:p>
          </table:table-cell>
          <table:table-cell table:style-name="Tableau3.A2" office:value-type="string">
            <text:p text:style-name="Table_20_Contents"><text:span text:style-name="Source_20_Text">struct</text:span>/<text:span text:style-name="Source_20_Text">JSON</text:span></text:p>
          </table:table-cell>
          <table:table-cell table:style-name="Tableau3.A2" office:value-type="string">
            <text:p text:style-name="Table_20_Contents"><text:span text:style-name="Source_20_Text">$V:Gyro:paraM:*:{...}#</text:span></text:p>
          </table:table-cell>
          <table:table-cell table:style-name="Tableau3.D2" office:value-type="string">
            <text:p text:style-name="Table_20_Contents">Objet JSON sérialisé (ex: paramètres de calibration)</text:p>
          </table:table-cell>
        </table:table-row>
      </table:table>
      <text:p text:style-name="P14" loext:marker-style-name="T14"/>
      <text:p text:style-name="P15" loext:marker-style-name="T7"><text:span text:style-name="T9">Précision /champs :</text:span><text:span text:style-name="T9"/></text:p>
      <text:p text:style-name="P7" loext:marker-style-name="T7"><text:span text:style-name="T10"><text:s/>🔹 INITIAL:</text:span><text:span text:style-name="T8"><text:line-break/><text:line-break/></text:span><text:span text:style-name="T18">ini : Propriété initialisée par SP au démarrage (valeur par défaut chargée depuis JSON SP). Peut évoluer ensuite. Réinitialisé par reset.</text:span></text:p>
      <text:p text:style-name="P16" loext:marker-style-name="T7"><text:span text:style-name="T19">Dyn : Propriété non initialisée au démarrage, produite uniquement en fonctionnement.</text:span><text:span text:style-name="T19"/></text:p>
      <text:p text:style-name="P16" loext:marker-style-name="T7"><text:span text:style-name="T19">Cste : Propriété constante en exécution (modifiable uniquement hors run : flash, compilation, calibration usine). Pas de modif en cours de fonctionnement.</text:span><text:span text:style-name="T19"/></text:p>
      <text:p text:style-name="P15" loext:marker-style-name="T7"><text:span text:style-name="T10"><text:s text:c="2"/>🔹 STATUT :</text:span><text:span text:style-name="T10"/></text:p>
      <text:p text:style-name="P7" loext:marker-style-name="T7"><text:span text:style-name="T10">ETAT :</text:span><text:span text:style-name="T10"/></text:p>
      <text:p text:style-name="P7" loext:marker-style-name="T7"><text:soft-page-break/><text:span text:style-name="T10"><text:s/>👉 La propriété</text:span><text:span text:style-name="T18"> est : un retour de terrain, non pilotable directement ou issue d’un calcul ou d’un sous-système → souvent en CAT = I </text:span><text:span text:style-name="T8"><text:line-break/></text:span><text:span text:style-name="T10">- Exemples :</text:span><text:span text:style-name="T18"> Mtr.targets, Urg.etat, Bat.level, Net.state</text:span><text:span text:style-name="T8"><text:line-break/></text:span><text:span text:style-name="T10">📌 ETAT =</text:span><text:span text:style-name="T18"> information de statut réel, pas une intention. Exple : retour terrain</text:span></text:p>
      <text:p text:style-name="P7" loext:marker-style-name="T7"><text:span text:style-name="T10"><text:s/>EXPOSE : ❓ </text:span><text:span text:style-name="T18">Est-ce que cette propriété fait partie du modèle de décision ou de l’interface ? → EXPOSEE exemple : 👉 Gyro.paraM est clairement EXPOSEE.</text:span></text:p>
      <text:p text:style-name="P17"/>
      <text:h text:style-name="Heading_20_1" text:outline-level="1"><text:bookmark-start text:name="__RefHeading___Toc49594_2774384090"/><text:span text:style-name="T2">R</text:span>elation entre le <text:span text:style-name="Strong_20_Emphasis">TYPE</text:span> et le <text:span text:style-name="Strong_20_Emphasis">FORMAT_VALUE</text:span> dans la table A par rapport au code.<text:bookmark-end text:name="__RefHeading___Toc49594_2774384090"/></text:h>
      <text:p text:style-name="P18"><text:span text:style-name="T1">analyse détaillée </text:span>:</text:p>
      <text:p text:style-name="P19"/>
      <text:list text:style-name="L1">
        <text:list-item>
          <text:list>
            <text:list-item>
              <text:h text:style-name="P20" text:outline-level="2"><text:bookmark-start text:name="__RefHeading___Toc49596_2774384090"/><text:span text:style-name="Strong_20_Emphasis">Types dans la Table A vs Code</text:span><text:bookmark-end text:name="__RefHeading___Toc49596_2774384090"/></text:h>
            </text:list-item>
          </text:list>
        </text:list-item>
      </text:list>
      <text:p text:style-name="Text_20_body">Le champ <text:span text:style-name="Strong_20_Emphasis">TYPE</text:span> dans votre table A correspond au <text:span text:style-name="Strong_20_Emphasis">type logique</text:span> de la valeur dans le VPIV, pas forcément au type C++ utilisé dans le code.</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Dans Table A</text:p>
            </table:table-cell>
            <table:table-cell table:style-name="Tableau1.A1" office:value-type="string">
              <text:p text:style-name="Table_20_Heading">Dans le Code</text:p>
            </table:table-cell>
            <table:table-cell table:style-name="Tableau1.A1" office:value-type="string">
              <text:p text:style-name="Table_20_Heading">Exemple VPIV</text:p>
            </table:table-cell>
            <table:table-cell table:style-name="Tableau1.A1" office:value-type="string">
              <text:p text:style-name="Table_20_Heading">Commentaire</text:p>
            </table:table-cell>
          </table:table-row>
        </table:table-header-rows>
        <table:table-row>
          <table:table-cell table:style-name="Tableau1.A1" office:value-type="string">
            <text:p text:style-name="Table_20_Contents"><text:span text:style-name="Source_20_Text">boolean</text:span></text:p>
          </table:table-cell>
          <table:table-cell table:style-name="Tableau1.A1" office:value-type="string">
            <text:p text:style-name="Table_20_Contents"><text:span text:style-name="Source_20_Text">bool</text:span>/<text:span text:style-name="Source_20_Text">int</text:span></text:p>
          </table:table-cell>
          <table:table-cell table:style-name="Tableau1.A1" office:value-type="string">
            <text:p text:style-name="Table_20_Contents"><text:span text:style-name="Source_20_Text">$V:Lrub:act:*:1#</text:span></text:p>
          </table:table-cell>
          <table:table-cell table:style-name="Tableau1.A1" office:value-type="string">
            <text:p text:style-name="Table_20_Contents">0/1 ou true/false en C++ → "1" ou "0" dans le VPIV</text:p>
          </table:table-cell>
        </table:table-row>
        <table:table-row>
          <table:table-cell table:style-name="Tableau1.A1" office:value-type="string">
            <text:p text:style-name="Table_20_Contents"><text:span text:style-name="Source_20_Text">number</text:span></text:p>
          </table:table-cell>
          <table:table-cell table:style-name="Tableau1.A1" office:value-type="string">
            <text:p text:style-name="Table_20_Contents"><text:span text:style-name="Source_20_Text">int</text:span>/<text:span text:style-name="Source_20_Text">uint8_t</text:span></text:p>
          </table:table-cell>
          <table:table-cell table:style-name="Tableau1.A1" office:value-type="string">
            <text:p text:style-name="Table_20_Contents"><text:span text:style-name="Source_20_Text">$V:Lrub:int:*:128#</text:span></text:p>
          </table:table-cell>
          <table:table-cell table:style-name="Tableau1.A1" office:value-type="string">
            <text:p text:style-name="Table_20_Contents">Entier 0-255 → pas de float</text:p>
          </table:table-cell>
        </table:table-row>
        <table:table-row>
          <table:table-cell table:style-name="Tableau1.A1" office:value-type="string">
            <text:p text:style-name="Table_20_Contents"><text:span text:style-name="Source_20_Text">string</text:span></text:p>
          </table:table-cell>
          <table:table-cell table:style-name="Tableau1.A1" office:value-type="string">
            <text:p text:style-name="Table_20_Contents"><text:span text:style-name="Source_20_Text">const char*</text:span></text:p>
          </table:table-cell>
          <table:table-cell table:style-name="Tableau1.A1" office:value-type="string">
            <text:p text:style-name="Table_20_Contents"><text:span text:style-name="Source_20_Text">$V:Lrub:col:*:255,0,0#</text:span></text:p>
          </table:table-cell>
          <table:table-cell table:style-name="Tableau1.A1" office:value-type="string">
            <text:p text:style-name="Table_20_Contents">Chaîne de caractères (ex: "R,G,B")</text:p>
          </table:table-cell>
        </table:table-row>
        <table:table-row>
          <table:table-cell table:style-name="Tableau1.A1" office:value-type="string">
            <text:p text:style-name="Table_20_Contents"><text:span text:style-name="Source_20_Text">enum</text:span></text:p>
          </table:table-cell>
          <table:table-cell table:style-name="Tableau1.A1" office:value-type="string">
            <text:p text:style-name="Table_20_Contents"><text:span text:style-name="Source_20_Text">int</text:span> + <text:span text:style-name="Source_20_Text">if/else</text:span></text:p>
          </table:table-cell>
          <table:table-cell table:style-name="Tableau1.A1" office:value-type="string">
            <text:p text:style-name="Table_20_Contents"><text:span text:style-name="Source_20_Text">$V:Lrub:mode:*:snapshot#</text:span></text:p>
          </table:table-cell>
          <table:table-cell table:style-name="Tableau1.A1" office:value-type="string">
            <text:p text:style-name="Table_20_Contents">Valeurs prédéfinies (ex: "snapshot", "stream")</text:p>
          </table:table-cell>
        </table:table-row>
        <table:table-row>
          <table:table-cell table:style-name="Tableau1.A1" office:value-type="string">
            <text:p text:style-name="Table_20_Contents"><text:span text:style-name="Source_20_Text">object</text:span></text:p>
          </table:table-cell>
          <table:table-cell table:style-name="Tableau1.A1" office:value-type="string">
            <text:p text:style-name="Table_20_Contents"><text:span text:style-name="Source_20_Text">struct</text:span>/<text:span text:style-name="Source_20_Text">JSON</text:span></text:p>
          </table:table-cell>
          <table:table-cell table:style-name="Tableau1.A1" office:value-type="string">
            <text:p text:style-name="Table_20_Contents"><text:span text:style-name="Source_20_Text">$V:Gyro:paraM:*:{...}#</text:span></text:p>
          </table:table-cell>
          <table:table-cell table:style-name="Tableau1.A1" office:value-type="string">
            <text:p text:style-name="Table_20_Contents">Objet JSON sérialisé (ex: paramètres de calibration)</text:p>
          </table:table-cell>
        </table:table-row>
      </table:table>
      <text:p text:style-name="P19"/>
      <text:list xml:id="list114816541204189" text:continue-numbering="true" text:style-name="L1">
        <text:list-item>
          <text:list>
            <text:list-item>
              <text:h text:style-name="P21" text:outline-level="2"><text:bookmark-start text:name="__RefHeading___Toc49598_2774384090"/><text:span text:style-name="Strong_20_Emphasis">FORMAT_VALUE : Sémantique vs Implémentation</text:span><text:bookmark-end text:name="__RefHeading___Toc49598_2774384090"/></text:h>
            </text:list-item>
          </text:list>
        </text:list-item>
      </text:list>
      <text:p text:style-name="Text_20_body">Le <text:span text:style-name="Strong_20_Emphasis">FORMAT_VALUE</text:span> décrit :</text:p>
      <text:list text:style-name="L2">
        <text:list-item>
          <text:p text:style-name="P22"><text:span text:style-name="Strong_20_Emphasis">Les valeurs possibles</text:span> (pour validation du VPIV) </text:p>
        </text:list-item>
        <text:list-item>
          <text:p text:style-name="P22"><text:span text:style-name="Strong_20_Emphasis">Le format attendu</text:span> (pour l'utilisateur ou SE) </text:p>
        </text:list-item>
        <text:list-item>
          <text:p text:style-name="P23"><text:span text:style-name="Strong_20_Emphasis">Pas le type C++ interne</text:span> </text:p>
        </text:list-item>
      </text:list>
      <text:h text:style-name="P24" text:outline-level="3" text:is-list-header="true"><text:bookmark-start text:name="__RefHeading___Toc49600_2774384090"/>Exemples Concrets <text:span text:style-name="T20">ds le</text:span> Code :<text:bookmark-end text:name="__RefHeading___Toc49600_2774384090"/></text:h>
      <text:h text:style-name="P25" text:outline-level="4"><text:bookmark-start text:name="__RefHeading___Toc49602_2774384090"/>a) <text:span text:style-name="Strong_20_Emphasis">Lrub:col</text:span> (<text:span text:style-name="Source_20_Text">string</text:span> dans la table A)<text:bookmark-end text:name="__RefHeading___Toc49602_2774384090"/></text:h>
      <text:p text:style-name="P26"><text:span text:style-name="Source_20_Text"><text:span text:style-name="T21">// Code : parseRGB(value, rgb) → attend "R,G,B"</text:span></text:span></text:p>
      <text:p text:style-name="P27"><text:span text:style-name="Source_20_Text"><text:span text:style-name="T22">if</text:span></text:span><text:span text:style-name="Source_20_Text"><text:span text:style-name="T23"> (!</text:span></text:span><text:span text:style-name="Source_20_Text"><text:span text:style-name="T22">parseRGB</text:span></text:span><text:span text:style-name="Source_20_Text"><text:span text:style-name="T23">(value, rgb)) { </text:span></text:span><text:span text:style-name="Source_20_Text"><text:span text:style-name="T21">/* erreur */</text:span></text:span><text:span text:style-name="Source_20_Text"><text:span text:style-name="T23"> }</text:span></text:span></text:p>
      <text:list text:style-name="L3">
        <text:list-item>
          <text:p text:style-name="P28"><text:soft-page-break/><text:span text:style-name="Strong_20_Emphasis">FORMAT_VALUE</text:span> : <text:span text:style-name="Source_20_Text">"R,G,B"</text:span> Justifié car le VPIV doit contenir une chaîne dans ce format. </text:p>
        </text:list-item>
      </text:list>
      <text:h text:style-name="P25" text:outline-level="4"><text:bookmark-start text:name="__RefHeading___Toc49604_2774384090"/>b) <text:span text:style-name="Strong_20_Emphasis">Lrub:int</text:span> (<text:span text:style-name="Source_20_Text">number</text:span> dans la table A)<text:bookmark-end text:name="__RefHeading___Toc49604_2774384090"/></text:h>
      <text:p text:style-name="P27"><text:span text:style-name="Source_20_Text"><text:span text:style-name="T22">int</text:span></text:span><text:span text:style-name="Source_20_Text"><text:span text:style-name="T23"> intensity = value ? </text:span></text:span><text:span text:style-name="Source_20_Text"><text:span text:style-name="T22">atoi</text:span></text:span><text:span text:style-name="Source_20_Text"><text:span text:style-name="T23">(value) : cfg_lrub_brightness;</text:span></text:span></text:p>
      <text:list text:style-name="L4">
        <text:list-item>
          <text:p text:style-name="P29"><text:span text:style-name="Strong_20_Emphasis">FORMAT_VALUE</text:span> : <text:span text:style-name="Source_20_Text">0-255</text:span> Justifié car la valeur est validée en C++ avec <text:span text:style-name="Source_20_Text">atoi()</text:span> + plage valide. </text:p>
        </text:list-item>
      </text:list>
      <text:h text:style-name="P25" text:outline-level="4"><text:bookmark-start text:name="__RefHeading___Toc49606_2774384090"/>c) <text:span text:style-name="Strong_20_Emphasis">Lrub:act</text:span> (<text:span text:style-name="Source_20_Text">boolean</text:span> dans la table A)<text:bookmark-end text:name="__RefHeading___Toc49606_2774384090"/></text:h>
      <text:p text:style-name="P27"><text:span text:style-name="Source_20_Text"><text:span text:style-name="T22">bool</text:span></text:span><text:span text:style-name="Source_20_Text"><text:span text:style-name="T23"> on = (value &amp;&amp; (</text:span></text:span><text:span text:style-name="Source_20_Text"><text:span text:style-name="T22">strcmp</text:span></text:span><text:span text:style-name="Source_20_Text"><text:span text:style-name="T23">(value, </text:span></text:span><text:span text:style-name="Source_20_Text"><text:span text:style-name="T24">"1"</text:span></text:span><text:span text:style-name="Source_20_Text"><text:span text:style-name="T23">) == 0 || </text:span></text:span><text:span text:style-name="Source_20_Text"><text:span text:style-name="T22">strcasecmp</text:span></text:span><text:span text:style-name="Source_20_Text"><text:span text:style-name="T23">(value, </text:span></text:span><text:span text:style-name="Source_20_Text"><text:span text:style-name="T24">"true"</text:span></text:span><text:span text:style-name="Source_20_Text"><text:span text:style-name="T23">) == 0));</text:span></text:span></text:p>
      <text:list text:style-name="L5">
        <text:list-item>
          <text:p text:style-name="P30"><text:span text:style-name="Strong_20_Emphasis">FORMAT_VALUE</text:span> : <text:span text:style-name="Source_20_Text">0|1</text:span> Justifié car le VPIV utilise "1" ou "0" (et non "true"/"false"). </text:p>
        </text:list-item>
      </text:list>
      <text:p text:style-name="P19"/>
      <text:list xml:id="list114815606152812" text:continue-list="list114816541204189" text:style-name="L1">
        <text:list-item>
          <text:list>
            <text:list-item>
              <text:h text:style-name="P21" text:outline-level="2"><text:bookmark-start text:name="__RefHeading___Toc49608_2774384090"/><text:s/><text:span text:style-name="Strong_20_Emphasis">Règles pour Déterminer TYPE et FORMAT_VALUE</text:span><text:bookmark-end text:name="__RefHeading___Toc49608_2774384090"/></text:h>
            </text:list-item>
          </text:list>
        </text:list-item>
      </text:list>
      <text:list text:style-name="L6">
        <text:list-item>
          <text:p text:style-name="P31"><text:span text:style-name="Strong_20_Emphasis">TYPE</text:span> :</text:p>
          <text:list>
            <text:list-item>
              <text:p text:style-name="P32">Correspond au <text:span text:style-name="Strong_20_Emphasis">type logique du message VPIV</text:span> (string, number, boolean, etc.). </text:p>
            </text:list-item>
            <text:list-item>
              <text:p text:style-name="P32">Indépendant du type C++ interne, mais doit être compatible. </text:p>
            </text:list-item>
          </text:list>
        </text:list-item>
        <text:list-item>
          <text:p text:style-name="P31"><text:span text:style-name="Strong_20_Emphasis">FORMAT_VALUE</text:span> :</text:p>
          <text:list>
            <text:list-item>
              <text:p text:style-name="P32"><text:span text:style-name="Strong_20_Emphasis">Contraintes de validation</text:span> : Valeurs acceptées dans le VPIV. </text:p>
            </text:list-item>
            <text:list-item>
              <text:p text:style-name="P31"><text:span text:style-name="Strong_20_Emphasis">Documentation</text:span> : Aide l'utilisateur à connaître les valeurs possibles. </text:p>
            </text:list-item>
          </text:list>
        </text:list-item>
      </text:list>
      <text:p text:style-name="P19"/>
      <text:list xml:id="list114815699794264" text:continue-list="list114815606152812" text:style-name="L1">
        <text:list-item>
          <text:list>
            <text:list-item>
              <text:h text:style-name="P21" text:outline-level="2"><text:bookmark-start text:name="__RefHeading___Toc49612_2774384090"/><text:s/><text:span text:style-name="Strong_20_Emphasis">Cas Particuliers</text:span><text:bookmark-end text:name="__RefHeading___Toc49612_2774384090"/></text:h>
            </text:list-item>
          </text:list>
        </text:list-item>
      </text:list>
      <text:h text:style-name="P24" text:outline-level="3"><text:bookmark-start text:name="__RefHeading___Toc49614_2774384090"/>a) <text:span text:style-name="Strong_20_Emphasis">Commandes Ponctuelles (ex: </text:span><text:span text:style-name="Strong_20_Emphasis"><text:span text:style-name="Source_20_Text">(init)</text:span></text:span><text:span text:style-name="Strong_20_Emphasis">)</text:span><text:bookmark-end text:name="__RefHeading___Toc49614_2774384090"/></text:h>
      <text:p text:style-name="P27"><text:span text:style-name="Source_20_Text"><text:span text:style-name="T21">// Code : if (strcmp(prop, "init") == 0) { ... }</text:span></text:span></text:p>
      <text:list text:style-name="L7">
        <text:list-item>
          <text:p text:style-name="P33"><text:span text:style-name="Strong_20_Emphasis">TYPE</text:span> : <text:span text:style-name="Source_20_Text">boolean</text:span> </text:p>
        </text:list-item>
        <text:list-item>
          <text:p text:style-name="P34"><text:span text:style-name="Strong_20_Emphasis">FORMAT_VALUE</text:span> : <text:span text:style-name="Source_20_Text">0|1</text:span> Même si c'est une commande ponctuelle, le VPIV utilise "1" pour déclencher. </text:p>
        </text:list-item>
      </text:list>
      <text:h text:style-name="P24" text:outline-level="3" text:is-list-header="true"><text:bookmark-start text:name="__RefHeading___Toc49616_2774384090"/>b) <text:span text:style-name="Strong_20_Emphasis">Erreurs (ex: </text:span><text:span text:style-name="Strong_20_Emphasis"><text:span text:style-name="Source_20_Text">bad_rgb</text:span></text:span><text:span text:style-name="Strong_20_Emphasis">)</text:span><text:bookmark-end text:name="__RefHeading___Toc49616_2774384090"/></text:h>
      <text:p text:style-name="P27"><text:span text:style-name="Source_20_Text"><text:span text:style-name="T22">sendError</text:span></text:span><text:span text:style-name="Source_20_Text"><text:span text:style-name="T23">(</text:span></text:span><text:span text:style-name="Source_20_Text"><text:span text:style-name="T24">"Lrub"</text:span></text:span><text:span text:style-name="Source_20_Text"><text:span text:style-name="T23">, </text:span></text:span><text:span text:style-name="Source_20_Text"><text:span text:style-name="T24">"col"</text:span></text:span><text:span text:style-name="Source_20_Text"><text:span text:style-name="T23">, </text:span></text:span><text:span text:style-name="Source_20_Text"><text:span text:style-name="T24">"*"</text:span></text:span><text:span text:style-name="Source_20_Text"><text:span text:style-name="T23">, </text:span></text:span><text:span text:style-name="Source_20_Text"><text:span text:style-name="T24">"bad_rgb"</text:span></text:span><text:span text:style-name="Source_20_Text"><text:span text:style-name="T23">);</text:span></text:span></text:p>
      <text:list text:style-name="L8">
        <text:list-item>
          <text:p text:style-name="P35"><text:span text:style-name="Strong_20_Emphasis">TYPE</text:span> : <text:span text:style-name="Source_20_Text">string</text:span> </text:p>
        </text:list-item>
        <text:list-item>
          <text:p text:style-name="P36"><text:span text:style-name="Strong_20_Emphasis">FORMAT_VALUE</text:span> : <text:span text:style-name="Source_20_Text">"bad_rgb"</text:span> Valeur fixe pour le message d'erreur. </text:p>
        </text:list-item>
      </text:list>
      <text:p text:style-name="P19"/>
      <text:list text:continue-list="list114815699794264" text:style-name="L1">
        <text:list-item>
          <text:list>
            <text:list-item>
              <text:h text:style-name="P21" text:outline-level="2"><text:bookmark-start text:name="__RefHeading___Toc49618_2774384090"/><text:soft-page-break/><text:span text:style-name="Strong_20_Emphasis">Conclusion</text:span><text:bookmark-end text:name="__RefHeading___Toc49618_2774384090"/></text:h>
            </text:list-item>
          </text:list>
        </text:list-item>
      </text:list>
      <text:p text:style-name="Text_20_body">Votre table A est <text:span text:style-name="Strong_20_Emphasis">correctement alignée</text:span> avec le code, mais voici les points à retenir :</text:p>
      <text:list text:style-name="L9">
        <text:list-item>
          <text:p text:style-name="P37"><text:span text:style-name="Strong_20_Emphasis">TYPE</text:span> = Type logique du VPIV (pas du code C++). </text:p>
        </text:list-item>
        <text:list-item>
          <text:p text:style-name="P37"><text:span text:style-name="Strong_20_Emphasis">FORMAT_VALUE</text:span> = Format attendu dans le message (pour validation et documentation). </text:p>
        </text:list-item>
        <text:list-item>
          <text:p text:style-name="P38">Les conversions C++ (ex: <text:span text:style-name="Source_20_Text">atoi()</text:span> pour <text:span text:style-name="Source_20_Text">int</text:span>) sont internes et n'affectent pas la table A. </text:p>
        </text:list-item>
      </text:list>
      <text:p text:style-name="Text_20_body">Si une incohérence apparaît, c'est probablement dans le <text:span text:style-name="Strong_20_Emphasis">FORMAT_VALUE</text:span> (ex: <text:span text:style-name="Source_20_Text">number</text:span> vs <text:span text:style-name="Source_20_Text">string</text:span> pour <text:span text:style-name="Source_20_Text">timeout</text:span>). Pour cela, vérifiez toujours :</text:p>
      <text:list text:style-name="L10">
        <text:list-item>
          <text:p text:style-name="P39">Le <text:span text:style-name="Strong_20_Emphasis">VPIV réel</text:span> envoyé/reçu (ex: <text:span text:style-name="Source_20_Text">$V:Lrub:timeout:*:OK#</text:span> → <text:span text:style-name="Source_20_Text">string</text:span>). </text:p>
        </text:list-item>
        <text:list-item>
          <text:p text:style-name="P40">Le <text:span text:style-name="Strong_20_Emphasis">code de validation</text:span> (ex: <text:span text:style-name="Source_20_Text">strcmp(value, "OK")</text:span>). </text:p>
        </text:list-item>
      </text:list>
      <text:p text:style-name="Text_20_body"/>
      <text:h text:style-name="P41" text:outline-level="2"><text:bookmark-start text:name="__RefHeading___Toc49620_2774384090"/>1. Explication du fichier vpiv_utils.h<text:bookmark-end text:name="__RefHeading___Toc49620_2774384090"/></text:h>
      <text:p text:style-name="P42">Le fichier <text:span text:style-name="Source_20_Text">vpiv_utils.h</text:span> est un fichier d'en-têtes qui fournit des fonctions utilitaires pour le traitement des messages VPIV. Voici une explication détaillée de son rôle et de ses fonctions :</text:p>
      <text:h text:style-name="P43" text:outline-level="3"><text:bookmark-start text:name="__RefHeading___Toc49622_2774384090"/>Fonctions Principales :<text:bookmark-end text:name="__RefHeading___Toc49622_2774384090"/></text:h>
      <text:list text:style-name="L11">
        <text:list-item>
          <text:p text:style-name="P44"><text:span text:style-name="Strong_20_Emphasis"><text:span text:style-name="Source_20_Text">instIsAll(const char* s)</text:span></text:span> :</text:p>
          <text:list>
            <text:list-item>
              <text:p text:style-name="P45">Vérifie si une chaîne représente "toutes les instances" (indiqué par <text:span text:style-name="Source_20_Text">*</text:span>) </text:p>
            </text:list-item>
            <text:list-item>
              <text:p text:style-name="P45">Utilisé pour déterminer si une commande s'applique à toutes les instances ou à des instances spécifiques </text:p>
            </text:list-item>
          </text:list>
        </text:list-item>
        <text:list-item>
          <text:p text:style-name="P44"><text:span text:style-name="Strong_20_Emphasis"><text:span text:style-name="Source_20_Text">parseBool(const char* s)</text:span></text:span> :</text:p>
          <text:list>
            <text:list-item>
              <text:p text:style-name="P45">Convertit une chaîne en booléen (reconnaît "1", "true", "0", "false") </text:p>
            </text:list-item>
            <text:list-item>
              <text:p text:style-name="P45">Utilisé pour les propriétés booléennes dans les messages VPIV </text:p>
            </text:list-item>
          </text:list>
        </text:list-item>
        <text:list-item>
          <text:p text:style-name="P44"><text:span text:style-name="Strong_20_Emphasis"><text:span text:style-name="Source_20_Text">parseIntOrDefault(const char* s, long def)</text:span></text:span> :</text:p>
          <text:list>
            <text:list-item>
              <text:p text:style-name="P45">Convertit une chaîne en entier, avec une valeur par défaut si la conversion échoue </text:p>
            </text:list-item>
            <text:list-item>
              <text:p text:style-name="P45">Utilisé pour les propriétés numériques </text:p>
            </text:list-item>
          </text:list>
        </text:list-item>
        <text:list-item>
          <text:p text:style-name="P44"><text:span text:style-name="Strong_20_Emphasis"><text:span text:style-name="Source_20_Text">parseRGB(const char* s, int out[3])</text:span></text:span> :</text:p>
          <text:list>
            <text:list-item>
              <text:p text:style-name="P45">Parse une chaîne au format "R,G,B" en trois entiers </text:p>
            </text:list-item>
            <text:list-item>
              <text:p text:style-name="P45">Utilisé pour les propriétés de couleur </text:p>
            </text:list-item>
          </text:list>
        </text:list-item>
        <text:list-item>
          <text:p text:style-name="P44"><text:span text:style-name="Strong_20_Emphasis"><text:span text:style-name="Source_20_Text">parseIndexList(const char* s, int* out, int maxCount)</text:span></text:span> :</text:p>
          <text:list>
            <text:list-item>
              <text:p text:style-name="P45">Parse une chaîne représentant une liste d'indices (par exemple, "[0,2,4]" ou "3") </text:p>
            </text:list-item>
            <text:list-item>
              <text:p text:style-name="P44">Utilisé pour gérer les instances spécifiques dans les commandes </text:p>
            </text:list-item>
          </text:list>
        </text:list-item>
      </text:list>
      <text:h text:style-name="P43" text:outline-level="3" text:is-list-header="true"><text:bookmark-start text:name="__RefHeading___Toc49624_2774384090"/>Rôle dans l'architecture :<text:bookmark-end text:name="__RefHeading___Toc49624_2774384090"/></text:h>
      <text:p text:style-name="P42">Ce fichier est un composant clé de l'architecture VPIV car il fournit les outils nécessaires pour :</text:p>
      <text:list text:style-name="L12">
        <text:list-item>
          <text:p text:style-name="P46"><text:span text:style-name="Strong_20_Emphasis">Parser</text:span> les messages VPIV entrants </text:p>
        </text:list-item>
        <text:list-item>
          <text:p text:style-name="P46"><text:span text:style-name="Strong_20_Emphasis">Valider</text:span> les formats des données </text:p>
        </text:list-item>
        <text:list-item>
          <text:p text:style-name="P47"><text:soft-page-break/><text:span text:style-name="Strong_20_Emphasis">Convertir</text:span> les chaînes en types de données utilisables </text:p>
        </text:list-item>
      </text:list>
      <text:p text:style-name="P42">Il est utilisé par :</text:p>
      <text:list text:style-name="L13">
        <text:list-item>
          <text:p text:style-name="P48">Les fichiers de dispatch (comme <text:span text:style-name="Source_20_Text">dispatch_Lring.cpp</text:span>) pour traiter les commandes spécifiques à chaque module </text:p>
        </text:list-item>
        <text:list-item>
          <text:p text:style-name="P49">Les fichiers de communication pour envoyer des réponses formatées</text:p>
        </text:list-item>
      </text:list>
      <text:h text:style-name="Heading_20_1" text:outline-level="1"><text:s/>Rappel sur l’installation et l’initialisation / architecture des données</text:h>
      <text:p text:style-name="P50">L'organisation repose sur une hiérarchie stricte entre la configuration d'origine, les paramètres spécifiques aux capteurs et l'état global partagé </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51"><text:span text:style-name="Strong_20_Emphasis"><text:span text:style-name="T25">Fichier / Type</text:span></text:span></text:p>
            </table:table-cell>
            <table:table-cell table:style-name="Tableau2.A1" office:value-type="string">
              <text:p text:style-name="P51"><text:span text:style-name="Strong_20_Emphasis"><text:span text:style-name="T25">Localisation</text:span></text:span></text:p>
            </table:table-cell>
            <table:table-cell table:style-name="Tableau2.A1" office:value-type="string">
              <text:p text:style-name="P51"><text:span text:style-name="Strong_20_Emphasis"><text:span text:style-name="T25">Rôle &amp; Nature</text:span></text:span></text:p>
            </table:table-cell>
          </table:table-row>
        </table:table-header-rows>
        <table:table-row>
          <table:table-cell table:style-name="Tableau2.A1" office:value-type="string">
            <text:p text:style-name="P52"><text:span text:style-name="Source_20_Text"><text:span text:style-name="T26">original_init.sh</text:span></text:span></text:p>
          </table:table-cell>
          <table:table-cell table:style-name="Tableau2.A1" office:value-type="string">
            <text:p text:style-name="P52"><text:span text:style-name="Source_20_Text"><text:span text:style-name="T25">termux/config/</text:span></text:span></text:p>
          </table:table-cell>
          <table:table-cell table:style-name="Tableau2.A1" office:value-type="string">
            <text:p text:style-name="P53"><text:span text:style-name="T27">Source de Vérité.</text:span> Script maître contenant l'état "Usine" (Fin de Dev) et la logique de création des liens symboliques.</text:p>
          </table:table-cell>
        </table:table-row>
        <table:table-row>
          <table:table-cell table:style-name="Tableau2.A1" office:value-type="string">
            <text:p text:style-name="P52"><text:span text:style-name="Source_20_Text"><text:span text:style-name="T26">courant_init.json</text:span></text:span></text:p>
          </table:table-cell>
          <table:table-cell table:style-name="Tableau2.A1" office:value-type="string">
            <text:p text:style-name="P52"><text:span text:style-name="Source_20_Text"><text:span text:style-name="T25">termux/config/</text:span></text:span></text:p>
          </table:table-cell>
          <table:table-cell table:style-name="Tableau2.A1" office:value-type="string">
            <text:p text:style-name="P53"><text:span text:style-name="T27">Le Master Transitoire.</text:span> Fichier pivot mis à jour par le Superviseur (SP) ou restauré par l'Original. Sert de source pour la distribution.</text:p>
          </table:table-cell>
        </table:table-row>
        <table:table-row>
          <table:table-cell table:style-name="Tableau2.A1" office:value-type="string">
            <text:p text:style-name="P52"><text:span text:style-name="Source_20_Text"><text:span text:style-name="T26">[Capteur]_config.json</text:span></text:span></text:p>
          </table:table-cell>
          <table:table-cell table:style-name="Tableau2.A1" office:value-type="string">
            <text:p text:style-name="P52"><text:span text:style-name="Source_20_Text"><text:span text:style-name="T25">termux/scripts/sensors/[capteur]/</text:span></text:span></text:p>
          </table:table-cell>
          <table:table-cell table:style-name="Tableau2.A1" office:value-type="string">
            <text:p text:style-name="P52"><text:span text:style-name="T26">Config Locale.</text:span><text:span text:style-name="T25"> Fichier spécifique à un module (ex: </text:span><text:span text:style-name="Source_20_Text"><text:span text:style-name="T25">gyro_config.json</text:span></text:span><text:span text:style-name="T25">). Contient uniquement les propriétés propres au capteur concerné.</text:span></text:p>
          </table:table-cell>
        </table:table-row>
        <table:table-row>
          <table:table-cell table:style-name="Tableau2.A1" office:value-type="string">
            <text:p text:style-name="P52"><text:span text:style-name="Source_20_Text"><text:span text:style-name="T26">global.json</text:span></text:span></text:p>
          </table:table-cell>
          <table:table-cell table:style-name="Tableau2.A1" office:value-type="string">
            <text:p text:style-name="P52"><text:span text:style-name="Source_20_Text"><text:span text:style-name="T25">termux/config/sensors/</text:span></text:span></text:p>
          </table:table-cell>
          <table:table-cell table:style-name="Tableau2.A1" office:value-type="string">
            <text:p text:style-name="P53"><text:span text:style-name="T27">Contexte Partagé.</text:span> Fichier dynamique accessible par tous les modules, regroupant uniquement les 4 variables d'impact général : <text:span text:style-name="T27">cfgS, Urg, Sys, COM</text:span>.</text:p>
          </table:table-cell>
        </table:table-row>
      </table:table>
      <text:h text:style-name="P54" text:outline-level="3">🔄 Workflow de Sécurité et de Distribution</text:h>
      <text:p text:style-name="P42">Ce workflow garantit que toute modification de structure ou de nom de variable peut être propagée sans erreur manuelle.</text:p>
      <text:h text:style-name="P55" text:outline-level="4">1. Phase de Restauration ou Initialisation</text:h>
      <text:list text:style-name="L14">
        <text:list-item>
          <text:p text:style-name="P56"><text:span text:style-name="T27">Action :</text:span> Exécution de <text:span text:style-name="Source_20_Text">original_init.sh</text:span>.</text:p>
        </text:list-item>
        <text:list-item>
          <text:p text:style-name="P56"><text:span text:style-name="T27">Résultat :</text:span> 1. Recréation de la structure des dossiers et des <text:span text:style-name="T27">liens symboliques</text:span>. 2. Génération d'un <text:span text:style-name="Source_20_Text">courant_init.json</text:span> "neuf" à partir de sa sauvegarde interne. 3. Optionnel : Création d'un <text:span text:style-name="Source_20_Text">.bak</text:span> de l'ancien fichier pour éviter toute perte de données.</text:p>
        </text:list-item>
      </text:list>
      <text:h text:style-name="P55" text:outline-level="4">2. Phase de Distribution (<text:span text:style-name="Source_20_Text">check_config.sh</text:span>)</text:h>
      <text:p text:style-name="P42">Une fois le Master (<text:span text:style-name="Source_20_Text">courant_init.json</text:span>) prêt, le script de vérification entre en jeu :</text:p>
      <text:list text:style-name="L15">
        <text:list-item>
          <text:p text:style-name="P57"><text:soft-page-break/><text:span text:style-name="T27">Ventilation :</text:span> Il extrait les blocs JSON spécifiques et écrase les fichiers locaux (ex: <text:span text:style-name="Source_20_Text">cam_config.json</text:span>, <text:span text:style-name="Source_20_Text">gyro_config.json</text:span>).</text:p>
        </text:list-item>
        <text:list-item>
          <text:p text:style-name="P57"><text:span text:style-name="T27">Isolation :</text:span> Il extrait les variables transversales (<text:span text:style-name="T27">cfgS, Urg, Sys, COM</text:span>) et les injecte dans le <text:span text:style-name="Source_20_Text">global.json</text:span> partagé.</text:p>
        </text:list-item>
      </text:list>
      <text:h text:style-name="P55" text:outline-level="4">3. Phase de Fonctionnement (Runtime)</text:h>
      <text:list text:style-name="L16">
        <text:list-item>
          <text:p text:style-name="P58"><text:span text:style-name="T27">Lecture Spécifique :</text:span> Chaque manager de capteur ne lit que son fichier local (ex: <text:span text:style-name="Source_20_Text">mic_config.json</text:span>).</text:p>
        </text:list-item>
        <text:list-item>
          <text:p text:style-name="P58"><text:span text:style-name="T27">Surveillance Globale :</text:span> Tous les scripts consultent <text:span text:style-name="Source_20_Text">global.json</text:span> pour adapter leur comportement en fonction des urgences ou du mode de pilotage.</text:p>
        </text:list-item>
      </text:list>
      <text:p text:style-name="P59"/>
      <text:h text:style-name="P43" text:outline-level="3"><text:span text:style-name="T28">S</text:span>ynthèse du Workflow de Sécurité</text:h>
      <text:p text:style-name="P42">Ce modèle offre une triple protection :</text:p>
      <text:list text:style-name="L17">
        <text:list-item>
          <text:p text:style-name="P60"><text:span text:style-name="T27">Contre l'erreur de saisie :</text:span> Si un changement de nom de variable est nécessaire, il est fait dans <text:span text:style-name="Source_20_Text">original_init.sh</text:span> puis redistribué. La cohérence est garantie par le code, pas par l'humain.</text:p>
        </text:list-item>
        <text:list-item>
          <text:p text:style-name="P60"><text:span text:style-name="T27">Contre la corruption :</text:span> Si le SP envoie une configuration invalide, une simple commande de restauration remet le robot en état de marche "usine".</text:p>
        </text:list-item>
        <text:list-item>
          <text:p text:style-name="P60"><text:span text:style-name="T27">Contre les conflits de lecture :</text:span> En décentralisant les fichiers de config dans les dossiers <text:span text:style-name="Source_20_Text">/sensors/</text:span>, on évite qu'un script ne bloque l'accès à un fichier dont un autre script aurait besoin (lecture concurrente réduite).</text:p>
        </text:list-item>
      </text:list>
      <text:p text:style-name="P50"/>
      <text:p text:style-name="P61"><text:span text:style-name="T2">B</text:span> Général ; URG Urgences – <text:span text:style-name="T29">CfgS et COM</text:span></text:p>
      <text:h text:style-name="P62" text:outline-level="1"><text:bookmark-start text:name="__RefHeading___Toc48475_2774384090"/><text:span text:style-name="T29">Articulation</text:span> <text:span text:style-name="T29">concernant les erreurs</text:span><text:bookmark-end text:name="__RefHeading___Toc48475_2774384090"/></text:h>
      <text:p text:style-name="P63">Urg utilisé comme mécanisme, déclenché par un capteur : réflexe de sécurité alors que CfgS comme politique <text:span text:style-name="T29">et COM pour les informations sur les erreurs non critique, sans réaction automatique.</text:span></text:p>
      <text:p text:style-name="P64">✔ <text:span text:style-name="Strong_20_Emphasis">Enum UrgReason : ne numérote pas</text:span><text:line-break/>✔ <text:span text:style-name="Strong_20_Emphasis">Urg = état réflexe, jamais commandé</text:span><text:line-break/>✔ <text:span text:style-name="Strong_20_Emphasis">CfgS = panneau de contrôle sécurité</text:span><text:line-break/>✔ <text:span text:style-name="Strong_20_Emphasis">reset + clear urgence = CfgS</text:span></text:p>
      <text:p text:style-name="Text_20_body"><text:span text:style-name="Strong_20_Emphasis">Voici une synthèse cohérente </text:span><text:span text:style-name="Strong_20_Emphasis"><text:span text:style-name="T29">de l’articulation </text:span></text:span><text:span text:style-name="Strong_20_Emphasis">des modules CfgS, Urg et COM<text:line-break/></text:span><text:span text:style-name="Strong_20_Emphasis"><text:span text:style-name="T29">On peut se rapporter à la table A pour le détail des propriétés de chacune des variables.</text:span></text:span></text:p>
      <text:h text:style-name="P65" text:outline-level="2"><text:bookmark-start text:name="__RefHeading___Toc97565_2774384090"/><text:soft-page-break/>Documentation Détaillée<text:bookmark-end text:name="__RefHeading___Toc97565_2774384090"/></text:h>
      <text:h text:style-name="P24" text:outline-level="3"><text:bookmark-start text:name="__RefHeading___Toc97567_2774384090"/>1. Module CfgS (Configuration Système)<text:bookmark-end text:name="__RefHeading___Toc97567_2774384090"/></text:h>
      <text:list text:style-name="L18">
        <text:list-item>
          <text:p text:style-name="P66"><text:span text:style-name="Strong_20_Emphasis">Rôle</text:span> : Contrôle global du robot. </text:p>
        </text:list-item>
        <text:list-item>
          <text:p text:style-name="P66"><text:span text:style-name="Strong_20_Emphasis">Propriétés</text:span> : </text:p>
          <text:list>
            <text:list-item>
              <text:p text:style-name="P66"><text:span text:style-name="Source_20_Text">reset</text:span> : Réinitialisation système (booléen). </text:p>
            </text:list-item>
            <text:list-item>
              <text:p text:style-name="P66"><text:span text:style-name="Source_20_Text">modeRZ</text:span> : Mode global (0-5). </text:p>
            </text:list-item>
            <text:list-item>
              <text:p text:style-name="P66"><text:span text:style-name="Source_20_Text">typePtge</text:span> : Type de pilotage (0-4). </text:p>
            </text:list-item>
          </text:list>
        </text:list-item>
        <text:list-item>
          <text:p text:style-name="P66"><text:span text:style-name="Strong_20_Emphasis">Comportement</text:span> : </text:p>
          <text:list>
            <text:list-item>
              <text:p text:style-name="P66">Au démarrage, mode par défaut : VEILLE (1) avec moteurs arrêtés. </text:p>
            </text:list-item>
            <text:list-item>
              <text:p text:style-name="P67">Le mode VEILLE permet une initialisation sécurisée. </text:p>
            </text:list-item>
          </text:list>
        </text:list-item>
      </text:list>
      <text:h text:style-name="P24" text:outline-level="3" text:is-list-header="true"><text:bookmark-start text:name="__RefHeading___Toc97569_2774384090"/>2. Module Urg (Urgence)<text:bookmark-end text:name="__RefHeading___Toc97569_2774384090"/></text:h>
      <text:list text:style-name="L19">
        <text:list-item>
          <text:p text:style-name="P68"><text:span text:style-name="Strong_20_Emphasis">Rôle</text:span> : Gestion des urgences et alertes. </text:p>
        </text:list-item>
        <text:list-item>
          <text:p text:style-name="P68"><text:span text:style-name="Strong_20_Emphasis">Propriétés</text:span> : </text:p>
          <text:list>
            <text:list-item>
              <text:p text:style-name="P68"><text:span text:style-name="Source_20_Text">clear</text:span> : Effacement d'urgence. </text:p>
            </text:list-item>
            <text:list-item>
              <text:p text:style-name="P68"><text:span text:style-name="Source_20_Text">source</text:span> : Origine de l'urgence (ex: "URG_CPU_CHARGE"). </text:p>
            </text:list-item>
            <text:list-item>
              <text:p text:style-name="P68"><text:span text:style-name="Source_20_Text">etat</text:span> : État de l'urgence (clear/active/warn/danger). </text:p>
            </text:list-item>
          </text:list>
        </text:list-item>
        <text:list-item>
          <text:p text:style-name="P68"><text:span text:style-name="Strong_20_Emphasis">Flux de traitement</text:span> : </text:p>
          <text:list>
            <text:list-item>
              <text:p text:style-name="P68">Un capteur détecte un problème → Envoi VPIV <text:span text:style-name="Source_20_Text">Urg.source</text:span> (CAT=E). </text:p>
            </text:list-item>
            <text:list-item>
              <text:p text:style-name="P68">SP traite le message : </text:p>
              <text:list>
                <text:list-item>
                  <text:p text:style-name="P68"><text:span text:style-name="Strong_20_Emphasis">Information</text:span> : Mise à jour de <text:span text:style-name="Source_20_Text">Urg.etat</text:span> (CAT=E) sans action automatique. </text:p>
                </text:list-item>
                <text:list-item>
                  <text:p text:style-name="P68"><text:span text:style-name="Strong_20_Emphasis">Urgence critique</text:span> : Actions automatiques (ex: arrêt moteur) + notification globale. </text:p>
                </text:list-item>
              </text:list>
            </text:list-item>
            <text:list-item>
              <text:p text:style-name="P69">SE et A envoient un ACK <text:span text:style-name="Source_20_Text">Urg.etat</text:span> (CAT=I). </text:p>
            </text:list-item>
          </text:list>
        </text:list-item>
      </text:list>
      <text:h text:style-name="P24" text:outline-level="3" text:is-list-header="true"><text:bookmark-start text:name="__RefHeading___Toc97571_2774384090"/>3. Module COM (Communication)<text:bookmark-end text:name="__RefHeading___Toc97571_2774384090"/></text:h>
      <text:list text:style-name="L20">
        <text:list-item>
          <text:p text:style-name="P70"><text:span text:style-name="Strong_20_Emphasis">Rôle</text:span> : Messages informatifs et d'erreur. </text:p>
        </text:list-item>
        <text:list-item>
          <text:p text:style-name="P70"><text:span text:style-name="Strong_20_Emphasis">Propriétés</text:span> : </text:p>
          <text:list>
            <text:list-item>
              <text:p text:style-name="P70"><text:span text:style-name="Source_20_Text">debug</text:span> : Messages de debug (affichage Node-RED). </text:p>
            </text:list-item>
            <text:list-item>
              <text:p text:style-name="P70"><text:span text:style-name="Source_20_Text">error</text:span> : Erreurs (sans réaction automatique). </text:p>
            </text:list-item>
            <text:list-item>
              <text:p text:style-name="P70"><text:span text:style-name="Source_20_Text">info</text:span> : Informations générales. </text:p>
            </text:list-item>
            <text:list-item>
              <text:p text:style-name="P70"><text:span text:style-name="Source_20_Text">warn</text:span> : Avertissements (différence de couleur à l'affichage). </text:p>
            </text:list-item>
          </text:list>
        </text:list-item>
        <text:list-item>
          <text:p text:style-name="P70"><text:span text:style-name="Strong_20_Emphasis">Utilisation</text:span> : </text:p>
          <text:list>
            <text:list-item>
              <text:p text:style-name="P70"><text:span text:style-name="Strong_20_Emphasis">COM</text:span> est utilisé pour les messages ne nécessitant pas de réaction automatique. </text:p>
            </text:list-item>
            <text:list-item>
              <text:p text:style-name="P71"><text:span text:style-name="Strong_20_Emphasis">Urg</text:span> est réservé aux situations critiques. </text:p>
            </text:list-item>
          </text:list>
        </text:list-item>
      </text:list>
      <text:p text:style-name="P19"/>
      <text:h text:style-name="P65" text:outline-level="2"><text:bookmark-start text:name="__RefHeading___Toc97573_2774384090"/>Règles de Cohérence<text:bookmark-end text:name="__RefHeading___Toc97573_2774384090"/></text:h>
      <text:h text:style-name="P24" text:outline-level="3"><text:bookmark-start text:name="__RefHeading___Toc97575_2774384090"/>1. CAT (Catégorie)<text:bookmark-end text:name="__RefHeading___Toc97575_2774384090"/></text:h>
      <text:list text:style-name="L21">
        <text:list-item>
          <text:p text:style-name="P72"><text:span text:style-name="Strong_20_Emphasis">V</text:span> : Commandes (ex: <text:span text:style-name="Source_20_Text">$V:CfgS:modeRZ:*:3#</text:span>). </text:p>
        </text:list-item>
        <text:list-item>
          <text:p text:style-name="P72"><text:soft-page-break/><text:span text:style-name="Strong_20_Emphasis">I</text:span> : Informations/ACK (ex: <text:span text:style-name="Source_20_Text">$I:CfgS:modeRZ:*:3#</text:span>). </text:p>
        </text:list-item>
        <text:list-item>
          <text:p text:style-name="P73"><text:span text:style-name="Strong_20_Emphasis">E</text:span> : Événements critiques (ex: <text:span text:style-name="Source_20_Text">$E:Urg:source:SE:URG_CPU_CHARGE#</text:span>). </text:p>
        </text:list-item>
      </text:list>
      <text:h text:style-name="P24" text:outline-level="3" text:is-list-header="true"><text:bookmark-start text:name="__RefHeading___Toc97577_2774384090"/>2. Flux de Traitement des Urgences<text:bookmark-end text:name="__RefHeading___Toc97577_2774384090"/></text:h>
      <text:list text:style-name="L22">
        <text:list-item>
          <text:p text:style-name="P74"><text:span text:style-name="Strong_20_Emphasis">Détection</text:span> : </text:p>
          <text:list>
            <text:list-item>
              <text:p text:style-name="P74">Un module (SE ou A) détecte un problème → Envoi <text:span text:style-name="Source_20_Text">$E:Urg:source:&lt;SE/A&gt;:&lt;RAISON&gt;#</text:span>. </text:p>
            </text:list-item>
          </text:list>
        </text:list-item>
        <text:list-item>
          <text:p text:style-name="P74"><text:span text:style-name="Strong_20_Emphasis">Traitement par SP</text:span> : </text:p>
          <text:list>
            <text:list-item>
              <text:p text:style-name="P74">SP décide si c'est une <text:span text:style-name="Strong_20_Emphasis">information</text:span> (mise à jour de <text:span text:style-name="Source_20_Text">Urg.etat</text:span>) ou une <text:span text:style-name="Strong_20_Emphasis">urgence critique</text:span> (actions automatiques). </text:p>
            </text:list-item>
          </text:list>
        </text:list-item>
        <text:list-item>
          <text:p text:style-name="P74"><text:span text:style-name="Strong_20_Emphasis">ACK</text:span> : </text:p>
          <text:list>
            <text:list-item>
              <text:p text:style-name="P75">SE et A envoient <text:span text:style-name="Source_20_Text">$I:Urg:etat:&lt;SE/A&gt;:&lt;ETAT&gt;#</text:span> pour confirmer la réception. </text:p>
            </text:list-item>
          </text:list>
        </text:list-item>
      </text:list>
      <text:h text:style-name="P24" text:outline-level="3" text:is-list-header="true"><text:bookmark-start text:name="__RefHeading___Toc97579_2774384090"/>3. COM vs Urg<text:bookmark-end text:name="__RefHeading___Toc97579_2774384090"/></text:h>
      <text:list text:style-name="L23">
        <text:list-item>
          <text:p text:style-name="P76"><text:span text:style-name="Strong_20_Emphasis">COM</text:span> : </text:p>
          <text:list>
            <text:list-item>
              <text:p text:style-name="P76">Messages informatifs (ex: debug, info, warn). </text:p>
            </text:list-item>
            <text:list-item>
              <text:p text:style-name="P76">Pas de réaction automatique. </text:p>
            </text:list-item>
          </text:list>
        </text:list-item>
        <text:list-item>
          <text:p text:style-name="P76"><text:span text:style-name="Strong_20_Emphasis">Urg</text:span> : </text:p>
          <text:list>
            <text:list-item>
              <text:p text:style-name="P77">Situations critiques nécessitant une action (ex: surchauffe, batterie faible). </text:p>
            </text:list-item>
          </text:list>
        </text:list-item>
      </text:list>
      <text:p text:style-name="P19"/>
      <text:h text:style-name="P65" text:outline-level="2"><text:bookmark-start text:name="__RefHeading___Toc97581_2774384090"/>Incohérences Résolues<text:bookmark-end text:name="__RefHeading___Toc97581_2774384090"/></text:h>
      <text:list text:style-name="L24">
        <text:list-item>
          <text:p text:style-name="P78"><text:span text:style-name="Strong_20_Emphasis">Fusion des propriétés</text:span> :</text:p>
          <text:list>
            <text:list-item>
              <text:p text:style-name="P79"><text:span text:style-name="Source_20_Text">source</text:span> + <text:span text:style-name="Source_20_Text">raison</text:span> → <text:span text:style-name="Source_20_Text">source</text:span> (ex: "URG_CPU_CHARGE"). </text:p>
            </text:list-item>
            <text:list-item>
              <text:p text:style-name="P79"><text:span text:style-name="Source_20_Text">etat</text:span> + <text:span text:style-name="Source_20_Text">niveau</text:span> → <text:span text:style-name="Source_20_Text">etat</text:span> (ex: "warn", "danger"). </text:p>
            </text:list-item>
          </text:list>
        </text:list-item>
        <text:list-item>
          <text:p text:style-name="P78"><text:span text:style-name="Strong_20_Emphasis">Mode par défaut</text:span> :</text:p>
          <text:list>
            <text:list-item>
              <text:p text:style-name="P79">Aligné sur <text:span text:style-name="Strong_20_Emphasis">VEILLE</text:span> (1) avec moteurs arrêtés au démarrage. </text:p>
            </text:list-item>
          </text:list>
        </text:list-item>
        <text:list-item>
          <text:p text:style-name="P78"><text:span text:style-name="Strong_20_Emphasis">Messages VPIV cohérents</text:span> :</text:p>
          <text:list>
            <text:list-item>
              <text:p text:style-name="P79">Utilisation de CAT=E pour les urgences. </text:p>
            </text:list-item>
            <text:list-item>
              <text:p text:style-name="P78">Standardisation des formats de valeurs. </text:p>
            </text:list-item>
          </text:list>
        </text:list-item>
      </text:list>
      <text:p text:style-name="P19"/>
      <text:h text:style-name="P65" text:outline-level="2"><text:bookmark-start text:name="__RefHeading___Toc97583_2774384090"/>Exemples d'Utilisation<text:bookmark-end text:name="__RefHeading___Toc97583_2774384090"/></text:h>
      <text:h text:style-name="P24" text:outline-level="3"><text:bookmark-start text:name="__RefHeading___Toc97585_2774384090"/>1. Déclenchement d'une Urgence<text:bookmark-end text:name="__RefHeading___Toc97585_2774384090"/></text:h>
      <text:p text:style-name="P26"><text:span text:style-name="Source_20_Text"><text:span text:style-name="T21"># SE détecte une surchauffe</text:span></text:span></text:p>
      <text:p text:style-name="P26"><text:span text:style-name="Source_20_Text"><text:span text:style-name="T21">$E</text:span></text:span><text:span text:style-name="Source_20_Text"><text:span text:style-name="T23">:Urg:</text:span></text:span><text:span text:style-name="Source_20_Text"><text:span text:style-name="T22">source</text:span></text:span><text:span text:style-name="Source_20_Text"><text:span text:style-name="T23">:SE:URG_CPU_CHARGE</text:span></text:span><text:span text:style-name="Source_20_Text"><text:span text:style-name="T21">#</text:span></text:span></text:p>
      <text:p text:style-name="P80"/>
      <text:p text:style-name="P26"><text:span text:style-name="Source_20_Text"><text:span text:style-name="T21"># SP traite et met à jour l'état</text:span></text:span></text:p>
      <text:p text:style-name="P26"><text:span text:style-name="Source_20_Text"><text:span text:style-name="T21">$E</text:span></text:span><text:span text:style-name="Source_20_Text"><text:span text:style-name="T23">:Urg:etat:SE:danger</text:span></text:span><text:span text:style-name="Source_20_Text"><text:span text:style-name="T21">#</text:span></text:span></text:p>
      <text:p text:style-name="P80"><text:soft-page-break/></text:p>
      <text:p text:style-name="P26"><text:span text:style-name="Source_20_Text"><text:span text:style-name="T21"># ACK de SE et A</text:span></text:span></text:p>
      <text:p text:style-name="P26"><text:span text:style-name="Source_20_Text"><text:span text:style-name="T21">$I</text:span></text:span><text:span text:style-name="Source_20_Text"><text:span text:style-name="T23">:Urg:etat:SE:danger</text:span></text:span><text:span text:style-name="Source_20_Text"><text:span text:style-name="T21">#</text:span></text:span></text:p>
      <text:p text:style-name="P27"><text:span text:style-name="Source_20_Text"><text:span text:style-name="T21">$I</text:span></text:span><text:span text:style-name="Source_20_Text"><text:span text:style-name="T23">:Urg:etat:A:danger</text:span></text:span><text:span text:style-name="Source_20_Text"><text:span text:style-name="T21">#</text:span></text:span></text:p>
      <text:h text:style-name="P24" text:outline-level="3"><text:bookmark-start text:name="__RefHeading___Toc97587_2774384090"/>2. Information via COM<text:bookmark-end text:name="__RefHeading___Toc97587_2774384090"/></text:h>
      <text:p text:style-name="P26"><text:span text:style-name="Source_20_Text"><text:span text:style-name="T21"># Message informatif</text:span></text:span></text:p>
      <text:p text:style-name="P26"><text:span text:style-name="Source_20_Text"><text:span text:style-name="T21">$I</text:span></text:span><text:span text:style-name="Source_20_Text"><text:span text:style-name="T23">:COM:info:A:</text:span></text:span><text:span text:style-name="Source_20_Text"><text:span text:style-name="T24">"Caméra initialisée"</text:span></text:span><text:span text:style-name="Source_20_Text"><text:span text:style-name="T21">#</text:span></text:span></text:p>
      <text:p text:style-name="P80"/>
      <text:p text:style-name="P26"><text:span text:style-name="Source_20_Text"><text:span text:style-name="T21"># Avertissement (affichage jaune)</text:span></text:span></text:p>
      <text:p text:style-name="P27"><text:span text:style-name="Source_20_Text"><text:span text:style-name="T21">$I</text:span></text:span><text:span text:style-name="Source_20_Text"><text:span text:style-name="T23">:COM:warn:SE:</text:span></text:span><text:span text:style-name="Source_20_Text"><text:span text:style-name="T24">"Espace disque faible"</text:span></text:span><text:span text:style-name="Source_20_Text"><text:span text:style-name="T21">#</text:span></text:span></text:p>
      <text:p text:style-name="P19"/>
      <text:p text:style-name="Text_20_body">Cette <text:span text:style-name="T30">structure </text:span>garantit une cohérence globale entre <text:span text:style-name="T30">les modules URG, Cfgs et COM,</text:span> avec des règles claires <text:s/>et une séparation nette entre les urgences critiques et les messages informatifs. </text:p>
      <text:p text:style-name="Text_20_body"><text:span text:style-name="Strong_20_Emphasis"/></text:p>
      <text:p text:style-name="P81"><text:span text:style-name="Strong_20_Emphasis"><text:span text:style-name="T2">C</text:span></text:span><text:span text:style-name="Strong_20_Emphasis"> Arduino</text:span></text:p>
      <text:h text:style-name="Heading_20_1" text:outline-level="1"><text:bookmark-start text:name="__RefHeading___Toc49626_2774384090"/><text:span text:style-name="Strong_20_Emphasis">Rappel</text:span><text:bookmark-end text:name="__RefHeading___Toc49626_2774384090"/></text:h>
      <text:h text:style-name="Heading_20_2" text:outline-level="2"><text:bookmark-start text:name="__RefHeading___Toc49628_2774384090"/><text:span text:style-name="Strong_20_Emphasis">Fonctionnement de l'Initialisation</text:span><text:bookmark-end text:name="__RefHeading___Toc49628_2774384090"/></text:h>
      <text:p text:style-name="Text_20_body">Votre souvenir est exact : <text:span text:style-name="Strong_20_Emphasis">les valeurs par défaut sont bien remplacées par les valeurs venant de SP</text:span> lors de l'initialisation. Le processus est le suivant :</text:p>
      <text:list text:style-name="L25">
        <text:list-item>
          <text:p text:style-name="P82"><text:span text:style-name="Strong_20_Emphasis">Phase 1 (Boot)</text:span> :</text:p>
          <text:list>
            <text:list-item>
              <text:p text:style-name="P83">Les valeurs par défaut de <text:span text:style-name="Source_20_Text">config.h</text:span> sont chargées </text:p>
            </text:list-item>
            <text:list-item>
              <text:p text:style-name="P83"><text:span text:style-name="Source_20_Text">initConfig()</text:span> initialise les ports série </text:p>
            </text:list-item>
            <text:list-item>
              <text:p text:style-name="P83"><text:span text:style-name="Source_20_Text">RZ_initAll()</text:span> initialise tous les modules avec leurs valeurs par défaut </text:p>
            </text:list-item>
          </text:list>
        </text:list-item>
        <text:list-item>
          <text:p text:style-name="P82"><text:span text:style-name="Strong_20_Emphasis">Phase 2 (Initialisation VPIV)</text:span> :</text:p>
          <text:list>
            <text:list-item>
              <text:p text:style-name="P83">SP envoie des commandes VPIV pour configurer chaque module </text:p>
            </text:list-item>
            <text:list-item>
              <text:p text:style-name="P83">Ces commandes écrasent les valeurs par défaut </text:p>
            </text:list-item>
            <text:list-item>
              <text:p text:style-name="P82">Exemple : <text:span text:style-name="Source_20_Text">$V:Lrub:int:*:128#</text:span> remplace <text:span text:style-name="Source_20_Text">cfg_lrub_brightness = 50</text:span></text:p>
            </text:list-item>
          </text:list>
        </text:list-item>
      </text:list>
      <text:p text:style-name="Text_20_body"><text:span text:style-name="Strong_20_Emphasis"/></text:p>
      <text:p text:style-name="P84"><text:span text:style-name="Strong_20_Emphasis"><text:span text:style-name="T31"/></text:span></text:p>
      <text:h text:style-name="Heading_20_2" text:outline-level="2"><text:bookmark-start text:name="__RefHeading___Toc49630_2774384090"/><text:span text:style-name="Strong_20_Emphasis"><text:span text:style-name="T31">-FICHIER</text:span></text:span><text:span text:style-name="Strong_20_Emphasis"><text:span text:style-name="T32">S</text:span></text:span><text:span text:style-name="Strong_20_Emphasis"><text:span text:style-name="T31"> :</text:span></text:span><text:bookmark-end text:name="__RefHeading___Toc49630_2774384090"/></text:h>
      <text:p text:style-name="P85"><text:span text:style-name="Strong_20_Emphasis"><text:span text:style-name="T33">src/config/config.h</text:span></text:span></text:p>
      <text:p text:style-name="P85"><text:span text:style-name="Strong_20_Emphasis"><text:span text:style-name="T31">Objet <text:s text:c="2"/>: Déclaration centralisée de toutes les constantes, variables globales configurables et paramètres système. <text:s/>Rôle <text:s text:c="3"/>: Référence unique des variables synchronisées avec Node-RED via VPIV. Toute variable ici peut être écrasée au runtime.</text:span></text:span></text:p>
      <text:p text:style-name="P85"><text:span text:style-name="Strong_20_Emphasis"><text:span text:style-name="T31">- les constantes sont dans le fichier</text:span></text:span><text:span text:style-name="Strong_20_Emphasis"><text:span text:style-name="T33"> config.cpp</text:span></text:span></text:p>
      <text:p text:style-name="P85"><text:span text:style-name="Strong_20_Emphasis"><text:span text:style-name="T33"/></text:span></text:p>
      <text:p text:style-name="Text_20_body"><text:span text:style-name="Strong_20_Emphasis"><text:span text:style-name="T34">Commande de recherche par module ds visual studio code : </text:span></text:span></text:p>
      <text:p text:style-name="Text_20_body">→ send\w*\s*(\s*"<text:span text:style-name="T35">nom_du_module → </text:span><text:span text:style-name="T36">repérer les vpiv sortant (ack ou valeurs suivant le cas)</text:span></text:p>
      <text:p text:style-name="Text_20_body">→ <text:span text:style-name="T36">recherche cfg dans le fichier : nom_du_module.cpp → pour configuration ini</text:span></text:p>
      <text:h text:style-name="P86" text:outline-level="1"><text:bookmark-start text:name="__RefHeading___Toc49632_2774384090"/><text:span text:style-name="Strong_20_Emphasis">LRING -Cercle led</text:span><text:span text:style-name="Strong_20_Emphasis"><text:span text:style-name="T37">s</text:span></text:span><text:span text:style-name="Strong_20_Emphasis"> programmable</text:span><text:span text:style-name="Strong_20_Emphasis"><text:span text:style-name="T37">s</text:span></text:span><text:bookmark-end text:name="__RefHeading___Toc49632_2774384090"/></text:h>
      <text:h text:style-name="P87" text:outline-level="3"><text:bookmark-start text:name="__RefHeading___Toc49634_2774384090"/><text:span text:style-name="Strong_20_Emphasis"><text:span text:style-name="T37">Extrait-Config.cpp / Cste</text:span></text:span><text:bookmark-end text:name="__RefHeading___Toc49634_2774384090"/></text:h>
      <text:p text:style-name="Text_20_body"><text:span text:style-name="Strong_20_Emphasis">const char *lringNames[LRING_NUM_PIXELS] = { "rg0", "rg1", "rg2", "rg3", "rg4", "rg5", "rg6", "rg7", "rg8", "rg9", "rg10", "rg11"};</text:span></text:p>
      <text:p text:style-name="Text_20_body">int cfg_lring_brightness = 50; int cfg_lring_red = 255; int cfg_lring_green = 0; int cfg_lring_blue = 0; unsigned long cfg_lring_timeout = 0;</text:p>
      <text:h text:style-name="Heading_20_3" text:outline-level="3"><text:bookmark-start text:name="__RefHeading___Toc49636_2774384090"/><text:span text:style-name="Strong_20_Emphasis">Fichier </text:span><text:s/>: src/actuators/lring.cpp<text:bookmark-end text:name="__RefHeading___Toc49636_2774384090"/></text:h>
      <text:list text:style-name="L26">
        <text:list-item>
          <text:p text:style-name="P88">ROLE <text:s text:c="3"/>: Implémentation du module LED Ring (Lring)</text:p>
        </text:list-item>
        <text:list-item>
          <text:p text:style-name="P88">Le module gère :</text:p>
          <text:list>
            <text:list-item>
              <text:p text:style-name="P88">Les expressions internes (voyant, neutre, sourire…)</text:p>
            </text:list-item>
            <text:list-item>
              <text:p text:style-name="P88">Les commandes RGB externes (mode EXTERN)</text:p>
            </text:list-item>
            <text:list-item>
              <text:p text:style-name="P88">Le retour automatique à "neutre" après timeout</text:p>
            </text:list-item>
            <text:list-item>
              <text:p text:style-name="P88">La gestion visuelle de l’urgence (mode EXPR_FORCED)</text:p>
            </text:list-item>
          </text:list>
        </text:list-item>
        <text:list-item>
          <text:p text:style-name="P88">Modes internes :</text:p>
          <text:list>
            <text:list-item>
              <text:p text:style-name="P88">OFF : pas d’effet particulier, LEDs sous contrôle EXPR</text:p>
            </text:list-item>
            <text:list-item>
              <text:p text:style-name="P88">EXPR : expression interne choisie par Node-RED</text:p>
            </text:list-item>
            <text:list-item>
              <text:p text:style-name="P88">EXTERN : contrôle direct (rgb/clr)</text:p>
            </text:list-item>
            <text:list-item>
              <text:p text:style-name="P88">EXPR_FORCED : urgence — override complet</text:p>
            </text:list-item>
          </text:list>
        </text:list-item>
        <text:list-item>
          <text:p text:style-name="P88">RÈGLES :</text:p>
          <text:list>
            <text:list-item>
              <text:p text:style-name="P88">Toute commande expr =&gt; bascule en EXPR</text:p>
            </text:list-item>
            <text:list-item>
              <text:p text:style-name="P88">Toute commande rgb/clr =&gt; bascule en EXTERN</text:p>
            </text:list-item>
            <text:list-item>
              <text:p text:style-name="P88">urg_trigger =&gt; bascule EXPR_FORCED (priorité absolue)</text:p>
            </text:list-item>
            <text:list-item>
              <text:p text:style-name="P89">L’urgence neutralise toute commande interne ou externe </text:p>
            </text:list-item>
          </text:list>
        </text:list-item>
      </text:list>
      <text:h text:style-name="Heading_20_3" text:outline-level="3"><text:bookmark-start text:name="__RefHeading___Toc49638_2774384090"/><text:s/>FICHIER : src/communication/dispatch_Lring.cpp<text:bookmark-end text:name="__RefHeading___Toc49638_2774384090"/></text:h>
      <text:p text:style-name="P90"><text:s/>* ROLE <text:s text:c="3"/>: Dispatcher VPIV du module Lring</text:p>
      <text:p text:style-name="P90"><text:s/>*</text:p>
      <text:p text:style-name="P90"><text:s/>* Propriétés :</text:p>
      <text:p text:style-name="P90"><text:s/>* <text:s text:c="2"/>- expr : appliquer expression interne (MODE = EXPR)</text:p>
      <text:p text:style-name="P90"><text:s/>* <text:s text:c="2"/>- rgb <text:s/>: R,G,B (MODE = EXTERN)</text:p>
      <text:p text:style-name="P90"><text:s/>* <text:s text:c="2"/>- clr <text:s/>: clear ring (MODE = EXTERN)</text:p>
      <text:p text:style-name="P90"><text:s/>* <text:s text:c="2"/>- int <text:s/>: intensité</text:p>
      <text:p text:style-name="P90"><text:s/>* <text:s text:c="2"/>- act <text:s/>: 1/0 (ON=EXPR/voyant, OFF=OFF)</text:p>
      <text:p text:style-name="P90"><text:s/>* <text:s text:c="2"/>- mode : expr / extern (force mode)</text:p>
      <text:p text:style-name="P90"><text:s/>* <text:s text:c="2"/>- init : reset complet</text:p>
      <text:h text:style-name="P91" text:outline-level="1"><text:bookmark-start text:name="__RefHeading___Toc49640_2774384090"/><text:soft-page-break/><text:span text:style-name="Strong_20_Emphasis">L</text:span><text:span text:style-name="Strong_20_Emphasis"><text:span text:style-name="T37">rub</text:span></text:span><text:span text:style-name="Strong_20_Emphasis"> -</text:span><text:span text:style-name="Strong_20_Emphasis"><text:span text:style-name="T37">Ruban</text:span></text:span><text:span text:style-name="Strong_20_Emphasis"> led</text:span><text:span text:style-name="Strong_20_Emphasis"><text:span text:style-name="T37">s</text:span></text:span><text:span text:style-name="Strong_20_Emphasis"> programmable</text:span><text:span text:style-name="Strong_20_Emphasis"><text:span text:style-name="T37">s</text:span></text:span><text:bookmark-end text:name="__RefHeading___Toc49640_2774384090"/></text:h>
      <text:h text:style-name="P87" text:outline-level="3"><text:bookmark-start text:name="__RefHeading___Toc49642_2774384090"/><text:span text:style-name="Strong_20_Emphasis"><text:span text:style-name="T37">Extrait-Config.cpp / Cste</text:span></text:span><text:bookmark-end text:name="__RefHeading___Toc49642_2774384090"/></text:h>
      <text:p text:style-name="Text_20_body"><text:span text:style-name="Strong_20_Emphasis">const char *lrubNames[LRUB_NUM_PIXELS] = { "ar_gd0", "ar_gd1", "ar_gd2", "ar_gd3", "ar_gd4", "ar_gd5", "ar_gd6", "av_dg7", "av_dg8", "av_dg9", "av_dg10", "av_dg11", "cg12", "cd13", "cci14"};</text:span></text:p>
      <text:p text:style-name="Text_20_body">int cfg_lrub_brightness = 50; unsigned long cfg_lrub_timeout = 5000; int cfg_lrub_redRB = 255; int cfg_lrub_greenRB = 0; int cfg_lrub_blueRB = 0;</text:p>
      <text:h text:style-name="P92" text:outline-level="3"><text:bookmark-start text:name="__RefHeading___Toc49644_2774384090"/><text:span text:style-name="Strong_20_Emphasis">FICHIER : src/actuators/lrub.cpp</text:span><text:bookmark-end text:name="__RefHeading___Toc49644_2774384090"/></text:h>
      <text:list text:style-name="L27">
        <text:list-item>
          <text:p text:style-name="P93">ROLE <text:s text:c="3"/>: Implémentation haut-niveau du ruban LED (LRUB) - SIMPLE</text:p>
        </text:list-item>
        <text:list-item>
          <text:p text:style-name="P93">Utilise les primitives bas-niveau définies dans:</text:p>
        </text:list-item>
        <text:list-item>
          <text:p text:style-name="P93">src/hardware/lrub_hardware.h <text:s/>(lrubhw_*)</text:p>
        </text:list-item>
        <text:list-item>
          <text:p text:style-name="P93">Comportement :</text:p>
          <text:list>
            <text:list-item>
              <text:p text:style-name="P93">mode STATIC : couleur appliquée (sur tout ou indices)</text:p>
            </text:list-item>
            <text:list-item>
              <text:p text:style-name="P93">mode EXTERN <text:s/>: idem (on considère que pixel-by-pixel = EXTERN)</text:p>
            </text:list-item>
            <text:list-item>
              <text:p text:style-name="P93">act 0/1 pour on/off</text:p>
            </text:list-item>
            <text:list-item>
              <text:p text:style-name="P93">effet "fuite" simple</text:p>
            </text:list-item>
            <text:list-item>
              <text:p text:style-name="P93">timeout possible pour extinction automatique</text:p>
              <text:p text:style-name="P93"/>
            </text:list-item>
          </text:list>
        </text:list-item>
      </text:list>
      <text:h text:style-name="Heading_20_3" text:outline-level="3"><text:bookmark-start text:name="__RefHeading___Toc49646_2774384090"/>FICHIER : src/communication/dispatch_Lrub.cpp<text:bookmark-end text:name="__RefHeading___Toc49646_2774384090"/></text:h>
      <text:p text:style-name="P94"><text:s/>* ROLE <text:s text:c="3"/>: Dispatcher VPIV pour LRUB (ruban LED) - SIMPLE</text:p>
      <text:p text:style-name="P94"><text:s/>*</text:p>
      <text:p text:style-name="P94"><text:s/>* Propriétés supportées :</text:p>
      <text:p text:style-name="P94"><text:s/>* <text:s/>- "col" : "R,G,B" <text:s text:c="3"/>-&gt; applique couleur (tous)</text:p>
      <text:p text:style-name="P94"><text:s/>* <text:s/>- "int" : intensité 0..255</text:p>
      <text:p text:style-name="P94"><text:s/>* <text:s/>- "act" : 1/0 ou true/false</text:p>
      <text:p text:style-name="P94"><text:s/>* <text:s/>- "f" <text:s text:c="2"/>: fuite (1/0)</text:p>
      <text:p text:style-name="P94"><text:s/>* <text:s/>- "init": réinitialiser le module</text:p>
      <text:p text:style-name="P94"><text:s/>*</text:p>
      <text:p text:style-name="P94"><text:s/>* Instance :</text:p>
      <text:p text:style-name="P94"><text:s/>* <text:s/>- "*" =&gt; tous (par défaut)</text:p>
      <text:p text:style-name="P94"><text:s/>* <text:s/>- "N" =&gt; indice unique</text:p>
      <text:p text:style-name="P94"><text:s/>* <text:s/>- "[a,b]" =&gt; liste d'indices</text:p>
      <text:p text:style-name="P94"><text:s/>*</text:p>
      <text:p text:style-name="P94"><text:s/>* Usage : $V:Lrub:&lt;prop&gt;:&lt;inst&gt;:&lt;value&gt;#</text:p>
      <text:h text:style-name="P95" text:outline-level="3"><text:bookmark-start text:name="__RefHeading___Toc49648_2774384090"/>Points Clés pour Lring vs Lrub :<text:bookmark-end text:name="__RefHeading___Toc49648_2774384090"/></text:h>
      <text:list text:style-name="L28">
        <text:list-item>
          <text:p text:style-name="P96"><text:span text:style-name="Strong_20_Emphasis">Gestion des Instances</text:span> :</text:p>
          <text:list>
            <text:list-item>
              <text:p text:style-name="P97">Lring est <text:span text:style-name="Strong_20_Emphasis">mono-instance</text:span> (<text:span text:style-name="Source_20_Text">inst</text:span> toujours <text:span text:style-name="Source_20_Text">*</text:span>) </text:p>
            </text:list-item>
            <text:list-item>
              <text:p text:style-name="P97">Lrub est <text:span text:style-name="Strong_20_Emphasis">multi-instance</text:span> (peut avoir <text:span text:style-name="Source_20_Text">[n]</text:span>) </text:p>
            </text:list-item>
          </text:list>
        </text:list-item>
        <text:list-item>
          <text:p text:style-name="P96"><text:span text:style-name="Strong_20_Emphasis">Modes de Fonctionnement</text:span> :</text:p>
          <text:list>
            <text:list-item>
              <text:p text:style-name="P97">Lring a deux modes principaux : <text:span text:style-name="Source_20_Text">EXPR</text:span> (expressions) et <text:span text:style-name="Source_20_Text">EXTERN</text:span> (RGB direct) </text:p>
            </text:list-item>
            <text:list-item>
              <text:p text:style-name="P97">Lrub n'a pas cette distinction claire </text:p>
            </text:list-item>
          </text:list>
        </text:list-item>
        <text:list-item>
          <text:p text:style-name="P96"><text:span text:style-name="Strong_20_Emphasis">Expressions vs RGB</text:span> :</text:p>
          <text:list>
            <text:list-item>
              <text:p text:style-name="P97">Lring gère des expressions prédéfinies (<text:span text:style-name="Source_20_Text">voyant</text:span>, <text:span text:style-name="Source_20_Text">sourire</text:span>, etc.) </text:p>
            </text:list-item>
            <text:list-item>
              <text:p text:style-name="P97">Lrub gère des couleurs par pixel </text:p>
            </text:list-item>
          </text:list>
        </text:list-item>
        <text:list-item>
          <text:p text:style-name="P96"><text:span text:style-name="Strong_20_Emphasis">Urgence</text:span> :</text:p>
          <text:list>
            <text:list-item>
              <text:p text:style-name="P97">Lring a une gestion avancée de l'urgence avec clignotement </text:p>
            </text:list-item>
            <text:list-item>
              <text:p text:style-name="P96">Lrub n'a pas cette complexité</text:p>
            </text:list-item>
          </text:list>
        </text:list-item>
      </text:list>
      <text:h text:style-name="Heading_20_1" text:outline-level="1"><text:bookmark-start text:name="__RefHeading___Toc49650_2774384090"/>fs – Capteur de force<text:bookmark-end text:name="__RefHeading___Toc49650_2774384090"/></text:h>
      <text:h text:style-name="P65" text:outline-level="2"><text:bookmark-start text:name="__RefHeading___Toc49652_2774384090"/>module FS avec son rôle dans le pilotage par laisse<text:bookmark-end text:name="__RefHeading___Toc49652_2774384090"/></text:h>
      <text:h text:style-name="P24" text:outline-level="3"><text:bookmark-start text:name="__RefHeading___Toc49654_2774384090"/>Module FS (Force Sensor) - Documentation technique<text:bookmark-end text:name="__RefHeading___Toc49654_2774384090"/></text:h>
      <text:h text:style-name="P25" text:outline-level="4"><text:bookmark-start text:name="__RefHeading___Toc49656_2774384090"/><text:span text:style-name="Strong_20_Emphasis">1. Rôle dans le système de pilotage par laisse</text:span><text:bookmark-end text:name="__RefHeading___Toc49656_2774384090"/></text:h>
      <text:p text:style-name="Text_20_body">Le module FS joue un rôle clé dans le système de contrôle par laisse (module <text:span text:style-name="Source_20_Text">ctrl_L</text:span>) :</text:p>
      <text:list text:style-name="L29">
        <text:list-item>
          <text:p text:style-name="P98"><text:span text:style-name="Strong_20_Emphasis">Orientation</text:span> : Le capteur de force détermine la direction du robot</text:p>
          <text:list>
            <text:list-item>
              <text:p text:style-name="P99">Angle positif → rotation droite </text:p>
            </text:list-item>
            <text:list-item>
              <text:p text:style-name="P99">Angle négatif → rotation gauche </text:p>
            </text:list-item>
            <text:list-item>
              <text:p text:style-name="P99">Valeur nulle → position centrale </text:p>
            </text:list-item>
          </text:list>
        </text:list-item>
        <text:list-item>
          <text:p text:style-name="P98"><text:span text:style-name="Strong_20_Emphasis">Intégration avec ctrl_L</text:span> :</text:p>
          <text:list>
            <text:list-item>
              <text:p text:style-name="P99"><text:span text:style-name="Source_20_Text">fs_lastForce()</text:span> fournit la valeur brute de traction </text:p>
            </text:list-item>
            <text:list-item>
              <text:p text:style-name="P99"><text:span text:style-name="Source_20_Text">fs_lastAngle()</text:span> fournit l'angle estimé (-90 à +90) </text:p>
            </text:list-item>
            <text:list-item>
              <text:p text:style-name="P98">Ces valeurs influencent directement <text:span text:style-name="Source_20_Text">mtr_setTargetsSigned()</text:span> via <text:span text:style-name="Source_20_Text">ctrl_L_update()</text:span> </text:p>
            </text:list-item>
          </text:list>
        </text:list-item>
      </text:list>
      <text:h text:style-name="P25" text:outline-level="4"><text:bookmark-start text:name="__RefHeading___Toc49658_2774384090"/><text:span text:style-name="Strong_20_Emphasis">2. Fonctionnalités principales</text:span><text:bookmark-end text:name="__RefHeading___Toc49658_2774384090"/></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Table_20_Heading">Fonctionnalité</text:p>
            </table:table-cell>
            <table:table-cell table:style-name="Tableau4.A1" office:value-type="string">
              <text:p text:style-name="Table_20_Heading">Description</text:p>
            </table:table-cell>
            <table:table-cell table:style-name="Tableau4.C1" office:value-type="string">
              <text:p text:style-name="Table_20_Heading">Utilisation dans ctrl_L</text:p>
            </table:table-cell>
          </table:table-row>
        </table:table-header-rows>
        <table:table-row>
          <table:table-cell table:style-name="Tableau4.A2" office:value-type="string">
            <text:p text:style-name="Table_20_Contents">Lecture de force</text:p>
          </table:table-cell>
          <table:table-cell table:style-name="Tableau4.A2" office:value-type="string">
            <text:p text:style-name="Table_20_Contents">Mesure brute et calibrée</text:p>
          </table:table-cell>
          <table:table-cell table:style-name="Tableau4.C2" office:value-type="string">
            <text:p text:style-name="Table_20_Contents">Calcul de la rotation (turn)</text:p>
          </table:table-cell>
        </table:table-row>
        <table:table-row>
          <table:table-cell table:style-name="Tableau4.A2" office:value-type="string">
            <text:p text:style-name="Table_20_Contents">Tare</text:p>
          </table:table-cell>
          <table:table-cell table:style-name="Tableau4.A2" office:value-type="string">
            <text:p text:style-name="Table_20_Contents">Remise à zéro de la mesure</text:p>
          </table:table-cell>
          <table:table-cell table:style-name="Tableau4.C2" office:value-type="string">
            <text:p text:style-name="Table_20_Contents">Initialisation du système</text:p>
          </table:table-cell>
        </table:table-row>
        <table:table-row>
          <table:table-cell table:style-name="Tableau4.A2" office:value-type="string">
            <text:p text:style-name="Table_20_Contents">Calibration</text:p>
          </table:table-cell>
          <table:table-cell table:style-name="Tableau4.A2" office:value-type="string">
            <text:p text:style-name="Table_20_Contents">Ajustement de la sensibilité</text:p>
          </table:table-cell>
          <table:table-cell table:style-name="Tableau4.C2" office:value-type="string">
            <text:p text:style-name="Table_20_Contents">Configuration initiale</text:p>
          </table:table-cell>
        </table:table-row>
        <table:table-row>
          <table:table-cell table:style-name="Tableau4.A2" office:value-type="string">
            <text:p text:style-name="Table_20_Contents">Seuil d'alerte</text:p>
          </table:table-cell>
          <table:table-cell table:style-name="Tableau4.A2" office:value-type="string">
            <text:p text:style-name="Table_20_Contents">Détection des tractions excessives</text:p>
          </table:table-cell>
          <table:table-cell table:style-name="Tableau4.C2" office:value-type="string">
            <text:p text:style-name="Table_20_Contents">Sécurité et limitation</text:p>
          </table:table-cell>
        </table:table-row>
        <table:table-row>
          <table:table-cell table:style-name="Tableau4.A2" office:value-type="string">
            <text:p text:style-name="Table_20_Contents">Fréquence de mesure</text:p>
          </table:table-cell>
          <table:table-cell table:style-name="Tableau4.A2" office:value-type="string">
            <text:p text:style-name="Table_20_Contents">Période de monitoring</text:p>
          </table:table-cell>
          <table:table-cell table:style-name="Tableau4.C2" office:value-type="string">
            <text:p text:style-name="Table_20_Contents">Mise à jour des consignes</text:p>
          </table:table-cell>
        </table:table-row>
      </table:table>
      <text:h text:style-name="P25" text:outline-level="4"><text:bookmark-start text:name="__RefHeading___Toc49660_2774384090"/><text:soft-page-break/><text:span text:style-name="Strong_20_Emphasis">3. Flux de données avec ctrl_L</text:span><text:bookmark-end text:name="__RefHeading___Toc49660_2774384090"/></text:h>
      <text:p text:style-name="P26"><text:span text:style-name="Source_20_Text">FS Module → ctrl_L Module → Moteurs</text:span></text:p>
      <text:p text:style-name="P80"><text:span text:style-name="Source_20_Text"><text:s text:c="3"/>| <text:s text:c="12"/>| <text:s text:c="13"/>|</text:span></text:p>
      <text:p text:style-name="P80"><text:span text:style-name="Source_20_Text"><text:s text:c="3"/>|-- force ----| <text:s text:c="13"/>|</text:span></text:p>
      <text:p text:style-name="P80"><text:span text:style-name="Source_20_Text"><text:s text:c="3"/>|-- angle ----| <text:s text:c="13"/>|</text:span></text:p>
      <text:p text:style-name="P80"><text:span text:style-name="Source_20_Text"><text:s text:c="3"/>| <text:s text:c="12"/>|-- vitesse --|</text:span></text:p>
      <text:p text:style-name="P100"><text:span text:style-name="Source_20_Text"><text:s text:c="3"/>| <text:s text:c="12"/>|-- rotation -|</text:span></text:p>
      <text:h text:style-name="P25" text:outline-level="4"><text:bookmark-start text:name="__RefHeading___Toc49662_2774384090"/><text:span text:style-name="Strong_20_Emphasis">4. Paramètres clés et leur impact</text:span><text:bookmark-end text:name="__RefHeading___Toc49662_2774384090"/></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Paramètre</text:p>
            </table:table-cell>
            <table:table-cell table:style-name="Tableau5.A1" office:value-type="string">
              <text:p text:style-name="Table_20_Heading">Valeur par défaut</text:p>
            </table:table-cell>
            <table:table-cell table:style-name="Tableau5.C1" office:value-type="string">
              <text:p text:style-name="Table_20_Heading">Rôle dans ctrl_L</text:p>
            </table:table-cell>
          </table:table-row>
        </table:table-header-rows>
        <table:table-row>
          <table:table-cell table:style-name="Tableau5.A2" office:value-type="string">
            <text:p text:style-name="Table_20_Contents">cfg_fs_threshold</text:p>
          </table:table-cell>
          <table:table-cell table:style-name="Tableau5.A2" office:value-type="string">
            <text:p text:style-name="Table_20_Contents">FS_THRESHOLD_DEFAULT</text:p>
          </table:table-cell>
          <table:table-cell table:style-name="Tableau5.C2" office:value-type="string">
            <text:p text:style-name="Table_20_Contents">Seuil de sécurité pour la traction</text:p>
          </table:table-cell>
        </table:table-row>
        <table:table-row>
          <table:table-cell table:style-name="Tableau5.A2" office:value-type="string">
            <text:p text:style-name="Table_20_Contents">cfg_fs_calibration</text:p>
          </table:table-cell>
          <table:table-cell table:style-name="Tableau5.A2" office:value-type="string">
            <text:p text:style-name="Table_20_Contents">FS_CAL_DEFAULT</text:p>
          </table:table-cell>
          <table:table-cell table:style-name="Tableau5.C2" office:value-type="string">
            <text:p text:style-name="Table_20_Contents">Facteur de conversion force → angle</text:p>
          </table:table-cell>
        </table:table-row>
        <table:table-row>
          <table:table-cell table:style-name="Tableau5.A2" office:value-type="string">
            <text:p text:style-name="Table_20_Contents">cfg_fs_freq_ms</text:p>
          </table:table-cell>
          <table:table-cell table:style-name="Tableau5.A2" office:value-type="string">
            <text:p text:style-name="Table_20_Contents">FS_FREQ_DEFAULT</text:p>
          </table:table-cell>
          <table:table-cell table:style-name="Tableau5.C2" office:value-type="string">
            <text:p text:style-name="Table_20_Contents">Fréquence de mise à jour</text:p>
          </table:table-cell>
        </table:table-row>
        <table:table-row>
          <table:table-cell table:style-name="Tableau5.A2" office:value-type="string">
            <text:p text:style-name="Table_20_Contents">cfg_laisse_max_turn</text:p>
          </table:table-cell>
          <table:table-cell table:style-name="Tableau5.A2" office:value-type="string">
            <text:p text:style-name="Table_20_Contents">30</text:p>
          </table:table-cell>
          <table:table-cell table:style-name="Tableau5.C2" office:value-type="string">
            <text:p text:style-name="Table_20_Contents">Limite la rotation basée sur la force</text:p>
          </table:table-cell>
        </table:table-row>
      </table:table>
      <text:h text:style-name="P25" text:outline-level="4"><text:bookmark-start text:name="__RefHeading___Toc49664_2774384090"/><text:span text:style-name="Strong_20_Emphasis">5. Commandes VPIV spécifiques</text:span><text:bookmark-end text:name="__RefHeading___Toc49664_2774384090"/></text:h>
      <text:list text:style-name="L30">
        <text:list-item>
          <text:p text:style-name="P101"><text:span text:style-name="Strong_20_Emphasis">Activation</text:span> : <text:span text:style-name="Source_20_Text">$V:FS:*:act:1#</text:span> → Active la mesure de force </text:p>
        </text:list-item>
        <text:list-item>
          <text:p text:style-name="P101"><text:span text:style-name="Strong_20_Emphasis">Lecture</text:span> : <text:span text:style-name="Source_20_Text">$V:FS:*:read:value#</text:span> → Obtient la force calibrée </text:p>
        </text:list-item>
        <text:list-item>
          <text:p text:style-name="P102"><text:span text:style-name="Strong_20_Emphasis">Calibration</text:span> : <text:span text:style-name="Source_20_Text">$V:FS:*:cal:950#</text:span> → Ajuste la sensibilité </text:p>
        </text:list-item>
      </text:list>
      <text:h text:style-name="P25" text:outline-level="4"><text:bookmark-start text:name="__RefHeading___Toc49666_2774384090"/><text:span text:style-name="Strong_20_Emphasis">6. Intégration avec le système global</text:span><text:bookmark-end text:name="__RefHeading___Toc49666_2774384090"/></text:h>
      <text:list text:style-name="L31">
        <text:list-item>
          <text:p text:style-name="P103"><text:span text:style-name="Strong_20_Emphasis">Initialisation</text:span> :</text:p>
          <text:list>
            <text:list-item>
              <text:p text:style-name="P104"><text:span text:style-name="Source_20_Text">fs_init()</text:span> appelé au démarrage </text:p>
            </text:list-item>
            <text:list-item>
              <text:p text:style-name="P104"><text:span text:style-name="Source_20_Text">ctrl_L_init()</text:span> configure les paramètres </text:p>
            </text:list-item>
          </text:list>
        </text:list-item>
        <text:list-item>
          <text:p text:style-name="P103"><text:span text:style-name="Strong_20_Emphasis">Boucle de contrôle</text:span> :</text:p>
          <text:list>
            <text:list-item>
              <text:p text:style-name="P104"><text:span text:style-name="Source_20_Text">fs_processPeriodic()</text:span> → mise à jour des mesures </text:p>
            </text:list-item>
            <text:list-item>
              <text:p text:style-name="P104"><text:span text:style-name="Source_20_Text">ctrl_L_update()</text:span> → utilise les dernières valeurs </text:p>
            </text:list-item>
          </text:list>
        </text:list-item>
        <text:list-item>
          <text:p text:style-name="P103"><text:span text:style-name="Strong_20_Emphasis">Sécurité</text:span> :</text:p>
          <text:list>
            <text:list-item>
              <text:p text:style-name="P104">Le seuil <text:span text:style-name="Source_20_Text">cfg_fs_threshold</text:span> protège contre les tractions excessives </text:p>
            </text:list-item>
            <text:list-item>
              <text:p text:style-name="P103">Intégration avec <text:span text:style-name="Source_20_Text">urg_isActive()</text:span> pour les arrêts d'urgence </text:p>
            </text:list-item>
          </text:list>
        </text:list-item>
      </text:list>
      <text:h text:style-name="P25" text:outline-level="4"><text:bookmark-start text:name="__RefHeading___Toc49668_2774384090"/><text:span text:style-name="Strong_20_Emphasis">7. Exemple de flux complet</text:span><text:bookmark-end text:name="__RefHeading___Toc49668_2774384090"/></text:h>
      <text:list text:style-name="L32">
        <text:list-item>
          <text:p text:style-name="P105">Utilisateur tire sur la laisse → FS détecte la force </text:p>
        </text:list-item>
        <text:list-item>
          <text:p text:style-name="P105"><text:span text:style-name="Source_20_Text">fs_lastAngle()</text:span> retourne +10° → rotation droite </text:p>
        </text:list-item>
        <text:list-item>
          <text:p text:style-name="P105"><text:span text:style-name="Source_20_Text">ctrl_L_update()</text:span> calcule : <text:span text:style-name="Source_20_Text">turn = 10 * Kp</text:span> (où Kp est le coefficient de proportionnalité) </text:p>
        </text:list-item>
        <text:list-item>
          <text:p text:style-name="P106"><text:span text:style-name="Source_20_Text">mtr_setTargetsSigned(speed, turn)</text:span> applique la consigne </text:p>
        </text:list-item>
      </text:list>
      <text:p text:style-name="Text_20_body">Cette documentation montre comment le module FS s'intègre dans le système de contrôle par laisse pour fournir une orientation précise et sécurisée du robot. La séparation entre la mesure de force (FS) et le contrôle moteur (ctrl_L) permet une modularité et une maintenance facilitées du système.</text:p>
      <text:h text:style-name="Heading_20_3" text:outline-level="3"><text:bookmark-start text:name="__RefHeading___Toc49670_2774384090"/><text:soft-page-break/>1. Clarification sur la tare (point 0) du capteur de force<text:bookmark-end text:name="__RefHeading___Toc49670_2774384090"/></text:h>
      <text:p text:style-name="Text_20_body">D'après votre implémentation dans <text:span text:style-name="Source_20_Text">fs.cpp</text:span> :</text:p>
      <text:list text:style-name="L33">
        <text:list-item>
          <text:p text:style-name="P107"><text:span text:style-name="Strong_20_Emphasis">Définition de la tare</text:span> :</text:p>
          <text:list>
            <text:list-item>
              <text:p text:style-name="P108">Le point 0 est défini lorsque vous appelez <text:span text:style-name="Source_20_Text">fs_doTare()</text:span> </text:p>
            </text:list-item>
            <text:list-item>
              <text:p text:style-name="P108">Cette fonction appelle <text:span text:style-name="Source_20_Text">fs_hw_tare()</text:span> qui enregistre la valeur brute actuelle comme offset </text:p>
            </text:list-item>
            <text:list-item>
              <text:p text:style-name="P108">La valeur est stockée dans <text:span text:style-name="Source_20_Text">cfg_fs_offset</text:span> (dans config.cpp) </text:p>
            </text:list-item>
          </text:list>
        </text:list-item>
        <text:list-item>
          <text:p text:style-name="P107"><text:span text:style-name="Strong_20_Emphasis">Calcul de la déformation</text:span> :</text:p>
          <text:list>
            <text:list-item>
              <text:p text:style-name="P108">La formule utilisée est : <text:span text:style-name="Source_20_Text">force = (raw_value - cfg_fs_offset) * cfg_fs_calibration</text:span> </text:p>
            </text:list-item>
            <text:list-item>
              <text:p text:style-name="P108">Cet offset est soustrait de toutes les lectures brutes ultérieures </text:p>
            </text:list-item>
            <text:list-item>
              <text:p text:style-name="P108">La tare doit être effectuée avec le capteur dans son état naturel (sans traction) </text:p>
            </text:list-item>
          </text:list>
        </text:list-item>
        <text:list-item>
          <text:p text:style-name="P107"><text:span text:style-name="Strong_20_Emphasis">Quand effectuer la tare</text:span> :</text:p>
          <text:list>
            <text:list-item>
              <text:p text:style-name="P108">Au démarrage du système </text:p>
            </text:list-item>
            <text:list-item>
              <text:p text:style-name="P108">Après tout changement de configuration physique </text:p>
            </text:list-item>
            <text:list-item>
              <text:p text:style-name="P107">Lorsque le capteur semble dériver</text:p>
            </text:list-item>
          </text:list>
        </text:list-item>
      </text:list>
      <text:h text:style-name="Heading_20_1" text:outline-level="1"><text:bookmark-start text:name="__RefHeading___Toc49672_2774384090"/>Ctrl_L module (inclus dans le dossier Control)<text:bookmark-end text:name="__RefHeading___Toc49672_2774384090"/></text:h>
      <text:h text:style-name="P24" text:outline-level="3"><text:bookmark-start text:name="__RefHeading___Toc49674_2774384090"/>Système de pilotage par laisse - Documentation fonctionnelle<text:bookmark-end text:name="__RefHeading___Toc49674_2774384090"/></text:h>
      <text:h text:style-name="P25" text:outline-level="4"><text:bookmark-start text:name="__RefHeading___Toc49676_2774384090"/>1. Rôle principal<text:bookmark-end text:name="__RefHeading___Toc49676_2774384090"/></text:h>
      <text:list text:style-name="L34">
        <text:list-item>
          <text:p text:style-name="P109">Contrôle la distance et l'orientation du robot par rapport à l'utilisateur </text:p>
        </text:list-item>
        <text:list-item>
          <text:p text:style-name="P109">Intègre les données de : </text:p>
          <text:list>
            <text:list-item>
              <text:p text:style-name="P109">Capteurs de force (FS) pour l'orientation </text:p>
            </text:list-item>
            <text:list-item>
              <text:p text:style-name="P109">Capteurs ultrason (US) pour la distance </text:p>
            </text:list-item>
            <text:list-item>
              <text:p text:style-name="P110">Module moteur (Mtr) pour l'exécution </text:p>
            </text:list-item>
          </text:list>
        </text:list-item>
      </text:list>
      <text:h text:style-name="P25" text:outline-level="4"><text:bookmark-start text:name="__RefHeading___Toc49678_2774384090"/>2. Fonctionnalités clés<text:bookmark-end text:name="__RefHeading___Toc49678_2774384090"/></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Fonctionnalité</text:p>
            </table:table-cell>
            <table:table-cell table:style-name="Tableau6.A1" office:value-type="string">
              <text:p text:style-name="Table_20_Heading">Description</text:p>
            </table:table-cell>
            <table:table-cell table:style-name="Tableau6.C1" office:value-type="string">
              <text:p text:style-name="Table_20_Heading">Commande VPIV</text:p>
            </table:table-cell>
          </table:table-row>
        </table:table-header-rows>
        <table:table-row>
          <table:table-cell table:style-name="Tableau6.A2" office:value-type="string">
            <text:p text:style-name="Table_20_Contents">Activation</text:p>
          </table:table-cell>
          <table:table-cell table:style-name="Tableau6.A2" office:value-type="string">
            <text:p text:style-name="Table_20_Contents">Active/désactive le mode laisse</text:p>
          </table:table-cell>
          <table:table-cell table:style-name="Tableau6.C2" office:value-type="string">
            <text:p text:style-name="Table_20_Contents"><text:span text:style-name="Source_20_Text">activT</text:span></text:p>
          </table:table-cell>
        </table:table-row>
        <table:table-row>
          <table:table-cell table:style-name="Tableau6.A2" office:value-type="string">
            <text:p text:style-name="Table_20_Contents">Régulation distance</text:p>
          </table:table-cell>
          <table:table-cell table:style-name="Tableau6.A2" office:value-type="string">
            <text:p text:style-name="Table_20_Contents">Maintient une distance cible via les capteurs US</text:p>
          </table:table-cell>
          <table:table-cell table:style-name="Tableau6.C2" office:value-type="string">
            <text:p text:style-name="Table_20_Contents"><text:span text:style-name="Source_20_Text">dist</text:span></text:p>
          </table:table-cell>
        </table:table-row>
        <table:table-row>
          <table:table-cell table:style-name="Tableau6.A2" office:value-type="string">
            <text:p text:style-name="Table_20_Contents">Limitation vitesse</text:p>
          </table:table-cell>
          <table:table-cell table:style-name="Tableau6.A2" office:value-type="string">
            <text:p text:style-name="Table_20_Contents">Contrôle la vitesse maximale</text:p>
          </table:table-cell>
          <table:table-cell table:style-name="Tableau6.C2" office:value-type="string">
            <text:p text:style-name="Table_20_Contents"><text:span text:style-name="Source_20_Text">vmax</text:span></text:p>
          </table:table-cell>
        </table:table-row>
        <table:table-row>
          <table:table-cell table:style-name="Tableau6.A2" office:value-type="string">
            <text:p text:style-name="Table_20_Contents">Zone morte</text:p>
          </table:table-cell>
          <table:table-cell table:style-name="Tableau6.A2" office:value-type="string">
            <text:p text:style-name="Table_20_Contents">Évite les oscillations autour de la distance cible</text:p>
          </table:table-cell>
          <table:table-cell table:style-name="Tableau6.C2" office:value-type="string">
            <text:p text:style-name="Table_20_Contents"><text:span text:style-name="Source_20_Text">dead</text:span></text:p>
          </table:table-cell>
        </table:table-row>
        <table:table-row>
          <table:table-cell table:style-name="Tableau6.A2" office:value-type="string">
            <text:p text:style-name="Table_20_Contents">Sécurité</text:p>
          </table:table-cell>
          <table:table-cell table:style-name="Tableau6.A2" office:value-type="string">
            <text:p text:style-name="Table_20_Contents">Intègre les signaux d'urgence et de force excessive</text:p>
          </table:table-cell>
          <table:table-cell table:style-name="Tableau6.C2" office:value-type="string">
            <text:p text:style-name="Table_20_Contents">(automatique)</text:p>
          </table:table-cell>
        </table:table-row>
      </table:table>
      <text:h text:style-name="P25" text:outline-level="4"/>
      <text:h text:style-name="P25" text:outline-level="4"><text:bookmark-start text:name="__RefHeading___Toc49680_2774384090"/>3. Paramètres dynamiques<text:bookmark-end text:name="__RefHeading___Toc49680_2774384090"/></text:h>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Table_20_Heading">Paramètre</text:p>
            </table:table-cell>
            <table:table-cell table:style-name="Tableau7.A1" office:value-type="string">
              <text:p text:style-name="Table_20_Heading">Plage typique</text:p>
            </table:table-cell>
            <table:table-cell table:style-name="Tableau7.A1" office:value-type="string">
              <text:p text:style-name="Table_20_Heading">Impact</text:p>
            </table:table-cell>
          </table:table-row>
        </table:table-header-rows>
        <table:table-row>
          <table:table-cell table:style-name="Tableau7.A1" office:value-type="string">
            <text:p text:style-name="Table_20_Contents">dist</text:p>
          </table:table-cell>
          <table:table-cell table:style-name="Tableau7.A1" office:value-type="string">
            <text:p text:style-name="Table_20_Contents">50-200 cm</text:p>
          </table:table-cell>
          <table:table-cell table:style-name="Tableau7.A1" office:value-type="string">
            <text:p text:style-name="Table_20_Contents">Distance idéale entre robot et utilisateur</text:p>
          </table:table-cell>
        </table:table-row>
        <text:soft-page-break/>
        <table:table-row>
          <table:table-cell table:style-name="Tableau7.A1" office:value-type="string">
            <text:p text:style-name="Table_20_Contents">vmax</text:p>
          </table:table-cell>
          <table:table-cell table:style-name="Tableau7.A1" office:value-type="string">
            <text:p text:style-name="Table_20_Contents">10-60 mm/s</text:p>
          </table:table-cell>
          <table:table-cell table:style-name="Tableau7.A1" office:value-type="string">
            <text:p text:style-name="Table_20_Contents">Limite la vitesse d'approche</text:p>
          </table:table-cell>
        </table:table-row>
        <table:table-row>
          <table:table-cell table:style-name="Tableau7.A1" office:value-type="string">
            <text:p text:style-name="Table_20_Contents">dead</text:p>
          </table:table-cell>
          <table:table-cell table:style-name="Tableau7.A1" office:value-type="string">
            <text:p text:style-name="Table_20_Contents">20-100 mm</text:p>
          </table:table-cell>
          <table:table-cell table:style-name="Tableau7.A1" office:value-type="string">
            <text:p text:style-name="Table_20_Contents">Zone sans correction autour de la distance cible</text:p>
          </table:table-cell>
        </table:table-row>
      </table:table>
      <text:h text:style-name="P25" text:outline-level="4"><text:bookmark-start text:name="__RefHeading___Toc49682_2774384090"/>4. Flux de contrôle<text:bookmark-end text:name="__RefHeading___Toc49682_2774384090"/></text:h>
      <text:list text:style-name="L35">
        <text:list-item>
          <text:p text:style-name="P111"><text:span text:style-name="Strong_20_Emphasis">Mesure</text:span> : US et FS acquièrent les données </text:p>
        </text:list-item>
        <text:list-item>
          <text:p text:style-name="P111"><text:span text:style-name="Strong_20_Emphasis">Calcul</text:span> : Ctrl_L détermine vitesse et rotation </text:p>
        </text:list-item>
        <text:list-item>
          <text:p text:style-name="P111"><text:span text:style-name="Strong_20_Emphasis">Application</text:span> : Consignes envoyées aux moteurs </text:p>
        </text:list-item>
        <text:list-item>
          <text:p text:style-name="P112"><text:span text:style-name="Strong_20_Emphasis">Monitoring</text:span> : Envoi de l'état via VPIV </text:p>
        </text:list-item>
      </text:list>
      <text:h text:style-name="P25" text:outline-level="4"><text:bookmark-start text:name="__RefHeading___Toc49684_2774384090"/>5. Intégration système<text:bookmark-end text:name="__RefHeading___Toc49684_2774384090"/></text:h>
      <text:list text:style-name="L36">
        <text:list-item>
          <text:p text:style-name="P113">Priorité : Urgence &gt; Ctrl_L &gt; Autres modes </text:p>
        </text:list-item>
        <text:list-item>
          <text:p text:style-name="P113">Activation : Dépend de <text:span text:style-name="Source_20_Text">cfg_typePtge</text:span> (3 ou 4) </text:p>
        </text:list-item>
        <text:list-item>
          <text:p text:style-name="P114">Fréquence : Mise à jour toutes les 200ms </text:p>
        </text:list-item>
      </text:list>
      <text:h text:style-name="P25" text:outline-level="4"><text:bookmark-start text:name="__RefHeading___Toc49686_2774384090"/>6. Conditions optimales<text:bookmark-end text:name="__RefHeading___Toc49686_2774384090"/></text:h>
      <text:list text:style-name="L37">
        <text:list-item>
          <text:p text:style-name="P115">Zone de travail : 50cm à 2m </text:p>
        </text:list-item>
        <text:list-item>
          <text:p text:style-name="P115">Environnement : Surface plane, sans obstacles </text:p>
        </text:list-item>
        <text:list-item>
          <text:p text:style-name="P116">Calibration : Effectuer la tare du FS avant utilisation </text:p>
        </text:list-item>
      </text:list>
      <text:p text:style-name="Text_20_body">Cette documentation se concentre sur les aspects spécifiques du contrôle par laisse, en complément de la documentation FS. Le système combine la mesure de force (pour l'orientation) avec la mesure de distance (pour la vitesse) pour un pilotage fluide et sécurisé du robot.</text:p>
      <text:p text:style-name="Text_20_body"/>
      <text:h text:style-name="P86" text:outline-level="1"><text:bookmark-start text:name="__RefHeading___Toc49688_2774384090"/>US Module Ultrason<text:bookmark-end text:name="__RefHeading___Toc49688_2774384090"/></text:h>
      <text:h text:style-name="Heading_20_3" text:outline-level="3"><text:bookmark-start text:name="__RefHeading___Toc49690_2774384090"/>Caractéristiques principales<text:bookmark-end text:name="__RefHeading___Toc49690_2774384090"/></text:h>
      <text:list text:style-name="L38">
        <text:list-item>
          <text:p text:style-name="P117"><text:span text:style-name="Strong_20_Emphasis">9 capteurs</text:span> (US_NUM_SENSORS) </text:p>
        </text:list-item>
        <text:list-item>
          <text:p text:style-name="P117"><text:span text:style-name="Strong_20_Emphasis">Noms</text:span> : ArG, ArC, ArD, AvD, AvC, AvG, TtG, TtD, TtC </text:p>
        </text:list-item>
        <text:list-item>
          <text:p text:style-name="P117"><text:span text:style-name="Strong_20_Emphasis">Plage de mesure</text:span> : 0-400 cm </text:p>
        </text:list-item>
        <text:list-item>
          <text:p text:style-name="P118"><text:span text:style-name="Strong_20_Emphasis">Résolution</text:span> : 1 cm </text:p>
        </text:list-item>
      </text:list>
      <text:h text:style-name="P24" text:outline-level="3" text:is-list-header="true"><text:bookmark-start text:name="__RefHeading___Toc49692_2774384090"/>Fonctionnalités<text:bookmark-end text:name="__RefHeading___Toc49692_2774384090"/></text:h>
      <text:list text:style-name="L39">
        <text:list-item>
          <text:p text:style-name="P119"><text:span text:style-name="Strong_20_Emphasis">Mesure périodique</text:span> :</text:p>
          <text:list>
            <text:list-item>
              <text:p text:style-name="P120">Cycle configurable (cfg_us_ping_cycle_ms) </text:p>
            </text:list-item>
            <text:list-item>
              <text:p text:style-name="P120">Mode "sendall" pour envoi groupé </text:p>
            </text:list-item>
          </text:list>
        </text:list-item>
        <text:list-item>
          <text:p text:style-name="P119"><text:span text:style-name="Strong_20_Emphasis">Gestion des erreurs</text:span> :</text:p>
          <text:list>
            <text:list-item>
              <text:p text:style-name="P120">Détection des capteurs défectueux </text:p>
            </text:list-item>
            <text:list-item>
              <text:p text:style-name="P120">Mode suspect avec timeout </text:p>
            </text:list-item>
          </text:list>
        </text:list-item>
        <text:list-item>
          <text:p text:style-name="P119"><text:span text:style-name="Strong_20_Emphasis">Alertes</text:span> :</text:p>
          <text:list>
            <text:list-item>
              <text:p text:style-name="P120">Seuil danger configurable par capteur </text:p>
            </text:list-item>
            <text:list-item>
              <text:p text:style-name="P120">Multiplicateur d'alerte </text:p>
            </text:list-item>
          </text:list>
        </text:list-item>
        <text:list-item>
          <text:p text:style-name="P119"><text:span text:style-name="Strong_20_Emphasis">Modes de fonctionnement</text:span> :</text:p>
          <text:list>
            <text:list-item>
              <text:p text:style-name="P120">Idle : désactivé </text:p>
            </text:list-item>
            <text:list-item>
              <text:p text:style-name="P120">Normal : cycle standard </text:p>
            </text:list-item>
            <text:list-item>
              <text:p text:style-name="P119">Surveillance : fréquence accrue </text:p>
            </text:list-item>
          </text:list>
        </text:list-item>
      </text:list>
      <text:h text:style-name="P24" text:outline-level="3" text:is-list-header="true"><text:bookmark-start text:name="__RefHeading___Toc49694_2774384090"/>Messages VPIV émis<text:bookmark-end text:name="__RefHeading___Toc49694_2774384090"/></text:h>
      <text:list text:style-name="L40">
        <text:list-item>
          <text:p text:style-name="P121"><text:span text:style-name="Source_20_Text">Us:one:&lt;idx&gt;:&lt;val&gt;</text:span> : Valeur individuelle </text:p>
        </text:list-item>
        <text:list-item>
          <text:p text:style-name="P121"><text:span text:style-name="Source_20_Text">Us:val:*:v1,v2,...</text:span> : Valeurs groupées </text:p>
        </text:list-item>
        <text:list-item>
          <text:p text:style-name="P122"><text:span text:style-name="Source_20_Text">Us:alert:&lt;idx&gt;:&lt;lvl&gt;</text:span> : Niveau d'alerte </text:p>
        </text:list-item>
      </text:list>
      <text:h text:style-name="P24" text:outline-level="3" text:is-list-header="true"><text:bookmark-start text:name="__RefHeading___Toc49696_2774384090"/>Configuration<text:bookmark-end text:name="__RefHeading___Toc49696_2774384090"/></text:h>
      <text:p text:style-name="P26"><text:span text:style-name="Source_20_Text">// Configuration par défaut</text:span></text:p>
      <text:p text:style-name="P80"><text:span text:style-name="Source_20_Text">cfg_us_active = true;</text:span></text:p>
      <text:p text:style-name="P80"><text:span text:style-name="Source_20_Text">cfg_us_send_all = false;</text:span></text:p>
      <text:p text:style-name="P80"><text:span text:style-name="Source_20_Text">cfg_us_ping_cycle_ms = 200;</text:span></text:p>
      <text:p text:style-name="P80"><text:span text:style-name="Source_20_Text">cfg_us_suspect_timeout_ms = 1000;</text:span></text:p>
      <text:p text:style-name="P80"><text:span text:style-name="Source_20_Text">cfg_us_delta_threshold = 5;</text:span></text:p>
      <text:p text:style-name="P80"/>
      <text:p text:style-name="P80"><text:span text:style-name="Source_20_Text">// Seuil danger par capteur (cm)</text:span></text:p>
      <text:p text:style-name="P80"><text:span text:style-name="Source_20_Text">cfg_us_danger_thresholds = {20, 15, 20, 15, 10, 15, 20, 20, 20};</text:span></text:p>
      <text:p text:style-name="P80"><text:soft-page-break/><text:span text:style-name="Source_20_Text">// Broches</text:span></text:p>
      <text:p text:style-name="P80"><text:span text:style-name="Source_20_Text">usTrigPins = {32, 34, 36, 38, 40, 42, 26, 28, 30};</text:span></text:p>
      <text:p text:style-name="P100"><text:span text:style-name="Source_20_Text">usEchoPins = {33, 35, 37, 39, 41, 43, 27, 29, 31};</text:span></text:p>
      <text:h text:style-name="P24" text:outline-level="3"><text:bookmark-start text:name="__RefHeading___Toc49698_2774384090"/>Exemples d'utilisation<text:bookmark-end text:name="__RefHeading___Toc49698_2774384090"/></text:h>
      <text:p text:style-name="P26"><text:span text:style-name="Source_20_Text">// Activation</text:span></text:p>
      <text:p text:style-name="P80"><text:span text:style-name="Source_20_Text">us_init();</text:span></text:p>
      <text:p text:style-name="P80"><text:span text:style-name="Source_20_Text">cfg_us_active = true;</text:span></text:p>
      <text:p text:style-name="P80"><text:span text:style-name="Source_20_Text">// Lecture forcée</text:span></text:p>
      <text:p text:style-name="P80"><text:span text:style-name="Source_20_Text">int idxs[] = {0, 1};</text:span></text:p>
      <text:p text:style-name="P80"><text:span text:style-name="Source_20_Text">us_handleReadList(idxs, 2);</text:span></text:p>
      <text:p text:style-name="P80"><text:span text:style-name="Source_20_Text">// Configuration seuil</text:span></text:p>
      <text:p text:style-name="P100"><text:span text:style-name="Source_20_Text">cfg_us_danger_thresholds[0] = 25;</text:span></text:p>
      <text:p text:style-name="Text_20_body">Cette documentation couvre toutes les fonctionnalités du module US avec une table A complète et cohérente avec l'implémentation.</text:p>
      <text:h text:style-name="P65" text:outline-level="2"><text:bookmark-start text:name="__RefHeading___Toc49700_2774384090"/>Tableau des propriétés du module US (Ultrason)<text:bookmark-end text:name="__RefHeading___Toc49700_2774384090"/></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header-rows>
          <table:table-row>
            <table:table-cell table:style-name="Tableau8.A1" office:value-type="string">
              <text:p text:style-name="Table_20_Heading">Propriété</text:p>
            </table:table-cell>
            <table:table-cell table:style-name="Tableau8.A1" office:value-type="string">
              <text:p text:style-name="Table_20_Heading">Type</text:p>
            </table:table-cell>
            <table:table-cell table:style-name="Tableau8.A1" office:value-type="string">
              <text:p text:style-name="Table_20_Heading">Direction</text:p>
            </table:table-cell>
            <table:table-cell table:style-name="Tableau8.A1" office:value-type="string">
              <text:p text:style-name="Table_20_Heading">Description</text:p>
            </table:table-cell>
            <table:table-cell table:style-name="Tableau8.A1" office:value-type="string">
              <text:p text:style-name="Table_20_Heading">Valeurs possibles</text:p>
            </table:table-cell>
            <table:table-cell table:style-name="Tableau8.A1" office:value-type="string">
              <text:p text:style-name="Table_20_Heading">Unité</text:p>
            </table:table-cell>
            <table:table-cell table:style-name="Tableau8.G1" office:value-type="string">
              <text:p text:style-name="Table_20_Heading">Persistance</text:p>
            </table:table-cell>
          </table:table-row>
        </table:table-header-rows>
        <table:table-row>
          <table:table-cell table:style-name="Tableau8.A2" office:value-type="string">
            <text:p text:style-name="Table_20_Contents"><text:span text:style-name="Strong_20_Emphasis">act</text:span></text:p>
          </table:table-cell>
          <table:table-cell table:style-name="Tableau8.A2" office:value-type="string">
            <text:p text:style-name="Table_20_Contents">boolean</text:p>
          </table:table-cell>
          <table:table-cell table:style-name="Tableau8.A2" office:value-type="string">
            <text:p text:style-name="Table_20_Contents">SP→A</text:p>
          </table:table-cell>
          <table:table-cell table:style-name="Tableau8.A2" office:value-type="string">
            <text:p text:style-name="Table_20_Contents">Activation globale du module</text:p>
          </table:table-cell>
          <table:table-cell table:style-name="Tableau8.A2" office:value-type="string">
            <text:p text:style-name="Table_20_Contents">0 (désactivé) / 1 (activé)</text:p>
          </table:table-cell>
          <table:table-cell table:style-name="Tableau8.A2" office:value-type="string">
            <text:p text:style-name="Table_20_Contents">-</text:p>
          </table:table-cell>
          <table:table-cell table:style-name="Tableau8.G2" office:value-type="string">
            <text:p text:style-name="Table_20_Contents">Oui</text:p>
          </table:table-cell>
        </table:table-row>
        <table:table-row>
          <table:table-cell table:style-name="Tableau8.A2" office:value-type="string">
            <text:p text:style-name="Table_20_Contents"><text:span text:style-name="Strong_20_Emphasis">one</text:span></text:p>
          </table:table-cell>
          <table:table-cell table:style-name="Tableau8.A2" office:value-type="string">
            <text:p text:style-name="Table_20_Contents">number</text:p>
          </table:table-cell>
          <table:table-cell table:style-name="Tableau8.A2" office:value-type="string">
            <text:p text:style-name="Table_20_Contents">A→SP</text:p>
          </table:table-cell>
          <table:table-cell table:style-name="Tableau8.A2" office:value-type="string">
            <text:p text:style-name="Table_20_Contents">Valeur de distance d'un capteur spécifique</text:p>
          </table:table-cell>
          <table:table-cell table:style-name="Tableau8.A2" office:value-type="string">
            <text:p text:style-name="Table_20_Contents">0-400 ou valeurs spéciales</text:p>
          </table:table-cell>
          <table:table-cell table:style-name="Tableau8.A2" office:value-type="string">
            <text:p text:style-name="Table_20_Contents">cm</text:p>
          </table:table-cell>
          <table:table-cell table:style-name="Tableau8.G2" office:value-type="string">
            <text:p text:style-name="Table_20_Contents">Non</text:p>
          </table:table-cell>
        </table:table-row>
        <table:table-row>
          <table:table-cell table:style-name="Tableau8.A2" office:value-type="string">
            <text:p text:style-name="Table_20_Contents"><text:span text:style-name="Strong_20_Emphasis">val</text:span></text:p>
          </table:table-cell>
          <table:table-cell table:style-name="Tableau8.A2" office:value-type="string">
            <text:p text:style-name="Table_20_Contents">string</text:p>
          </table:table-cell>
          <table:table-cell table:style-name="Tableau8.A2" office:value-type="string">
            <text:p text:style-name="Table_20_Contents">A→SP</text:p>
          </table:table-cell>
          <table:table-cell table:style-name="Tableau8.A2" office:value-type="string">
            <text:p text:style-name="Table_20_Contents">Valeurs groupées de tous les capteurs</text:p>
          </table:table-cell>
          <table:table-cell table:style-name="Tableau8.A2" office:value-type="string">
            <text:p text:style-name="Table_20_Contents">Liste CSV de valeurs</text:p>
          </table:table-cell>
          <table:table-cell table:style-name="Tableau8.A2" office:value-type="string">
            <text:p text:style-name="Table_20_Contents">cm</text:p>
          </table:table-cell>
          <table:table-cell table:style-name="Tableau8.G2" office:value-type="string">
            <text:p text:style-name="Table_20_Contents">Non</text:p>
          </table:table-cell>
        </table:table-row>
        <table:table-row>
          <table:table-cell table:style-name="Tableau8.A2" office:value-type="string">
            <text:p text:style-name="Table_20_Contents"><text:span text:style-name="Strong_20_Emphasis">alert</text:span></text:p>
          </table:table-cell>
          <table:table-cell table:style-name="Tableau8.A2" office:value-type="string">
            <text:p text:style-name="Table_20_Contents">number</text:p>
          </table:table-cell>
          <table:table-cell table:style-name="Tableau8.A2" office:value-type="string">
            <text:p text:style-name="Table_20_Contents">A→SP</text:p>
          </table:table-cell>
          <table:table-cell table:style-name="Tableau8.A2" office:value-type="string">
            <text:p text:style-name="Table_20_Contents">Niveau d'alerte pour un capteur</text:p>
          </table:table-cell>
          <table:table-cell table:style-name="Tableau8.A2" office:value-type="string">
            <text:p text:style-name="Table_20_Contents">1-10 (niveau de danger)</text:p>
          </table:table-cell>
          <table:table-cell table:style-name="Tableau8.A2" office:value-type="string">
            <text:p text:style-name="Table_20_Contents">-</text:p>
          </table:table-cell>
          <table:table-cell table:style-name="Tableau8.G2" office:value-type="string">
            <text:p text:style-name="Table_20_Contents">Non</text:p>
          </table:table-cell>
        </table:table-row>
        <table:table-row>
          <table:table-cell table:style-name="Tableau8.A2" office:value-type="string">
            <text:p text:style-name="Table_20_Contents"><text:span text:style-name="Strong_20_Emphasis">read</text:span></text:p>
          </table:table-cell>
          <table:table-cell table:style-name="Tableau8.A2" office:value-type="string">
            <text:p text:style-name="Table_20_Contents">string</text:p>
          </table:table-cell>
          <table:table-cell table:style-name="Tableau8.A2" office:value-type="string">
            <text:p text:style-name="Table_20_Contents">SP→A</text:p>
          </table:table-cell>
          <table:table-cell table:style-name="Tableau8.A2" office:value-type="string">
            <text:p text:style-name="Table_20_Contents">Commande de lecture forcée</text:p>
          </table:table-cell>
          <table:table-cell table:style-name="Tableau8.A2" office:value-type="string">
            <text:p text:style-name="Table_20_Contents">* (tous) ou liste d'indices</text:p>
          </table:table-cell>
          <table:table-cell table:style-name="Tableau8.A2" office:value-type="string">
            <text:p text:style-name="Table_20_Contents">-</text:p>
          </table:table-cell>
          <table:table-cell table:style-name="Tableau8.G2" office:value-type="string">
            <text:p text:style-name="Table_20_Contents">Non</text:p>
          </table:table-cell>
        </table:table-row>
        <table:table-row>
          <table:table-cell table:style-name="Tableau8.A2" office:value-type="string">
            <text:p text:style-name="Table_20_Contents"><text:span text:style-name="Strong_20_Emphasis">thd</text:span></text:p>
          </table:table-cell>
          <table:table-cell table:style-name="Tableau8.A2" office:value-type="string">
            <text:p text:style-name="Table_20_Contents">number</text:p>
          </table:table-cell>
          <table:table-cell table:style-name="Tableau8.A2" office:value-type="string">
            <text:p text:style-name="Table_20_Contents">SP→A</text:p>
          </table:table-cell>
          <table:table-cell table:style-name="Tableau8.A2" office:value-type="string">
            <text:p text:style-name="Table_20_Contents">Seuil de danger par capteur</text:p>
          </table:table-cell>
          <table:table-cell table:style-name="Tableau8.A2" office:value-type="string">
            <text:p text:style-name="Table_20_Contents">5-400</text:p>
          </table:table-cell>
          <table:table-cell table:style-name="Tableau8.A2" office:value-type="string">
            <text:p text:style-name="Table_20_Contents">cm</text:p>
          </table:table-cell>
          <table:table-cell table:style-name="Tableau8.G2" office:value-type="string">
            <text:p text:style-name="Table_20_Contents">Oui</text:p>
          </table:table-cell>
        </table:table-row>
        <table:table-row>
          <table:table-cell table:style-name="Tableau8.A2" office:value-type="string">
            <text:p text:style-name="Table_20_Contents"><text:span text:style-name="Strong_20_Emphasis">freq</text:span></text:p>
          </table:table-cell>
          <table:table-cell table:style-name="Tableau8.A2" office:value-type="string">
            <text:p text:style-name="Table_20_Contents">number</text:p>
          </table:table-cell>
          <table:table-cell table:style-name="Tableau8.A2" office:value-type="string">
            <text:p text:style-name="Table_20_Contents">SP→A</text:p>
          </table:table-cell>
          <table:table-cell table:style-name="Tableau8.A2" office:value-type="string">
            <text:p text:style-name="Table_20_Contents">Fréquence de mesure</text:p>
          </table:table-cell>
          <table:table-cell table:style-name="Tableau8.A2" office:value-type="string">
            <text:p text:style-name="Table_20_Contents">5-1000</text:p>
          </table:table-cell>
          <table:table-cell table:style-name="Tableau8.A2" office:value-type="string">
            <text:p text:style-name="Table_20_Contents">ms</text:p>
          </table:table-cell>
          <table:table-cell table:style-name="Tableau8.G2" office:value-type="string">
            <text:p text:style-name="Table_20_Contents">Oui</text:p>
          </table:table-cell>
        </table:table-row>
        <table:table-row>
          <table:table-cell table:style-name="Tableau8.A2" office:value-type="string">
            <text:p text:style-name="Table_20_Contents"><text:span text:style-name="Strong_20_Emphasis">delta</text:span></text:p>
          </table:table-cell>
          <table:table-cell table:style-name="Tableau8.A2" office:value-type="string">
            <text:p text:style-name="Table_20_Contents">number</text:p>
          </table:table-cell>
          <table:table-cell table:style-name="Tableau8.A2" office:value-type="string">
            <text:p text:style-name="Table_20_Contents">SP→A</text:p>
          </table:table-cell>
          <table:table-cell table:style-name="Tableau8.A2" office:value-type="string">
            <text:p text:style-name="Table_20_Contents">Seuil de variation significative</text:p>
          </table:table-cell>
          <table:table-cell table:style-name="Tableau8.A2" office:value-type="string">
            <text:p text:style-name="Table_20_Contents">1-50</text:p>
          </table:table-cell>
          <table:table-cell table:style-name="Tableau8.A2" office:value-type="string">
            <text:p text:style-name="Table_20_Contents">cm</text:p>
          </table:table-cell>
          <table:table-cell table:style-name="Tableau8.G2" office:value-type="string">
            <text:p text:style-name="Table_20_Contents">Oui</text:p>
          </table:table-cell>
        </table:table-row>
        <table:table-row>
          <table:table-cell table:style-name="Tableau8.A2" office:value-type="string">
            <text:p text:style-name="Table_20_Contents"><text:span text:style-name="Strong_20_Emphasis">sendall</text:span></text:p>
          </table:table-cell>
          <table:table-cell table:style-name="Tableau8.A2" office:value-type="string">
            <text:p text:style-name="Table_20_Contents">boolean</text:p>
          </table:table-cell>
          <table:table-cell table:style-name="Tableau8.A2" office:value-type="string">
            <text:p text:style-name="Table_20_Contents">SP→A</text:p>
          </table:table-cell>
          <table:table-cell table:style-name="Tableau8.A2" office:value-type="string">
            <text:p text:style-name="Table_20_Contents">Mode d'envoi groupé</text:p>
          </table:table-cell>
          <table:table-cell table:style-name="Tableau8.A2" office:value-type="string">
            <text:p text:style-name="Table_20_Contents">0 (désactivé) / 1 (activé)</text:p>
          </table:table-cell>
          <table:table-cell table:style-name="Tableau8.A2" office:value-type="string">
            <text:p text:style-name="Table_20_Contents">-</text:p>
          </table:table-cell>
          <table:table-cell table:style-name="Tableau8.G2" office:value-type="string">
            <text:p text:style-name="Table_20_Contents">Oui</text:p>
          </table:table-cell>
        </table:table-row>
        <table:table-row>
          <table:table-cell table:style-name="Tableau8.A2" office:value-type="string">
            <text:p text:style-name="Table_20_Contents"><text:span text:style-name="Strong_20_Emphasis">mode</text:span></text:p>
          </table:table-cell>
          <table:table-cell table:style-name="Tableau8.A2" office:value-type="string">
            <text:p text:style-name="Table_20_Contents">string</text:p>
          </table:table-cell>
          <table:table-cell table:style-name="Tableau8.A2" office:value-type="string">
            <text:p text:style-name="Table_20_Contents">SP→A</text:p>
          </table:table-cell>
          <table:table-cell table:style-name="Tableau8.A2" office:value-type="string">
            <text:p text:style-name="Table_20_Contents">Mode de fonctionnement</text:p>
          </table:table-cell>
          <table:table-cell table:style-name="Tableau8.A2" office:value-type="string">
            <text:p text:style-name="Table_20_Contents">idle / normal / surv</text:p>
          </table:table-cell>
          <table:table-cell table:style-name="Tableau8.A2" office:value-type="string">
            <text:p text:style-name="Table_20_Contents">-</text:p>
          </table:table-cell>
          <table:table-cell table:style-name="Tableau8.G2" office:value-type="string">
            <text:p text:style-name="Table_20_Contents">Oui</text:p>
          </table:table-cell>
        </table:table-row>
        <table:table-row>
          <table:table-cell table:style-name="Tableau8.A2" office:value-type="string">
            <text:p text:style-name="Table_20_Contents"><text:span text:style-name="Strong_20_Emphasis">suspect_ms</text:span></text:p>
          </table:table-cell>
          <table:table-cell table:style-name="Tableau8.A2" office:value-type="string">
            <text:p text:style-name="Table_20_Contents">number</text:p>
          </table:table-cell>
          <table:table-cell table:style-name="Tableau8.A2" office:value-type="string">
            <text:p text:style-name="Table_20_Contents">SP→A</text:p>
          </table:table-cell>
          <table:table-cell table:style-name="Tableau8.A2" office:value-type="string">
            <text:p text:style-name="Table_20_Contents">Timeout pour capteur suspect</text:p>
          </table:table-cell>
          <table:table-cell table:style-name="Tableau8.A2" office:value-type="string">
            <text:p text:style-name="Table_20_Contents">100-5000</text:p>
          </table:table-cell>
          <table:table-cell table:style-name="Tableau8.A2" office:value-type="string">
            <text:p text:style-name="Table_20_Contents">ms</text:p>
          </table:table-cell>
          <table:table-cell table:style-name="Tableau8.G2" office:value-type="string">
            <text:p text:style-name="Table_20_Contents">Oui</text:p>
          </table:table-cell>
        </table:table-row>
      </table:table>
      <text:h text:style-name="P65" text:outline-level="2"><text:bookmark-start text:name="__RefHeading___Toc49702_2774384090"/><text:soft-page-break/>Explications détaillées<text:bookmark-end text:name="__RefHeading___Toc49702_2774384090"/></text:h>
      <text:h text:style-name="P24" text:outline-level="3"><text:bookmark-start text:name="__RefHeading___Toc49704_2774384090"/>1. Propriétés de configuration (P1)<text:bookmark-end text:name="__RefHeading___Toc49704_2774384090"/></text:h>
      <text:list text:style-name="L41">
        <text:list-item>
          <text:p text:style-name="P123"><text:span text:style-name="Strong_20_Emphasis">act</text:span> : Active/désactive l'ensemble du module ultrason </text:p>
        </text:list-item>
        <text:list-item>
          <text:p text:style-name="P123"><text:span text:style-name="Strong_20_Emphasis">thd</text:span> : Détermine la distance minimale déclenchant une alerte (configurable par capteur) </text:p>
        </text:list-item>
        <text:list-item>
          <text:p text:style-name="P123"><text:span text:style-name="Strong_20_Emphasis">freq</text:span> : Intervalle entre les cycles de mesure (200ms par défaut) </text:p>
        </text:list-item>
        <text:list-item>
          <text:p text:style-name="P123"><text:span text:style-name="Strong_20_Emphasis">delta</text:span> : Différence minimale pour déclencher un envoi (5cm par défaut) </text:p>
        </text:list-item>
        <text:list-item>
          <text:p text:style-name="P123"><text:span text:style-name="Strong_20_Emphasis">sendall</text:span> : Active le mode d'envoi groupé des valeurs </text:p>
        </text:list-item>
        <text:list-item>
          <text:p text:style-name="P123"><text:span text:style-name="Strong_20_Emphasis">mode</text:span> : Définit le mode de fonctionnement global </text:p>
        </text:list-item>
        <text:list-item>
          <text:p text:style-name="P124"><text:span text:style-name="Strong_20_Emphasis">suspect_ms</text:span> : Durée avant qu'un capteur soit marqué défectueux </text:p>
        </text:list-item>
      </text:list>
      <text:h text:style-name="P24" text:outline-level="3" text:is-list-header="true"><text:bookmark-start text:name="__RefHeading___Toc49706_2774384090"/>2. Propriétés d'état (A1)<text:bookmark-end text:name="__RefHeading___Toc49706_2774384090"/></text:h>
      <text:list text:style-name="L42">
        <text:list-item>
          <text:p text:style-name="P125"><text:span text:style-name="Strong_20_Emphasis">one</text:span> : Valeur individuelle d'un capteur (0-400cm ou valeurs spéciales) </text:p>
        </text:list-item>
        <text:list-item>
          <text:p text:style-name="P125"><text:span text:style-name="Strong_20_Emphasis">val</text:span> : Valeurs de tous les capteurs en une seule transmission </text:p>
        </text:list-item>
        <text:list-item>
          <text:p text:style-name="P126"><text:span text:style-name="Strong_20_Emphasis">alert</text:span> : Niveau d'alerte calculé (1-10 selon proximité) </text:p>
        </text:list-item>
      </text:list>
      <text:h text:style-name="P24" text:outline-level="3" text:is-list-header="true"><text:bookmark-start text:name="__RefHeading___Toc49708_2774384090"/>3. Valeurs spéciales<text:bookmark-end text:name="__RefHeading___Toc49708_2774384090"/></text:h>
      <table:table table:name="Tableau9" table:style-name="Tableau9">
        <table:table-column table:style-name="Tableau9.A"/>
        <table:table-column table:style-name="Tableau9.B"/>
        <table:table-header-rows>
          <table:table-row>
            <table:table-cell table:style-name="Tableau9.A1" office:value-type="string">
              <text:p text:style-name="Table_20_Heading">Valeur</text:p>
            </table:table-cell>
            <table:table-cell table:style-name="Tableau9.A1" office:value-type="string">
              <text:p text:style-name="Table_20_Heading">Signification</text:p>
            </table:table-cell>
          </table:table-row>
        </table:table-header-rows>
        <table:table-row>
          <table:table-cell table:style-name="Tableau9.A1" office:value-type="string">
            <text:p text:style-name="Table_20_Contents">-999</text:p>
          </table:table-cell>
          <table:table-cell table:style-name="Tableau9.A1" office:value-type="string">
            <text:p text:style-name="Table_20_Contents">Valeur non rapportée</text:p>
          </table:table-cell>
        </table:table-row>
        <table:table-row>
          <table:table-cell table:style-name="Tableau9.A1" office:value-type="string">
            <text:p text:style-name="Table_20_Contents">-1</text:p>
          </table:table-cell>
          <table:table-cell table:style-name="Tableau9.A1" office:value-type="string">
            <text:p text:style-name="Table_20_Contents">Capteur désactivé</text:p>
          </table:table-cell>
        </table:table-row>
        <table:table-row>
          <table:table-cell table:style-name="Tableau9.A1" office:value-type="string">
            <text:p text:style-name="Table_20_Contents">0</text:p>
          </table:table-cell>
          <table:table-cell table:style-name="Tableau9.A1" office:value-type="string">
            <text:p text:style-name="Table_20_Contents">Timeout de mesure</text:p>
          </table:table-cell>
        </table:table-row>
      </table:table>
      <text:h text:style-name="P24" text:outline-level="3"><text:bookmark-start text:name="__RefHeading___Toc49710_2774384090"/>4. Correspondance avec le matériel<text:bookmark-end text:name="__RefHeading___Toc49710_2774384090"/></text:h>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Table_20_Heading">Capteur</text:p>
            </table:table-cell>
            <table:table-cell table:style-name="Tableau10.A1" office:value-type="string">
              <text:p text:style-name="Table_20_Heading">Nom</text:p>
            </table:table-cell>
            <table:table-cell table:style-name="Tableau10.A1" office:value-type="string">
              <text:p text:style-name="Table_20_Heading">Broche Trigger</text:p>
            </table:table-cell>
            <table:table-cell table:style-name="Tableau10.D1" office:value-type="string">
              <text:p text:style-name="Table_20_Heading">Broche Echo</text:p>
            </table:table-cell>
          </table:table-row>
        </table:table-header-rows>
        <table:table-row>
          <table:table-cell table:style-name="Tableau10.A2" office:value-type="string">
            <text:p text:style-name="Table_20_Contents">0</text:p>
          </table:table-cell>
          <table:table-cell table:style-name="Tableau10.A2" office:value-type="string">
            <text:p text:style-name="Table_20_Contents">ArG</text:p>
          </table:table-cell>
          <table:table-cell table:style-name="Tableau10.A2" office:value-type="string">
            <text:p text:style-name="Table_20_Contents">32</text:p>
          </table:table-cell>
          <table:table-cell table:style-name="Tableau10.D2" office:value-type="string">
            <text:p text:style-name="Table_20_Contents">33</text:p>
          </table:table-cell>
        </table:table-row>
        <table:table-row>
          <table:table-cell table:style-name="Tableau10.A2" office:value-type="string">
            <text:p text:style-name="Table_20_Contents">1</text:p>
          </table:table-cell>
          <table:table-cell table:style-name="Tableau10.A2" office:value-type="string">
            <text:p text:style-name="Table_20_Contents">ArC</text:p>
          </table:table-cell>
          <table:table-cell table:style-name="Tableau10.A2" office:value-type="string">
            <text:p text:style-name="Table_20_Contents">34</text:p>
          </table:table-cell>
          <table:table-cell table:style-name="Tableau10.D2" office:value-type="string">
            <text:p text:style-name="Table_20_Contents">35</text:p>
          </table:table-cell>
        </table:table-row>
        <table:table-row>
          <table:table-cell table:style-name="Tableau10.A2" office:value-type="string">
            <text:p text:style-name="Table_20_Contents">2</text:p>
          </table:table-cell>
          <table:table-cell table:style-name="Tableau10.A2" office:value-type="string">
            <text:p text:style-name="Table_20_Contents">ArD</text:p>
          </table:table-cell>
          <table:table-cell table:style-name="Tableau10.A2" office:value-type="string">
            <text:p text:style-name="Table_20_Contents">36</text:p>
          </table:table-cell>
          <table:table-cell table:style-name="Tableau10.D2" office:value-type="string">
            <text:p text:style-name="Table_20_Contents">37</text:p>
          </table:table-cell>
        </table:table-row>
        <table:table-row>
          <table:table-cell table:style-name="Tableau10.A2" office:value-type="string">
            <text:p text:style-name="Table_20_Contents">3</text:p>
          </table:table-cell>
          <table:table-cell table:style-name="Tableau10.A2" office:value-type="string">
            <text:p text:style-name="Table_20_Contents">AvD</text:p>
          </table:table-cell>
          <table:table-cell table:style-name="Tableau10.A2" office:value-type="string">
            <text:p text:style-name="Table_20_Contents">38</text:p>
          </table:table-cell>
          <table:table-cell table:style-name="Tableau10.D2" office:value-type="string">
            <text:p text:style-name="Table_20_Contents">39</text:p>
          </table:table-cell>
        </table:table-row>
        <table:table-row>
          <table:table-cell table:style-name="Tableau10.A2" office:value-type="string">
            <text:p text:style-name="Table_20_Contents">4</text:p>
          </table:table-cell>
          <table:table-cell table:style-name="Tableau10.A2" office:value-type="string">
            <text:p text:style-name="Table_20_Contents">AvC</text:p>
          </table:table-cell>
          <table:table-cell table:style-name="Tableau10.A2" office:value-type="string">
            <text:p text:style-name="Table_20_Contents">40</text:p>
          </table:table-cell>
          <table:table-cell table:style-name="Tableau10.D2" office:value-type="string">
            <text:p text:style-name="Table_20_Contents">41</text:p>
          </table:table-cell>
        </table:table-row>
        <table:table-row>
          <table:table-cell table:style-name="Tableau10.A2" office:value-type="string">
            <text:p text:style-name="Table_20_Contents">5</text:p>
          </table:table-cell>
          <table:table-cell table:style-name="Tableau10.A2" office:value-type="string">
            <text:p text:style-name="Table_20_Contents">AvG</text:p>
          </table:table-cell>
          <table:table-cell table:style-name="Tableau10.A2" office:value-type="string">
            <text:p text:style-name="Table_20_Contents">42</text:p>
          </table:table-cell>
          <table:table-cell table:style-name="Tableau10.D2" office:value-type="string">
            <text:p text:style-name="Table_20_Contents">43</text:p>
          </table:table-cell>
        </table:table-row>
        <table:table-row>
          <table:table-cell table:style-name="Tableau10.A2" office:value-type="string">
            <text:p text:style-name="Table_20_Contents">6</text:p>
          </table:table-cell>
          <table:table-cell table:style-name="Tableau10.A2" office:value-type="string">
            <text:p text:style-name="Table_20_Contents">TtG</text:p>
          </table:table-cell>
          <table:table-cell table:style-name="Tableau10.A2" office:value-type="string">
            <text:p text:style-name="Table_20_Contents">26</text:p>
          </table:table-cell>
          <table:table-cell table:style-name="Tableau10.D2" office:value-type="string">
            <text:p text:style-name="Table_20_Contents">27</text:p>
          </table:table-cell>
        </table:table-row>
        <table:table-row>
          <table:table-cell table:style-name="Tableau10.A2" office:value-type="string">
            <text:p text:style-name="Table_20_Contents">7</text:p>
          </table:table-cell>
          <table:table-cell table:style-name="Tableau10.A2" office:value-type="string">
            <text:p text:style-name="Table_20_Contents">TtD</text:p>
          </table:table-cell>
          <table:table-cell table:style-name="Tableau10.A2" office:value-type="string">
            <text:p text:style-name="Table_20_Contents">28</text:p>
          </table:table-cell>
          <table:table-cell table:style-name="Tableau10.D2" office:value-type="string">
            <text:p text:style-name="Table_20_Contents">29</text:p>
          </table:table-cell>
        </table:table-row>
        <table:table-row>
          <table:table-cell table:style-name="Tableau10.A2" office:value-type="string">
            <text:p text:style-name="Table_20_Contents">8</text:p>
          </table:table-cell>
          <table:table-cell table:style-name="Tableau10.A2" office:value-type="string">
            <text:p text:style-name="Table_20_Contents">TtC</text:p>
          </table:table-cell>
          <table:table-cell table:style-name="Tableau10.A2" office:value-type="string">
            <text:p text:style-name="Table_20_Contents">30</text:p>
          </table:table-cell>
          <table:table-cell table:style-name="Tableau10.D2" office:value-type="string">
            <text:p text:style-name="Table_20_Contents">31</text:p>
          </table:table-cell>
        </table:table-row>
      </table:table>
      <text:h text:style-name="P24" text:outline-level="3"><text:bookmark-start text:name="__RefHeading___Toc49712_2774384090"/>5. Comportement des alertes<text:bookmark-end text:name="__RefHeading___Toc49712_2774384090"/></text:h>
      <text:list text:style-name="L43">
        <text:list-item>
          <text:p text:style-name="P127">Niveau d'alerte = <text:span text:style-name="Source_20_Text">seuil / distance_actuelle</text:span> </text:p>
        </text:list-item>
        <text:list-item>
          <text:p text:style-name="P127">Exemple : seuil=20cm, distance=10cm → alerte niveau 2 </text:p>
        </text:list-item>
        <text:list-item>
          <text:p text:style-name="P128">Plus la distance est faible, plus le niveau est élevé </text:p>
        </text:list-item>
        <text:list-item>
          <text:p text:style-name="P129"/>
        </text:list-item>
      </text:list>
      <text:h text:style-name="P24" text:outline-level="3" text:is-list-header="true"><text:bookmark-start text:name="__RefHeading___Toc49714_2774384090"/>6. Modes de fonctionnement<text:bookmark-end text:name="__RefHeading___Toc49714_2774384090"/></text:h>
      <text:p text:style-name="P94">i</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Table_20_Heading">Mode</text:p>
            </table:table-cell>
            <table:table-cell table:style-name="Tableau11.A1" office:value-type="string">
              <text:p text:style-name="Table_20_Heading">Fréquence</text:p>
            </table:table-cell>
            <table:table-cell table:style-name="Tableau11.C1" office:value-type="string">
              <text:p text:style-name="Table_20_Heading">Utilisation typique</text:p>
            </table:table-cell>
          </table:table-row>
        </table:table-header-rows>
        <table:table-row>
          <table:table-cell table:style-name="Tableau11.A2" office:value-type="string">
            <text:p text:style-name="Table_20_Contents">idle</text:p>
          </table:table-cell>
          <table:table-cell table:style-name="Tableau11.A2" office:value-type="string">
            <text:p text:style-name="Table_20_Contents">-</text:p>
          </table:table-cell>
          <table:table-cell table:style-name="Tableau11.C2" office:value-type="string">
            <text:p text:style-name="Table_20_Contents">Désactivation complète</text:p>
          </table:table-cell>
        </table:table-row>
        <table:table-row>
          <table:table-cell table:style-name="Tableau11.A2" office:value-type="string">
            <text:p text:style-name="Table_20_Contents">normal</text:p>
          </table:table-cell>
          <table:table-cell table:style-name="Tableau11.A2" office:value-type="string">
            <text:p text:style-name="Table_20_Contents">200ms</text:p>
          </table:table-cell>
          <table:table-cell table:style-name="Tableau11.C2" office:value-type="string">
            <text:p text:style-name="Table_20_Contents">Fonctionnement standard</text:p>
          </table:table-cell>
        </table:table-row>
        <table:table-row>
          <table:table-cell table:style-name="Tableau11.A2" office:value-type="string">
            <text:p text:style-name="Table_20_Contents">surv</text:p>
          </table:table-cell>
          <table:table-cell table:style-name="Tableau11.A2" office:value-type="string">
            <text:p text:style-name="Table_20_Contents">100ms</text:p>
          </table:table-cell>
          <table:table-cell table:style-name="Tableau11.C2" office:value-type="string">
            <text:p text:style-name="Table_20_Contents">Surveillance accrue</text:p>
          </table:table-cell>
        </table:table-row>
      </table:table>
      <text:p text:style-name="P94"/>
      <text:h text:style-name="P130" text:outline-level="1"/>
      <text:h text:style-name="P86" text:outline-level="1"><text:bookmark-start text:name="__RefHeading___Toc49716_2774384090"/>MvIR Module détection de mouvementi infrarouge<text:bookmark-end text:name="__RefHeading___Toc49716_2774384090"/></text:h>
      <text:h text:style-name="P65" text:outline-level="2"><text:bookmark-start text:name="__RefHeading___Toc49718_2774384090"/>Documentation technique du module MvtIR<text:bookmark-end text:name="__RefHeading___Toc49718_2774384090"/></text:h>
      <text:h text:style-name="P24" text:outline-level="3"><text:bookmark-start text:name="__RefHeading___Toc49720_2774384090"/>1. Fonctionnalités principales<text:bookmark-end text:name="__RefHeading___Toc49720_2774384090"/></text:h>
      <text:list text:style-name="L44">
        <text:list-item>
          <text:p text:style-name="P131"><text:span text:style-name="Strong_20_Emphasis">Détection de mouvement</text:span> par capteur infrarouge </text:p>
        </text:list-item>
        <text:list-item>
          <text:p text:style-name="P131"><text:span text:style-name="Strong_20_Emphasis">Fonctionnement périodique</text:span> avec fréquence configurable </text:p>
        </text:list-item>
        <text:list-item>
          <text:p text:style-name="P132"><text:span text:style-name="Strong_20_Emphasis">Système d'alerte</text:span> basé sur un seuil de détections consécutives </text:p>
        </text:list-item>
      </text:list>
      <text:h text:style-name="P24" text:outline-level="3" text:is-list-header="true"><text:bookmark-start text:name="__RefHeading___Toc49722_2774384090"/>2. Modes de fonctionnement<text:bookmark-end text:name="__RefHeading___Toc49722_2774384090"/></text:h>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Table_20_Heading">Mode</text:p>
            </table:table-cell>
            <table:table-cell table:style-name="Tableau12.A1" office:value-type="string">
              <text:p text:style-name="Table_20_Heading">Fréquence</text:p>
            </table:table-cell>
            <table:table-cell table:style-name="Tableau12.A1" office:value-type="string">
              <text:p text:style-name="Table_20_Heading">Seuil</text:p>
            </table:table-cell>
            <table:table-cell table:style-name="Tableau12.A1" office:value-type="string">
              <text:p text:style-name="Table_20_Heading">Description</text:p>
            </table:table-cell>
          </table:table-row>
        </table:table-header-rows>
        <table:table-row>
          <table:table-cell table:style-name="Tableau12.A1" office:value-type="string">
            <text:p text:style-name="Table_20_Contents">idle</text:p>
          </table:table-cell>
          <table:table-cell table:style-name="Tableau12.A1" office:value-type="string">
            <text:p text:style-name="Table_20_Contents">-</text:p>
          </table:table-cell>
          <table:table-cell table:style-name="Tableau12.A1" office:value-type="string">
            <text:p text:style-name="Table_20_Contents">-</text:p>
          </table:table-cell>
          <table:table-cell table:style-name="Tableau12.A1" office:value-type="string">
            <text:p text:style-name="Table_20_Contents">Capteur désactivé</text:p>
          </table:table-cell>
        </table:table-row>
        <table:table-row>
          <table:table-cell table:style-name="Tableau12.A1" office:value-type="string">
            <text:p text:style-name="Table_20_Contents">monitor</text:p>
          </table:table-cell>
          <table:table-cell table:style-name="Tableau12.A1" office:value-type="string">
            <text:p text:style-name="Table_20_Contents">150ms</text:p>
          </table:table-cell>
          <table:table-cell table:style-name="Tableau12.A1" office:value-type="string">
            <text:p text:style-name="Table_20_Contents">1</text:p>
          </table:table-cell>
          <table:table-cell table:style-name="Tableau12.A1" office:value-type="string">
            <text:p text:style-name="Table_20_Contents">Surveillance standard</text:p>
          </table:table-cell>
        </table:table-row>
        <table:table-row>
          <table:table-cell table:style-name="Tableau12.A1" office:value-type="string">
            <text:p text:style-name="Table_20_Contents">surveillance</text:p>
          </table:table-cell>
          <table:table-cell table:style-name="Tableau12.A1" office:value-type="string">
            <text:p text:style-name="Table_20_Contents">80ms</text:p>
          </table:table-cell>
          <table:table-cell table:style-name="Tableau12.A1" office:value-type="string">
            <text:p text:style-name="Table_20_Contents">2</text:p>
          </table:table-cell>
          <table:table-cell table:style-name="Tableau12.A1" office:value-type="string">
            <text:p text:style-name="Table_20_Contents">Surveillance renforcée</text:p>
          </table:table-cell>
        </table:table-row>
      </table:table>
      <text:h text:style-name="P24" text:outline-level="3"><text:bookmark-start text:name="__RefHeading___Toc49724_2774384090"/>3. Comportement<text:bookmark-end text:name="__RefHeading___Toc49724_2774384090"/></text:h>
      <text:list text:style-name="L45">
        <text:list-item>
          <text:p text:style-name="P133"><text:span text:style-name="Strong_20_Emphasis">Détection</text:span> :</text:p>
          <text:list>
            <text:list-item>
              <text:p text:style-name="P134">Le capteur retourne 0 (pas de mouvement) ou 1 (mouvement détecté) </text:p>
            </text:list-item>
            <text:list-item>
              <text:p text:style-name="P134">Une alerte est déclenchée après <text:span text:style-name="Source_20_Text">cfg_mvtir_threshold</text:span> détections consécutives </text:p>
            </text:list-item>
          </text:list>
        </text:list-item>
        <text:list-item>
          <text:p text:style-name="P133"><text:span text:style-name="Strong_20_Emphasis">Processus</text:span> :</text:p>
          <text:list>
            <text:list-item>
              <text:p text:style-name="P134">Lecture périodique selon <text:span text:style-name="Source_20_Text">cfg_mvtir_freq_ms</text:span> </text:p>
            </text:list-item>
            <text:list-item>
              <text:p text:style-name="P134">Comptage des détections successives </text:p>
            </text:list-item>
            <text:list-item>
              <text:p text:style-name="P133">Réinitialisation après une non-détection </text:p>
            </text:list-item>
          </text:list>
        </text:list-item>
      </text:list>
      <text:h text:style-name="P24" text:outline-level="3" text:is-list-header="true"><text:bookmark-start text:name="__RefHeading___Toc49726_2774384090"/>4. Messages VPIV<text:bookmark-end text:name="__RefHeading___Toc49726_2774384090"/></text:h>
      <text:list text:style-name="L46">
        <text:list-item>
          <text:p text:style-name="P135"><text:span text:style-name="Strong_20_Emphasis">Lecture immédiate</text:span> : <text:span text:style-name="Source_20_Text">$V:MvtIR:*:read:OK#</text:span> → <text:span text:style-name="Source_20_Text">$I:MvtIR:*:value:1#</text:span> </text:p>
        </text:list-item>
        <text:list-item>
          <text:p text:style-name="P135"><text:span text:style-name="Strong_20_Emphasis">Alerte</text:span> : <text:span text:style-name="Source_20_Text">$I:MvtIR:*:alert:1#</text:span> (quand seuil dépassé) </text:p>
        </text:list-item>
        <text:list-item>
          <text:p text:style-name="P136"><text:span text:style-name="Strong_20_Emphasis">Configuration</text:span> : Toutes les propriétés sont configurables via VPIV </text:p>
        </text:list-item>
      </text:list>
      <text:h text:style-name="P24" text:outline-level="3" text:is-list-header="true"><text:bookmark-start text:name="__RefHeading___Toc49728_2774384090"/>5. Configuration par défaut<text:bookmark-end text:name="__RefHeading___Toc49728_2774384090"/></text:h>
      <text:p text:style-name="P26"><text:span text:style-name="Source_20_Text"><text:span text:style-name="T21">// Configuration initiale</text:span></text:span></text:p>
      <text:p text:style-name="P26"><text:span text:style-name="Source_20_Text"><text:span text:style-name="T23">cfg_mvtir_active = </text:span></text:span><text:span text:style-name="Source_20_Text"><text:span text:style-name="T24">true</text:span></text:span><text:span text:style-name="Source_20_Text"><text:span text:style-name="T23">;</text:span></text:span></text:p>
      <text:p text:style-name="P26"><text:span text:style-name="Source_20_Text"><text:span text:style-name="T23">cfg_mvtir_freq_ms = 150; </text:span></text:span><text:span text:style-name="Source_20_Text"><text:span text:style-name="T21">// ms</text:span></text:span></text:p>
      <text:p text:style-name="P26"><text:span text:style-name="Source_20_Text"><text:span text:style-name="T23">cfg_mvtir_threshold = 1; </text:span></text:span><text:span text:style-name="Source_20_Text"><text:span text:style-name="T21">// détections nécessaires</text:span></text:span></text:p>
      <text:p text:style-name="P27"><text:span text:style-name="Source_20_Text"><text:span text:style-name="T23">cfg_mvtir_mode = </text:span></text:span><text:span text:style-name="Source_20_Text"><text:span text:style-name="T24">"monitor"</text:span></text:span><text:span text:style-name="Source_20_Text"><text:span text:style-name="T23">; </text:span></text:span><text:span text:style-name="Source_20_Text"><text:span text:style-name="T21">// mode par défaut</text:span></text:span></text:p>
      <text:h text:style-name="P24" text:outline-level="3"><text:bookmark-start text:name="__RefHeading___Toc49730_2774384090"/>6. Brochage<text:bookmark-end text:name="__RefHeading___Toc49730_2774384090"/></text:h>
      <text:list text:style-name="L47">
        <text:list-item>
          <text:p text:style-name="P137"><text:span text:style-name="Strong_20_Emphasis">Broche unique</text:span> : 8 (MVT_IR_PIN) </text:p>
        </text:list-item>
        <text:list-item>
          <text:p text:style-name="P138"><text:span text:style-name="Strong_20_Emphasis">Nom d'instance</text:span> : "*" (module unique) </text:p>
        </text:list-item>
      </text:list>
      <text:h text:style-name="P24" text:outline-level="3" text:is-list-header="true"><text:bookmark-start text:name="__RefHeading___Toc49732_2774384090"/><text:soft-page-break/>7. Exemple d'utilisation<text:bookmark-end text:name="__RefHeading___Toc49732_2774384090"/></text:h>
      <text:p text:style-name="P26"><text:span text:style-name="Source_20_Text"><text:span text:style-name="T21">// Initialisation</text:span></text:span></text:p>
      <text:p text:style-name="P26"><text:span text:style-name="Source_20_Text"><text:span text:style-name="T22">mvt_ir_init</text:span></text:span><text:span text:style-name="Source_20_Text"><text:span text:style-name="T23">();</text:span></text:span></text:p>
      <text:p text:style-name="P80"/>
      <text:p text:style-name="P26"><text:span text:style-name="Source_20_Text"><text:span text:style-name="T21">// Configuration en mode surveillance</text:span></text:span></text:p>
      <text:p text:style-name="P26"><text:span text:style-name="Source_20_Text"><text:span text:style-name="T22">mvt_ir_setMode</text:span></text:span><text:span text:style-name="Source_20_Text"><text:span text:style-name="T23">(</text:span></text:span><text:span text:style-name="Source_20_Text"><text:span text:style-name="T24">"surveillance"</text:span></text:span><text:span text:style-name="Source_20_Text"><text:span text:style-name="T23">);</text:span></text:span></text:p>
      <text:p text:style-name="P80"/>
      <text:p text:style-name="P26"><text:span text:style-name="Source_20_Text"><text:span text:style-name="T21">// Lecture manuelle</text:span></text:span></text:p>
      <text:p text:style-name="P27"><text:span text:style-name="Source_20_Text"><text:span text:style-name="T22">mvt_ir_readInstant</text:span></text:span><text:span text:style-name="Source_20_Text"><text:span text:style-name="T23">();</text:span></text:span></text:p>
      <text:h text:style-name="P65" text:outline-level="2"><text:bookmark-start text:name="__RefHeading___Toc49734_2774384090"/>Vérification de cohérence<text:bookmark-end text:name="__RefHeading___Toc49734_2774384090"/></text:h>
      <text:list text:style-name="L48">
        <text:list-item>
          <text:p text:style-name="P139"><text:span text:style-name="Strong_20_Emphasis">Instance unique</text:span> :</text:p>
          <text:list>
            <text:list-item>
              <text:p text:style-name="P140">Le module utilise toujours "*" comme instance </text:p>
            </text:list-item>
            <text:list-item>
              <text:p text:style-name="P140">Vérification stricte dans le dispatcher (<text:span text:style-name="Source_20_Text">_ensure_instance_star</text:span>) </text:p>
            </text:list-item>
          </text:list>
        </text:list-item>
        <text:list-item>
          <text:p text:style-name="P139"><text:span text:style-name="Strong_20_Emphasis">Messages VPIV</text:span> :</text:p>
          <text:list>
            <text:list-item>
              <text:p text:style-name="P140">Tous les messages utilisent la VAR "MvtIR" </text:p>
            </text:list-item>
            <text:list-item>
              <text:p text:style-name="P140">Format cohérent avec les autres modules </text:p>
            </text:list-item>
          </text:list>
        </text:list-item>
        <text:list-item>
          <text:p text:style-name="P139"><text:span text:style-name="Strong_20_Emphasis">Gestion d'erreur</text:span> :</text:p>
          <text:list>
            <text:list-item>
              <text:p text:style-name="P140">Mode inconnu → message d'erreur </text:p>
            </text:list-item>
            <text:list-item>
              <text:p text:style-name="P140">Instance incorrecte → message d'erreur </text:p>
            </text:list-item>
          </text:list>
        </text:list-item>
        <text:list-item>
          <text:p text:style-name="P139"><text:span text:style-name="Strong_20_Emphasis">Comportement</text:span> :</text:p>
          <text:list>
            <text:list-item>
              <text:p text:style-name="P140">Les ACK sont envoyés pour toutes les commandes </text:p>
            </text:list-item>
            <text:list-item>
              <text:p text:style-name="P139">La logique de seuil est correctement implémentée </text:p>
            </text:list-item>
          </text:list>
        </text:list-item>
      </text:list>
      <text:p text:style-name="Text_20_body">Cette documentation et table A sont cohérentes avec l'implémentation et reflètent parfaitement les capacités du module MvtIR.</text:p>
      <text:p text:style-name="Text_20_body"/>
      <text:h text:style-name="Heading_20_2" text:outline-level="2"><text:bookmark-start text:name="__RefHeading___Toc49736_2774384090"/>Détails des propriétés du module MvtIR<text:bookmark-end text:name="__RefHeading___Toc49736_2774384090"/></text:h>
      <text:h text:style-name="P141" text:outline-level="3"><text:bookmark-start text:name="__RefHeading___Toc49738_2774384090"/>1. Propriété <text:span text:style-name="Source_20_Text">read</text:span> (P1)<text:bookmark-end text:name="__RefHeading___Toc49738_2774384090"/></text:h>
      <text:list text:style-name="L49">
        <text:list-item>
          <text:p text:style-name="P142"><text:span text:style-name="Strong_20_Emphasis">Type</text:span> : Commande (V) </text:p>
        </text:list-item>
        <text:list-item>
          <text:p text:style-name="P142"><text:span text:style-name="Strong_20_Emphasis">Direction</text:span> : SP→A (Superviseur → Arduino) </text:p>
        </text:list-item>
        <text:list-item>
          <text:p text:style-name="P142"><text:span text:style-name="Strong_20_Emphasis">Usage</text:span> : </text:p>
          <text:list>
            <text:list-item>
              <text:p text:style-name="P142">Déclenche une lecture immédiate du capteur </text:p>
            </text:list-item>
            <text:list-item>
              <text:p text:style-name="P142">Envoie la valeur actuelle via VPIV </text:p>
            </text:list-item>
          </text:list>
        </text:list-item>
        <text:list-item>
          <text:p text:style-name="P142"><text:span text:style-name="Strong_20_Emphasis">Format</text:span> : <text:span text:style-name="Source_20_Text">$V:MvtIR:*:read:OK#</text:span> </text:p>
        </text:list-item>
        <text:list-item>
          <text:p text:style-name="P142"><text:span text:style-name="Strong_20_Emphasis">Réponse</text:span> : <text:span text:style-name="Source_20_Text">$I:MvtIR:*:value:1#</text:span> (ou 0) </text:p>
        </text:list-item>
        <text:list-item>
          <text:p text:style-name="P142"><text:span text:style-name="Strong_20_Emphasis">Utilisation typique</text:span> : </text:p>
          <text:list>
            <text:list-item>
              <text:p text:style-name="P142">Vérification manuelle du capteur </text:p>
            </text:list-item>
            <text:list-item>
              <text:p text:style-name="P142"><text:soft-page-break/>Calibration </text:p>
            </text:list-item>
            <text:list-item>
              <text:p text:style-name="P143">Débugging </text:p>
            </text:list-item>
          </text:list>
        </text:list-item>
      </text:list>
      <text:h text:style-name="P141" text:outline-level="3" text:is-list-header="true"><text:bookmark-start text:name="__RefHeading___Toc49740_2774384090"/>2. Propriété <text:span text:style-name="Source_20_Text">value</text:span> (A1)<text:bookmark-end text:name="__RefHeading___Toc49740_2774384090"/></text:h>
      <text:list text:style-name="L50">
        <text:list-item>
          <text:p text:style-name="P144"><text:span text:style-name="Strong_20_Emphasis">Type</text:span> : État (I) </text:p>
        </text:list-item>
        <text:list-item>
          <text:p text:style-name="P144"><text:span text:style-name="Strong_20_Emphasis">Direction</text:span> : A→SP (Arduino → Superviseur) </text:p>
        </text:list-item>
        <text:list-item>
          <text:p text:style-name="P144"><text:span text:style-name="Strong_20_Emphasis">Valeurs possibles</text:span> : </text:p>
          <text:list>
            <text:list-item>
              <text:p text:style-name="P144">0 : Pas de mouvement détecté </text:p>
            </text:list-item>
            <text:list-item>
              <text:p text:style-name="P144">1 : Mouvement détecté </text:p>
            </text:list-item>
          </text:list>
        </text:list-item>
        <text:list-item>
          <text:p text:style-name="P144"><text:span text:style-name="Strong_20_Emphasis">Format</text:span> : <text:span text:style-name="Source_20_Text">$I:MvtIR:*:value:1#</text:span> </text:p>
        </text:list-item>
        <text:list-item>
          <text:p text:style-name="P144"><text:span text:style-name="Strong_20_Emphasis">Fréquence</text:span> : </text:p>
          <text:list>
            <text:list-item>
              <text:p text:style-name="P144">À la demande (via <text:span text:style-name="Source_20_Text">read</text:span>) </text:p>
            </text:list-item>
            <text:list-item>
              <text:p text:style-name="P145">Périodique (selon <text:span text:style-name="Source_20_Text">cfg_mvtir_freq_ms</text:span>) </text:p>
            </text:list-item>
          </text:list>
        </text:list-item>
      </text:list>
      <text:h text:style-name="P141" text:outline-level="3" text:is-list-header="true"><text:bookmark-start text:name="__RefHeading___Toc49742_2774384090"/>3. Propriété <text:span text:style-name="Source_20_Text">alert</text:span> (A1)<text:bookmark-end text:name="__RefHeading___Toc49742_2774384090"/></text:h>
      <text:list text:style-name="L51">
        <text:list-item>
          <text:p text:style-name="P146"><text:span text:style-name="Strong_20_Emphasis">Type</text:span> : Événement (E) </text:p>
        </text:list-item>
        <text:list-item>
          <text:p text:style-name="P146"><text:span text:style-name="Strong_20_Emphasis">Direction</text:span> : A→SP </text:p>
        </text:list-item>
        <text:list-item>
          <text:p text:style-name="P146"><text:span text:style-name="Strong_20_Emphasis">Condition</text:span> : </text:p>
          <text:list>
            <text:list-item>
              <text:p text:style-name="P146">Déclenché après <text:span text:style-name="Source_20_Text">cfg_mvtir_threshold</text:span> détections consécutives </text:p>
            </text:list-item>
            <text:list-item>
              <text:p text:style-name="P146">Réinitialisé après une non-détection </text:p>
            </text:list-item>
          </text:list>
        </text:list-item>
        <text:list-item>
          <text:p text:style-name="P146"><text:span text:style-name="Strong_20_Emphasis">Format</text:span> : <text:span text:style-name="Source_20_Text">$I:MvtIR:*:alert:1#</text:span> </text:p>
        </text:list-item>
        <text:list-item>
          <text:p text:style-name="P146"><text:span text:style-name="Strong_20_Emphasis">Utilisation</text:span> : </text:p>
          <text:list>
            <text:list-item>
              <text:p text:style-name="P146">Système de sécurité </text:p>
            </text:list-item>
            <text:list-item>
              <text:p text:style-name="P146">Détection d'intrusion </text:p>
            </text:list-item>
            <text:list-item>
              <text:p text:style-name="P147">Surveillance de zone </text:p>
            </text:list-item>
          </text:list>
        </text:list-item>
      </text:list>
      <text:h text:style-name="P141" text:outline-level="3" text:is-list-header="true"><text:bookmark-start text:name="__RefHeading___Toc49744_2774384090"/>4. Propriété <text:span text:style-name="Source_20_Text">act</text:span> (P1/A1)<text:bookmark-end text:name="__RefHeading___Toc49744_2774384090"/></text:h>
      <text:list text:style-name="L52">
        <text:list-item>
          <text:p text:style-name="P148"><text:span text:style-name="Strong_20_Emphasis">Type</text:span> : Commande/ACK </text:p>
        </text:list-item>
        <text:list-item>
          <text:p text:style-name="P148"><text:span text:style-name="Strong_20_Emphasis">Direction</text:span> : SP→A / A→SP </text:p>
        </text:list-item>
        <text:list-item>
          <text:p text:style-name="P148"><text:span text:style-name="Strong_20_Emphasis">Valeurs</text:span> : </text:p>
          <text:list>
            <text:list-item>
              <text:p text:style-name="P148">0 : Désactive le capteur </text:p>
            </text:list-item>
            <text:list-item>
              <text:p text:style-name="P148">1 : Active le capteur </text:p>
            </text:list-item>
          </text:list>
        </text:list-item>
        <text:list-item>
          <text:p text:style-name="P148"><text:span text:style-name="Strong_20_Emphasis">Format commande</text:span> : <text:span text:style-name="Source_20_Text">$V:MvtIR:*:act:1#</text:span> </text:p>
        </text:list-item>
        <text:list-item>
          <text:p text:style-name="P148"><text:span text:style-name="Strong_20_Emphasis">Format ACK</text:span> : <text:span text:style-name="Source_20_Text">$I:MvtIR:*:act:1#</text:span> </text:p>
        </text:list-item>
        <text:list-item>
          <text:p text:style-name="P148"><text:span text:style-name="Strong_20_Emphasis">Impact</text:span> : </text:p>
          <text:list>
            <text:list-item>
              <text:p text:style-name="P148">Active/désactive la surveillance périodique </text:p>
            </text:list-item>
            <text:list-item>
              <text:p text:style-name="P149">Influence tous les autres paramètres </text:p>
            </text:list-item>
          </text:list>
        </text:list-item>
      </text:list>
      <text:h text:style-name="P141" text:outline-level="3" text:is-list-header="true"><text:bookmark-start text:name="__RefHeading___Toc49746_2774384090"/>5. Propriété <text:span text:style-name="Source_20_Text">freq</text:span> (P1/A1)<text:bookmark-end text:name="__RefHeading___Toc49746_2774384090"/></text:h>
      <text:list text:style-name="L53">
        <text:list-item>
          <text:p text:style-name="P150"><text:span text:style-name="Strong_20_Emphasis">Type</text:span> : Configuration </text:p>
        </text:list-item>
        <text:list-item>
          <text:p text:style-name="P150"><text:span text:style-name="Strong_20_Emphasis">Direction</text:span> : SP→A / A→SP </text:p>
        </text:list-item>
        <text:list-item>
          <text:p text:style-name="P150"><text:span text:style-name="Strong_20_Emphasis">Plage</text:span> : 10-1000 ms (minimum 10ms) </text:p>
        </text:list-item>
        <text:list-item>
          <text:p text:style-name="P150"><text:span text:style-name="Strong_20_Emphasis">Format commande</text:span> : <text:span text:style-name="Source_20_Text">$V:MvtIR:*:freq:150#</text:span> </text:p>
        </text:list-item>
        <text:list-item>
          <text:p text:style-name="P150"><text:span text:style-name="Strong_20_Emphasis">Format ACK</text:span> : <text:span text:style-name="Source_20_Text">$I:MvtIR:*:freq:150#</text:span> </text:p>
        </text:list-item>
        <text:list-item>
          <text:p text:style-name="P150"><text:span text:style-name="Strong_20_Emphasis">Utilisation</text:span> : </text:p>
          <text:list>
            <text:list-item>
              <text:p text:style-name="P150">Optimisation de la consommation </text:p>
            </text:list-item>
            <text:list-item>
              <text:p text:style-name="P151">Adaptation à l'environnement </text:p>
            </text:list-item>
          </text:list>
        </text:list-item>
      </text:list>
      <text:h text:style-name="P141" text:outline-level="3" text:is-list-header="true"><text:bookmark-start text:name="__RefHeading___Toc49748_2774384090"/>6. Propriété <text:span text:style-name="Source_20_Text">thd</text:span> (P1/A1)<text:bookmark-end text:name="__RefHeading___Toc49748_2774384090"/></text:h>
      <text:list text:style-name="L54">
        <text:list-item>
          <text:p text:style-name="P152"><text:span text:style-name="Strong_20_Emphasis">Type</text:span> : Configuration </text:p>
        </text:list-item>
        <text:list-item>
          <text:p text:style-name="P152"><text:soft-page-break/><text:span text:style-name="Strong_20_Emphasis">Direction</text:span> : SP→A / A→SP </text:p>
        </text:list-item>
        <text:list-item>
          <text:p text:style-name="P152"><text:span text:style-name="Strong_20_Emphasis">Plage</text:span> : 1-10 détections consécutives </text:p>
        </text:list-item>
        <text:list-item>
          <text:p text:style-name="P152"><text:span text:style-name="Strong_20_Emphasis">Format commande</text:span> : <text:span text:style-name="Source_20_Text">$V:MvtIR:*:thd:2#</text:span> </text:p>
        </text:list-item>
        <text:list-item>
          <text:p text:style-name="P152"><text:span text:style-name="Strong_20_Emphasis">Format ACK</text:span> : <text:span text:style-name="Source_20_Text">$I:MvtIR:*:thd:2#</text:span> </text:p>
        </text:list-item>
        <text:list-item>
          <text:p text:style-name="P152"><text:span text:style-name="Strong_20_Emphasis">Logique</text:span> : </text:p>
          <text:list>
            <text:list-item>
              <text:p text:style-name="P152">1 : Sensibilité maximale (une détection suffit) </text:p>
            </text:list-item>
            <text:list-item>
              <text:p text:style-name="P153">1 : Réduction des fausses alertes</text:p>
            </text:list-item>
          </text:list>
        </text:list-item>
      </text:list>
      <text:h text:style-name="P141" text:outline-level="3" text:is-list-header="true"><text:bookmark-start text:name="__RefHeading___Toc49750_2774384090"/>7. Propriété <text:span text:style-name="Source_20_Text">mode</text:span> (P1/A1)<text:bookmark-end text:name="__RefHeading___Toc49750_2774384090"/></text:h>
      <text:list text:style-name="L55">
        <text:list-item>
          <text:p text:style-name="P154"><text:span text:style-name="Strong_20_Emphasis">Type</text:span> : Configuration </text:p>
        </text:list-item>
        <text:list-item>
          <text:p text:style-name="P154"><text:span text:style-name="Strong_20_Emphasis">Direction</text:span> : SP→A / A→SP </text:p>
        </text:list-item>
        <text:list-item>
          <text:p text:style-name="P154"><text:span text:style-name="Strong_20_Emphasis">Valeurs</text:span> : </text:p>
          <text:list>
            <text:list-item>
              <text:p text:style-name="P154"><text:span text:style-name="Source_20_Text">idle</text:span> : Désactive complètement </text:p>
            </text:list-item>
            <text:list-item>
              <text:p text:style-name="P154"><text:span text:style-name="Source_20_Text">monitor</text:span> : Surveillance standard (150ms, seuil=1) </text:p>
            </text:list-item>
            <text:list-item>
              <text:p text:style-name="P154"><text:span text:style-name="Source_20_Text">surveillance</text:span> : Sensibilité accrue (80ms, seuil=2) </text:p>
            </text:list-item>
          </text:list>
        </text:list-item>
        <text:list-item>
          <text:p text:style-name="P154"><text:span text:style-name="Strong_20_Emphasis">Format</text:span> : <text:span text:style-name="Source_20_Text">$V:MvtIR:*:mode:surveillance#</text:span> </text:p>
        </text:list-item>
        <text:list-item>
          <text:p text:style-name="P154"><text:span text:style-name="Strong_20_Emphasis">Effets</text:span> : </text:p>
          <text:list>
            <text:list-item>
              <text:p text:style-name="P154">Modifie <text:span text:style-name="Source_20_Text">freq</text:span> et <text:span text:style-name="Source_20_Text">thd</text:span> automatiquement </text:p>
            </text:list-item>
            <text:list-item>
              <text:p text:style-name="P155">Permet une configuration rapide </text:p>
            </text:list-item>
          </text:list>
        </text:list-item>
      </text:list>
      <text:h text:style-name="P156" text:outline-level="2"><text:bookmark-start text:name="__RefHeading___Toc49752_2774384090"/>Schéma de fonctionnement<text:bookmark-end text:name="__RefHeading___Toc49752_2774384090"/></text:h>
      <text:p text:style-name="P157"><text:span text:style-name="Source_20_Text">[Configuration]</text:span></text:p>
      <text:p text:style-name="P158"><text:span text:style-name="Source_20_Text"><text:s text:c="3"/>│</text:span></text:p>
      <text:p text:style-name="P158"><text:span text:style-name="Source_20_Text"><text:s text:c="3"/>▼</text:span></text:p>
      <text:p text:style-name="P158"><text:span text:style-name="Source_20_Text">[Mode] → (freq, thd)</text:span></text:p>
      <text:p text:style-name="P158"><text:span text:style-name="Source_20_Text"><text:s text:c="3"/>│</text:span></text:p>
      <text:p text:style-name="P158"><text:span text:style-name="Source_20_Text"><text:s text:c="3"/>▼</text:span></text:p>
      <text:p text:style-name="P158"><text:span text:style-name="Source_20_Text">[Activation] → [Lecture périodique]</text:span></text:p>
      <text:p text:style-name="P158"><text:span text:style-name="Source_20_Text"><text:s text:c="3"/>│ <text:s text:c="12"/>│</text:span></text:p>
      <text:p text:style-name="P158"><text:span text:style-name="Source_20_Text"><text:s text:c="3"/>▼ <text:s text:c="12"/>▼</text:span></text:p>
      <text:p text:style-name="P159"><text:span text:style-name="Source_20_Text">[Détection] → [Comptage] → [Alerte si seuil atteint]</text:span></text:p>
      <text:h text:style-name="P156" text:outline-level="2"><text:bookmark-start text:name="__RefHeading___Toc49754_2774384090"/>Exemples concrets<text:bookmark-end text:name="__RefHeading___Toc49754_2774384090"/></text:h>
      <text:list text:style-name="L56">
        <text:list-item>
          <text:p text:style-name="P160"><text:span text:style-name="Strong_20_Emphasis">Configuration pour une pièce</text:span> :</text:p>
        </text:list-item>
      </text:list>
      <text:list text:style-name="L57">
        <text:list-item>
          <text:p text:style-name="P161"><text:span text:style-name="Source_20_Text">$V:MvtIR:*:mode:monitor# <text:s/># Mode standard</text:span></text:p>
          <text:p text:style-name="P162"><text:span text:style-name="Source_20_Text">$V:MvtIR:*:thd:1# <text:s text:c="8"/># Sensibilité maximale</text:span></text:p>
        </text:list-item>
        <text:list-item>
          <text:p text:style-name="P163"><text:span text:style-name="Strong_20_Emphasis">Surveillance extérieure</text:span> :</text:p>
        </text:list-item>
      </text:list>
      <text:list text:style-name="L58">
        <text:list-item>
          <text:p text:style-name="P164"><text:span text:style-name="Source_20_Text">$V:MvtIR:*:mode:surveillance# <text:s/># Sensibilité accrue</text:span></text:p>
          <text:p text:style-name="P165"><text:span text:style-name="Source_20_Text">$V:MvtIR:*:thd:2# <text:s text:c="13"/># Réduction fausses alertes</text:span></text:p>
        </text:list-item>
        <text:list-item>
          <text:p text:style-name="P166"><text:span text:style-name="Strong_20_Emphasis">Vérification manuelle</text:span> :</text:p>
        </text:list-item>
      </text:list>
      <text:list text:style-name="L59">
        <text:list-item>
          <text:p text:style-name="P167"><text:span text:style-name="Source_20_Text">$V:MvtIR:*:read:OK# <text:s text:c="6"/># Lecture instantanée</text:span></text:p>
          <text:p text:style-name="P168"><text:span text:style-name="Source_20_Text"># Réponse : $I:MvtIR:*:value:0#</text:span></text:p>
        </text:list-item>
      </text:list>
      <text:h text:style-name="P156" text:outline-level="2"><text:bookmark-start text:name="__RefHeading___Toc49756_2774384090"/>Intégration système<text:bookmark-end text:name="__RefHeading___Toc49756_2774384090"/></text:h>
      <text:list text:style-name="L60">
        <text:list-item>
          <text:p text:style-name="P169"><text:span text:style-name="Strong_20_Emphasis">Avec le module Urg</text:span> :</text:p>
          <text:list>
            <text:list-item>
              <text:p text:style-name="P170">Le capteur est désactivé si Urg est actif (priorité sécurité) </text:p>
            </text:list-item>
          </text:list>
        </text:list-item>
        <text:list-item>
          <text:p text:style-name="P169"><text:soft-page-break/><text:span text:style-name="Strong_20_Emphasis">Dans l'interface</text:span> :</text:p>
          <text:list>
            <text:list-item>
              <text:p text:style-name="P170"><text:span text:style-name="Source_20_Text">value</text:span> pour l'affichage en temps réel </text:p>
            </text:list-item>
            <text:list-item>
              <text:p text:style-name="P170"><text:span text:style-name="Source_20_Text">alert</text:span> pour les notifications </text:p>
            </text:list-item>
          </text:list>
        </text:list-item>
        <text:list-item>
          <text:p text:style-name="P169"><text:span text:style-name="Strong_20_Emphasis">Optimisation</text:span> :</text:p>
          <text:list>
            <text:list-item>
              <text:p text:style-name="P170">Ajustez <text:span text:style-name="Source_20_Text">freq</text:span> selon la taille de la zone </text:p>
            </text:list-item>
            <text:list-item>
              <text:p text:style-name="P169">Adaptez <text:span text:style-name="Source_20_Text">thd</text:span> selon le niveau de sensibilité souhaité</text:p>
            </text:list-item>
          </text:list>
        </text:list-item>
      </text:list>
      <text:p text:style-name="P171" loext:marker-style-name="T38"/>
      <text:h text:style-name="Heading_20_1" text:outline-level="1"><text:bookmark-start text:name="__RefHeading___Toc49758_2774384090"/>Module Micros<text:bookmark-end text:name="__RefHeading___Toc49758_2774384090"/></text:h>
      <text:h text:style-name="Heading_20_2" text:outline-level="2"><text:bookmark-start text:name="__RefHeading___Toc49760_2774384090"/>Documentation technique du module Mic<text:bookmark-end text:name="__RefHeading___Toc49760_2774384090"/></text:h>
      <text:h text:style-name="Heading_20_3" text:outline-level="3"><text:bookmark-start text:name="__RefHeading___Toc49762_2774384090"/>Architecture<text:bookmark-end text:name="__RefHeading___Toc49762_2774384090"/></text:h>
      <text:list text:style-name="L61">
        <text:list-item>
          <text:p text:style-name="P172"><text:span text:style-name="Strong_20_Emphasis">3 microphones</text:span> (micAv, micG, micD) </text:p>
        </text:list-item>
        <text:list-item>
          <text:p text:style-name="P172"><text:span text:style-name="Strong_20_Emphasis">Broches</text:span> : A1, A2, A3 </text:p>
        </text:list-item>
        <text:list-item>
          <text:p text:style-name="P173"><text:span text:style-name="Strong_20_Emphasis">Échantillonnage non-bloquant</text:span> </text:p>
        </text:list-item>
      </text:list>
      <text:h text:style-name="P24" text:outline-level="3" text:is-list-header="true"><text:bookmark-start text:name="__RefHeading___Toc49764_2774384090"/>2. Détails des propriétés<text:bookmark-end text:name="__RefHeading___Toc49764_2774384090"/></text:h>
      <text:h text:style-name="P25" text:outline-level="4"><text:bookmark-start text:name="__RefHeading___Toc49766_2774384090"/>Propriété <text:span text:style-name="Source_20_Text">read</text:span> (P1)<text:bookmark-end text:name="__RefHeading___Toc49766_2774384090"/></text:h>
      <text:list text:style-name="L62">
        <text:list-item>
          <text:p text:style-name="P174"><text:span text:style-name="Strong_20_Emphasis">Types de données</text:span> : </text:p>
          <text:list>
            <text:list-item>
              <text:p text:style-name="P174"><text:span text:style-name="Source_20_Text">raw</text:span> : Valeur analogique brute (0-1023) </text:p>
            </text:list-item>
            <text:list-item>
              <text:p text:style-name="P174"><text:span text:style-name="Source_20_Text">rms</text:span> : Valeur RMS calculée </text:p>
            </text:list-item>
            <text:list-item>
              <text:p text:style-name="P174"><text:span text:style-name="Source_20_Text">peak</text:span> : Valeur pic détectée </text:p>
            </text:list-item>
            <text:list-item>
              <text:p text:style-name="P174"><text:span text:style-name="Source_20_Text">orient</text:span> : Orientation sonore (-90 à +90°) </text:p>
            </text:list-item>
          </text:list>
        </text:list-item>
        <text:list-item>
          <text:p text:style-name="P174"><text:span text:style-name="Strong_20_Emphasis">Instances</text:span> : </text:p>
          <text:list>
            <text:list-item>
              <text:p text:style-name="P174"><text:span text:style-name="Source_20_Text">*</text:span> : Tous les micros </text:p>
            </text:list-item>
            <text:list-item>
              <text:p text:style-name="P174"><text:span text:style-name="Source_20_Text">[0,1]</text:span> : Microphones spécifiques </text:p>
            </text:list-item>
          </text:list>
        </text:list-item>
        <text:list-item>
          <text:p text:style-name="P175"><text:span text:style-name="Strong_20_Emphasis">Format</text:span> : <text:span text:style-name="Source_20_Text">$V:Mic:[n]:read:rms#</text:span> </text:p>
        </text:list-item>
      </text:list>
      <text:h text:style-name="P25" text:outline-level="4"><text:bookmark-start text:name="__RefHeading___Toc49768_2774384090"/>Propriétés de valeurs (A1)<text:bookmark-end text:name="__RefHeading___Toc49768_2774384090"/></text:h>
      <text:list text:style-name="L63">
        <text:list-item>
          <text:p text:style-name="P176"><text:span text:style-name="Strong_20_Emphasis">raw</text:span> : Valeur brute du convertisseur ADC </text:p>
        </text:list-item>
        <text:list-item>
          <text:p text:style-name="P176"><text:span text:style-name="Strong_20_Emphasis">rms</text:span> : Valeur efficace calculée </text:p>
        </text:list-item>
        <text:list-item>
          <text:p text:style-name="P176"><text:span text:style-name="Strong_20_Emphasis">peak</text:span> : Valeur maximale détectée </text:p>
        </text:list-item>
        <text:list-item>
          <text:p text:style-name="P177"><text:span text:style-name="Strong_20_Emphasis">orient</text:span> : Estimation de la direction sonore </text:p>
        </text:list-item>
      </text:list>
      <text:h text:style-name="P25" text:outline-level="4"><text:bookmark-start text:name="__RefHeading___Toc49770_2774384090"/>Propriété <text:span text:style-name="Source_20_Text">alert</text:span> (A1)<text:bookmark-end text:name="__RefHeading___Toc49770_2774384090"/></text:h>
      <text:list text:style-name="L64">
        <text:list-item>
          <text:p text:style-name="P178"><text:span text:style-name="Strong_20_Emphasis">Déclenchement</text:span> : Quand <text:span text:style-name="Source_20_Text">peak &gt; cfg_mic_threshold</text:span> </text:p>
        </text:list-item>
        <text:list-item>
          <text:p text:style-name="P178"><text:span text:style-name="Strong_20_Emphasis">Valeur</text:span> : Niveau du pic détecté </text:p>
        </text:list-item>
        <text:list-item>
          <text:p text:style-name="P179"><text:span text:style-name="Strong_20_Emphasis">Format</text:span> : <text:span text:style-name="Source_20_Text">$I:Mic:[n]:alert:750#</text:span> </text:p>
        </text:list-item>
      </text:list>
      <text:h text:style-name="P25" text:outline-level="4"><text:bookmark-start text:name="__RefHeading___Toc49772_2774384090"/>Configuration (P1)<text:bookmark-end text:name="__RefHeading___Toc49772_2774384090"/></text:h>
      <text:list text:style-name="L65">
        <text:list-item>
          <text:p text:style-name="P180"><text:span text:style-name="Strong_20_Emphasis">thd</text:span> : Seuil de détection (configurable par micro)</text:p>
          <text:list>
            <text:list-item>
              <text:p text:style-name="P181"><text:soft-page-break/>Plage : 0-1023 </text:p>
            </text:list-item>
            <text:list-item>
              <text:p text:style-name="P181">Format : <text:span text:style-name="Source_20_Text">$V:Mic:[n]:thd:500#</text:span> </text:p>
            </text:list-item>
          </text:list>
        </text:list-item>
        <text:list-item>
          <text:p text:style-name="P180"><text:span text:style-name="Strong_20_Emphasis">freq</text:span> : Fréquence de publication</text:p>
          <text:list>
            <text:list-item>
              <text:p text:style-name="P181">Plage : 50-1000ms </text:p>
            </text:list-item>
            <text:list-item>
              <text:p text:style-name="P181">Valeurs par défaut : </text:p>
              <text:list>
                <text:list-item>
                  <text:p text:style-name="P181">monitor : 200ms </text:p>
                </text:list-item>
                <text:list-item>
                  <text:p text:style-name="P181">orient : 100ms </text:p>
                </text:list-item>
                <text:list-item>
                  <text:p text:style-name="P181">surveillance : 50ms </text:p>
                </text:list-item>
              </text:list>
            </text:list-item>
          </text:list>
        </text:list-item>
        <text:list-item>
          <text:p text:style-name="P180"><text:span text:style-name="Strong_20_Emphasis">win</text:span> : Fenêtre d'échantillonnage</text:p>
          <text:list>
            <text:list-item>
              <text:p text:style-name="P181">Plage : 5-100ms </text:p>
            </text:list-item>
            <text:list-item>
              <text:p text:style-name="P180">Impacte la réactivité </text:p>
            </text:list-item>
          </text:list>
        </text:list-item>
      </text:list>
      <text:h text:style-name="P24" text:outline-level="3" text:is-list-header="true"><text:bookmark-start text:name="__RefHeading___Toc49774_2774384090"/>3. Modes de fonctionnement<text:bookmark-end text:name="__RefHeading___Toc49774_2774384090"/></text:h>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Table_20_Heading">Mode</text:p>
            </table:table-cell>
            <table:table-cell table:style-name="Tableau13.A1" office:value-type="string">
              <text:p text:style-name="Table_20_Heading">Fréquence</text:p>
            </table:table-cell>
            <table:table-cell table:style-name="Tableau13.A1" office:value-type="string">
              <text:p text:style-name="Table_20_Heading">Description</text:p>
            </table:table-cell>
          </table:table-row>
        </table:table-header-rows>
        <table:table-row>
          <table:table-cell table:style-name="Tableau13.A1" office:value-type="string">
            <text:p text:style-name="Table_20_Contents">idle</text:p>
          </table:table-cell>
          <table:table-cell table:style-name="Tableau13.A1" office:value-type="string">
            <text:p text:style-name="Table_20_Contents">-</text:p>
          </table:table-cell>
          <table:table-cell table:style-name="Tableau13.A1" office:value-type="string">
            <text:p text:style-name="Table_20_Contents">Désactivé</text:p>
          </table:table-cell>
        </table:table-row>
        <table:table-row>
          <table:table-cell table:style-name="Tableau13.A1" office:value-type="string">
            <text:p text:style-name="Table_20_Contents">monitor</text:p>
          </table:table-cell>
          <table:table-cell table:style-name="Tableau13.A1" office:value-type="string">
            <text:p text:style-name="Table_20_Contents">200ms</text:p>
          </table:table-cell>
          <table:table-cell table:style-name="Tableau13.A1" office:value-type="string">
            <text:p text:style-name="Table_20_Contents">Surveillance standard</text:p>
          </table:table-cell>
        </table:table-row>
        <table:table-row>
          <table:table-cell table:style-name="Tableau13.A1" office:value-type="string">
            <text:p text:style-name="Table_20_Contents">orient</text:p>
          </table:table-cell>
          <table:table-cell table:style-name="Tableau13.A1" office:value-type="string">
            <text:p text:style-name="Table_20_Contents">100ms</text:p>
          </table:table-cell>
          <table:table-cell table:style-name="Tableau13.A1" office:value-type="string">
            <text:p text:style-name="Table_20_Contents">Localisation sonore</text:p>
          </table:table-cell>
        </table:table-row>
        <table:table-row>
          <table:table-cell table:style-name="Tableau13.A1" office:value-type="string">
            <text:p text:style-name="Table_20_Contents">surveillance</text:p>
          </table:table-cell>
          <table:table-cell table:style-name="Tableau13.A1" office:value-type="string">
            <text:p text:style-name="Table_20_Contents">50ms</text:p>
          </table:table-cell>
          <table:table-cell table:style-name="Tableau13.A1" office:value-type="string">
            <text:p text:style-name="Table_20_Contents">Haute sensibilité</text:p>
          </table:table-cell>
        </table:table-row>
      </table:table>
      <text:h text:style-name="P24" text:outline-level="3"><text:bookmark-start text:name="__RefHeading___Toc49776_2774384090"/>4. Algorithmique<text:bookmark-end text:name="__RefHeading___Toc49776_2774384090"/></text:h>
      <text:list text:style-name="L66">
        <text:list-item>
          <text:p text:style-name="P182"><text:span text:style-name="Strong_20_Emphasis">Orientation</text:span> :</text:p>
          <text:p text:style-name="P183"><text:span text:style-name="Source_20_Text"><text:span text:style-name="T21">// Calcul basée sur les valeurs RMS</text:span></text:span></text:p>
          <text:p text:style-name="P183"><text:span text:style-name="Source_20_Text"><text:span text:style-name="T21">// mic0 (avant), mic1 (gauche), mic2 (droite)</text:span></text:span></text:p>
          <text:p text:style-name="P184"><text:span text:style-name="Source_20_Text"><text:span text:style-name="T23">angle = (w0*0 + w1*(-90) + w2*90) / (w0 + w1 + w2)</text:span></text:span></text:p>
        </text:list-item>
        <text:list-item>
          <text:p text:style-name="P182"><text:span text:style-name="Strong_20_Emphasis">Alerte</text:span> :</text:p>
          <text:list>
            <text:list-item>
              <text:p text:style-name="P185">Déclenchée quand un pic dépasse le seuil </text:p>
            </text:list-item>
            <text:list-item>
              <text:p text:style-name="P182">Envoi immédiat du niveau </text:p>
            </text:list-item>
          </text:list>
        </text:list-item>
      </text:list>
      <text:h text:style-name="P24" text:outline-level="3" text:is-list-header="true"><text:bookmark-start text:name="__RefHeading___Toc49778_2774384090"/>5. Configuration par défaut<text:bookmark-end text:name="__RefHeading___Toc49778_2774384090"/></text:h>
      <text:p text:style-name="P26"><text:span text:style-name="Source_20_Text"><text:span text:style-name="T21">// Configuration initiale</text:span></text:span></text:p>
      <text:p text:style-name="P26"><text:span text:style-name="Source_20_Text"><text:span text:style-name="T23">cfg_mic_threshold = {500, 500, 500}; </text:span></text:span><text:span text:style-name="Source_20_Text"><text:span text:style-name="T21">// Seuil</text:span></text:span></text:p>
      <text:p text:style-name="P26"><text:span text:style-name="Source_20_Text"><text:span text:style-name="T23">cfg_mic_active = </text:span></text:span><text:span text:style-name="Source_20_Text"><text:span text:style-name="T24">true</text:span></text:span><text:span text:style-name="Source_20_Text"><text:span text:style-name="T23">; <text:s text:c="13"/></text:span></text:span><text:span text:style-name="Source_20_Text"><text:span text:style-name="T21">// Activé</text:span></text:span></text:p>
      <text:p text:style-name="P26"><text:span text:style-name="Source_20_Text"><text:span text:style-name="T23">cfg_mic_freq_ms = 200; <text:s text:c="13"/></text:span></text:span><text:span text:style-name="Source_20_Text"><text:span text:style-name="T21">// Fréquence</text:span></text:span></text:p>
      <text:p text:style-name="P27"><text:span text:style-name="Source_20_Text"><text:span text:style-name="T23">cfg_mic_win_ms = 40; <text:s text:c="15"/></text:span></text:span><text:span text:style-name="Source_20_Text"><text:span text:style-name="T21">// Fenêtre</text:span></text:span></text:p>
      <text:h text:style-name="P24" text:outline-level="3"><text:bookmark-start text:name="__RefHeading___Toc49780_2774384090"/>6. Vérification de cohérence<text:bookmark-end text:name="__RefHeading___Toc49780_2774384090"/></text:h>
      <text:list text:style-name="L67">
        <text:list-item>
          <text:p text:style-name="P186"><text:span text:style-name="Strong_20_Emphasis">Instances</text:span> :</text:p>
          <text:list>
            <text:list-item>
              <text:p text:style-name="P187">Support de <text:span text:style-name="Source_20_Text">*</text:span>, <text:span text:style-name="Source_20_Text">[n]</text:span> et <text:span text:style-name="Source_20_Text">n</text:span> </text:p>
            </text:list-item>
            <text:list-item>
              <text:p text:style-name="P187">Validation dans <text:span text:style-name="Source_20_Text">parseInstanceList()</text:span> </text:p>
            </text:list-item>
          </text:list>
        </text:list-item>
        <text:list-item>
          <text:p text:style-name="P186"><text:soft-page-break/><text:span text:style-name="Strong_20_Emphasis">Messages</text:span> :</text:p>
          <text:list>
            <text:list-item>
              <text:p text:style-name="P187">Tous les types de lecture supportés </text:p>
            </text:list-item>
            <text:list-item>
              <text:p text:style-name="P187">ACK systématiques </text:p>
            </text:list-item>
          </text:list>
        </text:list-item>
        <text:list-item>
          <text:p text:style-name="P186"><text:span text:style-name="Strong_20_Emphasis">Gestion d'erreur</text:span> :</text:p>
          <text:list>
            <text:list-item>
              <text:p text:style-name="P187">Vérification des indices </text:p>
            </text:list-item>
            <text:list-item>
              <text:p text:style-name="P186">Protection contre les valeurs négatives </text:p>
            </text:list-item>
          </text:list>
        </text:list-item>
      </text:list>
      <text:h text:style-name="P65" text:outline-level="2"><text:bookmark-start text:name="__RefHeading___Toc49782_2774384090"/>Exemples d'utilisation<text:bookmark-end text:name="__RefHeading___Toc49782_2774384090"/></text:h>
      <text:list text:style-name="L68">
        <text:list-item>
          <text:p text:style-name="P188"><text:span text:style-name="Strong_20_Emphasis">Lecture de tous les micros</text:span> :</text:p>
          <text:p text:style-name="P189"><text:span text:style-name="Source_20_Text"><text:span text:style-name="T21">$V</text:span></text:span><text:span text:style-name="Source_20_Text"><text:span text:style-name="T23">:Mic:*:</text:span></text:span><text:span text:style-name="Source_20_Text"><text:span text:style-name="T22">read</text:span></text:span><text:span text:style-name="Source_20_Text"><text:span text:style-name="T23">:rms</text:span></text:span><text:span text:style-name="Source_20_Text"><text:span text:style-name="T21">#</text:span></text:span></text:p>
        </text:list-item>
        <text:list-item>
          <text:p text:style-name="P188"><text:span text:style-name="Strong_20_Emphasis">Configuration spécifique</text:span> :</text:p>
          <text:p text:style-name="P189"><text:span text:style-name="Source_20_Text"><text:span text:style-name="T21">$V</text:span></text:span><text:span text:style-name="Source_20_Text"><text:span text:style-name="T23">:Mic:[0,1]:thd:600</text:span></text:span><text:span text:style-name="Source_20_Text"><text:span text:style-name="T21"># <text:s/># Seuil pour mic0 et mic1</text:span></text:span></text:p>
        </text:list-item>
        <text:list-item>
          <text:p text:style-name="P188"><text:span text:style-name="Strong_20_Emphasis">Mode orientation</text:span> :</text:p>
          <text:p text:style-name="P189"><text:span text:style-name="Source_20_Text"><text:span text:style-name="T21">$V</text:span></text:span><text:span text:style-name="Source_20_Text"><text:span text:style-name="T23">:Mic:*:mode:orient</text:span></text:span><text:span text:style-name="Source_20_Text"><text:span text:style-name="T21"># <text:s/># Activation localisation</text:span></text:span></text:p>
        </text:list-item>
      </text:list>
      <text:p text:style-name="Text_20_body">Cette documentation reflète fidèlement l'implémentation et montre comment utiliser pleinement les capacités du module microphone.</text:p>
      <text:p text:style-name="Text_20_body"/>
      <text:h text:style-name="P86" text:outline-level="1"><text:bookmark-start text:name="__RefHeading___Toc49784_2774384090"/>Module Moteur<text:bookmark-end text:name="__RefHeading___Toc49784_2774384090"/></text:h>
      <text:h text:style-name="P190" text:outline-level="2"><text:bookmark-start text:name="__RefHeading___Toc49786_2774384090"/>module MTR<text:bookmark-end text:name="__RefHeading___Toc49786_2774384090"/></text:h>
      <text:h text:style-name="P191" text:outline-level="3"><text:bookmark-start text:name="__RefHeading___Toc49788_2774384090"/>1. Architecture du module<text:bookmark-end text:name="__RefHeading___Toc49788_2774384090"/></text:h>
      <text:list text:style-name="L69">
        <text:list-item>
          <text:p text:style-name="P192"><text:span text:style-name="Strong_20_Emphasis">Double API</text:span> : Compatibilité legacy et modern </text:p>
        </text:list-item>
        <text:list-item>
          <text:p text:style-name="P192"><text:span text:style-name="Strong_20_Emphasis">Couche hardware</text:span> : Interface avec Arduino Uno </text:p>
        </text:list-item>
        <text:list-item>
          <text:p text:style-name="P193"><text:span text:style-name="Strong_20_Emphasis">Sécurité</text:span> : Gestion des urgences et scaling </text:p>
        </text:list-item>
      </text:list>
      <text:h text:style-name="P191" text:outline-level="3" text:is-list-header="true"><text:bookmark-start text:name="__RefHeading___Toc49790_2774384090"/>2. Détails des propriétés<text:bookmark-end text:name="__RefHeading___Toc49790_2774384090"/></text:h>
      <text:h text:style-name="P194" text:outline-level="4"><text:bookmark-start text:name="__RefHeading___Toc49792_2774384090"/>Propriété <text:span text:style-name="Source_20_Text">act</text:span> (P1/A1)<text:bookmark-end text:name="__RefHeading___Toc49792_2774384090"/></text:h>
      <text:list text:style-name="L70">
        <text:list-item>
          <text:p text:style-name="P195"><text:span text:style-name="Strong_20_Emphasis">Fonction</text:span> : Active/désactive les moteurs </text:p>
        </text:list-item>
        <text:list-item>
          <text:p text:style-name="P195"><text:span text:style-name="Strong_20_Emphasis">Comportement</text:span> : </text:p>
          <text:list>
            <text:list-item>
              <text:p text:style-name="P195">Désactive tous les mouvements quand <text:span text:style-name="Source_20_Text">0</text:span> </text:p>
            </text:list-item>
            <text:list-item>
              <text:p text:style-name="P196">Autorise les commandes quand <text:span text:style-name="Source_20_Text">1</text:span> </text:p>
            </text:list-item>
          </text:list>
        </text:list-item>
      </text:list>
      <text:h text:style-name="P194" text:outline-level="4"><text:bookmark-start text:name="__RefHeading___Toc49794_2774384090"/>Propriété <text:span text:style-name="Source_20_Text">mode</text:span> (P1/A1)<text:bookmark-end text:name="__RefHeading___Toc49794_2774384090"/></text:h>
      <text:list text:style-name="L71">
        <text:list-item>
          <text:p text:style-name="P197"><text:span text:style-name="Strong_20_Emphasis">Valeurs</text:span> : </text:p>
          <text:list>
            <text:list-item>
              <text:p text:style-name="P197"><text:span text:style-name="Source_20_Text">modern</text:span> : Utilise <text:span text:style-name="Source_20_Text">v,omega,a</text:span> (-100..100, -100..100, 0-4) </text:p>
            </text:list-item>
            <text:list-item>
              <text:p text:style-name="P198"><text:span text:style-name="Source_20_Text">legacy</text:span> : Utilise <text:span text:style-name="Source_20_Text">acc,spd,dir</text:span> (0-9, 0-9, 0-9) </text:p>
            </text:list-item>
          </text:list>
        </text:list-item>
      </text:list>
      <text:h text:style-name="P194" text:outline-level="4"><text:bookmark-start text:name="__RefHeading___Toc49796_2774384090"/>Propriété <text:span text:style-name="Source_20_Text">cmd</text:span> (P1)<text:bookmark-end text:name="__RefHeading___Toc49796_2774384090"/></text:h>
      <text:list text:style-name="L72">
        <text:list-item>
          <text:p text:style-name="P199"><text:span text:style-name="Strong_20_Emphasis">Format</text:span> : <text:span text:style-name="Source_20_Text">"v,omega,a"</text:span> </text:p>
          <text:list>
            <text:list-item>
              <text:p text:style-name="P199"><text:span text:style-name="Source_20_Text">v</text:span> : Vitesse linéaire (-100..100) </text:p>
            </text:list-item>
            <text:list-item>
              <text:p text:style-name="P199"><text:span text:style-name="Source_20_Text">omega</text:span> : Vitesse angulaire (-100..100) </text:p>
            </text:list-item>
            <text:list-item>
              <text:p text:style-name="P200"><text:span text:style-name="Source_20_Text">a</text:span> : Niveau d'accélération (0-4) </text:p>
            </text:list-item>
          </text:list>
        </text:list-item>
      </text:list>
      <text:h text:style-name="P194" text:outline-level="4"><text:bookmark-start text:name="__RefHeading___Toc49798_2774384090"/>Propriété <text:span text:style-name="Source_20_Text">targets</text:span> (A1)<text:bookmark-end text:name="__RefHeading___Toc49798_2774384090"/></text:h>
      <text:list text:style-name="L73">
        <text:list-item>
          <text:p text:style-name="P201"><text:span text:style-name="Strong_20_Emphasis">Format</text:span> : <text:span text:style-name="Source_20_Text">"L,R,A"</text:span> </text:p>
          <text:list>
            <text:list-item>
              <text:p text:style-name="P202">Valeurs calculées en unités hardware </text:p>
            </text:list-item>
          </text:list>
        </text:list-item>
      </text:list>
      <text:h text:style-name="P194" text:outline-level="4"><text:bookmark-start text:name="__RefHeading___Toc49800_2774384090"/>Propriétés legacy (acc, spd, dir)<text:bookmark-end text:name="__RefHeading___Toc49800_2774384090"/></text:h>
      <text:list text:style-name="L74">
        <text:list-item>
          <text:p text:style-name="P203"><text:span text:style-name="Strong_20_Emphasis">Compatibilité</text:span> : Pour les anciens systèmes </text:p>
        </text:list-item>
        <text:list-item>
          <text:p text:style-name="P204"><text:span text:style-name="Strong_20_Emphasis">Conversion</text:span> : Transformées en commandes modernes </text:p>
        </text:list-item>
      </text:list>
      <text:h text:style-name="P194" text:outline-level="4"><text:bookmark-start text:name="__RefHeading___Toc49802_2774384090"/>Propriété <text:span text:style-name="Source_20_Text">kturn</text:span> (P1/A1)<text:bookmark-end text:name="__RefHeading___Toc49802_2774384090"/></text:h>
      <text:list text:style-name="L75">
        <text:list-item>
          <text:p text:style-name="P205"><text:span text:style-name="Strong_20_Emphasis">Rôle</text:span> : Ajuste le facteur de conversion rotation </text:p>
        </text:list-item>
        <text:list-item>
          <text:p text:style-name="P206"><text:span text:style-name="Strong_20_Emphasis">Valeur par défaut</text:span> : 0.8 </text:p>
        </text:list-item>
      </text:list>
      <text:h text:style-name="P194" text:outline-level="4"><text:bookmark-start text:name="__RefHeading___Toc49804_2774384090"/>Propriété <text:span text:style-name="Source_20_Text">scale</text:span> (P1/A1)<text:bookmark-end text:name="__RefHeading___Toc49804_2774384090"/></text:h>
      <text:list text:style-name="L76">
        <text:list-item>
          <text:p text:style-name="P207"><text:span text:style-name="Strong_20_Emphasis">Format</text:span> : <text:span text:style-name="Source_20_Text">"inputScale,outputScale"</text:span> </text:p>
        </text:list-item>
        <text:list-item>
          <text:p text:style-name="P208"><text:soft-page-break/><text:span text:style-name="Strong_20_Emphasis">Exemple</text:span> : <text:span text:style-name="Source_20_Text">"100,400"</text:span> (par défaut) </text:p>
        </text:list-item>
      </text:list>
      <text:h text:style-name="P194" text:outline-level="4"><text:bookmark-start text:name="__RefHeading___Toc49806_2774384090"/>Propriété <text:span text:style-name="Source_20_Text">read</text:span>/<text:span text:style-name="Source_20_Text">state</text:span> (P1/A1)<text:bookmark-end text:name="__RefHeading___Toc49806_2774384090"/></text:h>
      <text:list text:style-name="L77">
        <text:list-item>
          <text:p text:style-name="P209"><text:span text:style-name="Strong_20_Emphasis">Retour</text:span> : État courant complet </text:p>
        </text:list-item>
        <text:list-item>
          <text:p text:style-name="P210"><text:span text:style-name="Strong_20_Emphasis">Format</text:span> : <text:span text:style-name="Source_20_Text">"L,R,A,mode"</text:span> </text:p>
        </text:list-item>
      </text:list>
      <text:h text:style-name="P191" text:outline-level="3" text:is-list-header="true"><text:bookmark-start text:name="__RefHeading___Toc49808_2774384090"/>3. Fonctionnement interne<text:bookmark-end text:name="__RefHeading___Toc49808_2774384090"/></text:h>
      <text:list text:style-name="L78">
        <text:list-item>
          <text:p text:style-name="P211"><text:span text:style-name="Strong_20_Emphasis">Conversion moderne</text:span> :</text:p>
        </text:list-item>
      </text:list>
      <text:list text:style-name="L79">
        <text:list-item>
          <text:p text:style-name="P212"><text:span text:style-name="Source_20_Text">// Formules de conversion</text:span></text:p>
          <text:p text:style-name="P213"><text:span text:style-name="Source_20_Text">L = (v - omega*k) * outputScale/inputScale</text:span></text:p>
          <text:p text:style-name="P214"><text:span text:style-name="Source_20_Text">R = (v + omega*k) * outputScale/inputScale</text:span></text:p>
        </text:list-item>
        <text:list-item>
          <text:p text:style-name="P215"><text:span text:style-name="Strong_20_Emphasis">Gestion d'urgence</text:span> :</text:p>
          <text:list>
            <text:list-item>
              <text:p text:style-name="P216">Blocage des commandes (sauf lecture/activation) </text:p>
            </text:list-item>
            <text:list-item>
              <text:p text:style-name="P216">Envoi de <text:span text:style-name="Source_20_Text">override</text:span> quand urgence active </text:p>
            </text:list-item>
          </text:list>
        </text:list-item>
        <text:list-item>
          <text:p text:style-name="P215"><text:span text:style-name="Strong_20_Emphasis">Périodique</text:span> :</text:p>
          <text:list>
            <text:list-item>
              <text:p text:style-name="P216">Envoi régulier des commandes </text:p>
            </text:list-item>
            <text:list-item>
              <text:p text:style-name="P215">Gestion du scaling global </text:p>
            </text:list-item>
          </text:list>
        </text:list-item>
      </text:list>
      <text:h text:style-name="P191" text:outline-level="3" text:is-list-header="true"><text:bookmark-start text:name="__RefHeading___Toc49810_2774384090"/>4. Configuration par défaut<text:bookmark-end text:name="__RefHeading___Toc49810_2774384090"/></text:h>
      <text:p text:style-name="P217"><text:span text:style-name="Source_20_Text">// Paramètres initiaux</text:span></text:p>
      <text:p text:style-name="P218"><text:span text:style-name="Source_20_Text">cfg_mtr_mode_modern = true;</text:span></text:p>
      <text:p text:style-name="P218"><text:span text:style-name="Source_20_Text">cfg_mtr_kturn = 0.8;</text:span></text:p>
      <text:p text:style-name="P218"><text:span text:style-name="Source_20_Text">cfg_mtr_inputScale = 100;</text:span></text:p>
      <text:p text:style-name="P218"><text:span text:style-name="Source_20_Text">cfg_mtr_outputScale = 400;</text:span></text:p>
      <text:p text:style-name="P219"><text:span text:style-name="Source_20_Text">cfg_mtr_active = false;</text:span></text:p>
      <text:h text:style-name="P191" text:outline-level="3"><text:bookmark-start text:name="__RefHeading___Toc49812_2774384090"/>5. Sécurité<text:bookmark-end text:name="__RefHeading___Toc49812_2774384090"/></text:h>
      <text:list text:style-name="L80">
        <text:list-item>
          <text:p text:style-name="P220"><text:span text:style-name="Strong_20_Emphasis">Override stop</text:span> : Arrêt forcé possible </text:p>
        </text:list-item>
        <text:list-item>
          <text:p text:style-name="P220"><text:span text:style-name="Strong_20_Emphasis">Global scaling</text:span> : Réduction des consignes (0.0-1.0) </text:p>
        </text:list-item>
        <text:list-item>
          <text:p text:style-name="P221"><text:span text:style-name="Strong_20_Emphasis">Clamping</text:span> : Protection contre les débordements </text:p>
        </text:list-item>
      </text:list>
      <text:h text:style-name="P191" text:outline-level="3" text:is-list-header="true"><text:bookmark-start text:name="__RefHeading___Toc49814_2774384090"/>6. Vérification de cohérence<text:bookmark-end text:name="__RefHeading___Toc49814_2774384090"/></text:h>
      <text:list text:style-name="L81">
        <text:list-item>
          <text:p text:style-name="P222"><text:span text:style-name="Strong_20_Emphasis">Mode unique</text:span> :</text:p>
          <text:list>
            <text:list-item>
              <text:p text:style-name="P223">Instance toujours <text:span text:style-name="Source_20_Text">*</text:span> </text:p>
            </text:list-item>
            <text:list-item>
              <text:p text:style-name="P223">Vérification stricte dans le dispatcher </text:p>
            </text:list-item>
          </text:list>
        </text:list-item>
        <text:list-item>
          <text:p text:style-name="P222"><text:span text:style-name="Strong_20_Emphasis">Messages</text:span> :</text:p>
          <text:list>
            <text:list-item>
              <text:p text:style-name="P223">ACK systématiques </text:p>
            </text:list-item>
            <text:list-item>
              <text:p text:style-name="P223">Protection contre les urgences </text:p>
            </text:list-item>
          </text:list>
        </text:list-item>
        <text:list-item>
          <text:p text:style-name="P222"><text:soft-page-break/><text:span text:style-name="Strong_20_Emphasis">Conversion</text:span> :</text:p>
          <text:list>
            <text:list-item>
              <text:p text:style-name="P223">Validation des plages </text:p>
            </text:list-item>
            <text:list-item>
              <text:p text:style-name="P222">Clamping des valeurs</text:p>
            </text:list-item>
          </text:list>
        </text:list-item>
      </text:list>
      <text:h text:style-name="Heading_20_1" text:outline-level="1"><text:bookmark-start text:name="__RefHeading___Toc49816_2774384090"/>module Odométrie<text:bookmark-end text:name="__RefHeading___Toc49816_2774384090"/></text:h>
      <text:h text:style-name="P224" text:outline-level="2"><text:bookmark-start text:name="__RefHeading___Toc49818_2774384090"/>module Odométrie<text:bookmark-end text:name="__RefHeading___Toc49818_2774384090"/></text:h>
      <text:h text:style-name="P225" text:outline-level="3"><text:bookmark-start text:name="__RefHeading___Toc49820_2774384090"/>1. Architecture générale<text:bookmark-end text:name="__RefHeading___Toc49820_2774384090"/></text:h>
      <text:p text:style-name="P226">Le module d'odométrie permet de calculer la position et l'orientation du robot en utilisant :</text:p>
      <text:list text:style-name="L82">
        <text:list-item>
          <text:p text:style-name="P227"><text:span text:style-name="Strong_20_Emphasis">2 encodeurs</text:span> (encL et encR) connectés aux moteurs </text:p>
        </text:list-item>
        <text:list-item>
          <text:p text:style-name="P227"><text:span text:style-name="Strong_20_Emphasis">Fusion de capteurs</text:span> : intégration possible avec gyroscope et boussole </text:p>
        </text:list-item>
        <text:list-item>
          <text:p text:style-name="P228"><text:span text:style-name="Strong_20_Emphasis">Calcul périodique</text:span> basé sur les ticks des encodeurs </text:p>
        </text:list-item>
      </text:list>
      <text:h text:style-name="P225" text:outline-level="3" text:is-list-header="true"><text:bookmark-start text:name="__RefHeading___Toc49822_2774384090"/>2. Fonctionnalités principales<text:bookmark-end text:name="__RefHeading___Toc49822_2774384090"/></text:h>
      <text:h text:style-name="P229" text:outline-level="4"><text:bookmark-start text:name="__RefHeading___Toc49824_2774384090"/>Mesure de position<text:bookmark-end text:name="__RefHeading___Toc49824_2774384090"/></text:h>
      <text:list text:style-name="L83">
        <text:list-item>
          <text:p text:style-name="P230"><text:span text:style-name="Strong_20_Emphasis">Précision</text:span> : Basée sur le diamètre des roues et l'entraxe </text:p>
        </text:list-item>
        <text:list-item>
          <text:p text:style-name="P230"><text:span text:style-name="Strong_20_Emphasis">Unités</text:span> : </text:p>
          <text:list>
            <text:list-item>
              <text:p text:style-name="P230">Position en mètres (x,y) </text:p>
            </text:list-item>
            <text:list-item>
              <text:p text:style-name="P230">Orientation en degrés (θ) </text:p>
            </text:list-item>
            <text:list-item>
              <text:p text:style-name="P231">Vitesse en m/s (v) et rad/s (ω) </text:p>
            </text:list-item>
          </text:list>
        </text:list-item>
      </text:list>
      <text:h text:style-name="P229" text:outline-level="4"><text:bookmark-start text:name="__RefHeading___Toc49826_2774384090"/>Configuration matérielle<text:bookmark-end text:name="__RefHeading___Toc49826_2774384090"/></text:h>
      <text:p text:style-name="P232"><text:span text:style-name="Source_20_Text">// Broches des encodeurs</text:span></text:p>
      <text:p text:style-name="P233"><text:span text:style-name="Source_20_Text">#define ODO_ENCODER_GA_PIN 2 <text:s text:c="3"/>// Encodeur gauche A</text:span></text:p>
      <text:p text:style-name="P233"><text:span text:style-name="Source_20_Text">#define ODO_ENCODER_GB_PIN 19 <text:s text:c="2"/>// Encodeur gauche B</text:span></text:p>
      <text:p text:style-name="P233"><text:span text:style-name="Source_20_Text">#define ODO_ENCODER_DA_PIN 18 <text:s text:c="2"/>// Encodeur droit A</text:span></text:p>
      <text:p text:style-name="P233"><text:span text:style-name="Source_20_Text">#define ODO_ENCODER_DB_PIN 3 <text:s text:c="3"/>// Encodeur droit B</text:span></text:p>
      <text:p text:style-name="P233"/>
      <text:p text:style-name="P233"><text:span text:style-name="Source_20_Text">// Paramètres par défaut</text:span></text:p>
      <text:p text:style-name="P233"><text:span text:style-name="Source_20_Text">#define ODO_WHEEL_DIAMETER_M_DEFAULT 0.100 <text:s/>// 10cm</text:span></text:p>
      <text:p text:style-name="P233"><text:span text:style-name="Source_20_Text">#define ODO_TRACK_M_DEFAULT 0.300 <text:s text:c="10"/>// 30cm entre roues</text:span></text:p>
      <text:p text:style-name="P234"><text:span text:style-name="Source_20_Text">#define ODO_ENCODER_CPR_DEFAULT 256 <text:s text:c="8"/>// 256 ticks par tour</text:span></text:p>
      <text:h text:style-name="P225" text:outline-level="3"><text:bookmark-start text:name="__RefHeading___Toc49828_2774384090"/>3. Propriétés détaillées<text:bookmark-end text:name="__RefHeading___Toc49828_2774384090"/></text:h>
      <text:h text:style-name="P229" text:outline-level="4"><text:bookmark-start text:name="__RefHeading___Toc49830_2774384090"/>Propriété <text:span text:style-name="Source_20_Text">act</text:span><text:bookmark-end text:name="__RefHeading___Toc49830_2774384090"/></text:h>
      <text:list text:style-name="L84">
        <text:list-item>
          <text:p text:style-name="P235"><text:span text:style-name="Strong_20_Emphasis">Fonction</text:span> : Active/désactive le calcul odométrique </text:p>
        </text:list-item>
        <text:list-item>
          <text:p text:style-name="P235"><text:span text:style-name="Strong_20_Emphasis">Impact</text:span> : </text:p>
          <text:list>
            <text:list-item>
              <text:p text:style-name="P235"><text:soft-page-break/>Désactive tous les calculs quand <text:span text:style-name="Source_20_Text">0</text:span> </text:p>
            </text:list-item>
            <text:list-item>
              <text:p text:style-name="P236">Active le traitement périodique quand <text:span text:style-name="Source_20_Text">1</text:span> </text:p>
            </text:list-item>
          </text:list>
        </text:list-item>
      </text:list>
      <text:h text:style-name="P229" text:outline-level="4"><text:bookmark-start text:name="__RefHeading___Toc49832_2774384090"/>Propriété <text:span text:style-name="Source_20_Text">read</text:span><text:bookmark-end text:name="__RefHeading___Toc49832_2774384090"/></text:h>
      <text:list text:style-name="L85">
        <text:list-item>
          <text:p text:style-name="P237"><text:span text:style-name="Strong_20_Emphasis">Types de données</text:span> : </text:p>
          <text:list>
            <text:list-item>
              <text:p text:style-name="P237"><text:span text:style-name="Source_20_Text">pos</text:span> : Position (x,y,θ) </text:p>
            </text:list-item>
            <text:list-item>
              <text:p text:style-name="P237"><text:span text:style-name="Source_20_Text">vel</text:span> : Vitesse (v,ω) </text:p>
            </text:list-item>
            <text:list-item>
              <text:p text:style-name="P238"><text:span text:style-name="Source_20_Text">raw</text:span> : Données brutes (à implémenter) </text:p>
            </text:list-item>
          </text:list>
        </text:list-item>
      </text:list>
      <text:h text:style-name="P229" text:outline-level="4"><text:bookmark-start text:name="__RefHeading___Toc49834_2774384090"/>Propriété <text:span text:style-name="Source_20_Text">pos</text:span><text:bookmark-end text:name="__RefHeading___Toc49834_2774384090"/></text:h>
      <text:list text:style-name="L86">
        <text:list-item>
          <text:p text:style-name="P239"><text:span text:style-name="Strong_20_Emphasis">Format</text:span> : "x,y,θ" (mètres, mètres, degrés) </text:p>
        </text:list-item>
        <text:list-item>
          <text:p text:style-name="P240"><text:span text:style-name="Strong_20_Emphasis">Exemple</text:span> : "1.23,0.45,90.0" </text:p>
        </text:list-item>
      </text:list>
      <text:h text:style-name="P229" text:outline-level="4"><text:bookmark-start text:name="__RefHeading___Toc49836_2774384090"/>Propriété <text:span text:style-name="Source_20_Text">freq</text:span><text:bookmark-end text:name="__RefHeading___Toc49836_2774384090"/></text:h>
      <text:list text:style-name="L87">
        <text:list-item>
          <text:p text:style-name="P241"><text:span text:style-name="Strong_20_Emphasis">Plage</text:span> : 10-1000ms </text:p>
        </text:list-item>
        <text:list-item>
          <text:p text:style-name="P242"><text:span text:style-name="Strong_20_Emphasis">Valeur par défaut</text:span> : 50ms </text:p>
        </text:list-item>
      </text:list>
      <text:h text:style-name="P229" text:outline-level="4"><text:bookmark-start text:name="__RefHeading___Toc49838_2774384090"/>Propriété <text:span text:style-name="Source_20_Text">report</text:span><text:bookmark-end text:name="__RefHeading___Toc49838_2774384090"/></text:h>
      <text:list text:style-name="L88">
        <text:list-item>
          <text:p text:style-name="P243"><text:span text:style-name="Strong_20_Emphasis">Fonction</text:span> : Contrôle la fréquence des rapports </text:p>
        </text:list-item>
        <text:list-item>
          <text:p text:style-name="P243"><text:span text:style-name="Strong_20_Emphasis">Comportement spécial</text:span> : </text:p>
          <text:list>
            <text:list-item>
              <text:p text:style-name="P243"><text:span text:style-name="Source_20_Text">0</text:span> : Désactive les rapports périodiques </text:p>
            </text:list-item>
            <text:list-item>
              <text:p text:style-name="P244"><text:span text:style-name="Source_20_Text">1</text:span> : Rapport immédiat unique </text:p>
            </text:list-item>
          </text:list>
        </text:list-item>
      </text:list>
      <text:h text:style-name="P229" text:outline-level="4"><text:bookmark-start text:name="__RefHeading___Toc49840_2774384090"/>Propriété <text:span text:style-name="Source_20_Text">coeff</text:span><text:bookmark-end text:name="__RefHeading___Toc49840_2774384090"/></text:h>
      <text:list text:style-name="L89">
        <text:list-item>
          <text:p text:style-name="P245"><text:span text:style-name="Strong_20_Emphasis">Format</text:span> : "cGLong,cDLong,cGAngl,cDAngl" </text:p>
        </text:list-item>
        <text:list-item>
          <text:p text:style-name="P245"><text:span text:style-name="Strong_20_Emphasis">Unités</text:span> : </text:p>
          <text:list>
            <text:list-item>
              <text:p text:style-name="P245">Longitudinal : mètres/tick </text:p>
            </text:list-item>
            <text:list-item>
              <text:p text:style-name="P246">Angulaire : radians/tick </text:p>
            </text:list-item>
          </text:list>
        </text:list-item>
      </text:list>
      <text:h text:style-name="P229" text:outline-level="4"><text:bookmark-start text:name="__RefHeading___Toc49842_2774384090"/>Propriété <text:span text:style-name="Source_20_Text">geom</text:span><text:bookmark-end text:name="__RefHeading___Toc49842_2774384090"/></text:h>
      <text:list text:style-name="L90">
        <text:list-item>
          <text:p text:style-name="P247"><text:span text:style-name="Strong_20_Emphasis">Format</text:span> : "diamètre_mm,entraxe_mm" </text:p>
        </text:list-item>
        <text:list-item>
          <text:p text:style-name="P248"><text:span text:style-name="Strong_20_Emphasis">Effet</text:span> : Recalcule automatiquement les coefficients </text:p>
        </text:list-item>
      </text:list>
      <text:h text:style-name="P229" text:outline-level="4"><text:bookmark-start text:name="__RefHeading___Toc49844_2774384090"/>Propriété <text:span text:style-name="Source_20_Text">mode</text:span><text:bookmark-end text:name="__RefHeading___Toc49844_2774384090"/></text:h>
      <text:list text:style-name="L91">
        <text:list-item>
          <text:p text:style-name="P249"><text:span text:style-name="Strong_20_Emphasis">Modes disponibles</text:span> : </text:p>
          <text:list>
            <text:list-item>
              <text:p text:style-name="P249"><text:span text:style-name="Source_20_Text">idle</text:span> : Désactivé (fréquence=1000ms) </text:p>
            </text:list-item>
            <text:list-item>
              <text:p text:style-name="P249"><text:span text:style-name="Source_20_Text">normal</text:span> : Standard (fréquence=50ms) </text:p>
            </text:list-item>
            <text:list-item>
              <text:p text:style-name="P250"><text:span text:style-name="Source_20_Text">surv</text:span> : Surveillance (fréquence/2) </text:p>
            </text:list-item>
          </text:list>
        </text:list-item>
      </text:list>
      <text:h text:style-name="P225" text:outline-level="3" text:is-list-header="true"><text:bookmark-start text:name="__RefHeading___Toc49846_2774384090"/>4. Algorithme de calcul<text:bookmark-end text:name="__RefHeading___Toc49846_2774384090"/></text:h>
      <text:list text:style-name="L92">
        <text:list-item>
          <text:p text:style-name="P251"><text:span text:style-name="Strong_20_Emphasis">Formule de base</text:span> : </text:p>
        </text:list-item>
      </text:list>
      <text:p text:style-name="P232"><text:span text:style-name="Source_20_Text">// Conversion ticks → distance</text:span></text:p>
      <text:p text:style-name="P233"><text:span text:style-name="Source_20_Text">distance = ticks * (π * diamètre / CPR)</text:span></text:p>
      <text:p text:style-name="P233"><text:soft-page-break/></text:p>
      <text:p text:style-name="P233"><text:span text:style-name="Source_20_Text">// Calcul orientation</text:span></text:p>
      <text:p text:style-name="P234"><text:span text:style-name="Source_20_Text">delta_θ = (dD - dG) / entraxe <text:s/>// en radians</text:span></text:p>
      <text:list text:style-name="L93">
        <text:list-item>
          <text:p text:style-name="P252"><text:span text:style-name="Strong_20_Emphasis">Intégration</text:span> : </text:p>
        </text:list-item>
      </text:list>
      <text:p text:style-name="P232"><text:span text:style-name="Source_20_Text">// Position</text:span></text:p>
      <text:p text:style-name="P233"><text:span text:style-name="Source_20_Text">x += delta_dist * cos(orientation + delta_θ/2)</text:span></text:p>
      <text:p text:style-name="P233"><text:span text:style-name="Source_20_Text">y += delta_dist * sin(orientation + delta_θ/2)</text:span></text:p>
      <text:p text:style-name="P234"><text:span text:style-name="Source_20_Text">orientation += delta_θ</text:span></text:p>
      <text:h text:style-name="P225" text:outline-level="3"><text:bookmark-start text:name="__RefHeading___Toc49848_2774384090"/>5. Fusion de capteurs<text:bookmark-end text:name="__RefHeading___Toc49848_2774384090"/></text:h>
      <text:list text:style-name="L94">
        <text:list-item>
          <text:p text:style-name="P253"><text:span text:style-name="Strong_20_Emphasis">Gyroscope</text:span> : Données de vitesse angulaire (dps) </text:p>
        </text:list-item>
        <text:list-item>
          <text:p text:style-name="P253"><text:span text:style-name="Strong_20_Emphasis">Boussole</text:span> : Correction d'orientation (degrés) </text:p>
        </text:list-item>
        <text:list-item>
          <text:p text:style-name="P254"><text:span text:style-name="Strong_20_Emphasis">Fusion future</text:span> : Intégration possible pour amélioration </text:p>
        </text:list-item>
      </text:list>
      <text:h text:style-name="P225" text:outline-level="3" text:is-list-header="true"><text:bookmark-start text:name="__RefHeading___Toc49850_2774384090"/>6. Configuration par défaut<text:bookmark-end text:name="__RefHeading___Toc49850_2774384090"/></text:h>
      <text:p text:style-name="P232"><text:span text:style-name="Source_20_Text">// Activation</text:span></text:p>
      <text:p text:style-name="P233"><text:span text:style-name="Source_20_Text">cfg_odom_active = true;</text:span></text:p>
      <text:p text:style-name="P233"><text:span text:style-name="Source_20_Text">// Fréquences</text:span></text:p>
      <text:p text:style-name="P233"><text:span text:style-name="Source_20_Text">cfg_odom_period_ms = 50; <text:s text:c="7"/>// Calcul</text:span></text:p>
      <text:p text:style-name="P233"><text:span text:style-name="Source_20_Text">cfg_odom_report_period_ms = 200; // Rapports</text:span></text:p>
      <text:p text:style-name="P233"><text:span text:style-name="Source_20_Text">// Géométrie</text:span></text:p>
      <text:p text:style-name="P233"><text:span text:style-name="Source_20_Text">cfg_odo_wheel_diameter_m = 0.100;</text:span></text:p>
      <text:p text:style-name="P233"><text:span text:style-name="Source_20_Text">cfg_odo_track_m = 0.300;</text:span></text:p>
      <text:p text:style-name="P234"><text:span text:style-name="Source_20_Text">cfg_odo_encoder_cpr = 256;</text:span></text:p>
      <text:h text:style-name="P225" text:outline-level="3"><text:bookmark-start text:name="__RefHeading___Toc49852_2774384090"/>7. Vérification de cohérence<text:bookmark-end text:name="__RefHeading___Toc49852_2774384090"/></text:h>
      <text:list text:style-name="L95">
        <text:list-item>
          <text:p text:style-name="P255"><text:span text:style-name="Strong_20_Emphasis">Unités cohérentes</text:span> :</text:p>
          <text:list>
            <text:list-item>
              <text:p text:style-name="P256">Tous les calculs en mètres/radians </text:p>
            </text:list-item>
            <text:list-item>
              <text:p text:style-name="P256">Conversion en degrés pour l'affichage </text:p>
            </text:list-item>
          </text:list>
        </text:list-item>
        <text:list-item>
          <text:p text:style-name="P255"><text:span text:style-name="Strong_20_Emphasis">Protection</text:span> :</text:p>
          <text:list>
            <text:list-item>
              <text:p text:style-name="P256">Vérification des valeurs négatives </text:p>
            </text:list-item>
            <text:list-item>
              <text:p text:style-name="P256">Normalisation des angles (-180..+180°) </text:p>
            </text:list-item>
          </text:list>
        </text:list-item>
        <text:list-item>
          <text:p text:style-name="P255"><text:span text:style-name="Strong_20_Emphasis">Sécurité</text:span> :</text:p>
          <text:list>
            <text:list-item>
              <text:p text:style-name="P256">Protection contre division par zéro </text:p>
            </text:list-item>
            <text:list-item>
              <text:p text:style-name="P255">Gestion des timestamps </text:p>
            </text:list-item>
          </text:list>
        </text:list-item>
      </text:list>
      <text:p text:style-name="P226">Cette documentation reflète fidèlement l'implémentation actuelle du module odométrie avec ses capacités de calcul de position et d'intégration de capteurs externes</text:p>
      <text:h text:style-name="Heading_20_1" text:outline-level="1"><text:bookmark-start text:name="__RefHeading___Toc49854_2774384090"/><text:soft-page-break/>SRV Module Servo-moteur<text:bookmark-end text:name="__RefHeading___Toc49854_2774384090"/></text:h>
      <text:h text:style-name="P224" text:outline-level="2"><text:bookmark-start text:name="__RefHeading___Toc49856_2774384090"/>Documentation technique détaillée du module Srv<text:bookmark-end text:name="__RefHeading___Toc49856_2774384090"/></text:h>
      <text:h text:style-name="P225" text:outline-level="3"><text:bookmark-start text:name="__RefHeading___Toc49858_2774384090"/>1. Architecture générale<text:bookmark-end text:name="__RefHeading___Toc49858_2774384090"/></text:h>
      <text:p text:style-name="P226">Le module gère <text:span text:style-name="Strong_20_Emphasis">3 servomoteurs</text:span> responsables des mouvements du robot :</text:p>
      <text:list text:style-name="L96">
        <text:list-item>
          <text:p text:style-name="P257"><text:span text:style-name="Strong_20_Emphasis">TGD</text:span> (Tête Gauche-Droite) : Mouvement horizontal de la tête </text:p>
        </text:list-item>
        <text:list-item>
          <text:p text:style-name="P257"><text:span text:style-name="Strong_20_Emphasis">THB</text:span> (Tête Haut-Bas) : Mouvement vertical de la tête </text:p>
        </text:list-item>
        <text:list-item>
          <text:p text:style-name="P258"><text:span text:style-name="Strong_20_Emphasis">BASE</text:span> : Rotation du tronc </text:p>
        </text:list-item>
      </text:list>
      <text:h text:style-name="P225" text:outline-level="3" text:is-list-header="true"><text:bookmark-start text:name="__RefHeading___Toc49860_2774384090"/>2. Configuration matérielle<text:bookmark-end text:name="__RefHeading___Toc49860_2774384090"/></text:h>
      <text:p text:style-name="P232"><text:span text:style-name="Source_20_Text">// Broches de contrôle</text:span></text:p>
      <text:p text:style-name="P233"><text:span text:style-name="Source_20_Text">#define SERVO_TGD_PIN 4 <text:s text:c="3"/>// Tête Gauche-Droite</text:span></text:p>
      <text:p text:style-name="P233"><text:span text:style-name="Source_20_Text">#define SERVO_THB_PIN 5 <text:s text:c="3"/>// Tête Haut-Bas</text:span></text:p>
      <text:p text:style-name="P233"><text:span text:style-name="Source_20_Text">#define SERVO_BASE_PIN 9 <text:s text:c="2"/>// Rotation du tronc</text:span></text:p>
      <text:p text:style-name="P233"/>
      <text:p text:style-name="P233"><text:span text:style-name="Source_20_Text">// Positions par défaut</text:span></text:p>
      <text:p text:style-name="P233"><text:span text:style-name="Source_20_Text">#define SERVO_TGD_ZERO 30 <text:s/>// Position centrale horizontale</text:span></text:p>
      <text:p text:style-name="P233"><text:span text:style-name="Source_20_Text">#define SERVO_THB_ZERO 70 <text:s/>// Position centrale verticale</text:span></text:p>
      <text:p text:style-name="P234"><text:span text:style-name="Source_20_Text">#define SERVO_BASE_ZERO 0 <text:s/>// Position centrale du tronc</text:span></text:p>
      <text:h text:style-name="P225" text:outline-level="3"><text:bookmark-start text:name="__RefHeading___Toc49862_2774384090"/>3. Propriétés détaillées<text:bookmark-end text:name="__RefHeading___Toc49862_2774384090"/></text:h>
      <text:h text:style-name="P229" text:outline-level="4"><text:bookmark-start text:name="__RefHeading___Toc49864_2774384090"/>Propriété <text:span text:style-name="Source_20_Text">angle</text:span> (P1/A1)<text:bookmark-end text:name="__RefHeading___Toc49864_2774384090"/></text:h>
      <text:list text:style-name="L97">
        <text:list-item>
          <text:p text:style-name="P259"><text:span text:style-name="Strong_20_Emphasis">Description</text:span> : Contrôle la position angulaire du servomoteur </text:p>
        </text:list-item>
        <text:list-item>
          <text:p text:style-name="P259"><text:span text:style-name="Strong_20_Emphasis">Plage de valeurs</text:span> : 0-180 degrés </text:p>
        </text:list-item>
        <text:list-item>
          <text:p text:style-name="P259"><text:span text:style-name="Strong_20_Emphasis">Comportement</text:span> : </text:p>
          <text:list>
            <text:list-item>
              <text:p text:style-name="P259">Contrôlé en boucle ouverte </text:p>
            </text:list-item>
            <text:list-item>
              <text:p text:style-name="P259">Position absolue (pas de feedback) </text:p>
            </text:list-item>
          </text:list>
        </text:list-item>
        <text:list-item>
          <text:p text:style-name="P259"><text:span text:style-name="Strong_20_Emphasis">Utilisation typique</text:span> : </text:p>
          <text:list>
            <text:list-item>
              <text:p text:style-name="P259">Positionnement précis de la tête </text:p>
            </text:list-item>
            <text:list-item>
              <text:p text:style-name="P259">Orientation du tronc </text:p>
            </text:list-item>
          </text:list>
        </text:list-item>
        <text:list-item>
          <text:p text:style-name="P260"><text:span text:style-name="Strong_20_Emphasis">Exemple</text:span> : </text:p>
        </text:list-item>
      </text:list>
      <text:list text:style-name="L98">
        <text:list-item>
          <text:p text:style-name="P261"><text:span text:style-name="Source_20_Text"># Positionner la tête à 45° vers la droite</text:span></text:p>
          <text:p text:style-name="P262"><text:span text:style-name="Source_20_Text">$V:Srv:TGD:angle:45#</text:span></text:p>
        </text:list-item>
      </text:list>
      <text:h text:style-name="P229" text:outline-level="4"><text:bookmark-start text:name="__RefHeading___Toc49866_2774384090"/>Propriété <text:span text:style-name="Source_20_Text">speed</text:span> (P1/A1)<text:bookmark-end text:name="__RefHeading___Toc49866_2774384090"/></text:h>
      <text:list text:style-name="L99">
        <text:list-item>
          <text:p text:style-name="P263"><text:span text:style-name="Strong_20_Emphasis">Description</text:span> : Contrôle la vitesse de mouvement </text:p>
        </text:list-item>
        <text:list-item>
          <text:p text:style-name="P263"><text:span text:style-name="Strong_20_Emphasis">Plage de valeurs</text:span> : </text:p>
          <text:list>
            <text:list-item>
              <text:p text:style-name="P263">1 : Rapide (mouvement immédiat) </text:p>
            </text:list-item>
            <text:list-item>
              <text:p text:style-name="P263"><text:soft-page-break/>5 : Moyen </text:p>
            </text:list-item>
            <text:list-item>
              <text:p text:style-name="P263">10+ : Très lent (mouvement progressif) </text:p>
            </text:list-item>
          </text:list>
        </text:list-item>
        <text:list-item>
          <text:p text:style-name="P263"><text:span text:style-name="Strong_20_Emphasis">Comportement</text:span> : </text:p>
          <text:list>
            <text:list-item>
              <text:p text:style-name="P263">Influence la vitesse de transition entre angles </text:p>
            </text:list-item>
            <text:list-item>
              <text:p text:style-name="P263">Ne modifie pas la position finale </text:p>
            </text:list-item>
          </text:list>
        </text:list-item>
        <text:list-item>
          <text:p text:style-name="P263"><text:span text:style-name="Strong_20_Emphasis">Utilisation typique</text:span> : </text:p>
          <text:list>
            <text:list-item>
              <text:p text:style-name="P263">Mouvements fluides pour l'interaction </text:p>
            </text:list-item>
            <text:list-item>
              <text:p text:style-name="P263">Réduction des secousses </text:p>
            </text:list-item>
          </text:list>
        </text:list-item>
        <text:list-item>
          <text:p text:style-name="P264"><text:span text:style-name="Strong_20_Emphasis">Exemple</text:span> : </text:p>
        </text:list-item>
      </text:list>
      <text:list text:style-name="L100">
        <text:list-item>
          <text:p text:style-name="P265"><text:span text:style-name="Source_20_Text"># Régler vitesse moyenne pour le mouvement vertical</text:span></text:p>
          <text:p text:style-name="P266"><text:span text:style-name="Source_20_Text">$V:Srv:THB:speed:5#</text:span></text:p>
        </text:list-item>
      </text:list>
      <text:h text:style-name="P229" text:outline-level="4"><text:bookmark-start text:name="__RefHeading___Toc49868_2774384090"/>Propriété <text:span text:style-name="Source_20_Text">act</text:span> (P1/A1)<text:bookmark-end text:name="__RefHeading___Toc49868_2774384090"/></text:h>
      <text:list text:style-name="L101">
        <text:list-item>
          <text:p text:style-name="P267"><text:span text:style-name="Strong_20_Emphasis">Description</text:span> : Active ou désactive un servomoteur </text:p>
        </text:list-item>
        <text:list-item>
          <text:p text:style-name="P267"><text:span text:style-name="Strong_20_Emphasis">Valeurs</text:span> : </text:p>
          <text:list>
            <text:list-item>
              <text:p text:style-name="P267">0 : Désactivé (libère le servo) </text:p>
            </text:list-item>
            <text:list-item>
              <text:p text:style-name="P267">1 : Activé (maintien de position) </text:p>
            </text:list-item>
          </text:list>
        </text:list-item>
        <text:list-item>
          <text:p text:style-name="P267"><text:span text:style-name="Strong_20_Emphasis">Comportement</text:span> : </text:p>
          <text:list>
            <text:list-item>
              <text:p text:style-name="P267">Désactivation libère le servo (peut être tourné manuellement) </text:p>
            </text:list-item>
            <text:list-item>
              <text:p text:style-name="P267">Réactivation reprend la dernière position connue </text:p>
            </text:list-item>
          </text:list>
        </text:list-item>
        <text:list-item>
          <text:p text:style-name="P267"><text:span text:style-name="Strong_20_Emphasis">Utilisation typique</text:span> : </text:p>
          <text:list>
            <text:list-item>
              <text:p text:style-name="P267">Économie d'énergie </text:p>
            </text:list-item>
            <text:list-item>
              <text:p text:style-name="P267">Sécurité (libération manuelle) </text:p>
            </text:list-item>
          </text:list>
        </text:list-item>
        <text:list-item>
          <text:p text:style-name="P268"><text:span text:style-name="Strong_20_Emphasis">Exemple</text:span> : </text:p>
        </text:list-item>
      </text:list>
      <text:list text:style-name="L102">
        <text:list-item>
          <text:p text:style-name="P269"><text:span text:style-name="Source_20_Text"># Désactiver tous les servos</text:span></text:p>
          <text:p text:style-name="P270"><text:span text:style-name="Source_20_Text">$V:Srv:*:act:0#</text:span></text:p>
        </text:list-item>
      </text:list>
      <text:h text:style-name="P229" text:outline-level="4"><text:bookmark-start text:name="__RefHeading___Toc49870_2774384090"/>Propriété <text:span text:style-name="Source_20_Text">read</text:span> (P1)<text:bookmark-end text:name="__RefHeading___Toc49870_2774384090"/></text:h>
      <text:list text:style-name="L103">
        <text:list-item>
          <text:p text:style-name="P271"><text:span text:style-name="Strong_20_Emphasis">Description</text:span> : Demande la lecture de l'état actuel </text:p>
        </text:list-item>
        <text:list-item>
          <text:p text:style-name="P271"><text:span text:style-name="Strong_20_Emphasis">Comportement</text:span> : </text:p>
          <text:list>
            <text:list-item>
              <text:p text:style-name="P271">Renvoie la position angulaire actuelle </text:p>
            </text:list-item>
            <text:list-item>
              <text:p text:style-name="P271">Ne modifie pas l'état du servo </text:p>
            </text:list-item>
          </text:list>
        </text:list-item>
        <text:list-item>
          <text:p text:style-name="P271"><text:span text:style-name="Strong_20_Emphasis">Réponse</text:span> : Message VPIV avec la position actuelle </text:p>
        </text:list-item>
        <text:list-item>
          <text:p text:style-name="P272"><text:span text:style-name="Strong_20_Emphasis">Exemple</text:span> : </text:p>
        </text:list-item>
      </text:list>
      <text:list text:style-name="L104">
        <text:list-item>
          <text:p text:style-name="P273"><text:span text:style-name="Source_20_Text"># Lire la position de la base</text:span></text:p>
          <text:p text:style-name="P274"><text:span text:style-name="Source_20_Text">$V:Srv:BASE:read#</text:span></text:p>
          <text:p text:style-name="P275"><text:span text:style-name="Source_20_Text"># Réponse : $I:Srv:BASE:angle:45#</text:span></text:p>
        </text:list-item>
      </text:list>
      <text:h text:style-name="P225" text:outline-level="3" text:is-list-header="true"><text:bookmark-start text:name="__RefHeading___Toc49872_2774384090"/><text:soft-page-break/>4. Mécanisme de contrôle<text:bookmark-end text:name="__RefHeading___Toc49872_2774384090"/></text:h>
      <text:h text:style-name="P229" text:outline-level="4"><text:bookmark-start text:name="__RefHeading___Toc49874_2774384090"/>Initialisation<text:bookmark-end text:name="__RefHeading___Toc49874_2774384090"/></text:h>
      <text:p text:style-name="P232"><text:span text:style-name="Source_20_Text">void srv_init() {</text:span></text:p>
      <text:p text:style-name="P233"><text:span text:style-name="Source_20_Text"><text:s text:c="4"/>srv_hw_init(); // Initialisation matérielle</text:span></text:p>
      <text:p text:style-name="P233"><text:span text:style-name="Source_20_Text"><text:s text:c="4"/>// Chargement des positions par défaut</text:span></text:p>
      <text:p text:style-name="P233"><text:span text:style-name="Source_20_Text"><text:s text:c="4"/>// Envoi des positions initiales via VPIV</text:span></text:p>
      <text:p text:style-name="P234"><text:span text:style-name="Source_20_Text">}</text:span></text:p>
      <text:h text:style-name="P229" text:outline-level="4"><text:bookmark-start text:name="__RefHeading___Toc49876_2774384090"/>Boucle de contrôle<text:bookmark-end text:name="__RefHeading___Toc49876_2774384090"/></text:h>
      <text:p text:style-name="P232"><text:span text:style-name="Source_20_Text">void srv_process() {</text:span></text:p>
      <text:p text:style-name="P233"><text:span text:style-name="Source_20_Text"><text:s text:c="4"/>// Mise à jour matérielle périodique</text:span></text:p>
      <text:p text:style-name="P233"><text:span text:style-name="Source_20_Text"><text:s text:c="4"/>srv_hw_update();</text:span></text:p>
      <text:p text:style-name="P233"/>
      <text:p text:style-name="P233"><text:span text:style-name="Source_20_Text"><text:s text:c="4"/>// Gestion des mouvements progressifs</text:span></text:p>
      <text:p text:style-name="P233"><text:span text:style-name="Source_20_Text"><text:s text:c="4"/>// (implémenté dans le hardware)</text:span></text:p>
      <text:p text:style-name="P234"><text:span text:style-name="Source_20_Text">}</text:span></text:p>
      <text:h text:style-name="P225" text:outline-level="3"><text:bookmark-start text:name="__RefHeading___Toc49878_2774384090"/>5. Système de coordonnées<text:bookmark-end text:name="__RefHeading___Toc49878_2774384090"/></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header-rows>
          <table:table-row>
            <table:table-cell table:style-name="Tableau14.A1" office:value-type="string">
              <text:p text:style-name="Table_20_Heading">Servo</text:p>
            </table:table-cell>
            <table:table-cell table:style-name="Tableau14.A1" office:value-type="string">
              <text:p text:style-name="Table_20_Heading">Axe</text:p>
            </table:table-cell>
            <table:table-cell table:style-name="Tableau14.A1" office:value-type="string">
              <text:p text:style-name="Table_20_Heading">Plage</text:p>
            </table:table-cell>
            <table:table-cell table:style-name="Tableau14.A1" office:value-type="string">
              <text:p text:style-name="Table_20_Heading">Position 0</text:p>
            </table:table-cell>
            <table:table-cell table:style-name="Tableau14.A1" office:value-type="string">
              <text:p text:style-name="Table_20_Heading">Position 180</text:p>
            </table:table-cell>
          </table:table-row>
        </table:table-header-rows>
        <table:table-row>
          <table:table-cell table:style-name="Tableau14.A1" office:value-type="string">
            <text:p text:style-name="Table_20_Contents">TGD</text:p>
          </table:table-cell>
          <table:table-cell table:style-name="Tableau14.A1" office:value-type="string">
            <text:p text:style-name="Table_20_Contents">X</text:p>
          </table:table-cell>
          <table:table-cell table:style-name="Tableau14.A1" office:value-type="string">
            <text:p text:style-name="Table_20_Contents">0-180</text:p>
          </table:table-cell>
          <table:table-cell table:style-name="Tableau14.A1" office:value-type="string">
            <text:p text:style-name="Table_20_Contents">Gauche</text:p>
          </table:table-cell>
          <table:table-cell table:style-name="Tableau14.A1" office:value-type="string">
            <text:p text:style-name="Table_20_Contents">Droite</text:p>
          </table:table-cell>
        </table:table-row>
        <table:table-row>
          <table:table-cell table:style-name="Tableau14.A1" office:value-type="string">
            <text:p text:style-name="Table_20_Contents">THB</text:p>
          </table:table-cell>
          <table:table-cell table:style-name="Tableau14.A1" office:value-type="string">
            <text:p text:style-name="Table_20_Contents">Y</text:p>
          </table:table-cell>
          <table:table-cell table:style-name="Tableau14.A1" office:value-type="string">
            <text:p text:style-name="Table_20_Contents">0-180</text:p>
          </table:table-cell>
          <table:table-cell table:style-name="Tableau14.A1" office:value-type="string">
            <text:p text:style-name="Table_20_Contents">Bas</text:p>
          </table:table-cell>
          <table:table-cell table:style-name="Tableau14.A1" office:value-type="string">
            <text:p text:style-name="Table_20_Contents">Haut</text:p>
          </table:table-cell>
        </table:table-row>
        <table:table-row>
          <table:table-cell table:style-name="Tableau14.A1" office:value-type="string">
            <text:p text:style-name="Table_20_Contents">BASE</text:p>
          </table:table-cell>
          <table:table-cell table:style-name="Tableau14.A1" office:value-type="string">
            <text:p text:style-name="Table_20_Contents">Z</text:p>
          </table:table-cell>
          <table:table-cell table:style-name="Tableau14.A1" office:value-type="string">
            <text:p text:style-name="Table_20_Contents">0-180</text:p>
          </table:table-cell>
          <table:table-cell table:style-name="Tableau14.A1" office:value-type="string">
            <text:p text:style-name="Table_20_Contents">-90°</text:p>
          </table:table-cell>
          <table:table-cell table:style-name="Tableau14.A1" office:value-type="string">
            <text:p text:style-name="Table_20_Contents">+90°</text:p>
          </table:table-cell>
        </table:table-row>
      </table:table>
      <text:h text:style-name="P225" text:outline-level="3"><text:bookmark-start text:name="__RefHeading___Toc49880_2774384090"/>6. Configuration par défaut<text:bookmark-end text:name="__RefHeading___Toc49880_2774384090"/></text:h>
      <text:p text:style-name="P232"><text:span text:style-name="Source_20_Text">// Positions initiales</text:span></text:p>
      <text:p text:style-name="P233"><text:span text:style-name="Source_20_Text">int cfg_srv_angles[SERVO_COUNT] = {30, 70, 0}; <text:s/>// TGD, THB, BASE</text:span></text:p>
      <text:p text:style-name="P233"/>
      <text:p text:style-name="P233"><text:span text:style-name="Source_20_Text">// Vitesse initiale</text:span></text:p>
      <text:p text:style-name="P233"><text:span text:style-name="Source_20_Text">int cfg_srv_speed[SERVO_COUNT] = {0, 0, 0}; <text:s text:c="4"/>// 0 = rapide</text:span></text:p>
      <text:p text:style-name="P233"/>
      <text:p text:style-name="P233"><text:span text:style-name="Source_20_Text">// Activation</text:span></text:p>
      <text:p text:style-name="P234"><text:span text:style-name="Source_20_Text">bool cfg_srv_active[SERVO_COUNT] = {true, true, true};</text:span></text:p>
      <text:h text:style-name="P225" text:outline-level="3"><text:bookmark-start text:name="__RefHeading___Toc49882_2774384090"/>7. Intégration système<text:bookmark-end text:name="__RefHeading___Toc49882_2774384090"/></text:h>
      <text:list text:style-name="L105">
        <text:list-item>
          <text:p text:style-name="P276"><text:span text:style-name="Strong_20_Emphasis">Initialisation</text:span> : Appelée au démarrage pour positionner les servos </text:p>
        </text:list-item>
        <text:list-item>
          <text:p text:style-name="P276"><text:span text:style-name="Strong_20_Emphasis">Boucle principale</text:span> : <text:span text:style-name="Source_20_Text">srv_process()</text:span> appelé dans <text:span text:style-name="Source_20_Text">loop()</text:span> </text:p>
        </text:list-item>
        <text:list-item>
          <text:p text:style-name="P276"><text:span text:style-name="Strong_20_Emphasis">Sécurité</text:span> : </text:p>
          <text:list>
            <text:list-item>
              <text:p text:style-name="P276">Protection contre les angles invalides </text:p>
            </text:list-item>
            <text:list-item>
              <text:p text:style-name="P277"><text:soft-page-break/>Gestion des désactivations d'urgence </text:p>
            </text:list-item>
          </text:list>
        </text:list-item>
      </text:list>
      <text:h text:style-name="P225" text:outline-level="3" text:is-list-header="true"><text:bookmark-start text:name="__RefHeading___Toc49884_2774384090"/>8. Utilisation avancée<text:bookmark-end text:name="__RefHeading___Toc49884_2774384090"/></text:h>
      <text:h text:style-name="P229" text:outline-level="4"><text:bookmark-start text:name="__RefHeading___Toc49886_2774384090"/>Mouvements coordonnés<text:bookmark-end text:name="__RefHeading___Toc49886_2774384090"/></text:h>
      <text:p text:style-name="P232"><text:span text:style-name="Source_20_Text"># Séquence pour regarder en haut à droite</text:span></text:p>
      <text:p text:style-name="P233"><text:span text:style-name="Source_20_Text">$V:Srv:TGD:angle:60# <text:s text:c="2"/># 30° vers la droite</text:span></text:p>
      <text:p text:style-name="P233"><text:span text:style-name="Source_20_Text">$V:Srv:THB:angle:120# <text:s/># 50° vers le haut</text:span></text:p>
      <text:p text:style-name="P234"><text:span text:style-name="Source_20_Text">$V:Srv:BASE:angle:10# <text:s/># Légère rotation droite</text:span></text:p>
      <text:h text:style-name="P229" text:outline-level="4"><text:bookmark-start text:name="__RefHeading___Toc49888_2774384090"/>Configuration des vitesses<text:bookmark-end text:name="__RefHeading___Toc49888_2774384090"/></text:h>
      <text:p text:style-name="P232"><text:span text:style-name="Source_20_Text"># Configuration pour mouvements fluides</text:span></text:p>
      <text:p text:style-name="P233"><text:span text:style-name="Source_20_Text">$V:Srv:*:speed:5# <text:s text:c="5"/># Vitesse moyenne pour tous</text:span></text:p>
      <text:p text:style-name="P234"><text:span text:style-name="Source_20_Text">$V:Srv:THB:speed:8# <text:s text:c="3"/># Plus lent pour le vertical</text:span></text:p>
      <text:h text:style-name="P225" text:outline-level="3"><text:bookmark-start text:name="__RefHeading___Toc49890_2774384090"/>9. Gestion des erreurs<text:bookmark-end text:name="__RefHeading___Toc49890_2774384090"/></text:h>
      <text:list text:style-name="L106">
        <text:list-item>
          <text:p text:style-name="P278"><text:span text:style-name="Strong_20_Emphasis">Protection matérielle</text:span> : </text:p>
          <text:list>
            <text:list-item>
              <text:p text:style-name="P278">Limitation des angles (0-180) </text:p>
            </text:list-item>
            <text:list-item>
              <text:p text:style-name="P278">Filtrage des commandes invalides </text:p>
            </text:list-item>
          </text:list>
        </text:list-item>
        <text:list-item>
          <text:p text:style-name="P278"><text:span text:style-name="Strong_20_Emphasis">Recouvrement</text:span> : </text:p>
          <text:list>
            <text:list-item>
              <text:p text:style-name="P278">Réinitialisation possible via <text:span text:style-name="Source_20_Text">srv_init()</text:span> </text:p>
            </text:list-item>
            <text:list-item>
              <text:p text:style-name="P279">Maintien de l'état en cas de désactivation </text:p>
            </text:list-item>
          </text:list>
        </text:list-item>
      </text:list>
      <text:p text:style-name="P226">Cette documentation fournit une vue complète du module de contrôle des servomoteurs, incluant les détails techniques et les exemples d'utilisation pour l'intégration dans votre système robotique.</text:p>
      <text:h text:style-name="Heading_20_1" text:outline-level="1"><text:bookmark-start text:name="__RefHeading___Toc49892_2774384090"/>Mvt_save – Sécurité des déplacements (use US)<text:line-break/>Documentation technique détaillée du module SecMvt<text:bookmark-end text:name="__RefHeading___Toc49892_2774384090"/></text:h>
      <text:h text:style-name="P24" text:outline-level="3"><text:bookmark-start text:name="__RefHeading___Toc49894_2774384090"/>1. Architecture générale<text:bookmark-end text:name="__RefHeading___Toc49894_2774384090"/></text:h>
      <text:p text:style-name="Text_20_body">Le module de sécurité mouvement est conçu pour :</text:p>
      <text:list text:style-name="L107">
        <text:list-item>
          <text:p text:style-name="P280"><text:span text:style-name="Strong_20_Emphasis">Surveiller</text:span> les distances mesurées par les capteurs ultrasoniques </text:p>
        </text:list-item>
        <text:list-item>
          <text:p text:style-name="P280"><text:span text:style-name="Strong_20_Emphasis">Détecter</text:span> les situations dangereuses </text:p>
        </text:list-item>
        <text:list-item>
          <text:p text:style-name="P280"><text:span text:style-name="Strong_20_Emphasis">Réagir</text:span> selon le mode configuré (soft ou hard) </text:p>
        </text:list-item>
        <text:list-item>
          <text:p text:style-name="P281"><text:span text:style-name="Strong_20_Emphasis">Communiquer</text:span> l'état via VPIV </text:p>
        </text:list-item>
      </text:list>
      <text:h text:style-name="P24" text:outline-level="3" text:is-list-header="true"><text:bookmark-start text:name="__RefHeading___Toc49896_2774384090"/>2. Fonctionnalités principales<text:bookmark-end text:name="__RefHeading___Toc49896_2774384090"/></text:h>
      <text:h text:style-name="P25" text:outline-level="4"><text:bookmark-start text:name="__RefHeading___Toc49898_2774384090"/>Propriété <text:span text:style-name="Source_20_Text">act</text:span> (Activation)<text:bookmark-end text:name="__RefHeading___Toc49898_2774384090"/></text:h>
      <text:list text:style-name="L108">
        <text:list-item>
          <text:p text:style-name="P282"><text:span text:style-name="Strong_20_Emphasis">Description</text:span> : Active ou désactive le système de sécurité </text:p>
        </text:list-item>
        <text:list-item>
          <text:p text:style-name="P282"><text:soft-page-break/><text:span text:style-name="Strong_20_Emphasis">Comportement</text:span> : </text:p>
          <text:list>
            <text:list-item>
              <text:p text:style-name="P282">Quand désactivé : Aucune surveillance, les moteurs ne sont pas affectés </text:p>
            </text:list-item>
            <text:list-item>
              <text:p text:style-name="P282">Quand activé : Surveillance active selon les seuils configurés </text:p>
            </text:list-item>
          </text:list>
        </text:list-item>
        <text:list-item>
          <text:p text:style-name="P282"><text:span text:style-name="Strong_20_Emphasis">Utilisation</text:span> : </text:p>
          <text:list>
            <text:list-item>
              <text:p text:style-name="P282">Désactivation pour maintenance </text:p>
            </text:list-item>
            <text:list-item>
              <text:p text:style-name="P282">Activation normale en opération </text:p>
            </text:list-item>
          </text:list>
        </text:list-item>
        <text:list-item>
          <text:p text:style-name="P283"><text:span text:style-name="Strong_20_Emphasis">Exemple</text:span> : </text:p>
        </text:list-item>
      </text:list>
      <text:list text:style-name="L109">
        <text:list-item>
          <text:p text:style-name="P284"><text:span text:style-name="Source_20_Text"># Activer la sécurité</text:span></text:p>
          <text:p text:style-name="P285"><text:span text:style-name="Source_20_Text">$V:SecMvt:*:act:1#</text:span></text:p>
        </text:list-item>
      </text:list>
      <text:h text:style-name="P25" text:outline-level="4"><text:bookmark-start text:name="__RefHeading___Toc49900_2774384090"/>Propriété <text:span text:style-name="Source_20_Text">mode</text:span> (Mode de fonctionnement)<text:bookmark-end text:name="__RefHeading___Toc49900_2774384090"/></text:h>
      <text:list text:style-name="L110">
        <text:list-item>
          <text:p text:style-name="P286"><text:span text:style-name="Strong_20_Emphasis">Modes disponibles</text:span> : </text:p>
          <text:list>
            <text:list-item>
              <text:p text:style-name="P286"><text:span text:style-name="Strong_20_Emphasis">idle</text:span> : Surveillance désactivée (pas d'action) </text:p>
            </text:list-item>
            <text:list-item>
              <text:p text:style-name="P286"><text:span text:style-name="Strong_20_Emphasis">soft</text:span> : Réduction progressive de la vitesse </text:p>
            </text:list-item>
            <text:list-item>
              <text:p text:style-name="P286"><text:span text:style-name="Strong_20_Emphasis">hard</text:span> : Arrêt immédiat des moteurs </text:p>
            </text:list-item>
          </text:list>
        </text:list-item>
        <text:list-item>
          <text:p text:style-name="P286"><text:span text:style-name="Strong_20_Emphasis">Comportement</text:span> : </text:p>
          <text:list>
            <text:list-item>
              <text:p text:style-name="P286"><text:span text:style-name="Source_20_Text">soft</text:span> : Applique un facteur de réduction à la vitesse </text:p>
            </text:list-item>
            <text:list-item>
              <text:p text:style-name="P286"><text:span text:style-name="Source_20_Text">hard</text:span> : Arrête les moteurs et déclare une urgence </text:p>
            </text:list-item>
          </text:list>
        </text:list-item>
        <text:list-item>
          <text:p text:style-name="P286"><text:span text:style-name="Strong_20_Emphasis">Utilisation</text:span> : </text:p>
          <text:list>
            <text:list-item>
              <text:p text:style-name="P286">Mode <text:span text:style-name="Source_20_Text">soft</text:span> pour les environnements contrôlés </text:p>
            </text:list-item>
            <text:list-item>
              <text:p text:style-name="P286">Mode <text:span text:style-name="Source_20_Text">hard</text:span> pour la sécurité maximale </text:p>
            </text:list-item>
          </text:list>
        </text:list-item>
        <text:list-item>
          <text:p text:style-name="P287"><text:span text:style-name="Strong_20_Emphasis">Exemple</text:span> : </text:p>
        </text:list-item>
      </text:list>
      <text:list text:style-name="L111">
        <text:list-item>
          <text:p text:style-name="P288"><text:span text:style-name="Source_20_Text"># Passer en mode soft</text:span></text:p>
          <text:p text:style-name="P289"><text:span text:style-name="Source_20_Text">$V:SecMvt:*:mode:soft#</text:span></text:p>
        </text:list-item>
      </text:list>
      <text:h text:style-name="P25" text:outline-level="4"><text:bookmark-start text:name="__RefHeading___Toc49902_2774384090"/>Propriété <text:span text:style-name="Source_20_Text">thd</text:span> (Seuils de sécurité)<text:bookmark-end text:name="__RefHeading___Toc49902_2774384090"/></text:h>
      <text:list text:style-name="L112">
        <text:list-item>
          <text:p text:style-name="P290"><text:span text:style-name="Strong_20_Emphasis">Description</text:span> : Configure les distances seuils </text:p>
        </text:list-item>
        <text:list-item>
          <text:p text:style-name="P290"><text:span text:style-name="Strong_20_Emphasis">Paramètres</text:span> : </text:p>
          <text:list>
            <text:list-item>
              <text:p text:style-name="P290"><text:span text:style-name="Source_20_Text">warn</text:span> : Distance de mise en garde (cm) </text:p>
            </text:list-item>
            <text:list-item>
              <text:p text:style-name="P290"><text:span text:style-name="Source_20_Text">danger</text:span> : Distance critique (cm) </text:p>
            </text:list-item>
          </text:list>
        </text:list-item>
        <text:list-item>
          <text:p text:style-name="P290"><text:span text:style-name="Strong_20_Emphasis">Comportement</text:span> : </text:p>
          <text:list>
            <text:list-item>
              <text:p text:style-name="P290">Quand distance &lt; <text:span text:style-name="Source_20_Text">danger</text:span> : Action selon le mode </text:p>
            </text:list-item>
            <text:list-item>
              <text:p text:style-name="P290">Quand distance &lt; <text:span text:style-name="Source_20_Text">warn</text:span> : État WARN (sans action en mode idle) </text:p>
            </text:list-item>
          </text:list>
        </text:list-item>
        <text:list-item>
          <text:p text:style-name="P290"><text:span text:style-name="Strong_20_Emphasis">Validation</text:span> : <text:span text:style-name="Source_20_Text">warn</text:span> doit être ≥ <text:span text:style-name="Source_20_Text">danger</text:span> </text:p>
        </text:list-item>
        <text:list-item>
          <text:p text:style-name="P291"><text:span text:style-name="Strong_20_Emphasis">Exemple</text:span> : </text:p>
        </text:list-item>
      </text:list>
      <text:list text:style-name="L113">
        <text:list-item>
          <text:p text:style-name="P292"><text:span text:style-name="Source_20_Text"># Configurer seuils à 30cm (warn) et 15cm (danger)</text:span></text:p>
          <text:p text:style-name="P293"><text:span text:style-name="Source_20_Text">$V:SecMvt:*:thd:"30,15"#</text:span></text:p>
        </text:list-item>
      </text:list>
      <text:h text:style-name="P25" text:outline-level="4"><text:bookmark-start text:name="__RefHeading___Toc49904_2774384090"/>Propriété <text:span text:style-name="Source_20_Text">scale</text:span> (Facteur de réduction)<text:bookmark-end text:name="__RefHeading___Toc49904_2774384090"/></text:h>
      <text:list text:style-name="L114">
        <text:list-item>
          <text:p text:style-name="P294"><text:span text:style-name="Strong_20_Emphasis">Description</text:span> : Facteur de réduction de vitesse en mode soft </text:p>
        </text:list-item>
        <text:list-item>
          <text:p text:style-name="P294"><text:soft-page-break/><text:span text:style-name="Strong_20_Emphasis">Plage</text:span> : 0.0 (arrêt) à 1.0 (pleine vitesse) </text:p>
        </text:list-item>
        <text:list-item>
          <text:p text:style-name="P294"><text:span text:style-name="Strong_20_Emphasis">Comportement</text:span> : </text:p>
          <text:list>
            <text:list-item>
              <text:p text:style-name="P294">Appliqué aux consignes moteurs </text:p>
            </text:list-item>
            <text:list-item>
              <text:p text:style-name="P294">Peut être réduit automatiquement en cas de danger </text:p>
            </text:list-item>
          </text:list>
        </text:list-item>
        <text:list-item>
          <text:p text:style-name="P294"><text:span text:style-name="Strong_20_Emphasis">Utilisation</text:span> : </text:p>
          <text:list>
            <text:list-item>
              <text:p text:style-name="P294">Ajuster selon l'environnement </text:p>
            </text:list-item>
            <text:list-item>
              <text:p text:style-name="P294">0.5 pour une réduction modérée </text:p>
            </text:list-item>
          </text:list>
        </text:list-item>
        <text:list-item>
          <text:p text:style-name="P295"><text:span text:style-name="Strong_20_Emphasis">Exemple</text:span> : </text:p>
        </text:list-item>
      </text:list>
      <text:list text:style-name="L115">
        <text:list-item>
          <text:p text:style-name="P296"><text:span text:style-name="Source_20_Text"># Régler le facteur à 0.7 (70% de la vitesse)</text:span></text:p>
          <text:p text:style-name="P297"><text:span text:style-name="Source_20_Text">$V:SecMvt:*:scale:0.7#</text:span></text:p>
        </text:list-item>
      </text:list>
      <text:h text:style-name="P25" text:outline-level="4"><text:bookmark-start text:name="__RefHeading___Toc49906_2774384090"/>Propriété <text:span text:style-name="Source_20_Text">status</text:span> (État courant)<text:bookmark-end text:name="__RefHeading___Toc49906_2774384090"/></text:h>
      <text:list text:style-name="L116">
        <text:list-item>
          <text:p text:style-name="P298"><text:span text:style-name="Strong_20_Emphasis">Description</text:span> : Demande ou renvoie l'état actuel </text:p>
        </text:list-item>
        <text:list-item>
          <text:p text:style-name="P298"><text:span text:style-name="Strong_20_Emphasis">Valeurs possibles</text:span> : </text:p>
          <text:list>
            <text:list-item>
              <text:p text:style-name="P298"><text:span text:style-name="Source_20_Text">OK</text:span> : Aucun problème détecté </text:p>
            </text:list-item>
            <text:list-item>
              <text:p text:style-name="P298"><text:span text:style-name="Source_20_Text">WARN</text:span> : Proximité d'un obstacle </text:p>
            </text:list-item>
            <text:list-item>
              <text:p text:style-name="P298"><text:span text:style-name="Source_20_Text">DANGER</text:span> : Obstacle proche </text:p>
            </text:list-item>
          </text:list>
        </text:list-item>
        <text:list-item>
          <text:p text:style-name="P298"><text:span text:style-name="Strong_20_Emphasis">Format de réponse</text:span> : </text:p>
          <text:list>
            <text:list-item>
              <text:p text:style-name="P298"><text:span text:style-name="Source_20_Text">s:state,w:warn_cm,d:danger_cm,scale:factor</text:span> </text:p>
            </text:list-item>
          </text:list>
        </text:list-item>
        <text:list-item>
          <text:p text:style-name="P298"><text:span text:style-name="Strong_20_Emphasis">Utilisation</text:span> : </text:p>
          <text:list>
            <text:list-item>
              <text:p text:style-name="P298">Surveillance continue </text:p>
            </text:list-item>
            <text:list-item>
              <text:p text:style-name="P298">Débugging </text:p>
            </text:list-item>
          </text:list>
        </text:list-item>
        <text:list-item>
          <text:p text:style-name="P299"><text:span text:style-name="Strong_20_Emphasis">Exemple</text:span> : </text:p>
        </text:list-item>
      </text:list>
      <text:list text:style-name="L117">
        <text:list-item>
          <text:p text:style-name="P300"><text:span text:style-name="Source_20_Text"># Demander l'état</text:span></text:p>
          <text:p text:style-name="P301"><text:span text:style-name="Source_20_Text">$V:SecMvt:*:status#</text:span></text:p>
          <text:p text:style-name="P302"><text:span text:style-name="Source_20_Text"># Réponse : $I:SecMvt:*:status:"OK"#</text:span></text:p>
        </text:list-item>
      </text:list>
      <text:h text:style-name="P24" text:outline-level="3" text:is-list-header="true"><text:bookmark-start text:name="__RefHeading___Toc49908_2774384090"/>3. Algorithme de sécurité<text:bookmark-end text:name="__RefHeading___Toc49908_2774384090"/></text:h>
      <text:h text:style-name="P25" text:outline-level="4"><text:bookmark-start text:name="__RefHeading___Toc49910_2774384090"/>Processus de surveillance<text:bookmark-end text:name="__RefHeading___Toc49910_2774384090"/></text:h>
      <text:list text:style-name="L118">
        <text:list-item>
          <text:p text:style-name="P303"><text:span text:style-name="Strong_20_Emphasis">Évaluation périodique</text:span> (toutes les 80ms) :</text:p>
          <text:list>
            <text:list-item>
              <text:p text:style-name="P304">Lecture des capteurs ultrasoniques </text:p>
            </text:list-item>
            <text:list-item>
              <text:p text:style-name="P304">Comparaison avec les seuils </text:p>
            </text:list-item>
          </text:list>
        </text:list-item>
        <text:list-item>
          <text:p text:style-name="P303"><text:span text:style-name="Strong_20_Emphasis">Logique de décision</text:span> :</text:p>
        </text:list-item>
      </text:list>
      <text:list text:style-name="L119">
        <text:list-item>
          <text:p text:style-name="P305"><text:span text:style-name="Source_20_Text">if (distance &lt;= danger_cm) {</text:span></text:p>
          <text:p text:style-name="P306"><text:span text:style-name="Source_20_Text"><text:s text:c="4"/>state = DANGER;</text:span></text:p>
          <text:p text:style-name="P306"><text:span text:style-name="Source_20_Text"><text:s text:c="4"/>if (mode == HARD) hard_stop();</text:span></text:p>
          <text:p text:style-name="P306"><text:span text:style-name="Source_20_Text"><text:s text:c="4"/>else if (mode == SOFT) reduce_speed();</text:span></text:p>
          <text:p text:style-name="P306"><text:span text:style-name="Source_20_Text">}</text:span></text:p>
          <text:p text:style-name="P306"><text:span text:style-name="Source_20_Text">else if (distance &lt;= warn_cm) {</text:span></text:p>
          <text:p text:style-name="P306"><text:soft-page-break/><text:span text:style-name="Source_20_Text"><text:s text:c="4"/>state = WARN;</text:span></text:p>
          <text:p text:style-name="P306"><text:span text:style-name="Source_20_Text"><text:s text:c="4"/>if (mode == SOFT) prepare_reduction();</text:span></text:p>
          <text:p text:style-name="P307"><text:span text:style-name="Source_20_Text">}</text:span></text:p>
        </text:list-item>
        <text:list-item>
          <text:p text:style-name="P308"><text:span text:style-name="Strong_20_Emphasis">Hystérésis</text:span> :</text:p>
          <text:list>
            <text:list-item>
              <text:p text:style-name="P308">Pour sortir d'un état, la distance doit dépasser le seuil + 5cm </text:p>
            </text:list-item>
          </text:list>
        </text:list-item>
      </text:list>
      <text:h text:style-name="P25" text:outline-level="4"><text:bookmark-start text:name="__RefHeading___Toc49912_2774384090"/>Actions selon le mode<text:bookmark-end text:name="__RefHeading___Toc49912_2774384090"/></text:h>
      <text:list text:style-name="L120">
        <text:list-item>
          <text:p text:style-name="P309"><text:span text:style-name="Strong_20_Emphasis">Mode soft</text:span> :</text:p>
          <text:list>
            <text:list-item>
              <text:p text:style-name="P310">Réduction progressive de la vitesse </text:p>
            </text:list-item>
            <text:list-item>
              <text:p text:style-name="P310">Facteur configurable via <text:span text:style-name="Source_20_Text">scale</text:span> </text:p>
            </text:list-item>
            <text:list-item>
              <text:p text:style-name="P310">En cas de danger : réduction supplémentaire (×0.5) </text:p>
            </text:list-item>
          </text:list>
        </text:list-item>
        <text:list-item>
          <text:p text:style-name="P309"><text:span text:style-name="Strong_20_Emphasis">Mode hard</text:span> :</text:p>
          <text:list>
            <text:list-item>
              <text:p text:style-name="P310">Arrêt immédiat des moteurs </text:p>
            </text:list-item>
            <text:list-item>
              <text:p text:style-name="P309">Déclenchement de l'urgence système </text:p>
            </text:list-item>
          </text:list>
        </text:list-item>
      </text:list>
      <text:h text:style-name="P24" text:outline-level="3" text:is-list-header="true"><text:bookmark-start text:name="__RefHeading___Toc49914_2774384090"/>4. Configuration par défaut<text:bookmark-end text:name="__RefHeading___Toc49914_2774384090"/></text:h>
      <text:p text:style-name="P26"><text:span text:style-name="Source_20_Text">// Paramètres initiaux</text:span></text:p>
      <text:p text:style-name="P80"><text:span text:style-name="Source_20_Text">mvtsafe_active = true;</text:span></text:p>
      <text:p text:style-name="P80"><text:span text:style-name="Source_20_Text">mvtsafe_mode = MVTSAFE_MODE_SOFT;</text:span></text:p>
      <text:p text:style-name="P80"><text:span text:style-name="Source_20_Text">mvtsafe_warn_cm = 20; <text:s text:c="5"/>// 20cm pour avertissement</text:span></text:p>
      <text:p text:style-name="P80"><text:span text:style-name="Source_20_Text">mvtsafe_danger_cm = 10; <text:s text:c="3"/>// 10cm pour danger</text:span></text:p>
      <text:p text:style-name="P100"><text:span text:style-name="Source_20_Text">mvtsafe_maxScale = 0.5f; <text:s text:c="2"/>// Réduction à 50% en mode soft</text:span></text:p>
      <text:h text:style-name="P24" text:outline-level="3"><text:bookmark-start text:name="__RefHeading___Toc49916_2774384090"/>5. Intégration système<text:bookmark-end text:name="__RefHeading___Toc49916_2774384090"/></text:h>
      <text:h text:style-name="P25" text:outline-level="4"><text:bookmark-start text:name="__RefHeading___Toc49918_2774384090"/>Avec les capteurs ultrasoniques<text:bookmark-end text:name="__RefHeading___Toc49918_2774384090"/></text:h>
      <text:list text:style-name="L121">
        <text:list-item>
          <text:p text:style-name="P311"><text:span text:style-name="Strong_20_Emphasis">Dépendance</text:span> : <text:span text:style-name="Source_20_Text">us_peekCurrValue()</text:span> </text:p>
        </text:list-item>
        <text:list-item>
          <text:p text:style-name="P312"><text:span text:style-name="Strong_20_Emphasis">Surveillance</text:span> : Tous les capteurs US sont monitorés </text:p>
        </text:list-item>
      </text:list>
      <text:h text:style-name="P25" text:outline-level="4"><text:bookmark-start text:name="__RefHeading___Toc49920_2774384090"/>Avec le système moteur<text:bookmark-end text:name="__RefHeading___Toc49920_2774384090"/></text:h>
      <text:list text:style-name="L122">
        <text:list-item>
          <text:p text:style-name="P313"><text:span text:style-name="Strong_20_Emphasis">En mode soft</text:span> : Modification des consignes via <text:span text:style-name="Source_20_Text">mtr_setTargetsSigned()</text:span> </text:p>
        </text:list-item>
        <text:list-item>
          <text:p text:style-name="P314"><text:span text:style-name="Strong_20_Emphasis">En mode hard</text:span> : Arrêt via <text:span text:style-name="Source_20_Text">mtr_stopAll()</text:span> </text:p>
        </text:list-item>
      </text:list>
      <text:h text:style-name="P25" text:outline-level="4"><text:bookmark-start text:name="__RefHeading___Toc49922_2774384090"/>Avec le système d'urgence<text:bookmark-end text:name="__RefHeading___Toc49922_2774384090"/></text:h>
      <text:list text:style-name="L123">
        <text:list-item>
          <text:p text:style-name="P315"><text:span text:style-name="Strong_20_Emphasis">Déclenchement</text:span> : <text:span text:style-name="Source_20_Text">urg_handle(URG_MOTOR_STALL)</text:span> en mode hard </text:p>
        </text:list-item>
      </text:list>
      <text:h text:style-name="P24" text:outline-level="3" text:is-list-header="true"><text:bookmark-start text:name="__RefHeading___Toc49924_2774384090"/>6. Messages VPIV émis<text:bookmark-end text:name="__RefHeading___Toc49924_2774384090"/></text:h>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Table_20_Heading">Situation</text:p>
            </table:table-cell>
            <table:table-cell table:style-name="Tableau15.A1" office:value-type="string">
              <text:p text:style-name="Table_20_Heading">Message</text:p>
            </table:table-cell>
            <table:table-cell table:style-name="Tableau15.A1" office:value-type="string">
              <text:p text:style-name="Table_20_Heading">Description</text:p>
            </table:table-cell>
          </table:table-row>
        </table:table-header-rows>
        <table:table-row>
          <table:table-cell table:style-name="Tableau15.A1" office:value-type="string">
            <text:p text:style-name="Table_20_Contents">Initialisation</text:p>
          </table:table-cell>
          <table:table-cell table:style-name="Tableau15.A1" office:value-type="string">
            <text:p text:style-name="Table_20_Contents"><text:span text:style-name="Source_20_Text">$I:SecMvt:*:init:OK#</text:span></text:p>
          </table:table-cell>
          <table:table-cell table:style-name="Tableau15.A1" office:value-type="string">
            <text:p text:style-name="Table_20_Contents">Module prêt</text:p>
          </table:table-cell>
        </table:table-row>
        <table:table-row>
          <table:table-cell table:style-name="Tableau15.A1" office:value-type="string">
            <text:p text:style-name="Table_20_Contents">Changement d'état</text:p>
          </table:table-cell>
          <table:table-cell table:style-name="Tableau15.A1" office:value-type="string">
            <text:p text:style-name="Table_20_Contents"><text:span text:style-name="Source_20_Text">$I:SecMvt:*:state:WARN#</text:span></text:p>
          </table:table-cell>
          <table:table-cell table:style-name="Tableau15.A1" office:value-type="string">
            <text:p text:style-name="Table_20_Contents">Obstacle détecté</text:p>
          </table:table-cell>
        </table:table-row>
        <text:soft-page-break/>
        <table:table-row>
          <table:table-cell table:style-name="Tableau15.A1" office:value-type="string">
            <text:p text:style-name="Table_20_Contents">Danger en mode soft</text:p>
          </table:table-cell>
          <table:table-cell table:style-name="Tableau15.A1" office:value-type="string">
            <text:p text:style-name="Table_20_Contents"><text:span text:style-name="Source_20_Text">$I:SecMvt:*:alert:danger_soft#</text:span></text:p>
          </table:table-cell>
          <table:table-cell table:style-name="Tableau15.A1" office:value-type="string">
            <text:p text:style-name="Table_20_Contents">Réduction appliquée</text:p>
          </table:table-cell>
        </table:table-row>
        <table:table-row>
          <table:table-cell table:style-name="Tableau15.A1" office:value-type="string">
            <text:p text:style-name="Table_20_Contents">Danger en mode hard</text:p>
          </table:table-cell>
          <table:table-cell table:style-name="Tableau15.A1" office:value-type="string">
            <text:p text:style-name="Table_20_Contents"><text:span text:style-name="Source_20_Text">$I:SecMvt:*:alert:danger#</text:span></text:p>
          </table:table-cell>
          <table:table-cell table:style-name="Tableau15.A1" office:value-type="string">
            <text:p text:style-name="Table_20_Contents">Arrêt d'urgence</text:p>
          </table:table-cell>
        </table:table-row>
      </table:table>
      <text:h text:style-name="P24" text:outline-level="3"><text:bookmark-start text:name="__RefHeading___Toc49926_2774384090"/>7. Utilisation avancée<text:bookmark-end text:name="__RefHeading___Toc49926_2774384090"/></text:h>
      <text:h text:style-name="P25" text:outline-level="4"><text:bookmark-start text:name="__RefHeading___Toc49928_2774384090"/>Configuration pour intérieur<text:bookmark-end text:name="__RefHeading___Toc49928_2774384090"/></text:h>
      <text:p text:style-name="P26"><text:span text:style-name="Source_20_Text"># Configuration pour environnement intérieur</text:span></text:p>
      <text:p text:style-name="P80"><text:span text:style-name="Source_20_Text">$V:SecMvt:*:mode:soft# <text:s text:c="5"/># Mode soft</text:span></text:p>
      <text:p text:style-name="P80"><text:span text:style-name="Source_20_Text">$V:SecMvt:*:thd:"40,20"# <text:s text:c="3"/># Seuils larges</text:span></text:p>
      <text:p text:style-name="P100"><text:span text:style-name="Source_20_Text">$V:SecMvt:*:scale:0.6# <text:s text:c="5"/># Réduction modérée</text:span></text:p>
      <text:h text:style-name="P25" text:outline-level="4"><text:bookmark-start text:name="__RefHeading___Toc49930_2774384090"/>Configuration pour extérieur<text:bookmark-end text:name="__RefHeading___Toc49930_2774384090"/></text:h>
      <text:p text:style-name="P26"><text:span text:style-name="Source_20_Text"># Configuration pour environnement extérieur</text:span></text:p>
      <text:p text:style-name="P80"><text:span text:style-name="Source_20_Text">$V:SecMvt:*:mode:hard# <text:s text:c="5"/># Mode hard pour sécurité</text:span></text:p>
      <text:p text:style-name="P100"><text:span text:style-name="Source_20_Text">$V:SecMvt:*:thd:"50,30"# <text:s text:c="3"/># Seuils plus larges</text:span></text:p>
      <text:h text:style-name="P24" text:outline-level="3"><text:bookmark-start text:name="__RefHeading___Toc49932_2774384090"/>8. Gestion des erreurs<text:bookmark-end text:name="__RefHeading___Toc49932_2774384090"/></text:h>
      <text:list text:style-name="L124">
        <text:list-item>
          <text:p text:style-name="P316"><text:span text:style-name="Strong_20_Emphasis">Validation des entrées</text:span> : </text:p>
          <text:list>
            <text:list-item>
              <text:p text:style-name="P316">Vérification des seuils (<text:span text:style-name="Source_20_Text">warn</text:span> ≥ <text:span text:style-name="Source_20_Text">danger</text:span>) </text:p>
            </text:list-item>
            <text:list-item>
              <text:p text:style-name="P316">Clamping du facteur d'échelle (0.0-1.0) </text:p>
            </text:list-item>
          </text:list>
        </text:list-item>
        <text:list-item>
          <text:p text:style-name="P316"><text:span text:style-name="Strong_20_Emphasis">Protection</text:span> : </text:p>
          <text:list>
            <text:list-item>
              <text:p text:style-name="P316">Désactivation possible en urgence </text:p>
            </text:list-item>
            <text:list-item>
              <text:p text:style-name="P317">Pas d'effet sur les moteurs quand désactivé </text:p>
            </text:list-item>
          </text:list>
        </text:list-item>
      </text:list>
      <text:p text:style-name="Text_20_body">Cette documentation fournit une vue complète du module de sécurité mouvement, incluant les détails techniques et les exemples d'utilisation pour l'intégration dans votre système robotique. Le module offre une protection flexible contre les collisions, adaptable à différents environnements grâce à ses modes de fonctionnement et ses paramètres configurables.</text:p>
      <text:p text:style-name="Text_20_body"/>
      <text:h text:style-name="P86" text:outline-level="1"><text:bookmark-start text:name="__RefHeading___Toc49934_2774384090"/>URG - Module Urgence<text:bookmark-end text:name="__RefHeading___Toc49934_2774384090"/></text:h>
      <text:h text:style-name="P65" text:outline-level="2"><text:bookmark-start text:name="__RefHeading___Toc49936_2774384090"/>Documentation technique détaillée du module Urg<text:bookmark-end text:name="__RefHeading___Toc49936_2774384090"/></text:h>
      <text:h text:style-name="P24" text:outline-level="3"><text:bookmark-start text:name="__RefHeading___Toc49938_2774384090"/>1. Architecture générale<text:bookmark-end text:name="__RefHeading___Toc49938_2774384090"/></text:h>
      <text:p text:style-name="Text_20_body">Le module de gestion des urgences est conçu pour :</text:p>
      <text:list text:style-name="L125">
        <text:list-item>
          <text:p text:style-name="P318"><text:span text:style-name="Strong_20_Emphasis">Centraliser</text:span> la gestion des situations critiques </text:p>
        </text:list-item>
        <text:list-item>
          <text:p text:style-name="P318"><text:span text:style-name="Strong_20_Emphasis">Déclencher</text:span> des actions de sécurité </text:p>
        </text:list-item>
        <text:list-item>
          <text:p text:style-name="P318"><text:span text:style-name="Strong_20_Emphasis">Notifier</text:span> l'état du système </text:p>
        </text:list-item>
        <text:list-item>
          <text:p text:style-name="P319"><text:span text:style-name="Strong_20_Emphasis">Maintenir</text:span> la cohérence entre les différents composants </text:p>
        </text:list-item>
      </text:list>
      <text:h text:style-name="P24" text:outline-level="3" text:is-list-header="true"><text:bookmark-start text:name="__RefHeading___Toc49940_2774384090"/>2. Fonctionnalités principales<text:bookmark-end text:name="__RefHeading___Toc49940_2774384090"/></text:h>
      <text:h text:style-name="P25" text:outline-level="4"><text:bookmark-start text:name="__RefHeading___Toc49942_2774384090"/>Propriété <text:span text:style-name="Source_20_Text">clear</text:span> (Effacement d'urgence)<text:bookmark-end text:name="__RefHeading___Toc49942_2774384090"/></text:h>
      <text:list text:style-name="L126">
        <text:list-item>
          <text:p text:style-name="P320"><text:span text:style-name="Strong_20_Emphasis">Description</text:span> : Réinitialise le système après une urgence </text:p>
        </text:list-item>
        <text:list-item>
          <text:p text:style-name="P320"><text:span text:style-name="Strong_20_Emphasis">Comportement</text:span> : </text:p>
          <text:list>
            <text:list-item>
              <text:p text:style-name="P320">Réactive les moteurs </text:p>
            </text:list-item>
            <text:list-item>
              <text:p text:style-name="P320">Réinitialise les indicateurs visuels </text:p>
            </text:list-item>
            <text:list-item>
              <text:p text:style-name="P320">Réinitialise l'état interne </text:p>
            </text:list-item>
          </text:list>
        </text:list-item>
        <text:list-item>
          <text:p text:style-name="P320"><text:span text:style-name="Strong_20_Emphasis">Utilisation</text:span> : </text:p>
          <text:list>
            <text:list-item>
              <text:p text:style-name="P320">Après résolution du problème </text:p>
            </text:list-item>
            <text:list-item>
              <text:p text:style-name="P320">Réinitialisation manuelle </text:p>
            </text:list-item>
          </text:list>
        </text:list-item>
        <text:list-item>
          <text:p text:style-name="P321"><text:span text:style-name="Strong_20_Emphasis">Exemple</text:span> : </text:p>
          <text:p text:style-name="P322"><text:span text:style-name="Source_20_Text"><text:span text:style-name="T21"># Effacer une urgence</text:span></text:span></text:p>
          <text:p text:style-name="P323"><text:span text:style-name="Source_20_Text"><text:span text:style-name="T21">$V</text:span></text:span><text:span text:style-name="Source_20_Text"><text:span text:style-name="T23">:Urg:clear:*:1</text:span></text:span><text:span text:style-name="Source_20_Text"><text:span text:style-name="T21">#</text:span></text:span></text:p>
        </text:list-item>
      </text:list>
      <text:h text:style-name="P24" text:outline-level="3" text:is-list-header="true"><text:bookmark-start text:name="__RefHeading___Toc49944_2774384090"/>3. Types d'urgence supportés<text:bookmark-end text:name="__RefHeading___Toc49944_2774384090"/></text:h>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Table_20_Heading">Code</text:p>
            </table:table-cell>
            <table:table-cell table:style-name="Tableau18.A1" office:value-type="string">
              <text:p text:style-name="Table_20_Heading">Description</text:p>
            </table:table-cell>
            <table:table-cell table:style-name="Tableau18.A1" office:value-type="string">
              <text:p text:style-name="Table_20_Heading">Action</text:p>
            </table:table-cell>
          </table:table-row>
        </table:table-header-rows>
        <table:table-row>
          <table:table-cell table:style-name="Tableau18.A1" office:value-type="string">
            <text:p text:style-name="Table_20_Contents">URG_NONE</text:p>
          </table:table-cell>
          <table:table-cell table:style-name="Tableau18.A1" office:value-type="string">
            <text:p text:style-name="Table_20_Contents">Aucun</text:p>
          </table:table-cell>
          <table:table-cell table:style-name="Tableau18.A1" office:value-type="string">
            <text:p text:style-name="Table_20_Contents">-</text:p>
          </table:table-cell>
        </table:table-row>
        <table:table-row>
          <table:table-cell table:style-name="Tableau18.A1" office:value-type="string">
            <text:p text:style-name="Table_20_Contents">URG_LOW_BAT</text:p>
          </table:table-cell>
          <table:table-cell table:style-name="Tableau18.A1" office:value-type="string">
            <text:p text:style-name="Table_20_Contents">Batterie faible</text:p>
          </table:table-cell>
          <table:table-cell table:style-name="Tableau18.A1" office:value-type="string">
            <text:p text:style-name="Table_20_Contents">Arrêt moteur</text:p>
          </table:table-cell>
        </table:table-row>
        <table:table-row>
          <table:table-cell table:style-name="Tableau18.A1" office:value-type="string">
            <text:p text:style-name="Table_20_Contents">URG_MOTOR_STALL</text:p>
          </table:table-cell>
          <table:table-cell table:style-name="Tableau18.A1" office:value-type="string">
            <text:p text:style-name="Table_20_Contents">Blocage moteur</text:p>
          </table:table-cell>
          <table:table-cell table:style-name="Tableau18.A1" office:value-type="string">
            <text:p text:style-name="Table_20_Contents">Arrêt moteur</text:p>
          </table:table-cell>
        </table:table-row>
        <table:table-row>
          <table:table-cell table:style-name="Tableau18.A1" office:value-type="string">
            <text:p text:style-name="Table_20_Contents">URG_SENSOR_FAIL</text:p>
          </table:table-cell>
          <table:table-cell table:style-name="Tableau18.A1" office:value-type="string">
            <text:p text:style-name="Table_20_Contents">Défaillance capteur</text:p>
          </table:table-cell>
          <table:table-cell table:style-name="Tableau18.A1" office:value-type="string">
            <text:p text:style-name="Table_20_Contents">Arrêt moteur</text:p>
          </table:table-cell>
        </table:table-row>
        <table:table-row>
          <table:table-cell table:style-name="Tableau18.A1" office:value-type="string">
            <text:p text:style-name="Table_20_Contents">URG_BUFFER_OVERFLOW</text:p>
          </table:table-cell>
          <table:table-cell table:style-name="Tableau18.A1" office:value-type="string">
            <text:p text:style-name="Table_20_Contents">Dépassement mémoire</text:p>
          </table:table-cell>
          <table:table-cell table:style-name="Tableau18.A1" office:value-type="string">
            <text:p text:style-name="Table_20_Contents">Arrêt moteur</text:p>
          </table:table-cell>
        </table:table-row>
        <table:table-row>
          <table:table-cell table:style-name="Tableau18.A1" office:value-type="string">
            <text:p text:style-name="Table_20_Contents">URG_PARSING_ERROR</text:p>
          </table:table-cell>
          <table:table-cell table:style-name="Tableau18.A1" office:value-type="string">
            <text:p text:style-name="Table_20_Contents">Erreur de communication</text:p>
          </table:table-cell>
          <table:table-cell table:style-name="Tableau18.A1" office:value-type="string">
            <text:p text:style-name="Table_20_Contents">Arrêt moteur</text:p>
          </table:table-cell>
        </table:table-row>
        <table:table-row>
          <table:table-cell table:style-name="Tableau18.A1" office:value-type="string">
            <text:p text:style-name="Table_20_Contents">URG_LOOP_TOO_SLOW</text:p>
          </table:table-cell>
          <table:table-cell table:style-name="Tableau18.A1" office:value-type="string">
            <text:p text:style-name="Table_20_Contents">Boucle trop lente</text:p>
          </table:table-cell>
          <table:table-cell table:style-name="Tableau18.A1" office:value-type="string">
            <text:p text:style-name="Table_20_Contents">Arrêt moteur</text:p>
          </table:table-cell>
        </table:table-row>
      </table:table>
      <text:h text:style-name="P24" text:outline-level="3"><text:bookmark-start text:name="__RefHeading___Toc49946_2774384090"/>4. Processus de gestion des urgences<text:bookmark-end text:name="__RefHeading___Toc49946_2774384090"/></text:h>
      <text:h text:style-name="P25" text:outline-level="4"><text:bookmark-start text:name="__RefHeading___Toc49948_2774384090"/>Déclenchement<text:bookmark-end text:name="__RefHeading___Toc49948_2774384090"/></text:h>
      <text:p text:style-name="P26"><text:span text:style-name="Source_20_Text"><text:span text:style-name="T22">void</text:span></text:span><text:span text:style-name="Source_20_Text"><text:span text:style-name="T23"> </text:span></text:span><text:span text:style-name="Source_20_Text"><text:span text:style-name="T24">urg_handle</text:span></text:span><text:span text:style-name="Source_20_Text"><text:span text:style-name="T23">(</text:span></text:span><text:span text:style-name="Source_20_Text"><text:span text:style-name="T22">uint8_t</text:span></text:span><text:span text:style-name="Source_20_Text"><text:span text:style-name="T23"> code) {</text:span></text:span></text:p>
      <text:p text:style-name="P26"><text:span text:style-name="Source_20_Text"><text:span text:style-name="T23"><text:s text:c="4"/></text:span></text:span><text:span text:style-name="Source_20_Text"><text:span text:style-name="T21">// 1. Activation de l'état d'urgence</text:span></text:span></text:p>
      <text:p text:style-name="P26"><text:span text:style-name="Source_20_Text"><text:span text:style-name="T23"><text:s text:c="4"/>cfg_urg_active = </text:span></text:span><text:span text:style-name="Source_20_Text"><text:span text:style-name="T24">true</text:span></text:span><text:span text:style-name="Source_20_Text"><text:span text:style-name="T23">;</text:span></text:span></text:p>
      <text:p text:style-name="P80"><text:soft-page-break/><text:span text:style-name="Source_20_Text"><text:span text:style-name="T23"><text:s text:c="4"/>cfg_urg_code = code;</text:span></text:span></text:p>
      <text:p text:style-name="P26"><text:span text:style-name="Source_20_Text"><text:span text:style-name="T23"><text:s text:c="4"/>cfg_urg_timestamp = </text:span></text:span><text:span text:style-name="Source_20_Text"><text:span text:style-name="T22">millis</text:span></text:span><text:span text:style-name="Source_20_Text"><text:span text:style-name="T23">();</text:span></text:span></text:p>
      <text:p text:style-name="P80"/>
      <text:p text:style-name="P26"><text:span text:style-name="Source_20_Text"><text:span text:style-name="T23"><text:s text:c="4"/></text:span></text:span><text:span text:style-name="Source_20_Text"><text:span text:style-name="T21">// 2. Actions immédiates</text:span></text:span></text:p>
      <text:p text:style-name="P26"><text:span text:style-name="Source_20_Text"><text:span text:style-name="T23"><text:s text:c="4"/></text:span></text:span><text:span text:style-name="Source_20_Text"><text:span text:style-name="T22">urg_stopAllMotors</text:span></text:span><text:span text:style-name="Source_20_Text"><text:span text:style-name="T23">(); <text:s text:c="5"/></text:span></text:span><text:span text:style-name="Source_20_Text"><text:span text:style-name="T21">// Arrêt des moteurs</text:span></text:span></text:p>
      <text:p text:style-name="P26"><text:span text:style-name="Source_20_Text"><text:span text:style-name="T23"><text:s text:c="4"/></text:span></text:span><text:span text:style-name="Source_20_Text"><text:span text:style-name="T22">lring_emergencyTrigger</text:span></text:span><text:span text:style-name="Source_20_Text"><text:span text:style-name="T23">(); </text:span></text:span><text:span text:style-name="Source_20_Text"><text:span text:style-name="T21">// Signalisation visuelle</text:span></text:span></text:p>
      <text:p text:style-name="P80"/>
      <text:p text:style-name="P26"><text:span text:style-name="Source_20_Text"><text:span text:style-name="T23"><text:s text:c="4"/></text:span></text:span><text:span text:style-name="Source_20_Text"><text:span text:style-name="T21">// 3. Notifications</text:span></text:span></text:p>
      <text:p text:style-name="P26"><text:span text:style-name="Source_20_Text"><text:span text:style-name="T23"><text:s text:c="4"/></text:span></text:span><text:span text:style-name="Source_20_Text"><text:span text:style-name="T22">sendInfo</text:span></text:span><text:span text:style-name="Source_20_Text"><text:span text:style-name="T23">(</text:span></text:span><text:span text:style-name="Source_20_Text"><text:span text:style-name="T24">"Urg"</text:span></text:span><text:span text:style-name="Source_20_Text"><text:span text:style-name="T23">, </text:span></text:span><text:span text:style-name="Source_20_Text"><text:span text:style-name="T24">"etat"</text:span></text:span><text:span text:style-name="Source_20_Text"><text:span text:style-name="T23">, </text:span></text:span><text:span text:style-name="Source_20_Text"><text:span text:style-name="T24">"*"</text:span></text:span><text:span text:style-name="Source_20_Text"><text:span text:style-name="T23">, </text:span></text:span><text:span text:style-name="Source_20_Text"><text:span text:style-name="T24">"active"</text:span></text:span><text:span text:style-name="Source_20_Text"><text:span text:style-name="T23">);</text:span></text:span></text:p>
      <text:p text:style-name="P26"><text:span text:style-name="Source_20_Text"><text:span text:style-name="T23"><text:s text:c="4"/></text:span></text:span><text:span text:style-name="Source_20_Text"><text:span text:style-name="T22">sendInfo</text:span></text:span><text:span text:style-name="Source_20_Text"><text:span text:style-name="T23">(</text:span></text:span><text:span text:style-name="Source_20_Text"><text:span text:style-name="T24">"Urg"</text:span></text:span><text:span text:style-name="Source_20_Text"><text:span text:style-name="T23">, </text:span></text:span><text:span text:style-name="Source_20_Text"><text:span text:style-name="T24">"raison"</text:span></text:span><text:span text:style-name="Source_20_Text"><text:span text:style-name="T23">, </text:span></text:span><text:span text:style-name="Source_20_Text"><text:span text:style-name="T24">"A"</text:span></text:span><text:span text:style-name="Source_20_Text"><text:span text:style-name="T23">, </text:span></text:span><text:span text:style-name="Source_20_Text"><text:span text:style-name="T22">urg_reason_str</text:span></text:span><text:span text:style-name="Source_20_Text"><text:span text:style-name="T23">(code));</text:span></text:span></text:p>
      <text:p text:style-name="P100"><text:span text:style-name="Source_20_Text"><text:span text:style-name="T23">}</text:span></text:span></text:p>
      <text:h text:style-name="P25" text:outline-level="4"><text:bookmark-start text:name="__RefHeading___Toc49950_2774384090"/>Réinitialisation<text:bookmark-end text:name="__RefHeading___Toc49950_2774384090"/></text:h>
      <text:p text:style-name="P26"><text:span text:style-name="Source_20_Text"><text:span text:style-name="T22">void</text:span></text:span><text:span text:style-name="Source_20_Text"><text:span text:style-name="T23"> </text:span></text:span><text:span text:style-name="Source_20_Text"><text:span text:style-name="T24">urg_clear</text:span></text:span><text:span text:style-name="Source_20_Text"><text:span text:style-name="T23">() {</text:span></text:span></text:p>
      <text:p text:style-name="P26"><text:span text:style-name="Source_20_Text"><text:span text:style-name="T23"><text:s text:c="4"/></text:span></text:span><text:span text:style-name="Source_20_Text"><text:span text:style-name="T21">// Désactivation de l'état d'urgence</text:span></text:span></text:p>
      <text:p text:style-name="P26"><text:span text:style-name="Source_20_Text"><text:span text:style-name="T23"><text:s text:c="4"/>cfg_urg_active = </text:span></text:span><text:span text:style-name="Source_20_Text"><text:span text:style-name="T24">false</text:span></text:span><text:span text:style-name="Source_20_Text"><text:span text:style-name="T23">;</text:span></text:span></text:p>
      <text:p text:style-name="P80"><text:span text:style-name="Source_20_Text"><text:span text:style-name="T23"><text:s text:c="4"/>cfg_urg_code = URG_NONE;</text:span></text:span></text:p>
      <text:p text:style-name="P26"><text:span text:style-name="Source_20_Text"><text:span text:style-name="T23"><text:s text:c="4"/>cfg_urg_timestamp = </text:span></text:span><text:span text:style-name="Source_20_Text"><text:span text:style-name="T22">millis</text:span></text:span><text:span text:style-name="Source_20_Text"><text:span text:style-name="T23">();</text:span></text:span></text:p>
      <text:p text:style-name="P80"/>
      <text:p text:style-name="P26"><text:span text:style-name="Source_20_Text"><text:span text:style-name="T23"><text:s text:c="4"/></text:span></text:span><text:span text:style-name="Source_20_Text"><text:span text:style-name="T21">// Retour à l'état normal</text:span></text:span></text:p>
      <text:p text:style-name="P26"><text:span text:style-name="Source_20_Text"><text:span text:style-name="T23"><text:s text:c="4"/></text:span></text:span><text:span text:style-name="Source_20_Text"><text:span text:style-name="T22">lring_applyExpression</text:span></text:span><text:span text:style-name="Source_20_Text"><text:span text:style-name="T23">(</text:span></text:span><text:span text:style-name="Source_20_Text"><text:span text:style-name="T24">"neutre"</text:span></text:span><text:span text:style-name="Source_20_Text"><text:span text:style-name="T23">);</text:span></text:span></text:p>
      <text:p text:style-name="P80"/>
      <text:p text:style-name="P26"><text:span text:style-name="Source_20_Text"><text:span text:style-name="T23"><text:s text:c="4"/></text:span></text:span><text:span text:style-name="Source_20_Text"><text:span text:style-name="T21">// Notification</text:span></text:span></text:p>
      <text:p text:style-name="P26"><text:span text:style-name="Source_20_Text"><text:span text:style-name="T23"><text:s text:c="4"/></text:span></text:span><text:span text:style-name="Source_20_Text"><text:span text:style-name="T22">sendInfo</text:span></text:span><text:span text:style-name="Source_20_Text"><text:span text:style-name="T23">(</text:span></text:span><text:span text:style-name="Source_20_Text"><text:span text:style-name="T24">"Urg"</text:span></text:span><text:span text:style-name="Source_20_Text"><text:span text:style-name="T23">, </text:span></text:span><text:span text:style-name="Source_20_Text"><text:span text:style-name="T24">"etat"</text:span></text:span><text:span text:style-name="Source_20_Text"><text:span text:style-name="T23">, </text:span></text:span><text:span text:style-name="Source_20_Text"><text:span text:style-name="T24">"*"</text:span></text:span><text:span text:style-name="Source_20_Text"><text:span text:style-name="T23">, </text:span></text:span><text:span text:style-name="Source_20_Text"><text:span text:style-name="T24">"cleared"</text:span></text:span><text:span text:style-name="Source_20_Text"><text:span text:style-name="T23">);</text:span></text:span></text:p>
      <text:p text:style-name="P100"><text:span text:style-name="Source_20_Text"><text:span text:style-name="T23">}</text:span></text:span></text:p>
      <text:h text:style-name="P24" text:outline-level="3"><text:bookmark-start text:name="__RefHeading___Toc49952_2774384090"/>5. Messages VPIV émis<text:bookmark-end text:name="__RefHeading___Toc49952_2774384090"/></text:h>
      <table:table table:name="Tableau19" table:style-name="Tableau19">
        <table:table-column table:style-name="Tableau19.A"/>
        <table:table-column table:style-name="Tableau19.B"/>
        <table:table-column table:style-name="Tableau19.C"/>
        <table:table-header-rows>
          <table:table-row>
            <table:table-cell table:style-name="Tableau19.A1" office:value-type="string">
              <text:p text:style-name="Table_20_Heading">Situation</text:p>
            </table:table-cell>
            <table:table-cell table:style-name="Tableau19.A1" office:value-type="string">
              <text:p text:style-name="Table_20_Heading">Message</text:p>
            </table:table-cell>
            <table:table-cell table:style-name="Tableau19.A1" office:value-type="string">
              <text:p text:style-name="Table_20_Heading">Description</text:p>
            </table:table-cell>
          </table:table-row>
        </table:table-header-rows>
        <table:table-row>
          <table:table-cell table:style-name="Tableau19.A1" office:value-type="string">
            <text:p text:style-name="Table_20_Contents">Urgence déclarée</text:p>
          </table:table-cell>
          <table:table-cell table:style-name="Tableau19.A1" office:value-type="string">
            <text:p text:style-name="Table_20_Contents"><text:span text:style-name="Source_20_Text">$I:Urg:etat:*:active#</text:span></text:p>
          </table:table-cell>
          <table:table-cell table:style-name="Tableau19.A1" office:value-type="string">
            <text:p text:style-name="Table_20_Contents">Système en état d'urgence</text:p>
          </table:table-cell>
        </table:table-row>
        <table:table-row>
          <table:table-cell table:style-name="Tableau19.A1" office:value-type="string">
            <text:p text:style-name="Table_20_Contents">Raison de l'urgence</text:p>
          </table:table-cell>
          <table:table-cell table:style-name="Tableau19.A1" office:value-type="string">
            <text:p text:style-name="Table_20_Contents"><text:span text:style-name="Source_20_Text">$I:Urg:raison:A:low_bat#</text:span></text:p>
          </table:table-cell>
          <table:table-cell table:style-name="Tableau19.A1" office:value-type="string">
            <text:p text:style-name="Table_20_Contents">Cause spécifique</text:p>
          </table:table-cell>
        </table:table-row>
        <table:table-row>
          <table:table-cell table:style-name="Tableau19.A1" office:value-type="string">
            <text:p text:style-name="Table_20_Contents">Urgence effacée</text:p>
          </table:table-cell>
          <table:table-cell table:style-name="Tableau19.A1" office:value-type="string">
            <text:p text:style-name="Table_20_Contents"><text:span text:style-name="Source_20_Text">$I:Urg:etat:*:cleared#</text:span></text:p>
          </table:table-cell>
          <table:table-cell table:style-name="Tableau19.A1" office:value-type="string">
            <text:p text:style-name="Table_20_Contents">Retour à la normale</text:p>
          </table:table-cell>
        </table:table-row>
      </table:table>
      <text:h text:style-name="P24" text:outline-level="3"><text:bookmark-start text:name="__RefHeading___Toc49954_2774384090"/>6. Intégration système<text:bookmark-end text:name="__RefHeading___Toc49954_2774384090"/></text:h>
      <text:h text:style-name="P25" text:outline-level="4"><text:bookmark-start text:name="__RefHeading___Toc49956_2774384090"/>Avec le système moteur<text:bookmark-end text:name="__RefHeading___Toc49956_2774384090"/></text:h>
      <text:list text:style-name="L127">
        <text:list-item>
          <text:p text:style-name="P324"><text:span text:style-name="Strong_20_Emphasis">Arrêt immédiat</text:span> : <text:span text:style-name="Source_20_Text">urg_stopAllMotors()</text:span> </text:p>
        </text:list-item>
        <text:list-item>
          <text:p text:style-name="P325"><text:span text:style-name="Strong_20_Emphasis">Blocage des commandes</text:span> pendant une urgence </text:p>
        </text:list-item>
      </text:list>
      <text:h text:style-name="P25" text:outline-level="4"><text:bookmark-start text:name="__RefHeading___Toc49958_2774384090"/><text:soft-page-break/>Avec le système visuel<text:bookmark-end text:name="__RefHeading___Toc49958_2774384090"/></text:h>
      <text:list text:style-name="L128">
        <text:list-item>
          <text:p text:style-name="P326"><text:span text:style-name="Strong_20_Emphasis">Indication visuelle</text:span> : <text:span text:style-name="Source_20_Text">lring_emergencyTrigger()</text:span> </text:p>
        </text:list-item>
        <text:list-item>
          <text:p text:style-name="P327"><text:span text:style-name="Strong_20_Emphasis">Retour normal</text:span> : <text:span text:style-name="Source_20_Text">lring_applyExpression("neutre")</text:span> </text:p>
        </text:list-item>
      </text:list>
      <text:h text:style-name="P25" text:outline-level="4"><text:bookmark-start text:name="__RefHeading___Toc49960_2774384090"/>Avec le reste du système<text:bookmark-end text:name="__RefHeading___Toc49960_2774384090"/></text:h>
      <text:list text:style-name="L129">
        <text:list-item>
          <text:p text:style-name="P328"><text:span text:style-name="Strong_20_Emphasis">Blocage des modules</text:span> pendant une urgence </text:p>
        </text:list-item>
        <text:list-item>
          <text:p text:style-name="P329"><text:span text:style-name="Strong_20_Emphasis">Priorité absolue</text:span> sur toutes les autres commandes </text:p>
        </text:list-item>
      </text:list>
      <text:h text:style-name="P24" text:outline-level="3" text:is-list-header="true"><text:bookmark-start text:name="__RefHeading___Toc49962_2774384090"/>7. Utilisation avancée<text:bookmark-end text:name="__RefHeading___Toc49962_2774384090"/></text:h>
      <text:h text:style-name="P25" text:outline-level="4"><text:bookmark-start text:name="__RefHeading___Toc49964_2774384090"/>Gestion des urgences<text:bookmark-end text:name="__RefHeading___Toc49964_2774384090"/></text:h>
      <text:p text:style-name="P26"><text:span text:style-name="Source_20_Text"><text:span text:style-name="T21">// Déclenchement d'une urgence</text:span></text:span></text:p>
      <text:p text:style-name="P26"><text:span text:style-name="Source_20_Text"><text:span text:style-name="T22">if</text:span></text:span><text:span text:style-name="Source_20_Text"><text:span text:style-name="T23"> (batteryLevel &lt; CRITICAL_LEVEL) {</text:span></text:span></text:p>
      <text:p text:style-name="P26"><text:span text:style-name="Source_20_Text"><text:span text:style-name="T23"><text:s text:c="4"/></text:span></text:span><text:span text:style-name="Source_20_Text"><text:span text:style-name="T22">urg_handle</text:span></text:span><text:span text:style-name="Source_20_Text"><text:span text:style-name="T23">(URG_LOW_BAT);</text:span></text:span></text:p>
      <text:p text:style-name="P80"><text:span text:style-name="Source_20_Text"><text:span text:style-name="T23">}</text:span></text:span></text:p>
      <text:p text:style-name="P80"/>
      <text:p text:style-name="P26"><text:span text:style-name="Source_20_Text"><text:span text:style-name="T21">// Vérification de l'état</text:span></text:span></text:p>
      <text:p text:style-name="P26"><text:span text:style-name="Source_20_Text"><text:span text:style-name="T22">if</text:span></text:span><text:span text:style-name="Source_20_Text"><text:span text:style-name="T23"> (</text:span></text:span><text:span text:style-name="Source_20_Text"><text:span text:style-name="T22">urg_isActive</text:span></text:span><text:span text:style-name="Source_20_Text"><text:span text:style-name="T23">()) {</text:span></text:span></text:p>
      <text:p text:style-name="P26"><text:span text:style-name="Source_20_Text"><text:span text:style-name="T23"><text:s text:c="4"/></text:span></text:span><text:span text:style-name="Source_20_Text"><text:span text:style-name="T21">// Actions spécifiques</text:span></text:span></text:p>
      <text:p text:style-name="P100"><text:span text:style-name="Source_20_Text"><text:span text:style-name="T23">}</text:span></text:span></text:p>
      <text:h text:style-name="P25" text:outline-level="4"><text:bookmark-start text:name="__RefHeading___Toc49966_2774384090"/>Réinitialisation après urgence<text:bookmark-end text:name="__RefHeading___Toc49966_2774384090"/></text:h>
      <text:p text:style-name="P26"><text:span text:style-name="Source_20_Text"><text:span text:style-name="T21"># Après résolution du problème</text:span></text:span></text:p>
      <text:p text:style-name="P27"><text:span text:style-name="Source_20_Text"><text:span text:style-name="T21">$V</text:span></text:span><text:span text:style-name="Source_20_Text"><text:span text:style-name="T23">:Urg:clear:*:1</text:span></text:span><text:span text:style-name="Source_20_Text"><text:span text:style-name="T21">#</text:span></text:span></text:p>
      <text:h text:style-name="P24" text:outline-level="3"><text:bookmark-start text:name="__RefHeading___Toc49968_2774384090"/>8. Sécurité et protection<text:bookmark-end text:name="__RefHeading___Toc49968_2774384090"/></text:h>
      <text:list text:style-name="L130">
        <text:list-item>
          <text:p text:style-name="P330"><text:span text:style-name="Strong_20_Emphasis">Priorité absolue</text:span> : L'urgence prime sur toutes les commandes </text:p>
        </text:list-item>
        <text:list-item>
          <text:p text:style-name="P330"><text:span text:style-name="Strong_20_Emphasis">Actions immédiates</text:span> : Arrêt moteur et signalisation </text:p>
        </text:list-item>
        <text:list-item>
          <text:p text:style-name="P331"><text:span text:style-name="Strong_20_Emphasis">Protection contre les escalades</text:span> : Une urgence active bloque les nouveaux déclenchements </text:p>
        </text:list-item>
      </text:list>
      <text:p text:style-name="Text_20_body">Cette documentation fournit une vue complète du module de gestion des urgences, incluant les détails techniques et les exemples d'utilisation pour l'intégration dans votre système robotique. Le module offre une gestion centralisée et sécurisée des situations critiques, avec des actions immédiates et une notification claire de l'état du système.</text:p>
      <text:p text:style-name="Text_20_body"/>
      <text:h text:style-name="Heading_20_1" text:outline-level="1"><text:bookmark-start text:name="__RefHeading___Toc49970_2774384090"/><text:soft-page-break/>Cfgs Module config Système → Modes de fonctionnement<text:bookmark-end text:name="__RefHeading___Toc49970_2774384090"/></text:h>
      <text:h text:style-name="P332" text:outline-level="2"><text:bookmark-start text:name="__RefHeading___Toc49972_2774384090"/>Documentation technique détaillée du module CfgS<text:bookmark-end text:name="__RefHeading___Toc49972_2774384090"/></text:h>
      <text:h text:style-name="P333" text:outline-level="3"><text:bookmark-start text:name="__RefHeading___Toc49974_2774384090"/>1. Architecture générale<text:bookmark-end text:name="__RefHeading___Toc49974_2774384090"/></text:h>
      <text:p text:style-name="P334">Le module de configuration système permet de :</text:p>
      <text:list text:style-name="L131">
        <text:list-item>
          <text:p text:style-name="P335"><text:span text:style-name="Strong_20_Emphasis">Contrôler le mode global</text:span> du robot </text:p>
        </text:list-item>
        <text:list-item>
          <text:p text:style-name="P335"><text:span text:style-name="Strong_20_Emphasis">Gérer le type de pilotage</text:span> </text:p>
        </text:list-item>
        <text:list-item>
          <text:p text:style-name="P335"><text:span text:style-name="Strong_20_Emphasis">Interagir avec le système d'urgence</text:span> </text:p>
        </text:list-item>
        <text:list-item>
          <text:p text:style-name="P336"><text:span text:style-name="Strong_20_Emphasis">Réinitialiser le système</text:span> </text:p>
        </text:list-item>
      </text:list>
      <text:h text:style-name="P333" text:outline-level="3" text:is-list-header="true"><text:bookmark-start text:name="__RefHeading___Toc49976_2774384090"/>2. Propriétés détaillées<text:bookmark-end text:name="__RefHeading___Toc49976_2774384090"/></text:h>
      <text:h text:style-name="P337" text:outline-level="4"><text:bookmark-start text:name="__RefHeading___Toc49978_2774384090"/>Propriété <text:span text:style-name="Source_20_Text">modeRZ</text:span> (Mode Global Robot)<text:bookmark-end text:name="__RefHeading___Toc49978_2774384090"/></text:h>
      <text:list text:style-name="L132">
        <text:list-item>
          <text:p text:style-name="P338"><text:span text:style-name="Strong_20_Emphasis">Description</text:span> : Définit le mode opérationnel global du robot </text:p>
        </text:list-item>
        <text:list-item>
          <text:p text:style-name="P338"><text:span text:style-name="Strong_20_Emphasis">Valeurs possibles</text:span> : </text:p>
          <text:list>
            <text:list-item>
              <text:p text:style-name="P338">0 : ARRET (système arrêté) </text:p>
            </text:list-item>
            <text:list-item>
              <text:p text:style-name="P338">1 : VEILLE (mode standby) </text:p>
            </text:list-item>
            <text:list-item>
              <text:p text:style-name="P338">2 : FIXE (position fixe) </text:p>
            </text:list-item>
            <text:list-item>
              <text:p text:style-name="P338">3 : DEPLACEMENT (mouvement autorisé) </text:p>
            </text:list-item>
            <text:list-item>
              <text:p text:style-name="P338">4 : AUTONOME (mode autonome) </text:p>
            </text:list-item>
          </text:list>
        </text:list-item>
        <text:list-item>
          <text:p text:style-name="P338"><text:span text:style-name="Strong_20_Emphasis">Comportement</text:span> : </text:p>
          <text:list>
            <text:list-item>
              <text:p text:style-name="P338">Influence tous les modules du système </text:p>
            </text:list-item>
            <text:list-item>
              <text:p text:style-name="P338">Détermine les autorisations de commandes </text:p>
            </text:list-item>
          </text:list>
        </text:list-item>
        <text:list-item>
          <text:p text:style-name="P339"><text:span text:style-name="Strong_20_Emphasis">Exemple</text:span> : </text:p>
          <text:p text:style-name="P340"><text:span text:style-name="Source_20_Text"><text:span text:style-name="T21"># Passer en mode déplacement</text:span></text:span></text:p>
          <text:p text:style-name="P341"><text:span text:style-name="Source_20_Text"><text:span text:style-name="T21">$V</text:span></text:span><text:span text:style-name="Source_20_Text"><text:span text:style-name="T23">:CfgS:*:modeRZ:3</text:span></text:span><text:span text:style-name="Source_20_Text"><text:span text:style-name="T21">#</text:span></text:span></text:p>
        </text:list-item>
      </text:list>
      <text:h text:style-name="P337" text:outline-level="4"><text:bookmark-start text:name="__RefHeading___Toc49980_2774384090"/>Propriété <text:span text:style-name="Source_20_Text">typePtge</text:span> (Type de Pilotage)<text:bookmark-end text:name="__RefHeading___Toc49980_2774384090"/></text:h>
      <text:list text:style-name="L133">
        <text:list-item>
          <text:p text:style-name="P342"><text:span text:style-name="Strong_20_Emphasis">Description</text:span> : Définit la méthode de pilotage du robot </text:p>
        </text:list-item>
        <text:list-item>
          <text:p text:style-name="P342"><text:span text:style-name="Strong_20_Emphasis">Valeurs possibles</text:span> : </text:p>
          <text:list>
            <text:list-item>
              <text:p text:style-name="P342">0 : Écran (interface graphique) </text:p>
            </text:list-item>
            <text:list-item>
              <text:p text:style-name="P342">1 : Vocal (commandes vocales) </text:p>
            </text:list-item>
            <text:list-item>
              <text:p text:style-name="P342">2 : Manette (contrôleur physique) </text:p>
            </text:list-item>
            <text:list-item>
              <text:p text:style-name="P342">3 : Laisse (suivi automatique) </text:p>
            </text:list-item>
            <text:list-item>
              <text:p text:style-name="P342">4 : Laisse + Vocal (combinaison) </text:p>
            </text:list-item>
          </text:list>
        </text:list-item>
        <text:list-item>
          <text:p text:style-name="P342"><text:span text:style-name="Strong_20_Emphasis">Comportement</text:span> : </text:p>
          <text:list>
            <text:list-item>
              <text:p text:style-name="P342">Active/désactive automatiquement les modules associés </text:p>
            </text:list-item>
            <text:list-item>
              <text:p text:style-name="P342">Pour les modes 3 et 4 : active le contrôle laisse </text:p>
            </text:list-item>
          </text:list>
        </text:list-item>
        <text:list-item>
          <text:p text:style-name="P343"><text:span text:style-name="Strong_20_Emphasis">Exemple</text:span> : </text:p>
          <text:p text:style-name="P344"><text:span text:style-name="Source_20_Text"><text:span text:style-name="T21"># Activer le mode laisse + vocal</text:span></text:span></text:p>
          <text:p text:style-name="P345"><text:soft-page-break/><text:span text:style-name="Source_20_Text"><text:span text:style-name="T21">$V</text:span></text:span><text:span text:style-name="Source_20_Text"><text:span text:style-name="T23">:CfgS:*:typePtge:4</text:span></text:span><text:span text:style-name="Source_20_Text"><text:span text:style-name="T21">#</text:span></text:span></text:p>
        </text:list-item>
      </text:list>
      <text:h text:style-name="P337" text:outline-level="4"><text:bookmark-start text:name="__RefHeading___Toc49982_2774384090"/>Propriété <text:span text:style-name="Source_20_Text">emg</text:span> (Gestion Urgence)<text:bookmark-end text:name="__RefHeading___Toc49982_2774384090"/></text:h>
      <text:list text:style-name="L134">
        <text:list-item>
          <text:p text:style-name="P346"><text:span text:style-name="Strong_20_Emphasis">Description</text:span> : Permet d'effacer une urgence active </text:p>
        </text:list-item>
        <text:list-item>
          <text:p text:style-name="P346"><text:span text:style-name="Strong_20_Emphasis">Valeur</text:span> : "clear" pour effacer l'urgence </text:p>
        </text:list-item>
        <text:list-item>
          <text:p text:style-name="P346"><text:span text:style-name="Strong_20_Emphasis">Comportement</text:span> : </text:p>
          <text:list>
            <text:list-item>
              <text:p text:style-name="P346">Appelle <text:span text:style-name="Source_20_Text">urg_clear()</text:span> </text:p>
            </text:list-item>
            <text:list-item>
              <text:p text:style-name="P346">Réinitialise les indicateurs visuels </text:p>
            </text:list-item>
          </text:list>
        </text:list-item>
        <text:list-item>
          <text:p text:style-name="P347"><text:span text:style-name="Strong_20_Emphasis">Exemple</text:span> : </text:p>
          <text:p text:style-name="P348"><text:span text:style-name="Source_20_Text"><text:span text:style-name="T21"># Effacer une urgence</text:span></text:span></text:p>
          <text:p text:style-name="P349"><text:span text:style-name="Source_20_Text"><text:span text:style-name="T21">$V</text:span></text:span><text:span text:style-name="Source_20_Text"><text:span text:style-name="T23">:CfgS:*:emg:clear</text:span></text:span><text:span text:style-name="Source_20_Text"><text:span text:style-name="T21">#</text:span></text:span></text:p>
        </text:list-item>
      </text:list>
      <text:h text:style-name="P337" text:outline-level="4"><text:bookmark-start text:name="__RefHeading___Toc49984_2774384090"/>Propriété <text:span text:style-name="Source_20_Text">reset</text:span> (Reset Système)<text:bookmark-end text:name="__RefHeading___Toc49984_2774384090"/></text:h>
      <text:list text:style-name="L135">
        <text:list-item>
          <text:p text:style-name="P350"><text:span text:style-name="Strong_20_Emphasis">Description</text:span> : Réinitialise complètement le système </text:p>
        </text:list-item>
        <text:list-item>
          <text:p text:style-name="P350"><text:span text:style-name="Strong_20_Emphasis">Valeur</text:span> : "1" pour déclencher le reset </text:p>
        </text:list-item>
        <text:list-item>
          <text:p text:style-name="P350"><text:span text:style-name="Strong_20_Emphasis">Comportement</text:span> : </text:p>
          <text:list>
            <text:list-item>
              <text:p text:style-name="P350">Vérifie qu'aucune urgence n'est active </text:p>
            </text:list-item>
            <text:list-item>
              <text:p text:style-name="P350">Appelle <text:span text:style-name="Source_20_Text">RZ_initAll()</text:span> pour réinitialisation </text:p>
            </text:list-item>
            <text:list-item>
              <text:p text:style-name="P350">Passe en mode VEILLE après reset </text:p>
            </text:list-item>
          </text:list>
        </text:list-item>
        <text:list-item>
          <text:p text:style-name="P351"><text:span text:style-name="Strong_20_Emphasis">Exemple</text:span> : </text:p>
          <text:p text:style-name="P352"><text:span text:style-name="Source_20_Text"><text:span text:style-name="T21"># Réinitialiser le système</text:span></text:span></text:p>
          <text:p text:style-name="P353"><text:span text:style-name="Source_20_Text"><text:span text:style-name="T21">$V</text:span></text:span><text:span text:style-name="Source_20_Text"><text:span text:style-name="T23">:CfgS:*:reset:1</text:span></text:span><text:span text:style-name="Source_20_Text"><text:span text:style-name="T21">#</text:span></text:span></text:p>
        </text:list-item>
      </text:list>
      <text:h text:style-name="P333" text:outline-level="3" text:is-list-header="true"><text:bookmark-start text:name="__RefHeading___Toc49986_2774384090"/>3. Interactions avec d'autres modules<text:bookmark-end text:name="__RefHeading___Toc49986_2774384090"/></text:h>
      <text:h text:style-name="P337" text:outline-level="4"><text:bookmark-start text:name="__RefHeading___Toc49988_2774384090"/>Avec le module Urgence (Urg)<text:bookmark-end text:name="__RefHeading___Toc49988_2774384090"/></text:h>
      <text:list text:style-name="L136">
        <text:list-item>
          <text:p text:style-name="P354"><text:span text:style-name="Strong_20_Emphasis">Effacement urgence</text:span> : Via la propriété <text:span text:style-name="Source_20_Text">emg</text:span> </text:p>
        </text:list-item>
        <text:list-item>
          <text:p text:style-name="P354"><text:span text:style-name="Strong_20_Emphasis">Vérification</text:span> : Le reset vérifie l'état d'urgence avec <text:span text:style-name="Source_20_Text">urg_isActive()</text:span> </text:p>
        </text:list-item>
        <text:list-item>
          <text:p text:style-name="P354"><text:span text:style-name="Strong_20_Emphasis">Séquence</text:span> : </text:p>
          <text:list>
            <text:list-item>
              <text:p text:style-name="P355">Une urgence doit être effacée avant un reset </text:p>
            </text:list-item>
          </text:list>
        </text:list-item>
      </text:list>
      <text:h text:style-name="P337" text:outline-level="4"><text:bookmark-start text:name="__RefHeading___Toc49990_2774384090"/>Avec le contrôle laisse (Ctrl_L)<text:bookmark-end text:name="__RefHeading___Toc49990_2774384090"/></text:h>
      <text:list text:style-name="L137">
        <text:list-item>
          <text:p text:style-name="P356"><text:span text:style-name="Strong_20_Emphasis">Activation automatique</text:span> : </text:p>
          <text:list>
            <text:list-item>
              <text:p text:style-name="P356">Quand <text:span text:style-name="Source_20_Text">typePtge</text:span> = 3 ou 4 : <text:span text:style-name="Source_20_Text">ctrl_L_setEnabled(true)</text:span> </text:p>
            </text:list-item>
            <text:list-item>
              <text:p text:style-name="P357">Sinon : <text:span text:style-name="Source_20_Text">ctrl_L_setEnabled(false)</text:span> </text:p>
            </text:list-item>
          </text:list>
        </text:list-item>
      </text:list>
      <text:h text:style-name="P333" text:outline-level="3" text:is-list-header="true"><text:bookmark-start text:name="__RefHeading___Toc49992_2774384090"/>4. Messages VPIV émis<text:bookmark-end text:name="__RefHeading___Toc49992_2774384090"/></text:h>
      <table:table table:name="Tableau17" table:style-name="Tableau17">
        <table:table-column table:style-name="Tableau17.A"/>
        <table:table-column table:style-name="Tableau17.B"/>
        <table:table-column table:style-name="Tableau17.C"/>
        <table:table-header-rows>
          <table:table-row>
            <table:table-cell table:style-name="Tableau17.A1" office:value-type="string">
              <text:p text:style-name="Table_20_Heading">Situation</text:p>
            </table:table-cell>
            <table:table-cell table:style-name="Tableau17.A1" office:value-type="string">
              <text:p text:style-name="Table_20_Heading">Message</text:p>
            </table:table-cell>
            <table:table-cell table:style-name="Tableau17.A1" office:value-type="string">
              <text:p text:style-name="Table_20_Heading">Description</text:p>
            </table:table-cell>
          </table:table-row>
        </table:table-header-rows>
        <table:table-row>
          <table:table-cell table:style-name="Tableau17.A1" office:value-type="string">
            <text:p text:style-name="Table_20_Contents">Changement de mode</text:p>
          </table:table-cell>
          <table:table-cell table:style-name="Tableau17.A1" office:value-type="string">
            <text:p text:style-name="Table_20_Contents"><text:span text:style-name="Source_20_Text">$I:CfgS:*:modeRZ:3#</text:span></text:p>
          </table:table-cell>
          <table:table-cell table:style-name="Tableau17.A1" office:value-type="string">
            <text:p text:style-name="Table_20_Contents">Nouveau mode global</text:p>
          </table:table-cell>
        </table:table-row>
        <table:table-row>
          <table:table-cell table:style-name="Tableau17.A1" office:value-type="string">
            <text:p text:style-name="Table_20_Contents">Changement de pilotage</text:p>
          </table:table-cell>
          <table:table-cell table:style-name="Tableau17.A1" office:value-type="string">
            <text:p text:style-name="Table_20_Contents"><text:span text:style-name="Source_20_Text">$I:CfgS:*:typePtge:4#</text:span></text:p>
          </table:table-cell>
          <table:table-cell table:style-name="Tableau17.A1" office:value-type="string">
            <text:p text:style-name="Table_20_Contents">Nouveau type de pilotage</text:p>
          </table:table-cell>
        </table:table-row>
        <table:table-row>
          <table:table-cell table:style-name="Tableau17.A1" office:value-type="string">
            <text:p text:style-name="Table_20_Contents">Effacement urgence</text:p>
          </table:table-cell>
          <table:table-cell table:style-name="Tableau17.A1" office:value-type="string">
            <text:p text:style-name="Table_20_Contents"><text:span text:style-name="Source_20_Text">$I:CfgS:*:emg:0#</text:span></text:p>
          </table:table-cell>
          <table:table-cell table:style-name="Tableau17.A1" office:value-type="string">
            <text:p text:style-name="Table_20_Contents">Urgence effacée</text:p>
          </table:table-cell>
        </table:table-row>
        <text:soft-page-break/>
        <table:table-row>
          <table:table-cell table:style-name="Tableau17.A1" office:value-type="string">
            <text:p text:style-name="Table_20_Contents">Reset système</text:p>
          </table:table-cell>
          <table:table-cell table:style-name="Tableau17.A1" office:value-type="string">
            <text:p text:style-name="Table_20_Contents"><text:span text:style-name="Source_20_Text">$I:CfgS:*:reset:OK#</text:span></text:p>
          </table:table-cell>
          <table:table-cell table:style-name="Tableau17.A1" office:value-type="string">
            <text:p text:style-name="Table_20_Contents">Système réinitialisé</text:p>
          </table:table-cell>
        </table:table-row>
        <table:table-row>
          <table:table-cell table:style-name="Tableau17.A1" office:value-type="string">
            <text:p text:style-name="Table_20_Contents">Passage en veille</text:p>
          </table:table-cell>
          <table:table-cell table:style-name="Tableau17.A1" office:value-type="string">
            <text:p text:style-name="Table_20_Contents"><text:span text:style-name="Source_20_Text">$I:CfgS:*:modeRZ:1#</text:span></text:p>
          </table:table-cell>
          <table:table-cell table:style-name="Tableau17.A1" office:value-type="string">
            <text:p text:style-name="Table_20_Contents">Après reset</text:p>
          </table:table-cell>
        </table:table-row>
      </table:table>
      <text:h text:style-name="P333" text:outline-level="3"><text:bookmark-start text:name="__RefHeading___Toc49994_2774384090"/>5. Séquence typique de démarrage<text:bookmark-end text:name="__RefHeading___Toc49994_2774384090"/></text:h>
      <text:p text:style-name="P358"><text:span text:style-name="Source_20_Text"><text:span text:style-name="T21"># 1. Effacer toute urgence éventuelle</text:span></text:span></text:p>
      <text:p text:style-name="P358"><text:span text:style-name="Source_20_Text"><text:span text:style-name="T21">$V</text:span></text:span><text:span text:style-name="Source_20_Text"><text:span text:style-name="T23">:CfgS:*:emg:clear</text:span></text:span><text:span text:style-name="Source_20_Text"><text:span text:style-name="T21">#</text:span></text:span></text:p>
      <text:p text:style-name="P359"/>
      <text:p text:style-name="P358"><text:span text:style-name="Source_20_Text"><text:span text:style-name="T21"># 2. Configurer le mode de pilotage</text:span></text:span></text:p>
      <text:p text:style-name="P358"><text:span text:style-name="Source_20_Text"><text:span text:style-name="T21">$V</text:span></text:span><text:span text:style-name="Source_20_Text"><text:span text:style-name="T23">:CfgS:*:typePtge:4</text:span></text:span><text:span text:style-name="Source_20_Text"><text:span text:style-name="T21"># <text:s/># Laisse + Vocal</text:span></text:span></text:p>
      <text:p text:style-name="P359"/>
      <text:p text:style-name="P358"><text:span text:style-name="Source_20_Text"><text:span text:style-name="T21"># 3. Passer en mode déplacement</text:span></text:span></text:p>
      <text:p text:style-name="P360"><text:span text:style-name="Source_20_Text"><text:span text:style-name="T21">$V</text:span></text:span><text:span text:style-name="Source_20_Text"><text:span text:style-name="T23">:CfgS:*:modeRZ:3</text:span></text:span><text:span text:style-name="Source_20_Text"><text:span text:style-name="T21">#</text:span></text:span></text:p>
      <text:h text:style-name="P333" text:outline-level="3"><text:bookmark-start text:name="__RefHeading___Toc49996_2774384090"/>6. Gestion des erreurs<text:bookmark-end text:name="__RefHeading___Toc49996_2774384090"/></text:h>
      <text:list text:style-name="L138">
        <text:list-item>
          <text:p text:style-name="P361"><text:span text:style-name="Strong_20_Emphasis">Reset impossible</text:span> : Si urgence active</text:p>
          <text:p text:style-name="P362"><text:span text:style-name="Source_20_Text"><text:span text:style-name="T21">$V</text:span></text:span><text:span text:style-name="Source_20_Text"><text:span text:style-name="T23">:CfgS:*:reset:1</text:span></text:span><text:span text:style-name="Source_20_Text"><text:span text:style-name="T21">#</text:span></text:span></text:p>
          <text:p text:style-name="P363"><text:span text:style-name="Source_20_Text"><text:span text:style-name="T21"># Réponse : $I:CfgS:*:reset:"urgence active, clear first"#</text:span></text:span></text:p>
        </text:list-item>
        <text:list-item>
          <text:p text:style-name="P361"><text:span text:style-name="Strong_20_Emphasis">Commande inconnue</text:span> :</text:p>
          <text:p text:style-name="P362"><text:span text:style-name="Source_20_Text"><text:span text:style-name="T21">$V</text:span></text:span><text:span text:style-name="Source_20_Text"><text:span text:style-name="T23">:CfgS:*:unknown:1</text:span></text:span><text:span text:style-name="Source_20_Text"><text:span text:style-name="T21">#</text:span></text:span></text:p>
          <text:p text:style-name="P363"><text:span text:style-name="Source_20_Text"><text:span text:style-name="T21"># Réponse : $I:CfgS:*:unknown:"unknown property"#</text:span></text:span></text:p>
        </text:list-item>
      </text:list>
      <text:h text:style-name="P333" text:outline-level="3" text:is-list-header="true"><text:bookmark-start text:name="__RefHeading___Toc49998_2774384090"/>7. Intégration système<text:bookmark-end text:name="__RefHeading___Toc49998_2774384090"/></text:h>
      <text:p text:style-name="P334">Le module CfgS agit comme le contrôleur principal du système :</text:p>
      <text:list text:style-name="L139">
        <text:list-item>
          <text:p text:style-name="P364"><text:span text:style-name="Strong_20_Emphasis">Coordonne</text:span> les différents modes de fonctionnement </text:p>
        </text:list-item>
        <text:list-item>
          <text:p text:style-name="P364"><text:span text:style-name="Strong_20_Emphasis">Supervise</text:span> les transitions entre états </text:p>
        </text:list-item>
        <text:list-item>
          <text:p text:style-name="P365"><text:span text:style-name="Strong_20_Emphasis">Garantit</text:span> la cohérence globale du système </text:p>
        </text:list-item>
      </text:list>
      <text:p text:style-name="P334">Cette documentation fournit une vue complète du module de configuration système, incluant les détails techniques et les exemples d'utilisation pour l'intégration dans votre système robotique. Le module offre un contrôle centralisé des modes de fonctionnement et des interactions entre les différents composants du système.</text:p>
      <text:p text:style-name="P366"/>
      <text:p text:style-name="P81"><text:span text:style-name="T39">D - </text:span>SE – Termux</text:p>
      <text:h text:style-name="P367" text:outline-level="1"><text:bookmark-start text:name="__RefHeading___Toc97589_2774384090"/>Rappel<text:bookmark-end text:name="__RefHeading___Toc97589_2774384090"/></text:h>
      <text:list text:style-name="L140">
        <text:list-item>
          <text:p text:style-name="P368">SE gère des capteurs android dAe smartphones ou tablette + des applications + MQTT</text:p>
        </text:list-item>
        <text:list-item>
          <text:p text:style-name="P368">Reprise des modules généraux : cfgS, urg, COM</text:p>
        </text:list-item>
        <text:list-item>
          <text:p text:style-name="P368">Ne pas oublié la spécificité qu’un des modules STT est aussi une des options de pilotage</text:p>
        </text:list-item>
        <text:list-item>
          <text:p text:style-name="P368">Optimisation des moyens toujours recherché</text:p>
        </text:list-item>
        <text:list-item>
          <text:p text:style-name="P368">utilisation d’un CAT « spécifique » en plus A pour application</text:p>
        </text:list-item>
      </text:list>
      <text:h text:style-name="P369" text:outline-level="1"><text:bookmark-start text:name="__RefHeading___Toc97591_2774384090"/><text:span text:style-name="T39">L</text:span>ecture de l’architecture<text:bookmark-end text:name="__RefHeading___Toc97591_2774384090"/></text:h>
      <text:h text:style-name="Heading_20_2" text:outline-level="2"><text:bookmark-start text:name="__RefHeading___Toc97593_2774384090"/>🟢 Cycle normal en production<text:bookmark-end text:name="__RefHeading___Toc97593_2774384090"/></text:h>
      <text:h text:style-name="Heading_20_3" text:outline-level="3"><text:bookmark-start text:name="__RefHeading___Toc97595_2774384090"/><text:s/><text:span text:style-name="Source_20_Text">original_init.sh</text:span><text:bookmark-end text:name="__RefHeading___Toc97595_2774384090"/></text:h>
      <text:p text:style-name="Text_20_body">✔ Utilisé <text:span text:style-name="Strong_20_Emphasis">une seule fois à l’installation</text:span><text:line-break/>✔ Définit l’“État Zéro”<text:line-break/>✔ Sert de référence usine<text:line-break/>✔ Génère les configs modules + structure globale</text:p>
      <text:p text:style-name="Text_20_body"/>
      <text:p text:style-name="P19"/>
      <text:h text:style-name="P24" text:outline-level="3"><text:bookmark-start text:name="__RefHeading___Toc97597_2774384090"/><text:s/><text:span text:style-name="Source_20_Text">courant_init.json</text:span><text:bookmark-end text:name="__RefHeading___Toc97597_2774384090"/></text:h>
      <text:p text:style-name="Text_20_body">✔ En production normale : envoyé par SP au démarrage<text:line-break/>✔ Représente l’état cohérent décidé par SP<text:line-break/>✔ Peut être différent de l’état usine</text:p>
      <text:h text:style-name="P24" text:outline-level="3"><text:bookmark-start text:name="__RefHeading___Toc97599_2774384090"/><text:s/><text:span text:style-name="Source_20_Text">courant_init.sh</text:span><text:bookmark-end text:name="__RefHeading___Toc97599_2774384090"/></text:h>
      <text:p text:style-name="Text_20_body">✔ Utilisé en développement<text:line-break/>✔ Simule l’envoi SP<text:line-break/>✔ Génère <text:span text:style-name="Source_20_Text">courant_init.json</text:span> localement</text:p>
      <text:h text:style-name="P24" text:outline-level="3"><text:bookmark-start text:name="__RefHeading___Toc97601_2774384090"/><text:s/><text:span text:style-name="Source_20_Text">check_config.sh</text:span><text:bookmark-end text:name="__RefHeading___Toc97601_2774384090"/></text:h>
      <text:p text:style-name="Text_20_body">✔ Lit <text:span text:style-name="Source_20_Text">courant_init.json</text:span><text:line-break/>✔ Génère les JSON spécifiques module<text:line-break/>✔ Vérifie cohérence structure<text:line-break/>✔ Sert <text:span text:style-name="T40">d’amorce</text:span> <text:span text:style-name="T40">(</text:span>bootstrap<text:span text:style-name="T40">)</text:span> à chaque démarrage</text:p>
      <text:h text:style-name="P24" text:outline-level="3"><text:bookmark-start text:name="__RefHeading___Toc97603_2774384090"/><text:soft-page-break/><text:s/>Managers modules<text:bookmark-end text:name="__RefHeading___Toc97603_2774384090"/></text:h>
      <text:p text:style-name="Text_20_body">✔ Lisent leur JSON module<text:line-break/>✔ Exécutent logique<text:line-break/>✔ Publient VPIV</text:p>
      <table:table table:name="Tableau16" table:style-name="Tableau16">
        <table:table-column table:style-name="Tableau16.A"/>
        <table:table-column table:style-name="Tableau16.B"/>
        <table:table-header-rows>
          <table:table-row>
            <table:table-cell table:style-name="Tableau16.A1" office:value-type="string">
              <text:p text:style-name="Table_20_Heading">Type de propriété</text:p>
            </table:table-cell>
            <table:table-cell table:style-name="Tableau16.B1" office:value-type="string">
              <text:p text:style-name="Table_20_Heading">Persistance</text:p>
            </table:table-cell>
          </table:table-row>
        </table:table-header-rows>
        <table:table-row>
          <table:table-cell table:style-name="Tableau16.A2" office:value-type="string">
            <text:p text:style-name="Table_20_Contents">ini</text:p>
          </table:table-cell>
          <table:table-cell table:style-name="Tableau16.B2" office:value-type="string">
            <text:p text:style-name="Table_20_Contents">vient de SP au boot</text:p>
          </table:table-cell>
        </table:table-row>
        <table:table-row>
          <table:table-cell table:style-name="Tableau16.A2" office:value-type="string">
            <text:p text:style-name="Table_20_Contents">dyn</text:p>
          </table:table-cell>
          <table:table-cell table:style-name="Tableau16.B2" office:value-type="string">
            <text:p text:style-name="Table_20_Contents">runtime RAM</text:p>
          </table:table-cell>
        </table:table-row>
        <table:table-row>
          <table:table-cell table:style-name="Tableau16.A2" office:value-type="string">
            <text:p text:style-name="Table_20_Contents">cste</text:p>
          </table:table-cell>
          <table:table-cell table:style-name="Tableau16.B2" office:value-type="string">
            <text:p text:style-name="Table_20_Contents">usine</text:p>
          </table:table-cell>
        </table:table-row>
        <table:table-row>
          <table:table-cell table:style-name="Tableau16.A2" office:value-type="string">
            <text:p text:style-name="Table_20_Contents">modification SP</text:p>
          </table:table-cell>
          <table:table-cell table:style-name="Tableau16.B2" office:value-type="string">
            <text:p text:style-name="Table_20_Contents">mise à jour JSON</text:p>
          </table:table-cell>
        </table:table-row>
        <table:table-row>
          <table:table-cell table:style-name="Tableau16.A2" office:value-type="string">
            <text:p text:style-name="Table_20_Contents">modification locale autonome</text:p>
          </table:table-cell>
          <table:table-cell table:style-name="Tableau16.B2" office:value-type="string">
            <text:p text:style-name="Table_20_Contents">OK mais flaggé</text:p>
          </table:table-cell>
        </table:table-row>
      </table:table>
      <text:p text:style-name="Text_20_body"/>
      <text:p text:style-name="P370">Voici un document de synthèse structuré pour clarifier l'architecture de communication de ton projet. Ce guide sert de référence pour comprendre comment les données circulent entre le Superviseur (SP), Termux et Tasker.</text:p>
      <text:section text:style-name="Sect2" text:name="model-response-message-contentr_962cec678c3dcee7">
        <text:p text:style-name="P19"/>
        <text:h text:style-name="P371" text:outline-level="1"><text:bookmark-start text:name="__RefHeading___Toc97605_2774384090"/>📘 <text:span text:style-name="T41">Manuel de l'Architecture VPIV &amp; Flux FIFO</text:span><text:bookmark-end text:name="__RefHeading___Toc97605_2774384090"/></text:h>
        <text:p text:style-name="P370"><text:span text:style-name="T27">Projet :</text:span> Robotz (RZ)</text:p>
        <text:p text:style-name="P370"><text:span text:style-name="T27">Module :</text:span> Système Embarqué (SE)</text:p>
        <text:p text:style-name="P370"><text:span text:style-name="T27">Version :</text:span> 1.0 (Mars 2026)</text:p>
        <text:p text:style-name="P19"/>
        <text:h text:style-name="P372" text:outline-level="2"><text:bookmark-start text:name="__RefHeading___Toc97607_2774384090"/>📄 <text:span text:style-name="T41">Page 1 : Les Fondations (Le Rôle des FIFOs)</text:span><text:bookmark-end text:name="__RefHeading___Toc97607_2774384090"/></text:h>
        <text:p text:style-name="P370">L'utilisation de <text:span text:style-name="T27">Pipes Nommées (FIFOs)</text:span> permet de découpler les processus. Un script capteur (comme le Gyro) n'a pas besoin de savoir comment envoyer un message sur Internet ; il se contente de le "jeter" dans un tuyau local. C'est le <text:span text:style-name="T27">Parser VPIV</text:span> qui s'occupe de ramasser ces messages pour les expédier.</text:p>
        <text:h text:style-name="P373" text:outline-level="3"><text:bookmark-start text:name="__RefHeading___Toc97609_2774384090"/>🏗️ <text:span text:style-name="T41">La Triage des Flux</text:span><text:bookmark-end text:name="__RefHeading___Toc97609_2774384090"/></text:h>
        <text:p text:style-name="P374"><text:span text:style-name="T25">Nous utilisons trois tunnels principaux situés dans </text:span><text:span text:style-name="Source_20_Text"><text:span text:style-name="T25">termux/fifo/</text:span></text:span><text:span text:style-name="T25"> :</text:span></text:p>
        <text:list text:style-name="L141">
          <text:list-item>
            <text:p text:style-name="P375"><text:span text:style-name="Source_20_Text"><text:span text:style-name="T26">fifo_termux_in</text:span></text:span><text:span text:style-name="T26"> (Le Bus de Sortie) :</text:span><text:span text:style-name="T25"> * </text:span><text:span text:style-name="T26">Qui écrit ?</text:span><text:span text:style-name="T25"> Tous les managers de capteurs (Gyro, Sys, Mag, Torch).</text:span></text:p>
            <text:list>
              <text:list-item>
                <text:p text:style-name="P375"><text:span text:style-name="T26">Qui lit ?</text:span><text:span text:style-name="T25"> Le script </text:span><text:span text:style-name="Source_20_Text"><text:span text:style-name="T25">rz_vpiv_parser.sh</text:span></text:span><text:span text:style-name="T25">.</text:span></text:p>
              </text:list-item>
              <text:list-item>
                <text:p text:style-name="P376"><text:span text:style-name="T27">But :</text:span> Envoyer des données vers le Superviseur via MQTT.</text:p>
              </text:list-item>
            </text:list>
          </text:list-item>
          <text:list-item>
            <text:p text:style-name="P375"><text:span text:style-name="Source_20_Text"><text:span text:style-name="T26">fifo_tasker_in</text:span></text:span><text:span text:style-name="T26"> (Le Bus Android) :</text:span></text:p>
            <text:list>
              <text:list-item>
                <text:p text:style-name="P375"><text:span text:style-name="T26">Qui écrit ?</text:span><text:span text:style-name="T25"> Le </text:span><text:span text:style-name="Source_20_Text"><text:span text:style-name="T25">rz_vpiv_parser.sh</text:span></text:span><text:span text:style-name="T25">.</text:span></text:p>
              </text:list-item>
              <text:list-item>
                <text:p text:style-name="P376"><text:span text:style-name="T27">Qui lit ?</text:span> Tasker (via une condition "File Changed" ou "Read File").</text:p>
              </text:list-item>
              <text:list-item>
                <text:p text:style-name="P376"><text:soft-page-break/><text:span text:style-name="T27">But :</text:span> Déclencher des actions Android (TTS, Zoom, Flash, Volume).</text:p>
              </text:list-item>
            </text:list>
          </text:list-item>
          <text:list-item>
            <text:p text:style-name="P375"><text:span text:style-name="Source_20_Text"><text:span text:style-name="T26">fifo_return</text:span></text:span><text:span text:style-name="T26"> (Le Bus de Feedback) :</text:span></text:p>
            <text:list>
              <text:list-item>
                <text:p text:style-name="P376"><text:span text:style-name="T27">But :</text:span> Permettre un retour d'état rapide entre scripts locaux sans repasser par le réseau.</text:p>
              </text:list-item>
            </text:list>
          </text:list-item>
        </text:list>
        <text:p text:style-name="P19"/>
        <text:h text:style-name="P372" text:outline-level="2"><text:bookmark-start text:name="__RefHeading___Toc97611_2774384090"/>📄 <text:span text:style-name="T41">Page 2 : Cycle de Vie d'une Commande (Le Flux)</text:span><text:bookmark-end text:name="__RefHeading___Toc97611_2774384090"/></text:h>
        <text:p text:style-name="P370">Lorsqu'un ordre est donné ou qu'une donnée est générée, elle suit un parcours précis. Voici le tableau détaillé des étapes :</text:p>
        <text:h text:style-name="P373" text:outline-level="3"><text:bookmark-start text:name="__RefHeading___Toc97613_2774384090"/>🔄 <text:span text:style-name="T41">Tableau Synoptique des Échanges</text:span><text:bookmark-end text:name="__RefHeading___Toc97613_2774384090"/></text:h>
        <table:table table:name="Tableau22" table:style-name="Tableau22">
          <table:table-column table:style-name="Tableau22.A"/>
          <table:table-column table:style-name="Tableau22.B"/>
          <table:table-column table:style-name="Tableau22.C"/>
          <table:table-column table:style-name="Tableau22.D"/>
          <table:table-header-rows>
            <table:table-row>
              <table:table-cell table:style-name="Tableau22.A1" office:value-type="string">
                <text:p text:style-name="P51"><text:span text:style-name="Strong_20_Emphasis"><text:span text:style-name="T25">Ordre</text:span></text:span></text:p>
              </table:table-cell>
              <table:table-cell table:style-name="Tableau22.A1" office:value-type="string">
                <text:p text:style-name="P51"><text:span text:style-name="Strong_20_Emphasis"><text:span text:style-name="T25">Direction</text:span></text:span></text:p>
              </table:table-cell>
              <table:table-cell table:style-name="Tableau22.A1" office:value-type="string">
                <text:p text:style-name="P51"><text:span text:style-name="Strong_20_Emphasis"><text:span text:style-name="T25">Action Technique</text:span></text:span></text:p>
              </table:table-cell>
              <table:table-cell table:style-name="Tableau22.A1" office:value-type="string">
                <text:p text:style-name="P51"><text:span text:style-name="Strong_20_Emphasis"><text:span text:style-name="T25">Composants Impliqués</text:span></text:span></text:p>
              </table:table-cell>
            </table:table-row>
          </table:table-header-rows>
          <table:table-row>
            <table:table-cell table:style-name="Tableau22.A1" office:value-type="string">
              <text:p text:style-name="P377">1. Ordre SP</text:p>
            </table:table-cell>
            <table:table-cell table:style-name="Tableau22.A1" office:value-type="string">
              <text:p text:style-name="P53">SP $\rightarrow$ SE</text:p>
            </table:table-cell>
            <table:table-cell table:style-name="Tableau22.A1" office:value-type="string">
              <text:p text:style-name="P52"><text:span text:style-name="T25">Publication MQTT sur le topic </text:span><text:span text:style-name="Source_20_Text"><text:span text:style-name="T25">SE/commande</text:span></text:span><text:span text:style-name="T25">.</text:span></text:p>
            </table:table-cell>
            <table:table-cell table:style-name="Tableau22.A1" office:value-type="string">
              <text:p text:style-name="P53">Superviseur (Node-RED/PC)</text:p>
            </table:table-cell>
          </table:table-row>
          <table:table-row>
            <table:table-cell table:style-name="Tableau22.A1" office:value-type="string">
              <text:p text:style-name="P377">2. Capture</text:p>
            </table:table-cell>
            <table:table-cell table:style-name="Tableau22.A1" office:value-type="string">
              <text:p text:style-name="P53">Réception</text:p>
            </table:table-cell>
            <table:table-cell table:style-name="Tableau22.A1" office:value-type="string">
              <text:p text:style-name="P52"><text:span text:style-name="T25">Le Parser reçoit la trame via </text:span><text:span text:style-name="Source_20_Text"><text:span text:style-name="T25">mosquitto_sub</text:span></text:span><text:span text:style-name="T25">.</text:span></text:p>
            </table:table-cell>
            <table:table-cell table:style-name="Tableau22.A1" office:value-type="string">
              <text:p text:style-name="P52"><text:span text:style-name="Source_20_Text"><text:span text:style-name="T25">rz_vpiv_parser.sh</text:span></text:span></text:p>
            </table:table-cell>
          </table:table-row>
          <table:table-row>
            <table:table-cell table:style-name="Tableau22.A1" office:value-type="string">
              <text:p text:style-name="P377">3. Dispatch</text:p>
            </table:table-cell>
            <table:table-cell table:style-name="Tableau22.A1" office:value-type="string">
              <text:p text:style-name="P53">Interne SE</text:p>
            </table:table-cell>
            <table:table-cell table:style-name="Tableau22.A1" office:value-type="string">
              <text:p text:style-name="P53">Analyse de la catégorie (V, F, A, E).</text:p>
            </table:table-cell>
            <table:table-cell table:style-name="Tableau22.A1" office:value-type="string">
              <text:p text:style-name="P52"><text:span text:style-name="Source_20_Text"><text:span text:style-name="T25">rz_vpiv_parser.sh</text:span></text:span></text:p>
            </table:table-cell>
          </table:table-row>
          <table:table-row>
            <table:table-cell table:style-name="Tableau22.A1" office:value-type="string">
              <text:p text:style-name="P377">4. Action</text:p>
            </table:table-cell>
            <table:table-cell table:style-name="Tableau22.A1" office:value-type="string">
              <text:p text:style-name="P53">Exécution</text:p>
            </table:table-cell>
            <table:table-cell table:style-name="Tableau22.A1" office:value-type="string">
              <text:p text:style-name="P53">Si CAT=A (Action), écriture dans la FIFO Tasker.</text:p>
            </table:table-cell>
            <table:table-cell table:style-name="Tableau22.A1" office:value-type="string">
              <text:p text:style-name="P52"><text:span text:style-name="Source_20_Text"><text:span text:style-name="T25">fifo_tasker_in</text:span></text:span><text:span text:style-name="T25"> $\rightarrow$ Tasker</text:span></text:p>
            </table:table-cell>
          </table:table-row>
          <table:table-row>
            <table:table-cell table:style-name="Tableau22.A1" office:value-type="string">
              <text:p text:style-name="P377">5. Capteurs</text:p>
            </table:table-cell>
            <table:table-cell table:style-name="Tableau22.A1" office:value-type="string">
              <text:p text:style-name="P53">SE $\rightarrow$ SP</text:p>
            </table:table-cell>
            <table:table-cell table:style-name="Tableau22.A1" office:value-type="string">
              <text:p text:style-name="P53">Lecture brute des capteurs Android.</text:p>
            </table:table-cell>
            <table:table-cell table:style-name="Tableau22.A1" office:value-type="string">
              <text:p text:style-name="P52"><text:span text:style-name="Source_20_Text"><text:span text:style-name="T25">termux-sensor</text:span></text:span><text:span text:style-name="T25"> $\rightarrow$ Manager</text:span></text:p>
            </table:table-cell>
          </table:table-row>
          <table:table-row>
            <table:table-cell table:style-name="Tableau22.A1" office:value-type="string">
              <text:p text:style-name="P377">6. Envoi Flux</text:p>
            </table:table-cell>
            <table:table-cell table:style-name="Tableau22.A1" office:value-type="string">
              <text:p text:style-name="P53">Interne SE</text:p>
            </table:table-cell>
            <table:table-cell table:style-name="Tableau22.A1" office:value-type="string">
              <text:p text:style-name="P53">Le Manager écrit la trame VPIV dans la FIFO.</text:p>
            </table:table-cell>
            <table:table-cell table:style-name="Tableau22.A1" office:value-type="string">
              <text:p text:style-name="P52"><text:span text:style-name="Source_20_Text"><text:span text:style-name="T25">rz_gyro_manager.sh</text:span></text:span><text:span text:style-name="T25"> $\rightarrow$ </text:span><text:span text:style-name="Source_20_Text"><text:span text:style-name="T25">fifo_termux_in</text:span></text:span></text:p>
            </table:table-cell>
          </table:table-row>
          <table:table-row>
            <table:table-cell table:style-name="Tableau22.A1" office:value-type="string">
              <text:p text:style-name="P377">7. Relais</text:p>
            </table:table-cell>
            <table:table-cell table:style-name="Tableau22.A1" office:value-type="string">
              <text:p text:style-name="P53">Sortie</text:p>
            </table:table-cell>
            <table:table-cell table:style-name="Tableau22.A1" office:value-type="string">
              <text:p text:style-name="P53">Le Parser lit la FIFO et publie en MQTT.</text:p>
            </table:table-cell>
            <table:table-cell table:style-name="Tableau22.A1" office:value-type="string">
              <text:p text:style-name="P52"><text:span text:style-name="Source_20_Text"><text:span text:style-name="T25">fifo_termux_in</text:span></text:span><text:span text:style-name="T25"> $\rightarrow$ MQTT</text:span></text:p>
            </table:table-cell>
          </table:table-row>
          <table:table-row>
            <table:table-cell table:style-name="Tableau22.A1" office:value-type="string">
              <text:p text:style-name="P377">8. ACK</text:p>
            </table:table-cell>
            <table:table-cell table:style-name="Tableau22.A1" office:value-type="string">
              <text:p text:style-name="P53">Retour</text:p>
            </table:table-cell>
            <table:table-cell table:style-name="Tableau22.A1" office:value-type="string">
              <text:p text:style-name="P52"><text:span text:style-name="T25">Envoi d'une trame </text:span><text:span text:style-name="Source_20_Text"><text:span text:style-name="T25">$I:VAR:PROP:*:VAL#</text:span></text:span><text:span text:style-name="T25"> pour confirmer.</text:span></text:p>
            </table:table-cell>
            <table:table-cell table:style-name="Tableau22.A1" office:value-type="string">
              <text:p text:style-name="P53">Manager $\rightarrow$ FIFO $\rightarrow$ SP</text:p>
            </table:table-cell>
          </table:table-row>
        </table:table>
        <text:p text:style-name="P19"/>
        <text:h text:style-name="P372" text:outline-level="2"><text:bookmark-start text:name="__RefHeading___Toc97615_2774384090"/>📄 <text:span text:style-name="T41">Page 3 : Cas Pratique - Le Gyroscope (Exemple Complet)</text:span><text:bookmark-end text:name="__RefHeading___Toc97615_2774384090"/></text:h>
        <text:p text:style-name="P370">Pour bien visualiser, suivons une donnée du Gyroscope du début à la fin :</text:p>
        <text:h text:style-name="P373" text:outline-level="3"><text:bookmark-start text:name="__RefHeading___Toc97617_2774384090"/>🟢 <text:span text:style-name="T41">Phase A : L'ordre de mise en marche</text:span><text:bookmark-end text:name="__RefHeading___Toc97617_2774384090"/></text:h>
        <text:list text:style-name="L142">
          <text:list-item>
            <text:p text:style-name="P378"><text:span text:style-name="T26">SP :</text:span><text:span text:style-name="T25"> Envoie </text:span><text:span text:style-name="Source_20_Text"><text:span text:style-name="T25">$V:Gyro:modeGyro:*:DATACont#</text:span></text:span><text:span text:style-name="T25">.</text:span></text:p>
          </text:list-item>
          <text:list-item>
            <text:p text:style-name="P378"><text:soft-page-break/><text:span text:style-name="T26">Parser :</text:span><text:span text:style-name="T25"> Reçoit le message, voit que c'est pour le Gyro. Il met à jour </text:span><text:span text:style-name="Source_20_Text"><text:span text:style-name="T25">courant_init.json</text:span></text:span><text:span text:style-name="T25"> et relance le script </text:span><text:span text:style-name="Source_20_Text"><text:span text:style-name="T25">rz_gyro_manager.sh</text:span></text:span><text:span text:style-name="T25">.</text:span></text:p>
          </text:list-item>
        </text:list>
        <text:h text:style-name="P373" text:outline-level="3" text:is-list-header="true"><text:bookmark-start text:name="__RefHeading___Toc97619_2774384090"/>🟡 <text:span text:style-name="T41">Phase B : La production de données</text:span><text:bookmark-end text:name="__RefHeading___Toc97619_2774384090"/></text:h>
        <text:list text:style-name="L143">
          <text:list-item>
            <text:p text:style-name="P379"><text:span text:style-name="T26">Gyro Manager :</text:span><text:span text:style-name="T25"> Lit la config, voit </text:span><text:span text:style-name="Source_20_Text"><text:span text:style-name="T25">DATACont</text:span></text:span><text:span text:style-name="T25">.</text:span></text:p>
          </text:list-item>
          <text:list-item>
            <text:p text:style-name="P379"><text:span text:style-name="T26">Gyro Manager :</text:span><text:span text:style-name="T25"> Boucle de lecture. Il génère </text:span><text:span text:style-name="Source_20_Text"><text:span text:style-name="T25">$F:Gyro:xyz:*:10,-5,100#</text:span></text:span><text:span text:style-name="T25">.</text:span></text:p>
          </text:list-item>
          <text:list-item>
            <text:p text:style-name="P379"><text:span text:style-name="T26">Transmission :</text:span><text:span text:style-name="T25"> Il fait </text:span><text:span text:style-name="Source_20_Text"><text:span text:style-name="T25">echo "$TRAME" &gt; ~/fifo/fifo_termux_in</text:span></text:span><text:span text:style-name="T25">.</text:span></text:p>
          </text:list-item>
        </text:list>
        <text:h text:style-name="P373" text:outline-level="3" text:is-list-header="true"><text:bookmark-start text:name="__RefHeading___Toc97621_2774384090"/>🔵 <text:span text:style-name="T41">Phase C : L'expédition et l'ACK</text:span><text:bookmark-end text:name="__RefHeading___Toc97621_2774384090"/></text:h>
        <text:list text:style-name="L144">
          <text:list-item>
            <text:p text:style-name="P380"><text:span text:style-name="T27">Parser :</text:span> Voit la donnée arriver dans la FIFO.</text:p>
          </text:list-item>
          <text:list-item>
            <text:p text:style-name="P381"><text:span text:style-name="T26">Parser :</text:span><text:span text:style-name="T25"> Publie sur </text:span><text:span text:style-name="Source_20_Text"><text:span text:style-name="T25">SE/statut</text:span></text:span><text:span text:style-name="T25">.</text:span></text:p>
          </text:list-item>
          <text:list-item>
            <text:p text:style-name="P380"><text:span text:style-name="T27">SP :</text:span> Reçoit la donnée et met à jour l'interface graphique.</text:p>
          </text:list-item>
        </text:list>
        <text:p text:style-name="P19"/>
        <text:h text:style-name="P372" text:outline-level="2"><text:bookmark-start text:name="__RefHeading___Toc97623_2774384090"/>💡 <text:span text:style-name="T41">Résumé des Commandes de Test</text:span><text:bookmark-end text:name="__RefHeading___Toc97623_2774384090"/></text:h>
        <text:p text:style-name="P370">Pour valider chaque segment de ta "tuyauterie" :</text:p>
        <text:list text:style-name="L145">
          <text:list-item>
            <text:p text:style-name="P382"><text:span text:style-name="T26">Vérifier la création :</text:span><text:span text:style-name="T25"> </text:span><text:span text:style-name="Source_20_Text"><text:span text:style-name="T25">bash fifo_manager.sh check</text:span></text:span></text:p>
          </text:list-item>
          <text:list-item>
            <text:p text:style-name="P382"><text:span text:style-name="T26">Simuler un capteur :</text:span><text:span text:style-name="T25"> </text:span><text:span text:style-name="Source_20_Text"><text:span text:style-name="T25">echo "$I:VAR:PROP:*:VAL#" &gt; fifo_termux_in</text:span></text:span><text:span text:style-name="T25"> (Le Parser doit réagir).</text:span></text:p>
          </text:list-item>
          <text:list-item>
            <text:p text:style-name="P382"><text:span text:style-name="T26">Simuler Tasker :</text:span><text:span text:style-name="T25"> </text:span><text:span text:style-name="Source_20_Text"><text:span text:style-name="T25">cat fifo_tasker_in</text:span></text:span><text:span text:style-name="T25"> dans un terminal, puis envoie un ordre TTS depuis un autre terminal.</text:span></text:p>
          </text:list-item>
        </text:list>
        <text:p text:style-name="P374"/>
      </text:section>
      <text:h text:style-name="P86" text:outline-level="1"><text:bookmark-start text:name="__RefHeading___Toc97625_2774384090"/>GYRO<text:bookmark-end text:name="__RefHeading___Toc97625_2774384090"/></text:h>
      <text:h text:style-name="Heading_20_3" text:outline-level="3"><text:bookmark-start text:name="__RefHeading___Toc97627_2774384090"/>🎯 Rôle<text:bookmark-end text:name="__RefHeading___Toc97627_2774384090"/></text:h>
      <text:p text:style-name="Text_20_body">Capteur de vitesses angulaires utilisé pour :</text:p>
      <text:list text:style-name="L146">
        <text:list-item>
          <text:p text:style-name="P383">Odométrie (DATACont)</text:p>
        </text:list-item>
        <text:list-item>
          <text:p text:style-name="P383">Suivi léger orientation (DATAMoy)</text:p>
        </text:list-item>
        <text:list-item>
          <text:p text:style-name="P383">Détection dépassement seuil (ALERTE)</text:p>
        </text:list-item>
      </text:list>
      <text:p text:style-name="P19"/>
      <text:h text:style-name="P24" text:outline-level="3"><text:bookmark-start text:name="__RefHeading___Toc97629_2774384090"/>📦 Propriétés<text:bookmark-end text:name="__RefHeading___Toc97629_2774384090"/></text:h>
      <text:h text:style-name="P25" text:outline-level="4"><text:bookmark-start text:name="__RefHeading___Toc97631_2774384090"/>SP → SE<text:bookmark-end text:name="__RefHeading___Toc97631_2774384090"/></text:h>
      <table:table table:name="Tableau20" table:style-name="Tableau20">
        <table:table-column table:style-name="Tableau20.A"/>
        <table:table-column table:style-name="Tableau20.B"/>
        <table:table-column table:style-name="Tableau20.C"/>
        <table:table-column table:style-name="Tableau20.D"/>
        <table:table-header-rows>
          <table:table-row>
            <table:table-cell table:style-name="Tableau20.A1" office:value-type="string">
              <text:p text:style-name="Table_20_Heading">Propriété</text:p>
            </table:table-cell>
            <table:table-cell table:style-name="Tableau20.A1" office:value-type="string">
              <text:p text:style-name="Table_20_Heading">Type</text:p>
            </table:table-cell>
            <table:table-cell table:style-name="Tableau20.A1" office:value-type="string">
              <text:p text:style-name="Table_20_Heading">Unité</text:p>
            </table:table-cell>
            <table:table-cell table:style-name="Tableau20.A1" office:value-type="string">
              <text:p text:style-name="Table_20_Heading">Rôle</text:p>
            </table:table-cell>
          </table:table-row>
        </table:table-header-rows>
        <table:table-row>
          <table:table-cell table:style-name="Tableau20.A1" office:value-type="string">
            <text:p text:style-name="Table_20_Contents">modeGyro</text:p>
          </table:table-cell>
          <table:table-cell table:style-name="Tableau20.A1" office:value-type="string">
            <text:p text:style-name="Table_20_Contents">enum</text:p>
          </table:table-cell>
          <table:table-cell table:style-name="Tableau20.A1" office:value-type="string">
            <text:p text:style-name="Table_20_Contents">-</text:p>
          </table:table-cell>
          <table:table-cell table:style-name="Tableau20.A1" office:value-type="string">
            <text:p text:style-name="Table_20_Contents">OFF, DATACont, DATAMoy, ALERTE</text:p>
          </table:table-cell>
        </table:table-row>
        <table:table-row>
          <table:table-cell table:style-name="Tableau20.A1" office:value-type="string">
            <text:p text:style-name="Table_20_Contents">paraGyro</text:p>
          </table:table-cell>
          <table:table-cell table:style-name="Tableau20.A1" office:value-type="string">
            <text:p text:style-name="Table_20_Contents">object</text:p>
          </table:table-cell>
          <table:table-cell table:style-name="Tableau20.A1" office:value-type="string">
            <text:p text:style-name="Table_20_Contents">voir dessous</text:p>
          </table:table-cell>
          <table:table-cell table:style-name="Tableau20.A1" office:value-type="string">
            <text:p text:style-name="Table_20_Contents">Paramètres fonctionnement</text:p>
          </table:table-cell>
        </table:table-row>
        <table:table-row>
          <table:table-cell table:style-name="Tableau20.A1" office:value-type="string">
            <text:p text:style-name="Table_20_Contents">angleVSEBase</text:p>
          </table:table-cell>
          <table:table-cell table:style-name="Tableau20.A1" office:value-type="string">
            <text:p text:style-name="Table_20_Contents">number</text:p>
          </table:table-cell>
          <table:table-cell table:style-name="Tableau20.A1" office:value-type="string">
            <text:p text:style-name="Table_20_Contents">deg×10</text:p>
          </table:table-cell>
          <table:table-cell table:style-name="Tableau20.A1" office:value-type="string">
            <text:p text:style-name="Table_20_Contents">Correction tangage verticale machine</text:p>
          </table:table-cell>
        </table:table-row>
      </table:table>
      <text:h text:style-name="P25" text:outline-level="4"><text:bookmark-start text:name="__RefHeading___Toc97633_2774384090"/>paraGyro contient :<text:bookmark-end text:name="__RefHeading___Toc97633_2774384090"/></text:h>
      <text:list text:style-name="L147">
        <text:list-item>
          <text:p text:style-name="P384">freqCont (Hz)</text:p>
        </text:list-item>
        <text:list-item>
          <text:p text:style-name="P384">freqMoy (Hz)</text:p>
        </text:list-item>
        <text:list-item>
          <text:p text:style-name="P384">seuilMesure {x,y,z} en rad/s×100</text:p>
        </text:list-item>
        <text:list-item>
          <text:p text:style-name="P384">seuilAlerte {x,y} en rad/s×100</text:p>
        </text:list-item>
        <text:list-item>
          <text:p text:style-name="P384">nbValPourMoy</text:p>
        </text:list-item>
      </text:list>
      <text:p text:style-name="P19"/>
      <text:h text:style-name="P25" text:outline-level="4"><text:bookmark-start text:name="__RefHeading___Toc97635_2774384090"/>SE → SP<text:bookmark-end text:name="__RefHeading___Toc97635_2774384090"/></text:h>
      <table:table table:name="Tableau21" table:style-name="Tableau21">
        <table:table-column table:style-name="Tableau21.A"/>
        <table:table-column table:style-name="Tableau21.B"/>
        <table:table-column table:style-name="Tableau21.C"/>
        <table:table-column table:style-name="Tableau21.D"/>
        <table:table-header-rows>
          <table:table-row>
            <table:table-cell table:style-name="Tableau21.A1" office:value-type="string">
              <text:p text:style-name="Table_20_Heading">Propriété</text:p>
            </table:table-cell>
            <table:table-cell table:style-name="Tableau21.A1" office:value-type="string">
              <text:p text:style-name="Table_20_Heading">Type</text:p>
            </table:table-cell>
            <table:table-cell table:style-name="Tableau21.A1" office:value-type="string">
              <text:p text:style-name="Table_20_Heading">Unité</text:p>
            </table:table-cell>
            <table:table-cell table:style-name="Tableau21.A1" office:value-type="string">
              <text:p text:style-name="Table_20_Heading">Description</text:p>
            </table:table-cell>
          </table:table-row>
        </table:table-header-rows>
        <table:table-row>
          <table:table-cell table:style-name="Tableau21.A1" office:value-type="string">
            <text:p text:style-name="Table_20_Contents">dataContGyro</text:p>
          </table:table-cell>
          <table:table-cell table:style-name="Tableau21.A1" office:value-type="string">
            <text:p text:style-name="Table_20_Contents">[x,y,z]</text:p>
          </table:table-cell>
          <table:table-cell table:style-name="Tableau21.A1" office:value-type="string">
            <text:p text:style-name="Table_20_Contents">rad/s×100</text:p>
          </table:table-cell>
          <table:table-cell table:style-name="Tableau21.A1" office:value-type="string">
            <text:p text:style-name="Table_20_Contents">Flux haute fréquence</text:p>
          </table:table-cell>
        </table:table-row>
        <table:table-row>
          <table:table-cell table:style-name="Tableau21.A1" office:value-type="string">
            <text:p text:style-name="Table_20_Contents">dataMoyGyro</text:p>
          </table:table-cell>
          <table:table-cell table:style-name="Tableau21.A1" office:value-type="string">
            <text:p text:style-name="Table_20_Contents">[x,y,z]</text:p>
          </table:table-cell>
          <table:table-cell table:style-name="Tableau21.A1" office:value-type="string">
            <text:p text:style-name="Table_20_Contents">rad/s×100</text:p>
          </table:table-cell>
          <table:table-cell table:style-name="Tableau21.A1" office:value-type="string">
            <text:p text:style-name="Table_20_Contents">Moyenne sur nbValPourMoy</text:p>
          </table:table-cell>
        </table:table-row>
        <table:table-row>
          <table:table-cell table:style-name="Tableau21.A1" office:value-type="string">
            <text:p text:style-name="Table_20_Contents">statusGyro</text:p>
          </table:table-cell>
          <table:table-cell table:style-name="Tableau21.A1" office:value-type="string">
            <text:p text:style-name="Table_20_Contents">string</text:p>
          </table:table-cell>
          <table:table-cell table:style-name="Tableau21.A1" office:value-type="string">
            <text:p text:style-name="Table_20_Contents">-</text:p>
          </table:table-cell>
          <table:table-cell table:style-name="Tableau21.A1" office:value-type="string">
            <text:p text:style-name="Table_20_Contents">OFF, OK, ALERTE, ERROR</text:p>
          </table:table-cell>
        </table:table-row>
      </table:table>
      <text:p text:style-name="P19"/>
      <text:h text:style-name="P24" text:outline-level="3"><text:bookmark-start text:name="__RefHeading___Toc97637_2774384090"/>📏 Règles<text:bookmark-end text:name="__RefHeading___Toc97637_2774384090"/></text:h>
      <text:list text:style-name="L148">
        <text:list-item>
          <text:p text:style-name="P385">Un seul mode actif.</text:p>
        </text:list-item>
        <text:list-item>
          <text:p text:style-name="P385">DATACont → fréquence = freqCont.</text:p>
        </text:list-item>
        <text:list-item>
          <text:p text:style-name="P385">DATAMoy → envoi à freqMoy.</text:p>
        </text:list-item>
        <text:list-item>
          <text:p text:style-name="P385">Moyenne uniquement sur valeurs &gt; seuilMesure.</text:p>
        </text:list-item>
        <text:list-item>
          <text:p text:style-name="P385">ALERTE déclenchée si seuilAlerte dépassé après correction angleVSEBase.</text:p>
        </text:list-item>
        <text:list-item>
          <text:p text:style-name="P385">Multiplicateur rad/s×100.</text:p>
        </text:list-item>
      </text:list>
      <text:p text:style-name="P19"><text:soft-page-break/></text:p>
      <text:h text:style-name="P24" text:outline-level="3"><text:bookmark-start text:name="__RefHeading___Toc97639_2774384090"/>🔌 Exemples VPIV<text:bookmark-end text:name="__RefHeading___Toc97639_2774384090"/></text:h>
      <text:section text:style-name="Sect2" text:name="code-block-viewer">
        <text:p text:style-name="P26">$V:Gyro:modeGyro:*:DATACont#</text:p>
        <text:p text:style-name="P80">$F:Gyro:dataContinueGyro:*:[120,-35,8]#</text:p>
        <text:p text:style-name="P386">$E:Gyro:statusGyro:*:ALERTE#</text:p>
      </text:section>
      <text:p text:style-name="P19"/>
      <text:p text:style-name="Text_20_body"/>
      <text:p text:style-name="P3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ar_20_défaut" style:display-name="Par défaut"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7"/><text:page-number text:select-page="current">57</text:page-number><text:bookmark-end text:name="PageNumWizard_FOOTER_Style de page par défaut7"/></text:p>
      </style:footer>
      <style:footer-left>
        <text:p text:style-name="MP2"><text:bookmark-start text:name="PageNumWizard_FOOTER_Style de page par défaut6"/><text:page-number text:select-page="current">58</text:page-number><text:bookmark-end text:name="PageNumWizard_FOOTER_Style de page par défaut6"/></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8T19:46:06.609375200</meta:creation-date>
    <dc:date>2026-03-10T15:42:57.982119100</dc:date>
    <meta:editing-duration>P6DT11H3M54S</meta:editing-duration>
    <meta:editing-cycles>14</meta:editing-cycles>
    <meta:generator>LibreOffice/26.2.0.3$Windows_X86_64 LibreOffice_project/620$Build-3</meta:generator>
    <meta:print-date>2026-02-20T15:18:12.784308000</meta:print-date>
    <meta:document-statistic meta:table-count="22" meta:image-count="0" meta:object-count="0" meta:page-count="58" meta:paragraph-count="2036" meta:word-count="11048" meta:character-count="69060" meta:non-whitespace-character-count="59763"/>
  </office:meta>
</office:document-meta>
</file>